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Heading1" style:master-page-name="MP0" style:family="paragraph">
      <style:paragraph-properties fo:margin-top="0.1041in" fo:margin-bottom="0.052in" style:line-height-at-least="0.3333in" fo:background-color="#FFFFFF"/>
      <style:text-properties style:font-name="Arial" style:font-name-complex="Arial" fo:text-transform="uppercase" fo:color="#404040" fo:font-size="22.5pt" style:font-size-asian="22.5pt" style:font-size-complex="22.5pt"/>
    </style:style>
    <style:style style:name="P2" style:parent-style-name="Normal" style:family="paragraph">
      <style:paragraph-properties fo:background-color="#FFFFFF"/>
    </style:style>
    <style:style style:name="T3" style:parent-style-name="meta-date" style:family="text">
      <style:text-properties style:font-name="Arial" style:font-name-complex="Arial" fo:text-transform="uppercase" fo:color="#9C9C9C" fo:font-size="10.5pt" style:font-size-asian="10.5pt" style:font-size-complex="10.5pt"/>
    </style:style>
    <style:style style:name="T4" style:parent-style-name="DefaultParagraphFont" style:family="text">
      <style:text-properties style:font-name="Arial" style:font-name-complex="Arial" fo:color="#404040"/>
    </style:style>
    <style:style style:name="P5" style:parent-style-name="NormalWeb" style:family="paragraph">
      <style:paragraph-properties fo:text-align="justify" fo:margin-top="0in" fo:margin-bottom="0in" fo:background-color="#FFFFFF"/>
    </style:style>
    <style:style style:name="T6" style:parent-style-name="DefaultParagraphFont" style:family="text">
      <style:text-properties style:font-name="Arial" style:font-name-complex="Arial" fo:color="#404040"/>
    </style:style>
    <style:style style:name="T7" style:parent-style-name="Emphasis" style:family="text">
      <style:text-properties style:font-name="Arial" style:font-name-complex="Arial" fo:color="#404040"/>
    </style:style>
    <style:style style:name="T8" style:parent-style-name="DefaultParagraphFont" style:family="text">
      <style:text-properties style:font-name="Arial" style:font-name-complex="Arial" fo:color="#404040"/>
    </style:style>
    <style:style style:name="T9" style:parent-style-name="Emphasis" style:family="text">
      <style:text-properties style:font-name="Arial" style:font-name-complex="Arial" fo:color="#404040"/>
    </style:style>
    <style:style style:name="T10" style:parent-style-name="DefaultParagraphFont" style:family="text">
      <style:text-properties style:font-name="Arial" style:font-name-complex="Arial" fo:color="#404040"/>
    </style:style>
    <style:style style:name="P11" style:parent-style-name="NormalWeb" style:family="paragraph">
      <style:paragraph-properties fo:text-align="justify" fo:margin-top="0in" fo:margin-bottom="0in" fo:background-color="#FFFFFF"/>
    </style:style>
    <style:style style:name="T12" style:parent-style-name="Hyperlink" style:family="text">
      <style:text-properties style:font-name="Arial" style:font-name-complex="Arial" fo:color="#FE7C6D"/>
    </style:style>
    <style:style style:name="T13" style:parent-style-name="DefaultParagraphFont" style:family="text">
      <style:text-properties style:font-name="Arial" style:font-name-complex="Arial" fo:color="#404040"/>
    </style:style>
    <style:style style:name="T14" style:parent-style-name="Emphasis" style:family="text">
      <style:text-properties style:font-name="Arial" style:font-name-complex="Arial" fo:color="#FE7C6D"/>
    </style:style>
    <style:style style:name="T15" style:parent-style-name="DefaultParagraphFont" style:family="text">
      <style:text-properties style:font-name="Arial" style:font-name-complex="Arial" fo:color="#404040"/>
    </style:style>
    <style:style style:name="P16" style:parent-style-name="NormalWeb" style:family="paragraph">
      <style:paragraph-properties fo:text-align="justify" fo:margin-top="0in" fo:margin-bottom="0in" fo:background-color="#FFFFFF"/>
    </style:style>
    <style:style style:name="T17" style:parent-style-name="DefaultParagraphFont" style:family="text">
      <style:text-properties style:font-name="Arial" style:font-name-complex="Arial" fo:color="#404040"/>
    </style:style>
    <style:style style:name="T18" style:parent-style-name="Emphasis" style:family="text">
      <style:text-properties style:font-name="Arial" style:font-name-complex="Arial" fo:color="#404040"/>
    </style:style>
    <style:style style:name="T19" style:parent-style-name="DefaultParagraphFont" style:family="text">
      <style:text-properties style:font-name="Arial" style:font-name-complex="Arial" fo:color="#404040"/>
    </style:style>
    <style:style style:name="T20" style:parent-style-name="Hyperlink" style:family="text">
      <style:text-properties style:font-name="Arial" style:font-name-complex="Arial" fo:color="#FE7C6D"/>
    </style:style>
    <style:style style:name="T21" style:parent-style-name="DefaultParagraphFont" style:family="text">
      <style:text-properties style:font-name="Arial" style:font-name-complex="Arial" fo:color="#404040"/>
    </style:style>
    <style:style style:name="T22" style:parent-style-name="Hyperlink" style:family="text">
      <style:text-properties style:font-name="Arial" style:font-name-complex="Arial" fo:color="#FE7C6D"/>
    </style:style>
    <style:style style:name="T23" style:parent-style-name="DefaultParagraphFont" style:family="text">
      <style:text-properties style:font-name="Arial" style:font-name-complex="Arial" fo:color="#404040"/>
    </style:style>
    <style:style style:name="P24" style:parent-style-name="NormalWeb" style:family="paragraph">
      <style:paragraph-properties fo:text-align="justify" fo:margin-top="0in" fo:margin-bottom="0in" fo:background-color="#FFFFFF"/>
      <style:text-properties style:font-name="Arial" style:font-name-complex="Arial" fo:color="#404040"/>
    </style:style>
    <style:style style:name="P25" style:parent-style-name="NormalWeb" style:family="paragraph">
      <style:paragraph-properties fo:text-align="justify" fo:margin-top="0in" fo:margin-bottom="0in" fo:background-color="#FFFFFF"/>
      <style:text-properties style:font-name="Arial" style:font-name-complex="Arial" fo:color="#404040"/>
    </style:style>
    <style:style style:name="P26" style:parent-style-name="NormalWeb" style:family="paragraph">
      <style:paragraph-properties fo:text-align="justify" fo:margin-top="0in" fo:margin-bottom="0in" fo:background-color="#FFFFFF"/>
    </style:style>
    <style:style style:name="T27" style:parent-style-name="DefaultParagraphFont" style:family="text">
      <style:text-properties style:font-name="Arial" style:font-name-complex="Arial" fo:color="#404040"/>
    </style:style>
    <style:style style:name="T28" style:parent-style-name="Emphasis" style:family="text">
      <style:text-properties style:font-name="Arial" style:font-name-complex="Arial" fo:color="#404040"/>
    </style:style>
    <style:style style:name="T29" style:parent-style-name="DefaultParagraphFont" style:family="text">
      <style:text-properties style:font-name="Arial" style:font-name-complex="Arial" fo:color="#404040"/>
    </style:style>
    <style:style style:name="P30" style:parent-style-name="NormalWeb" style:family="paragraph">
      <style:paragraph-properties fo:text-align="justify" fo:margin-top="0in" fo:margin-bottom="0in" fo:background-color="#FFFFFF"/>
      <style:text-properties style:font-name="Arial" style:font-name-complex="Arial" fo:color="#404040"/>
    </style:style>
    <style:style style:name="P31"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2" style:parent-style-name="Hyperlink" style:family="text">
      <style:text-properties style:font-name="Arial" style:font-name-complex="Arial" fo:color="#FE7C6D"/>
    </style:style>
    <style:style style:name="P3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4" style:parent-style-name="Hyperlink" style:family="text">
      <style:text-properties style:font-name="Arial" style:font-name-complex="Arial" fo:color="#FE7C6D"/>
    </style:style>
    <style:style style:name="P35"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6" style:parent-style-name="Hyperlink" style:family="text">
      <style:text-properties style:font-name="Arial" style:font-name-complex="Arial" fo:color="#FE7C6D"/>
    </style:style>
    <style:style style:name="P37"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8" style:parent-style-name="Hyperlink" style:family="text">
      <style:text-properties style:font-name="Arial" style:font-name-complex="Arial" fo:color="#FE7C6D"/>
    </style:style>
    <style:style style:name="P39" style:parent-style-name="Heading2" style:family="paragraph">
      <style:paragraph-properties fo:margin-top="0.2083in" fo:margin-bottom="0in" style:line-height-at-least="0.3333in" fo:background-color="#FFFFFF"/>
      <style:text-properties style:font-name="Arial" style:font-name-complex="Arial" fo:text-transform="uppercase" fo:color="#404040" fo:font-size="22.5pt" style:font-size-asian="22.5pt" style:font-size-complex="22.5pt"/>
    </style:style>
    <style:style style:name="P40" style:parent-style-name="NormalWeb" style:family="paragraph">
      <style:paragraph-properties fo:text-align="justify" fo:margin-top="0in" fo:margin-bottom="0in" fo:background-color="#FFFFFF"/>
    </style:style>
    <style:style style:name="T41" style:parent-style-name="DefaultParagraphFont" style:family="text">
      <style:text-properties style:font-name="Arial" style:font-name-complex="Arial" fo:color="#404040"/>
    </style:style>
    <style:style style:name="T42" style:parent-style-name="Hyperlink" style:family="text">
      <style:text-properties style:font-name="Arial" style:font-name-complex="Arial" fo:color="#FE7C6D"/>
    </style:style>
    <style:style style:name="T43" style:parent-style-name="DefaultParagraphFont" style:family="text">
      <style:text-properties style:font-name="Arial" style:font-name-complex="Arial" fo:color="#404040"/>
    </style:style>
    <style:style style:name="T44" style:parent-style-name="Hyperlink" style:family="text">
      <style:text-properties style:font-name="Arial" style:font-name-complex="Arial" fo:color="#FE7C6D"/>
    </style:style>
    <style:style style:name="T45" style:parent-style-name="DefaultParagraphFont" style:family="text">
      <style:text-properties style:font-name="Arial" style:font-name-complex="Arial" fo:color="#404040"/>
    </style:style>
    <style:style style:name="P46" style:parent-style-name="NormalWeb" style:family="paragraph">
      <style:paragraph-properties fo:text-align="justify" fo:margin-top="0in" fo:margin-bottom="0in" fo:background-color="#FFFFFF"/>
    </style:style>
    <style:style style:name="T47" style:parent-style-name="DefaultParagraphFont" style:family="text">
      <style:text-properties style:font-name="Arial" style:font-name-complex="Arial" fo:color="#404040"/>
    </style:style>
    <style:style style:name="T48" style:parent-style-name="DefaultParagraphFont" style:family="text">
      <style:text-properties style:font-name="Arial" style:font-name-complex="Arial" fo:color="#404040"/>
    </style:style>
    <style:style style:name="P49" style:parent-style-name="NormalWeb" style:family="paragraph">
      <style:paragraph-properties fo:text-align="justify" fo:margin-top="0in" fo:margin-bottom="0in" fo:background-color="#FFFFFF"/>
    </style:style>
    <style:style style:name="T50" style:parent-style-name="DefaultParagraphFont" style:family="text">
      <style:text-properties style:font-name="Arial" style:font-name-complex="Arial" fo:color="#404040"/>
    </style:style>
    <style:style style:name="T51" style:parent-style-name="Emphasis" style:family="text">
      <style:text-properties style:font-name="Arial" style:font-name-complex="Arial" fo:color="#404040"/>
    </style:style>
    <style:style style:name="T52" style:parent-style-name="DefaultParagraphFont" style:family="text">
      <style:text-properties style:font-name="Arial" style:font-name-complex="Arial" fo:color="#404040"/>
    </style:style>
    <style:style style:name="P53" style:parent-style-name="NormalWeb" style:family="paragraph">
      <style:paragraph-properties fo:text-align="justify" fo:margin-top="0in" fo:margin-bottom="0in" fo:background-color="#FFFFFF"/>
    </style:style>
    <style:style style:name="T54" style:parent-style-name="DefaultParagraphFont" style:family="text">
      <style:text-properties style:font-name="Arial" style:font-name-complex="Arial" fo:color="#404040"/>
    </style:style>
    <style:style style:name="T55" style:parent-style-name="Emphasis" style:family="text">
      <style:text-properties style:font-name="Arial" style:font-name-complex="Arial" fo:color="#404040"/>
    </style:style>
    <style:style style:name="T56" style:parent-style-name="DefaultParagraphFont" style:family="text">
      <style:text-properties style:font-name="Arial" style:font-name-complex="Arial" fo:color="#404040"/>
    </style:style>
    <style:style style:name="T57" style:parent-style-name="Hyperlink" style:family="text">
      <style:text-properties style:font-name="Arial" style:font-name-complex="Arial" fo:color="#FE7C6D"/>
    </style:style>
    <style:style style:name="T58" style:parent-style-name="DefaultParagraphFont" style:family="text">
      <style:text-properties style:font-name="Arial" style:font-name-complex="Arial" fo:color="#404040"/>
    </style:style>
    <style:style style:name="P59" style:parent-style-name="NormalWeb" style:family="paragraph">
      <style:paragraph-properties fo:text-align="justify" fo:margin-top="0in" fo:margin-bottom="0in" fo:background-color="#FFFFFF"/>
      <style:text-properties style:font-name="Arial" style:font-name-complex="Arial" fo:color="#404040"/>
    </style:style>
    <style:style style:name="P60"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61" style:parent-style-name="Strong" style:family="text">
      <style:text-properties style:font-name="Arial" style:font-name-complex="Arial" fo:color="#404040"/>
    </style:style>
    <style:style style:name="T62" style:parent-style-name="Emphasis" style:family="text">
      <style:text-properties style:font-name="Arial" style:font-name-complex="Arial" fo:font-weight="bold" style:font-weight-asian="bold" style:font-weight-complex="bold" fo:color="#404040"/>
    </style:style>
    <style:style style:name="T63" style:parent-style-name="DefaultParagraphFont" style:family="text">
      <style:text-properties style:font-name="Arial" style:font-name-complex="Arial" fo:color="#404040"/>
    </style:style>
    <style:style style:name="T64" style:parent-style-name="Hyperlink" style:family="text">
      <style:text-properties style:font-name="Arial" style:font-name-complex="Arial" fo:color="#FE7C6D"/>
    </style:style>
    <style:style style:name="T65" style:parent-style-name="DefaultParagraphFont" style:family="text">
      <style:text-properties style:font-name="Arial" style:font-name-complex="Arial" fo:color="#404040"/>
    </style:style>
    <style:style style:name="P66"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67" style:parent-style-name="Strong" style:family="text">
      <style:text-properties style:font-name="Arial" style:font-name-complex="Arial" fo:color="#404040"/>
    </style:style>
    <style:style style:name="T68" style:parent-style-name="DefaultParagraphFont" style:family="text">
      <style:text-properties style:font-name="Arial" style:font-name-complex="Arial" fo:color="#404040"/>
    </style:style>
    <style:style style:name="P69"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70" style:parent-style-name="Strong" style:family="text">
      <style:text-properties style:font-name="Arial" style:font-name-complex="Arial" fo:color="#404040"/>
    </style:style>
    <style:style style:name="T71" style:parent-style-name="DefaultParagraphFont" style:family="text">
      <style:text-properties style:font-name="Arial" style:font-name-complex="Arial" fo:color="#404040"/>
    </style:style>
    <style:style style:name="P72"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73" style:parent-style-name="Strong" style:family="text">
      <style:text-properties style:font-name="Arial" style:font-name-complex="Arial" fo:color="#404040"/>
    </style:style>
    <style:style style:name="T74" style:parent-style-name="DefaultParagraphFont" style:family="text">
      <style:text-properties style:font-name="Arial" style:font-name-complex="Arial" fo:color="#404040"/>
    </style:style>
    <style:style style:name="T75" style:parent-style-name="Hyperlink" style:family="text">
      <style:text-properties style:font-name="Arial" style:font-name-complex="Arial" fo:color="#FE7C6D"/>
    </style:style>
    <style:style style:name="T76" style:parent-style-name="DefaultParagraphFont" style:family="text">
      <style:text-properties style:font-name="Arial" style:font-name-complex="Arial" fo:color="#404040"/>
    </style:style>
    <style:style style:name="P77" style:parent-style-name="NormalWeb" style:family="paragraph">
      <style:paragraph-properties fo:text-align="justify" fo:margin-top="0in" fo:margin-bottom="0in" fo:background-color="#FFFFFF"/>
      <style:text-properties style:font-name="Arial" style:font-name-complex="Arial" fo:color="#404040"/>
    </style:style>
    <style:style style:name="P78" style:parent-style-name="Heading2" style:family="paragraph">
      <style:paragraph-properties fo:margin-top="0.2083in" fo:margin-bottom="0in" style:line-height-at-least="0.3333in" fo:background-color="#FFFFFF"/>
      <style:text-properties style:font-name="Arial" style:font-name-complex="Arial" fo:text-transform="uppercase" fo:color="#404040" fo:font-size="22.5pt" style:font-size-asian="22.5pt" style:font-size-complex="22.5pt"/>
    </style:style>
    <style:style style:name="P79" style:parent-style-name="NormalWeb" style:family="paragraph">
      <style:paragraph-properties fo:text-align="justify" fo:margin-top="0in" fo:margin-bottom="0in" fo:background-color="#FFFFFF"/>
    </style:style>
    <style:style style:name="T80" style:parent-style-name="DefaultParagraphFont" style:family="text">
      <style:text-properties style:font-name="Arial" style:font-name-complex="Arial" fo:color="#404040"/>
    </style:style>
    <style:style style:name="T81" style:parent-style-name="Hyperlink" style:family="text">
      <style:text-properties style:font-name="Arial" style:font-name-complex="Arial" fo:color="#FE7C6D"/>
    </style:style>
    <style:style style:name="T82" style:parent-style-name="DefaultParagraphFont" style:family="text">
      <style:text-properties style:font-name="Arial" style:font-name-complex="Arial" fo:color="#404040"/>
    </style:style>
    <style:style style:name="T83" style:parent-style-name="Hyperlink" style:family="text">
      <style:text-properties style:font-name="Arial" style:font-name-complex="Arial" fo:color="#FE7C6D"/>
    </style:style>
    <style:style style:name="T84" style:parent-style-name="DefaultParagraphFont" style:family="text">
      <style:text-properties style:font-name="Arial" style:font-name-complex="Arial" fo:color="#404040"/>
    </style:style>
    <style:style style:name="T85" style:parent-style-name="Hyperlink" style:family="text">
      <style:text-properties style:font-name="Arial" style:font-name-complex="Arial" fo:color="#FE7C6D"/>
    </style:style>
    <style:style style:name="T86" style:parent-style-name="DefaultParagraphFont" style:family="text">
      <style:text-properties style:font-name="Arial" style:font-name-complex="Arial" fo:color="#404040"/>
    </style:style>
    <style:style style:name="T87" style:parent-style-name="HTMLCode" style:family="text">
      <style:text-properties fo:color="#404040"/>
    </style:style>
    <style:style style:name="T88" style:parent-style-name="DefaultParagraphFont" style:family="text">
      <style:text-properties style:font-name="Arial" style:font-name-complex="Arial" fo:color="#404040"/>
    </style:style>
    <style:style style:name="T89" style:parent-style-name="HTMLCode" style:family="text">
      <style:text-properties fo:color="#404040"/>
    </style:style>
    <style:style style:name="T90" style:parent-style-name="DefaultParagraphFont" style:family="text">
      <style:text-properties style:font-name="Arial" style:font-name-complex="Arial" fo:color="#404040"/>
    </style:style>
    <style:style style:name="P91" style:parent-style-name="NormalWeb" style:family="paragraph">
      <style:paragraph-properties fo:text-align="justify" fo:margin-top="0in" fo:margin-bottom="0in" fo:background-color="#FFFFFF"/>
    </style:style>
    <style:style style:name="T92" style:parent-style-name="DefaultParagraphFont" style:family="text">
      <style:text-properties style:font-name="Arial" style:font-name-complex="Arial" fo:color="#404040"/>
    </style:style>
    <style:style style:name="T93" style:parent-style-name="Hyperlink" style:family="text">
      <style:text-properties style:font-name="Arial" style:font-name-complex="Arial" fo:color="#FE7C6D"/>
    </style:style>
    <style:style style:name="T94" style:parent-style-name="DefaultParagraphFont" style:family="text">
      <style:text-properties style:font-name="Arial" style:font-name-complex="Arial" fo:color="#404040"/>
    </style:style>
    <style:style style:name="T95" style:parent-style-name="Hyperlink" style:family="text">
      <style:text-properties style:font-name="Arial" style:font-name-complex="Arial" fo:color="#FE7C6D"/>
    </style:style>
    <style:style style:name="T96" style:parent-style-name="DefaultParagraphFont" style:family="text">
      <style:text-properties style:font-name="Arial" style:font-name-complex="Arial" fo:color="#404040"/>
    </style:style>
    <style:style style:name="P97"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98" style:parent-style-name="Strong" style:family="text">
      <style:text-properties style:font-name="Arial" style:font-name-complex="Arial" fo:color="#404040"/>
    </style:style>
    <style:style style:name="T99" style:parent-style-name="DefaultParagraphFont" style:family="text">
      <style:text-properties style:font-name="Arial" style:font-name-complex="Arial" fo:color="#404040"/>
    </style:style>
    <style:style style:name="T100" style:parent-style-name="HTMLCode" style:family="text">
      <style:text-properties style:font-name-asian="Noto Sans CJK SC" fo:color="#404040"/>
    </style:style>
    <style:style style:name="T101" style:parent-style-name="DefaultParagraphFont" style:family="text">
      <style:text-properties style:font-name="Arial" style:font-name-complex="Arial" fo:color="#404040"/>
    </style:style>
    <style:style style:name="T102" style:parent-style-name="HTMLCode" style:family="text">
      <style:text-properties style:font-name-asian="Noto Sans CJK SC" fo:color="#404040"/>
    </style:style>
    <style:style style:name="T103" style:parent-style-name="DefaultParagraphFont" style:family="text">
      <style:text-properties style:font-name="Arial" style:font-name-complex="Arial" fo:color="#404040"/>
    </style:style>
    <style:style style:name="T104" style:parent-style-name="Hyperlink" style:family="text">
      <style:text-properties style:font-name="Arial" style:font-name-complex="Arial" fo:color="#FE7C6D"/>
    </style:style>
    <style:style style:name="T105" style:parent-style-name="DefaultParagraphFont" style:family="text">
      <style:text-properties style:font-name="Arial" style:font-name-complex="Arial" fo:color="#404040"/>
    </style:style>
    <style:style style:name="T106" style:parent-style-name="HTMLCode" style:family="text">
      <style:text-properties style:font-name-asian="Noto Sans CJK SC" fo:color="#404040"/>
    </style:style>
    <style:style style:name="T107" style:parent-style-name="DefaultParagraphFont" style:family="text">
      <style:text-properties style:font-name="Arial" style:font-name-complex="Arial" fo:color="#404040"/>
    </style:style>
    <style:style style:name="T108" style:parent-style-name="Hyperlink" style:family="text">
      <style:text-properties style:font-name="Arial" style:font-name-complex="Arial" fo:color="#FE7C6D"/>
    </style:style>
    <style:style style:name="T109" style:parent-style-name="DefaultParagraphFont" style:family="text">
      <style:text-properties style:font-name="Arial" style:font-name-complex="Arial" fo:color="#404040"/>
    </style:style>
    <style:style style:name="T110" style:parent-style-name="Hyperlink" style:family="text">
      <style:text-properties style:font-name="Arial" style:font-name-complex="Arial" fo:color="#FE7C6D"/>
    </style:style>
    <style:style style:name="T111" style:parent-style-name="DefaultParagraphFont" style:family="text">
      <style:text-properties style:font-name="Arial" style:font-name-complex="Arial" fo:color="#404040"/>
    </style:style>
    <style:style style:name="P112"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113" style:parent-style-name="Strong" style:family="text">
      <style:text-properties style:font-name="Arial" style:font-name-complex="Arial" fo:color="#404040"/>
    </style:style>
    <style:style style:name="T114" style:parent-style-name="DefaultParagraphFont" style:family="text">
      <style:text-properties style:font-name="Arial" style:font-name-complex="Arial" fo:color="#404040"/>
    </style:style>
    <style:style style:name="T115" style:parent-style-name="HTMLCode" style:family="text">
      <style:text-properties style:font-name-asian="Noto Sans CJK SC" fo:color="#404040"/>
    </style:style>
    <style:style style:name="T116" style:parent-style-name="DefaultParagraphFont" style:family="text">
      <style:text-properties style:font-name="Arial" style:font-name-complex="Arial" fo:color="#404040"/>
    </style:style>
    <style:style style:name="T117" style:parent-style-name="Emphasis" style:family="text">
      <style:text-properties style:font-name="Arial" style:font-name-complex="Arial" fo:color="#404040"/>
    </style:style>
    <style:style style:name="T118" style:parent-style-name="DefaultParagraphFont" style:family="text">
      <style:text-properties style:font-name="Arial" style:font-name-complex="Arial" fo:color="#404040"/>
    </style:style>
    <style:style style:name="T119" style:parent-style-name="HTMLCode" style:family="text">
      <style:text-properties style:font-name-asian="Noto Sans CJK SC" fo:color="#404040"/>
    </style:style>
    <style:style style:name="T120" style:parent-style-name="DefaultParagraphFont" style:family="text">
      <style:text-properties style:font-name="Arial" style:font-name-complex="Arial" fo:color="#404040"/>
    </style:style>
    <style:style style:name="T121" style:parent-style-name="Hyperlink" style:family="text">
      <style:text-properties style:font-name="Arial" style:font-name-complex="Arial" fo:color="#FE7C6D"/>
    </style:style>
    <style:style style:name="T122" style:parent-style-name="DefaultParagraphFont" style:family="text">
      <style:text-properties style:font-name="Arial" style:font-name-complex="Arial" fo:color="#404040"/>
    </style:style>
    <style:style style:name="P123" style:parent-style-name="NormalWeb" style:family="paragraph">
      <style:paragraph-properties fo:text-align="justify" fo:margin-top="0in" fo:margin-bottom="0in" fo:background-color="#FFFFFF"/>
    </style:style>
    <style:style style:name="T124" style:parent-style-name="DefaultParagraphFont" style:family="text">
      <style:text-properties style:font-name="Arial" style:font-name-complex="Arial" fo:color="#404040"/>
    </style:style>
    <style:style style:name="T125" style:parent-style-name="HTMLCode" style:family="text">
      <style:text-properties fo:color="#404040"/>
    </style:style>
    <style:style style:name="T126" style:parent-style-name="DefaultParagraphFont" style:family="text">
      <style:text-properties style:font-name="Arial" style:font-name-complex="Arial" fo:color="#404040"/>
    </style:style>
    <style:style style:name="T127" style:parent-style-name="Emphasis" style:family="text">
      <style:text-properties style:font-name="Arial" style:font-name-complex="Arial" fo:color="#404040"/>
    </style:style>
    <style:style style:name="T128" style:parent-style-name="DefaultParagraphFont" style:family="text">
      <style:text-properties style:font-name="Arial" style:font-name-complex="Arial" fo:color="#404040"/>
    </style:style>
    <style:style style:name="P129" style:parent-style-name="NormalWeb" style:family="paragraph">
      <style:paragraph-properties fo:text-align="justify" fo:margin-top="0in" fo:margin-bottom="0in" fo:background-color="#FFFFFF"/>
    </style:style>
    <style:style style:name="T130" style:parent-style-name="DefaultParagraphFont" style:family="text">
      <style:text-properties style:font-name="Arial" style:font-name-complex="Arial" fo:color="#404040"/>
    </style:style>
    <style:style style:name="T131" style:parent-style-name="Hyperlink" style:family="text">
      <style:text-properties style:font-name="Arial" style:font-name-complex="Arial" fo:color="#FE7C6D"/>
    </style:style>
    <style:style style:name="T132" style:parent-style-name="DefaultParagraphFont" style:family="text">
      <style:text-properties style:font-name="Arial" style:font-name-complex="Arial" fo:color="#404040"/>
    </style:style>
    <style:style style:name="P133" style:parent-style-name="NormalWeb" style:family="paragraph">
      <style:paragraph-properties fo:text-align="justify" fo:margin-top="0in" fo:margin-bottom="0in" fo:background-color="#FFFFFF"/>
    </style:style>
    <style:style style:name="T134" style:parent-style-name="DefaultParagraphFont" style:family="text">
      <style:text-properties style:font-name="Arial" style:font-name-complex="Arial" fo:color="#404040"/>
    </style:style>
    <style:style style:name="T135" style:parent-style-name="HTMLCode" style:family="text">
      <style:text-properties fo:color="#404040"/>
    </style:style>
    <style:style style:name="T136" style:parent-style-name="DefaultParagraphFont" style:family="text">
      <style:text-properties style:font-name="Arial" style:font-name-complex="Arial" fo:color="#404040"/>
    </style:style>
    <style:style style:name="P137" style:parent-style-name="NormalWeb" style:family="paragraph">
      <style:paragraph-properties fo:text-align="justify" fo:margin-top="0in" fo:margin-bottom="0in" fo:background-color="#FFFFFF"/>
    </style:style>
    <style:style style:name="T138" style:parent-style-name="DefaultParagraphFont" style:family="text">
      <style:text-properties style:font-name="Arial" style:font-name-complex="Arial" fo:color="#404040"/>
    </style:style>
    <style:style style:name="T139" style:parent-style-name="HTMLCode" style:family="text">
      <style:text-properties fo:color="#404040"/>
    </style:style>
    <style:style style:name="T140" style:parent-style-name="DefaultParagraphFont" style:family="text">
      <style:text-properties style:font-name="Arial" style:font-name-complex="Arial" fo:color="#404040"/>
    </style:style>
    <style:style style:name="P141" style:parent-style-name="HTMLPreformatted" style:family="paragraph">
      <style:paragraph-properties style:line-height-at-least="0.1875in" fo:background-color="#3F3F3F"/>
      <style:text-properties fo:color="#FDCE93"/>
    </style:style>
    <style:style style:name="P142" style:parent-style-name="NormalWeb" style:family="paragraph">
      <style:paragraph-properties fo:text-align="justify" fo:margin-top="0in" fo:margin-bottom="0in" fo:background-color="#FFFFFF"/>
    </style:style>
    <style:style style:name="T143" style:parent-style-name="DefaultParagraphFont" style:family="text">
      <style:text-properties style:font-name="Arial" style:font-name-complex="Arial" fo:color="#404040"/>
    </style:style>
    <style:style style:name="T144" style:parent-style-name="HTMLCode" style:family="text">
      <style:text-properties fo:color="#404040"/>
    </style:style>
    <style:style style:name="T145" style:parent-style-name="DefaultParagraphFont" style:family="text">
      <style:text-properties style:font-name="Arial" style:font-name-complex="Arial" fo:color="#404040"/>
    </style:style>
    <style:style style:name="P146" style:parent-style-name="HTMLPreformatted" style:family="paragraph">
      <style:paragraph-properties style:line-height-at-least="0.1875in" fo:background-color="#3F3F3F"/>
      <style:text-properties fo:color="#FDCE93" fo:language="en" fo:country="US"/>
    </style:style>
    <style:style style:name="P147" style:parent-style-name="HTMLPreformatted" style:family="paragraph">
      <style:paragraph-properties style:line-height-at-least="0.1875in" fo:background-color="#3F3F3F"/>
      <style:text-properties fo:color="#FDCE93" fo:language="en" fo:country="US"/>
    </style:style>
    <style:style style:name="P148" style:parent-style-name="HTMLPreformatted" style:family="paragraph">
      <style:paragraph-properties style:line-height-at-least="0.1875in" fo:background-color="#3F3F3F"/>
      <style:text-properties fo:color="#FDCE93" fo:language="en" fo:country="US"/>
    </style:style>
    <style:style style:name="P149" style:parent-style-name="HTMLPreformatted" style:family="paragraph">
      <style:paragraph-properties style:line-height-at-least="0.1875in" fo:background-color="#3F3F3F"/>
      <style:text-properties fo:color="#FDCE93" fo:language="en" fo:country="US"/>
    </style:style>
    <style:style style:name="P150" style:parent-style-name="HTMLPreformatted" style:family="paragraph">
      <style:paragraph-properties style:line-height-at-least="0.1875in" fo:background-color="#3F3F3F"/>
      <style:text-properties fo:color="#FDCE93" fo:language="en" fo:country="US"/>
    </style:style>
    <style:style style:name="P151" style:parent-style-name="HTMLPreformatted" style:family="paragraph">
      <style:paragraph-properties style:line-height-at-least="0.1875in" fo:background-color="#3F3F3F"/>
      <style:text-properties fo:color="#FDCE93" fo:language="en" fo:country="US"/>
    </style:style>
    <style:style style:name="P152" style:parent-style-name="HTMLPreformatted" style:family="paragraph">
      <style:paragraph-properties style:line-height-at-least="0.1875in" fo:background-color="#3F3F3F"/>
      <style:text-properties fo:color="#FDCE93" fo:language="en" fo:country="US"/>
    </style:style>
    <style:style style:name="P153" style:parent-style-name="HTMLPreformatted" style:family="paragraph">
      <style:paragraph-properties style:line-height-at-least="0.1875in" fo:background-color="#3F3F3F"/>
      <style:text-properties fo:color="#FDCE93" fo:language="en" fo:country="US"/>
    </style:style>
    <style:style style:name="P154" style:parent-style-name="HTMLPreformatted" style:family="paragraph">
      <style:paragraph-properties style:line-height-at-least="0.1875in" fo:background-color="#3F3F3F"/>
      <style:text-properties fo:color="#FDCE93" fo:language="en" fo:country="US"/>
    </style:style>
    <style:style style:name="P155" style:parent-style-name="HTMLPreformatted" style:family="paragraph">
      <style:paragraph-properties style:line-height-at-least="0.1875in" fo:background-color="#3F3F3F"/>
      <style:text-properties fo:color="#FDCE93" fo:language="en" fo:country="US"/>
    </style:style>
    <style:style style:name="P156" style:parent-style-name="HTMLPreformatted" style:family="paragraph">
      <style:paragraph-properties style:line-height-at-least="0.1875in" fo:background-color="#3F3F3F"/>
      <style:text-properties fo:color="#FDCE93" fo:language="en" fo:country="US"/>
    </style:style>
    <style:style style:name="P157" style:parent-style-name="HTMLPreformatted" style:family="paragraph">
      <style:paragraph-properties style:line-height-at-least="0.1875in" fo:background-color="#3F3F3F"/>
      <style:text-properties fo:color="#FDCE93" fo:language="en" fo:country="US"/>
    </style:style>
    <style:style style:name="P158" style:parent-style-name="HTMLPreformatted" style:family="paragraph">
      <style:paragraph-properties style:line-height-at-least="0.1875in" fo:background-color="#3F3F3F"/>
      <style:text-properties fo:color="#FDCE93" fo:language="en" fo:country="US"/>
    </style:style>
    <style:style style:name="P159" style:parent-style-name="HTMLPreformatted" style:family="paragraph">
      <style:paragraph-properties style:line-height-at-least="0.1875in" fo:background-color="#3F3F3F"/>
      <style:text-properties fo:color="#FDCE93" fo:language="en" fo:country="US"/>
    </style:style>
    <style:style style:name="P160" style:parent-style-name="HTMLPreformatted" style:family="paragraph">
      <style:paragraph-properties style:line-height-at-least="0.1875in" fo:background-color="#3F3F3F"/>
      <style:text-properties fo:color="#FDCE93" fo:language="en" fo:country="US"/>
    </style:style>
    <style:style style:name="P161" style:parent-style-name="HTMLPreformatted" style:family="paragraph">
      <style:paragraph-properties style:line-height-at-least="0.1875in" fo:background-color="#3F3F3F"/>
      <style:text-properties fo:color="#FDCE93" fo:language="en" fo:country="US"/>
    </style:style>
    <style:style style:name="P162" style:parent-style-name="HTMLPreformatted" style:family="paragraph">
      <style:paragraph-properties style:line-height-at-least="0.1875in" fo:background-color="#3F3F3F"/>
    </style:style>
    <style:style style:name="T163" style:parent-style-name="DefaultParagraphFont" style:family="text">
      <style:text-properties fo:color="#FDCE93" fo:language="en" fo:country="US"/>
    </style:style>
    <style:style style:name="T164" style:parent-style-name="DefaultParagraphFont" style:family="text">
      <style:text-properties fo:color="#FDCE93"/>
    </style:style>
    <style:style style:name="P165" style:parent-style-name="NormalWeb" style:family="paragraph">
      <style:paragraph-properties fo:text-align="justify" fo:margin-top="0in" fo:margin-bottom="0in" fo:background-color="#FFFFFF"/>
      <style:text-properties style:font-name="Arial" style:font-name-complex="Arial" fo:color="#404040"/>
    </style:style>
    <style:style style:name="P166" style:parent-style-name="NormalWeb" style:family="paragraph">
      <style:paragraph-properties fo:text-align="justify" fo:margin-top="0in" fo:margin-bottom="0in" fo:background-color="#FFFFFF"/>
    </style:style>
    <style:style style:name="T167" style:parent-style-name="DefaultParagraphFont" style:family="text">
      <style:text-properties style:font-name="Arial" style:font-name-complex="Arial" fo:color="#404040"/>
    </style:style>
    <style:style style:name="T168" style:parent-style-name="HTMLCode" style:family="text">
      <style:text-properties fo:color="#404040"/>
    </style:style>
    <style:style style:name="T169" style:parent-style-name="DefaultParagraphFont" style:family="text">
      <style:text-properties style:font-name="Arial" style:font-name-complex="Arial" fo:color="#404040"/>
    </style:style>
    <style:style style:name="P170" style:parent-style-name="Normal" style:family="paragraph">
      <style:paragraph-properties fo:background-color="#FFFFFF"/>
    </style:style>
    <style:style style:name="T171" style:parent-style-name="DefaultParagraphFont" style:family="text">
      <style:text-properties style:font-name="Arial" style:font-name-complex="Arial" fo:color="#404040" fo:language="en" fo:country="US"/>
    </style:style>
    <style:style style:name="T172" style:parent-style-name="Hyperlink" style:family="text">
      <style:text-properties style:font-name="Arial" style:font-name-complex="Arial" fo:color="#FE7C6D" fo:language="en" fo:country="US"/>
    </style:style>
    <style:style style:name="P173" style:parent-style-name="HTMLPreformatted" style:family="paragraph">
      <style:paragraph-properties style:line-height-at-least="0.1875in" fo:background-color="#3F3F3F"/>
      <style:text-properties fo:color="#FDCE93" fo:language="en" fo:country="US"/>
    </style:style>
    <style:style style:name="P174" style:parent-style-name="HTMLPreformatted" style:family="paragraph">
      <style:paragraph-properties style:line-height-at-least="0.1875in" fo:background-color="#3F3F3F"/>
    </style:style>
    <style:style style:name="T175" style:parent-style-name="c1" style:family="text">
      <style:text-properties fo:font-style="italic" style:font-style-asian="italic" style:font-style-complex="italic" fo:color="#7F9F7F" fo:language="en" fo:country="US"/>
    </style:style>
    <style:style style:name="P176" style:parent-style-name="HTMLPreformatted" style:family="paragraph">
      <style:paragraph-properties style:line-height-at-least="0.1875in" fo:background-color="#3F3F3F"/>
      <style:text-properties fo:color="#FDCE93" fo:language="en" fo:country="US"/>
    </style:style>
    <style:style style:name="P177" style:parent-style-name="HTMLPreformatted" style:family="paragraph">
      <style:paragraph-properties style:line-height-at-least="0.1875in" fo:background-color="#3F3F3F"/>
      <style:text-properties fo:color="#FDCE93" fo:language="en" fo:country="US"/>
    </style:style>
    <style:style style:name="P178" style:parent-style-name="HTMLPreformatted" style:family="paragraph">
      <style:paragraph-properties style:line-height-at-least="0.1875in" fo:background-color="#3F3F3F"/>
      <style:text-properties fo:color="#FDCE93" fo:language="en" fo:country="US"/>
    </style:style>
    <style:style style:name="P179" style:parent-style-name="HTMLPreformatted" style:family="paragraph">
      <style:paragraph-properties style:line-height-at-least="0.1875in" fo:background-color="#3F3F3F"/>
    </style:style>
    <style:style style:name="T180" style:parent-style-name="DefaultParagraphFont" style:family="text">
      <style:text-properties fo:color="#FDCE93" fo:language="en" fo:country="US"/>
    </style:style>
    <style:style style:name="T181" style:parent-style-name="DefaultParagraphFont" style:family="text">
      <style:text-properties fo:color="#FDCE93"/>
    </style:style>
    <style:style style:name="P182" style:parent-style-name="NormalWeb" style:family="paragraph">
      <style:paragraph-properties fo:text-align="justify" fo:margin-top="0in" fo:margin-bottom="0in" fo:background-color="#FFFFFF"/>
    </style:style>
    <style:style style:name="T183" style:parent-style-name="DefaultParagraphFont" style:family="text">
      <style:text-properties style:font-name="Arial" style:font-name-complex="Arial" fo:color="#404040"/>
    </style:style>
    <style:style style:name="T184" style:parent-style-name="HTMLCode" style:family="text">
      <style:text-properties fo:color="#404040"/>
    </style:style>
    <style:style style:name="T185" style:parent-style-name="DefaultParagraphFont" style:family="text">
      <style:text-properties style:font-name="Arial" style:font-name-complex="Arial" fo:color="#404040"/>
    </style:style>
    <style:style style:name="T186" style:parent-style-name="HTMLCode" style:family="text">
      <style:text-properties fo:color="#404040"/>
    </style:style>
    <style:style style:name="T187" style:parent-style-name="DefaultParagraphFont" style:family="text">
      <style:text-properties style:font-name="Arial" style:font-name-complex="Arial" fo:color="#404040"/>
    </style:style>
    <style:style style:name="P188" style:parent-style-name="NormalWeb" style:family="paragraph">
      <style:paragraph-properties fo:text-align="justify" fo:margin-top="0in" fo:margin-bottom="0in" fo:background-color="#FFFFFF"/>
    </style:style>
    <style:style style:name="T189" style:parent-style-name="DefaultParagraphFont" style:family="text">
      <style:text-properties style:font-name="Arial" style:font-name-complex="Arial" fo:color="#404040"/>
    </style:style>
    <style:style style:name="T190" style:parent-style-name="Emphasis" style:family="text">
      <style:text-properties style:font-name="Arial" style:font-name-complex="Arial" fo:color="#404040"/>
    </style:style>
    <style:style style:name="T191" style:parent-style-name="DefaultParagraphFont" style:family="text">
      <style:text-properties style:font-name="Arial" style:font-name-complex="Arial" fo:color="#404040"/>
    </style:style>
    <style:style style:name="P192" style:parent-style-name="NormalWeb" style:family="paragraph">
      <style:paragraph-properties fo:text-align="justify" fo:margin-top="0in" fo:margin-bottom="0in" fo:background-color="#FFFFFF"/>
      <style:text-properties style:font-name="Arial" style:font-name-complex="Arial" fo:color="#404040"/>
    </style:style>
    <style:style style:name="P193" style:parent-style-name="NormalWeb" style:family="paragraph">
      <style:paragraph-properties fo:text-align="justify" fo:margin-top="0in" fo:margin-bottom="0in" fo:background-color="#FFFFFF"/>
      <style:text-properties style:font-name="Arial" style:font-name-complex="Arial" fo:color="#404040"/>
    </style:style>
    <style:style style:name="P194" style:parent-style-name="HTMLPreformatted" style:family="paragraph">
      <style:paragraph-properties style:line-height-at-least="0.1875in" fo:background-color="#3F3F3F"/>
      <style:text-properties fo:color="#FDCE93" fo:language="en" fo:country="US"/>
    </style:style>
    <style:style style:name="P195" style:parent-style-name="NormalWeb" style:family="paragraph">
      <style:paragraph-properties fo:text-align="justify" fo:margin-top="0in" fo:margin-bottom="0in" fo:background-color="#FFFFFF"/>
      <style:text-properties style:font-name="Arial" style:font-name-complex="Arial" fo:color="#404040"/>
    </style:style>
    <style:style style:name="P196" style:parent-style-name="HTMLPreformatted" style:family="paragraph">
      <style:paragraph-properties style:line-height-at-least="0.1875in" fo:background-color="#3F3F3F"/>
      <style:text-properties fo:color="#FDCE93" fo:language="en" fo:country="US"/>
    </style:style>
    <style:style style:name="P197" style:parent-style-name="NormalWeb" style:family="paragraph">
      <style:paragraph-properties fo:text-align="justify" fo:margin-top="0in" fo:margin-bottom="0in" fo:background-color="#FFFFFF"/>
    </style:style>
    <style:style style:name="T198" style:parent-style-name="DefaultParagraphFont" style:family="text">
      <style:text-properties style:font-name="Arial" style:font-name-complex="Arial" fo:color="#404040"/>
    </style:style>
    <style:style style:name="T199" style:parent-style-name="HTMLCode" style:family="text">
      <style:text-properties fo:color="#404040"/>
    </style:style>
    <style:style style:name="T200" style:parent-style-name="DefaultParagraphFont" style:family="text">
      <style:text-properties style:font-name="Arial" style:font-name-complex="Arial" fo:color="#404040"/>
    </style:style>
    <style:style style:name="T201" style:parent-style-name="Emphasis" style:family="text">
      <style:text-properties style:font-name="Arial" style:font-name-complex="Arial" fo:color="#404040"/>
    </style:style>
    <style:style style:name="T202" style:parent-style-name="DefaultParagraphFont" style:family="text">
      <style:text-properties style:font-name="Arial" style:font-name-complex="Arial" fo:color="#404040"/>
    </style:style>
    <style:style style:name="P203" style:parent-style-name="HTMLPreformatted" style:family="paragraph">
      <style:paragraph-properties style:line-height-at-least="0.1875in" fo:background-color="#3F3F3F"/>
    </style:style>
    <style:style style:name="T204" style:parent-style-name="DefaultParagraphFont" style:family="text">
      <style:text-properties fo:color="#FDCE93"/>
    </style:style>
    <style:style style:name="T205" style:parent-style-name="nb" style:family="text">
      <style:text-properties style:font-name-asian="DejaVu Sans Mono" fo:color="#EFEF8F"/>
    </style:style>
    <style:style style:name="T206" style:parent-style-name="DefaultParagraphFont" style:family="text">
      <style:text-properties fo:color="#FDCE93"/>
    </style:style>
    <style:style style:name="P207" style:parent-style-name="HTMLPreformatted" style:family="paragraph">
      <style:paragraph-properties style:line-height-at-least="0.1875in" fo:background-color="#3F3F3F"/>
      <style:text-properties fo:color="#FDCE93"/>
    </style:style>
    <style:style style:name="P208" style:parent-style-name="HTMLPreformatted" style:family="paragraph">
      <style:paragraph-properties style:line-height-at-least="0.1875in" fo:background-color="#3F3F3F"/>
    </style:style>
    <style:style style:name="T209" style:parent-style-name="DefaultParagraphFont" style:family="text">
      <style:text-properties fo:color="#FDCE93"/>
    </style:style>
    <style:style style:name="T210" style:parent-style-name="nb" style:family="text">
      <style:text-properties style:font-name-asian="DejaVu Sans Mono" fo:color="#EFEF8F"/>
    </style:style>
    <style:style style:name="T211" style:parent-style-name="DefaultParagraphFont" style:family="text">
      <style:text-properties fo:color="#FDCE93"/>
    </style:style>
    <style:style style:name="P212" style:parent-style-name="NormalWeb" style:family="paragraph">
      <style:paragraph-properties fo:text-align="justify" fo:margin-top="0in" fo:margin-bottom="0in" fo:background-color="#FFFFFF"/>
    </style:style>
    <style:style style:name="T213" style:parent-style-name="DefaultParagraphFont" style:family="text">
      <style:text-properties style:font-name="Arial" style:font-name-complex="Arial" fo:color="#404040"/>
    </style:style>
    <style:style style:name="T214" style:parent-style-name="HTMLCode" style:family="text">
      <style:text-properties fo:color="#404040"/>
    </style:style>
    <style:style style:name="T215" style:parent-style-name="DefaultParagraphFont" style:family="text">
      <style:text-properties style:font-name="Arial" style:font-name-complex="Arial" fo:color="#404040"/>
    </style:style>
    <style:style style:name="T216" style:parent-style-name="Emphasis" style:family="text">
      <style:text-properties style:font-name="Arial" style:font-name-complex="Arial" fo:color="#404040"/>
    </style:style>
    <style:style style:name="T217" style:parent-style-name="DefaultParagraphFont" style:family="text">
      <style:text-properties style:font-name="Arial" style:font-name-complex="Arial" fo:color="#404040"/>
    </style:style>
    <style:style style:name="P218" style:parent-style-name="NormalWeb" style:family="paragraph">
      <style:paragraph-properties fo:text-align="justify" fo:margin-top="0in" fo:margin-bottom="0in" fo:background-color="#FFFFFF"/>
    </style:style>
    <style:style style:name="T219" style:parent-style-name="DefaultParagraphFont" style:family="text">
      <style:text-properties style:font-name="Arial" style:font-name-complex="Arial" fo:color="#404040"/>
    </style:style>
    <style:style style:name="T220" style:parent-style-name="Emphasis" style:family="text">
      <style:text-properties style:font-name="Arial" style:font-name-complex="Arial" fo:color="#404040"/>
    </style:style>
    <style:style style:name="T221" style:parent-style-name="DefaultParagraphFont" style:family="text">
      <style:text-properties style:font-name="Arial" style:font-name-complex="Arial" fo:color="#404040"/>
    </style:style>
    <style:style style:name="T222" style:parent-style-name="HTMLCode" style:family="text">
      <style:text-properties fo:color="#404040"/>
    </style:style>
    <style:style style:name="T223" style:parent-style-name="DefaultParagraphFont" style:family="text">
      <style:text-properties style:font-name="Arial" style:font-name-complex="Arial" fo:color="#404040"/>
    </style:style>
    <style:style style:name="T224" style:parent-style-name="Emphasis" style:family="text">
      <style:text-properties style:font-name="Arial" style:font-name-complex="Arial" fo:color="#404040"/>
    </style:style>
    <style:style style:name="T225" style:parent-style-name="DefaultParagraphFont" style:family="text">
      <style:text-properties style:font-name="Arial" style:font-name-complex="Arial" fo:color="#404040"/>
    </style:style>
    <style:style style:name="T226" style:parent-style-name="Emphasis" style:family="text">
      <style:text-properties style:font-name="Arial" style:font-name-complex="Arial" fo:color="#404040"/>
    </style:style>
    <style:style style:name="T227" style:parent-style-name="DefaultParagraphFont" style:family="text">
      <style:text-properties style:font-name="Arial" style:font-name-complex="Arial" fo:color="#404040"/>
    </style:style>
    <style:style style:name="T228" style:parent-style-name="Emphasis" style:family="text">
      <style:text-properties style:font-name="Arial" style:font-name-complex="Arial" fo:color="#404040"/>
    </style:style>
    <style:style style:name="T229" style:parent-style-name="DefaultParagraphFont" style:family="text">
      <style:text-properties style:font-name="Arial" style:font-name-complex="Arial" fo:color="#404040"/>
    </style:style>
    <style:style style:name="T230" style:parent-style-name="HTMLCode" style:family="text">
      <style:text-properties fo:color="#404040"/>
    </style:style>
    <style:style style:name="T231" style:parent-style-name="DefaultParagraphFont" style:family="text">
      <style:text-properties style:font-name="Arial" style:font-name-complex="Arial" fo:color="#404040"/>
    </style:style>
    <style:style style:name="P232" style:parent-style-name="NormalWeb" style:family="paragraph">
      <style:paragraph-properties fo:text-align="justify" fo:margin-top="0in" fo:margin-bottom="0in" fo:background-color="#FFFFFF"/>
    </style:style>
    <style:style style:name="T233" style:parent-style-name="DefaultParagraphFont" style:family="text">
      <style:text-properties style:font-name="Arial" style:font-name-complex="Arial" fo:color="#404040"/>
    </style:style>
    <style:style style:name="T234" style:parent-style-name="Emphasis" style:family="text">
      <style:text-properties style:font-name="Arial" style:font-name-complex="Arial" fo:color="#404040"/>
    </style:style>
    <style:style style:name="T235" style:parent-style-name="DefaultParagraphFont" style:family="text">
      <style:text-properties style:font-name="Arial" style:font-name-complex="Arial" fo:color="#404040"/>
    </style:style>
    <style:style style:name="T236" style:parent-style-name="HTMLCode" style:family="text">
      <style:text-properties fo:color="#404040"/>
    </style:style>
    <style:style style:name="T237" style:parent-style-name="DefaultParagraphFont" style:family="text">
      <style:text-properties style:font-name="Arial" style:font-name-complex="Arial" fo:color="#404040"/>
    </style:style>
    <style:style style:name="P238" style:parent-style-name="NormalWeb" style:family="paragraph">
      <style:paragraph-properties fo:text-align="justify" fo:margin-top="0in" fo:margin-bottom="0in" fo:background-color="#FFFFFF"/>
    </style:style>
    <style:style style:name="T239" style:parent-style-name="DefaultParagraphFont" style:family="text">
      <style:text-properties style:font-name="Arial" style:font-name-complex="Arial" fo:color="#404040"/>
    </style:style>
    <style:style style:name="T240" style:parent-style-name="HTMLCode" style:family="text">
      <style:text-properties fo:color="#404040"/>
    </style:style>
    <style:style style:name="T241" style:parent-style-name="DefaultParagraphFont" style:family="text">
      <style:text-properties style:font-name="Arial" style:font-name-complex="Arial" fo:color="#404040"/>
    </style:style>
    <style:style style:name="T242" style:parent-style-name="Emphasis" style:family="text">
      <style:text-properties style:font-name="Arial" style:font-name-complex="Arial" fo:color="#404040"/>
    </style:style>
    <style:style style:name="T243" style:parent-style-name="DefaultParagraphFont" style:family="text">
      <style:text-properties style:font-name="Arial" style:font-name-complex="Arial" fo:color="#404040"/>
    </style:style>
    <style:style style:name="T244" style:parent-style-name="HTMLCode" style:family="text">
      <style:text-properties fo:color="#404040"/>
    </style:style>
    <style:style style:name="T245" style:parent-style-name="DefaultParagraphFont" style:family="text">
      <style:text-properties style:font-name="Arial" style:font-name-complex="Arial" fo:color="#404040"/>
    </style:style>
    <style:style style:name="P246" style:parent-style-name="NormalWeb" style:family="paragraph">
      <style:paragraph-properties fo:text-align="justify" fo:margin-top="0in" fo:margin-bottom="0in" fo:background-color="#FFFFFF"/>
      <style:text-properties style:font-name="Arial" style:font-name-complex="Arial" fo:color="#404040"/>
    </style:style>
    <style:style style:name="P247" style:parent-style-name="Normal" style:family="paragraph">
      <style:paragraph-properties fo:background-color="#FFFFFF"/>
    </style:style>
    <style:style style:name="T248" style:parent-style-name="DefaultParagraphFont" style:family="text">
      <style:text-properties style:font-name="Arial" style:font-name-complex="Arial" fo:color="#404040" fo:language="en" fo:country="US"/>
    </style:style>
    <style:style style:name="T249" style:parent-style-name="Hyperlink" style:family="text">
      <style:text-properties style:font-name="Arial" style:font-name-complex="Arial" fo:color="#FE7C6D" fo:language="en" fo:country="US"/>
    </style:style>
    <style:style style:name="P250" style:parent-style-name="HTMLPreformatted" style:family="paragraph">
      <style:paragraph-properties style:line-height-at-least="0.1875in" fo:background-color="#3F3F3F"/>
    </style:style>
    <style:style style:name="T251" style:parent-style-name="DefaultParagraphFont" style:family="text">
      <style:text-properties fo:color="#FDCE93" fo:language="en" fo:country="US"/>
    </style:style>
    <style:style style:name="T252" style:parent-style-name="p" style:family="text">
      <style:text-properties fo:color="#41706F" fo:language="en" fo:country="US"/>
    </style:style>
    <style:style style:name="T253" style:parent-style-name="DefaultParagraphFont" style:family="text">
      <style:text-properties fo:color="#FDCE93" fo:language="en" fo:country="US"/>
    </style:style>
    <style:style style:name="T254" style:parent-style-name="p" style:family="text">
      <style:text-properties fo:color="#41706F" fo:language="en" fo:country="US"/>
    </style:style>
    <style:style style:name="T255" style:parent-style-name="o" style:family="text">
      <style:text-properties fo:color="#F0EFD0" fo:language="en" fo:country="US"/>
    </style:style>
    <style:style style:name="T256" style:parent-style-name="m" style:family="text">
      <style:text-properties fo:color="#8CD0D3" fo:language="en" fo:country="US"/>
    </style:style>
    <style:style style:name="P257" style:parent-style-name="HTMLPreformatted" style:family="paragraph">
      <style:paragraph-properties style:line-height-at-least="0.1875in" fo:background-color="#3F3F3F"/>
    </style:style>
    <style:style style:name="T258" style:parent-style-name="DefaultParagraphFont" style:family="text">
      <style:text-properties fo:color="#FDCE93" fo:language="en" fo:country="US"/>
    </style:style>
    <style:style style:name="T259" style:parent-style-name="p" style:family="text">
      <style:text-properties fo:color="#41706F" fo:language="en" fo:country="US"/>
    </style:style>
    <style:style style:name="T260" style:parent-style-name="DefaultParagraphFont" style:family="text">
      <style:text-properties fo:color="#FDCE93" fo:language="en" fo:country="US"/>
    </style:style>
    <style:style style:name="T261" style:parent-style-name="p" style:family="text">
      <style:text-properties fo:color="#41706F" fo:language="en" fo:country="US"/>
    </style:style>
    <style:style style:name="T262" style:parent-style-name="o" style:family="text">
      <style:text-properties fo:color="#F0EFD0" fo:language="en" fo:country="US"/>
    </style:style>
    <style:style style:name="T263" style:parent-style-name="m" style:family="text">
      <style:text-properties fo:color="#8CD0D3" fo:language="en" fo:country="US"/>
    </style:style>
    <style:style style:name="P264" style:parent-style-name="HTMLPreformatted" style:family="paragraph">
      <style:paragraph-properties style:line-height-at-least="0.1875in" fo:background-color="#3F3F3F"/>
    </style:style>
    <style:style style:name="T265" style:parent-style-name="DefaultParagraphFont" style:family="text">
      <style:text-properties fo:color="#FDCE93" fo:language="en" fo:country="US"/>
    </style:style>
    <style:style style:name="T266" style:parent-style-name="p" style:family="text">
      <style:text-properties fo:color="#41706F" fo:language="en" fo:country="US"/>
    </style:style>
    <style:style style:name="T267" style:parent-style-name="DefaultParagraphFont" style:family="text">
      <style:text-properties fo:color="#FDCE93" fo:language="en" fo:country="US"/>
    </style:style>
    <style:style style:name="T268" style:parent-style-name="p" style:family="text">
      <style:text-properties fo:color="#41706F" fo:language="en" fo:country="US"/>
    </style:style>
    <style:style style:name="T269" style:parent-style-name="o" style:family="text">
      <style:text-properties fo:color="#F0EFD0" fo:language="en" fo:country="US"/>
    </style:style>
    <style:style style:name="T270" style:parent-style-name="m" style:family="text">
      <style:text-properties fo:color="#8CD0D3" fo:language="en" fo:country="US"/>
    </style:style>
    <style:style style:name="T271" style:parent-style-name="DefaultParagraphFont" style:family="text">
      <style:text-properties fo:color="#FDCE93" fo:language="en" fo:country="US"/>
    </style:style>
    <style:style style:name="P272" style:parent-style-name="NormalWeb" style:family="paragraph">
      <style:paragraph-properties fo:text-align="justify" fo:margin-top="0in" fo:margin-bottom="0in" fo:background-color="#FFFFFF"/>
      <style:text-properties style:font-name="Arial" style:font-name-complex="Arial" fo:color="#404040"/>
    </style:style>
    <style:style style:name="P273" style:parent-style-name="HTMLPreformatted" style:family="paragraph">
      <style:paragraph-properties style:line-height-at-least="0.1875in" fo:background-color="#3F3F3F"/>
    </style:style>
    <style:style style:name="T274" style:parent-style-name="o" style:family="text">
      <style:text-properties fo:color="#F0EFD0" fo:language="en" fo:country="US"/>
    </style:style>
    <style:style style:name="T275" style:parent-style-name="DefaultParagraphFont" style:family="text">
      <style:text-properties fo:color="#FDCE93" fo:language="en" fo:country="US"/>
    </style:style>
    <style:style style:name="T276" style:parent-style-name="o" style:family="text">
      <style:text-properties fo:color="#F0EFD0" fo:language="en" fo:country="US"/>
    </style:style>
    <style:style style:name="T277" style:parent-style-name="DefaultParagraphFont" style:family="text">
      <style:text-properties fo:color="#FDCE93" fo:language="en" fo:country="US"/>
    </style:style>
    <style:style style:name="P278" style:parent-style-name="NormalWeb" style:family="paragraph">
      <style:paragraph-properties fo:text-align="justify" fo:margin-top="0in" fo:margin-bottom="0in" fo:background-color="#FFFFFF"/>
      <style:text-properties style:font-name="Arial" style:font-name-complex="Arial" fo:color="#404040"/>
    </style:style>
    <style:style style:name="P279" style:parent-style-name="HTMLPreformatted" style:family="paragraph">
      <style:paragraph-properties style:line-height-at-least="0.1875in" fo:background-color="#3F3F3F"/>
    </style:style>
    <style:style style:name="T280" style:parent-style-name="o" style:family="text">
      <style:text-properties fo:color="#F0EFD0" fo:language="en" fo:country="US"/>
    </style:style>
    <style:style style:name="T281" style:parent-style-name="DefaultParagraphFont" style:family="text">
      <style:text-properties fo:color="#FDCE93" fo:language="en" fo:country="US"/>
    </style:style>
    <style:style style:name="T282" style:parent-style-name="o" style:family="text">
      <style:text-properties fo:color="#F0EFD0" fo:language="en" fo:country="US"/>
    </style:style>
    <style:style style:name="T283" style:parent-style-name="DefaultParagraphFont" style:family="text">
      <style:text-properties fo:color="#FDCE93" fo:language="en" fo:country="US"/>
    </style:style>
    <style:style style:name="P284" style:parent-style-name="NormalWeb" style:family="paragraph">
      <style:paragraph-properties fo:text-align="justify" fo:margin-top="0in" fo:margin-bottom="0in" fo:background-color="#FFFFFF"/>
    </style:style>
    <style:style style:name="T285" style:parent-style-name="DefaultParagraphFont" style:family="text">
      <style:text-properties style:font-name="Arial" style:font-name-complex="Arial" fo:color="#404040"/>
    </style:style>
    <style:style style:name="T286" style:parent-style-name="HTMLCode" style:family="text">
      <style:text-properties fo:color="#404040"/>
    </style:style>
    <style:style style:name="T287" style:parent-style-name="DefaultParagraphFont" style:family="text">
      <style:text-properties style:font-name="Arial" style:font-name-complex="Arial" fo:color="#404040"/>
    </style:style>
    <style:style style:name="T288" style:parent-style-name="HTMLCode" style:family="text">
      <style:text-properties fo:color="#404040"/>
    </style:style>
    <style:style style:name="T289" style:parent-style-name="DefaultParagraphFont" style:family="text">
      <style:text-properties style:font-name="Arial" style:font-name-complex="Arial" fo:color="#404040"/>
    </style:style>
    <style:style style:name="T290" style:parent-style-name="HTMLCode" style:family="text">
      <style:text-properties fo:color="#404040"/>
    </style:style>
    <style:style style:name="T291" style:parent-style-name="DefaultParagraphFont" style:family="text">
      <style:text-properties style:font-name="Arial" style:font-name-complex="Arial" fo:color="#404040"/>
    </style:style>
    <style:style style:name="T292" style:parent-style-name="HTMLCode" style:family="text">
      <style:text-properties fo:color="#404040"/>
    </style:style>
    <style:style style:name="T293" style:parent-style-name="DefaultParagraphFont" style:family="text">
      <style:text-properties style:font-name="Arial" style:font-name-complex="Arial" fo:color="#404040"/>
    </style:style>
    <style:style style:name="T294" style:parent-style-name="HTMLCode" style:family="text">
      <style:text-properties fo:color="#404040"/>
    </style:style>
    <style:style style:name="T295" style:parent-style-name="DefaultParagraphFont" style:family="text">
      <style:text-properties style:font-name="Arial" style:font-name-complex="Arial" fo:color="#404040"/>
    </style:style>
    <style:style style:name="T296" style:parent-style-name="HTMLCode" style:family="text">
      <style:text-properties fo:color="#404040"/>
    </style:style>
    <style:style style:name="T297" style:parent-style-name="DefaultParagraphFont" style:family="text">
      <style:text-properties style:font-name="Arial" style:font-name-complex="Arial" fo:color="#404040"/>
    </style:style>
    <style:style style:name="P298" style:parent-style-name="NormalWeb" style:family="paragraph">
      <style:paragraph-properties fo:text-align="justify" fo:margin-top="0in" fo:margin-bottom="0in" fo:background-color="#FFFFFF"/>
      <style:text-properties style:font-name="Arial" style:font-name-complex="Arial" fo:color="#404040"/>
    </style:style>
    <style:style style:name="P299"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00" style:parent-style-name="HTMLCode" style:family="text">
      <style:text-properties style:font-name-asian="Noto Sans CJK SC" fo:color="#404040"/>
    </style:style>
    <style:style style:name="T301" style:parent-style-name="DefaultParagraphFont" style:family="text">
      <style:text-properties style:font-name="Arial" style:font-name-complex="Arial" fo:color="#404040"/>
    </style:style>
    <style:style style:name="T302" style:parent-style-name="Emphasis" style:family="text">
      <style:text-properties style:font-name="Arial" style:font-name-complex="Arial" fo:color="#404040"/>
    </style:style>
    <style:style style:name="T303" style:parent-style-name="DefaultParagraphFont" style:family="text">
      <style:text-properties style:font-name="Arial" style:font-name-complex="Arial" fo:color="#404040"/>
    </style:style>
    <style:style style:name="T304" style:parent-style-name="Hyperlink" style:family="text">
      <style:text-properties style:font-name="Arial" style:font-name-complex="Arial" fo:color="#FE7C6D"/>
    </style:style>
    <style:style style:name="T305" style:parent-style-name="DefaultParagraphFont" style:family="text">
      <style:text-properties style:font-name="Arial" style:font-name-complex="Arial" fo:color="#404040"/>
    </style:style>
    <style:style style:name="P306"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07" style:parent-style-name="HTMLCode" style:family="text">
      <style:text-properties style:font-name-asian="Noto Sans CJK SC" fo:color="#404040"/>
    </style:style>
    <style:style style:name="T308" style:parent-style-name="DefaultParagraphFont" style:family="text">
      <style:text-properties style:font-name="Arial" style:font-name-complex="Arial" fo:color="#404040"/>
    </style:style>
    <style:style style:name="P309" style:parent-style-name="NormalWeb" style:family="paragraph">
      <style:paragraph-properties fo:text-align="justify" fo:margin-top="0in" fo:margin-bottom="0in" fo:background-color="#FFFFFF"/>
      <style:text-properties style:font-name="Arial" style:font-name-complex="Arial" fo:color="#404040"/>
    </style:style>
    <style:style style:name="P310" style:parent-style-name="HTMLPreformatted" style:family="paragraph">
      <style:paragraph-properties style:line-height-at-least="0.1875in" fo:background-color="#3F3F3F"/>
      <style:text-properties fo:color="#FDCE93" fo:language="en" fo:country="US"/>
    </style:style>
    <style:style style:name="P311" style:parent-style-name="HTMLPreformatted" style:family="paragraph">
      <style:paragraph-properties style:line-height-at-least="0.1875in" fo:background-color="#3F3F3F"/>
      <style:text-properties fo:color="#FDCE93" fo:language="en" fo:country="US"/>
    </style:style>
    <style:style style:name="P312" style:parent-style-name="HTMLPreformatted" style:family="paragraph">
      <style:paragraph-properties style:line-height-at-least="0.1875in" fo:background-color="#3F3F3F"/>
      <style:text-properties fo:color="#FDCE93" fo:language="en" fo:country="US"/>
    </style:style>
    <style:style style:name="P313" style:parent-style-name="HTMLPreformatted" style:family="paragraph">
      <style:paragraph-properties style:line-height-at-least="0.1875in" fo:background-color="#3F3F3F"/>
      <style:text-properties fo:color="#FDCE93" fo:language="en" fo:country="US"/>
    </style:style>
    <style:style style:name="P314" style:parent-style-name="HTMLPreformatted" style:family="paragraph">
      <style:paragraph-properties style:line-height-at-least="0.1875in" fo:background-color="#3F3F3F"/>
      <style:text-properties fo:color="#FDCE93" fo:language="en" fo:country="US"/>
    </style:style>
    <style:style style:name="P315" style:parent-style-name="HTMLPreformatted" style:family="paragraph">
      <style:paragraph-properties style:line-height-at-least="0.1875in" fo:background-color="#3F3F3F"/>
      <style:text-properties fo:color="#FDCE93" fo:language="en" fo:country="US"/>
    </style:style>
    <style:style style:name="P316" style:parent-style-name="HTMLPreformatted" style:family="paragraph">
      <style:paragraph-properties style:line-height-at-least="0.1875in" fo:background-color="#3F3F3F"/>
      <style:text-properties fo:color="#FDCE93" fo:language="en" fo:country="US"/>
    </style:style>
    <style:style style:name="P317" style:parent-style-name="HTMLPreformatted" style:family="paragraph">
      <style:paragraph-properties style:line-height-at-least="0.1875in" fo:background-color="#3F3F3F"/>
      <style:text-properties fo:color="#FDCE93" fo:language="en" fo:country="US"/>
    </style:style>
    <style:style style:name="P318" style:parent-style-name="HTMLPreformatted" style:family="paragraph">
      <style:paragraph-properties style:line-height-at-least="0.1875in" fo:background-color="#3F3F3F"/>
    </style:style>
    <style:style style:name="T319" style:parent-style-name="DefaultParagraphFont" style:family="text">
      <style:text-properties fo:color="#FDCE93" fo:language="en" fo:country="US"/>
    </style:style>
    <style:style style:name="T320" style:parent-style-name="DefaultParagraphFont" style:family="text">
      <style:text-properties fo:color="#FDCE93"/>
    </style:style>
    <style:style style:name="P321" style:parent-style-name="HTMLPreformatted" style:family="paragraph">
      <style:paragraph-properties style:line-height-at-least="0.1875in" fo:background-color="#3F3F3F"/>
      <style:text-properties fo:color="#FDCE93"/>
    </style:style>
    <style:style style:name="P322" style:parent-style-name="HTMLPreformatted" style:family="paragraph">
      <style:paragraph-properties style:line-height-at-least="0.1875in" fo:background-color="#3F3F3F"/>
      <style:text-properties fo:color="#FDCE93"/>
    </style:style>
    <style:style style:name="P323" style:parent-style-name="HTMLPreformatted" style:family="paragraph">
      <style:paragraph-properties style:line-height-at-least="0.1875in" fo:background-color="#3F3F3F"/>
      <style:text-properties fo:color="#FDCE93"/>
    </style:style>
    <style:style style:name="P324" style:parent-style-name="HTMLPreformatted" style:family="paragraph">
      <style:paragraph-properties style:line-height-at-least="0.1875in" fo:background-color="#3F3F3F"/>
      <style:text-properties fo:color="#FDCE93"/>
    </style:style>
    <style:style style:name="P325" style:parent-style-name="HTMLPreformatted" style:family="paragraph">
      <style:paragraph-properties style:line-height-at-least="0.1875in" fo:background-color="#3F3F3F"/>
      <style:text-properties fo:color="#FDCE93"/>
    </style:style>
    <style:style style:name="P326" style:parent-style-name="HTMLPreformatted" style:family="paragraph">
      <style:paragraph-properties style:line-height-at-least="0.1875in" fo:background-color="#3F3F3F"/>
      <style:text-properties fo:color="#FDCE93"/>
    </style:style>
    <style:style style:name="P327" style:parent-style-name="HTMLPreformatted" style:family="paragraph">
      <style:paragraph-properties style:line-height-at-least="0.1875in" fo:background-color="#3F3F3F"/>
      <style:text-properties fo:color="#FDCE93"/>
    </style:style>
    <style:style style:name="P328" style:parent-style-name="HTMLPreformatted" style:family="paragraph">
      <style:paragraph-properties style:line-height-at-least="0.1875in" fo:background-color="#3F3F3F"/>
      <style:text-properties fo:color="#FDCE93"/>
    </style:style>
    <style:style style:name="P329" style:parent-style-name="HTMLPreformatted" style:family="paragraph">
      <style:paragraph-properties style:line-height-at-least="0.1875in" fo:background-color="#3F3F3F"/>
      <style:text-properties fo:color="#FDCE93"/>
    </style:style>
    <style:style style:name="P330" style:parent-style-name="HTMLPreformatted" style:family="paragraph">
      <style:paragraph-properties style:line-height-at-least="0.1875in" fo:background-color="#3F3F3F"/>
      <style:text-properties fo:color="#FDCE93"/>
    </style:style>
    <style:style style:name="P331" style:parent-style-name="HTMLPreformatted" style:family="paragraph">
      <style:paragraph-properties style:line-height-at-least="0.1875in" fo:background-color="#3F3F3F"/>
      <style:text-properties fo:color="#FDCE93"/>
    </style:style>
    <style:style style:name="P332" style:parent-style-name="HTMLPreformatted" style:family="paragraph">
      <style:paragraph-properties style:line-height-at-least="0.1875in" fo:background-color="#3F3F3F"/>
      <style:text-properties fo:color="#FDCE93"/>
    </style:style>
    <style:style style:name="P333" style:parent-style-name="HTMLPreformatted" style:family="paragraph">
      <style:paragraph-properties style:line-height-at-least="0.1875in" fo:background-color="#3F3F3F"/>
      <style:text-properties fo:color="#FDCE93"/>
    </style:style>
    <style:style style:name="P334" style:parent-style-name="HTMLPreformatted" style:family="paragraph">
      <style:paragraph-properties style:line-height-at-least="0.1875in" fo:background-color="#3F3F3F"/>
      <style:text-properties fo:color="#FDCE93"/>
    </style:style>
    <style:style style:name="P335" style:parent-style-name="HTMLPreformatted" style:family="paragraph">
      <style:paragraph-properties style:line-height-at-least="0.1875in" fo:background-color="#3F3F3F"/>
      <style:text-properties fo:color="#FDCE93"/>
    </style:style>
    <style:style style:name="P336" style:parent-style-name="HTMLPreformatted" style:family="paragraph">
      <style:paragraph-properties style:line-height-at-least="0.1875in" fo:background-color="#3F3F3F"/>
      <style:text-properties fo:color="#FDCE93"/>
    </style:style>
    <style:style style:name="P337" style:parent-style-name="HTMLPreformatted" style:family="paragraph">
      <style:paragraph-properties style:line-height-at-least="0.1875in" fo:background-color="#3F3F3F"/>
      <style:text-properties fo:color="#FDCE93"/>
    </style:style>
    <style:style style:name="P338" style:parent-style-name="HTMLPreformatted" style:family="paragraph">
      <style:paragraph-properties style:line-height-at-least="0.1875in" fo:background-color="#3F3F3F"/>
      <style:text-properties fo:color="#FDCE93"/>
    </style:style>
    <style:style style:name="P339" style:parent-style-name="HTMLPreformatted" style:family="paragraph">
      <style:paragraph-properties style:line-height-at-least="0.1875in" fo:background-color="#3F3F3F"/>
      <style:text-properties fo:color="#FDCE93"/>
    </style:style>
    <style:style style:name="P340" style:parent-style-name="HTMLPreformatted" style:family="paragraph">
      <style:paragraph-properties style:line-height-at-least="0.1875in" fo:background-color="#3F3F3F"/>
      <style:text-properties fo:color="#FDCE93"/>
    </style:style>
    <style:style style:name="P341" style:parent-style-name="HTMLPreformatted" style:family="paragraph">
      <style:paragraph-properties style:line-height-at-least="0.1875in" fo:background-color="#3F3F3F"/>
      <style:text-properties fo:color="#FDCE93"/>
    </style:style>
    <style:style style:name="P342" style:parent-style-name="NormalWeb" style:family="paragraph">
      <style:paragraph-properties fo:text-align="justify" fo:margin-top="0in" fo:margin-bottom="0in" fo:background-color="#FFFFFF"/>
    </style:style>
    <style:style style:name="T343" style:parent-style-name="DefaultParagraphFont" style:family="text">
      <style:text-properties style:font-name="Arial" style:font-name-complex="Arial" fo:color="#404040"/>
    </style:style>
    <style:style style:name="T344" style:parent-style-name="HTMLCode" style:family="text">
      <style:text-properties fo:color="#404040"/>
    </style:style>
    <style:style style:name="T345" style:parent-style-name="DefaultParagraphFont" style:family="text">
      <style:text-properties style:font-name="Arial" style:font-name-complex="Arial" fo:color="#404040"/>
    </style:style>
    <style:style style:name="T346" style:parent-style-name="HTMLCode" style:family="text">
      <style:text-properties fo:color="#404040"/>
    </style:style>
    <style:style style:name="T347" style:parent-style-name="DefaultParagraphFont" style:family="text">
      <style:text-properties style:font-name="Arial" style:font-name-complex="Arial" fo:color="#404040"/>
    </style:style>
    <style:style style:name="T348" style:parent-style-name="Emphasis" style:family="text">
      <style:text-properties style:font-name="Arial" style:font-name-complex="Arial" fo:color="#404040"/>
    </style:style>
    <style:style style:name="T349" style:parent-style-name="DefaultParagraphFont" style:family="text">
      <style:text-properties style:font-name="Arial" style:font-name-complex="Arial" fo:color="#404040"/>
    </style:style>
    <style:style style:name="T350" style:parent-style-name="HTMLCode" style:family="text">
      <style:text-properties fo:color="#404040"/>
    </style:style>
    <style:style style:name="T351" style:parent-style-name="DefaultParagraphFont" style:family="text">
      <style:text-properties style:font-name="Arial" style:font-name-complex="Arial" fo:color="#404040"/>
    </style:style>
    <style:style style:name="P352" style:parent-style-name="HTMLPreformatted" style:family="paragraph">
      <style:paragraph-properties style:line-height-at-least="0.1875in" fo:background-color="#3F3F3F"/>
    </style:style>
    <style:style style:name="T353" style:parent-style-name="o" style:family="text">
      <style:text-properties fo:color="#F0EFD0"/>
    </style:style>
    <style:style style:name="T354" style:parent-style-name="DefaultParagraphFont" style:family="text">
      <style:text-properties fo:color="#FDCE93"/>
    </style:style>
    <style:style style:name="T355" style:parent-style-name="o" style:family="text">
      <style:text-properties fo:color="#F0EFD0"/>
    </style:style>
    <style:style style:name="T356" style:parent-style-name="DefaultParagraphFont" style:family="text">
      <style:text-properties fo:color="#FDCE93"/>
    </style:style>
    <style:style style:name="P357" style:parent-style-name="NormalWeb" style:family="paragraph">
      <style:paragraph-properties fo:text-align="justify" fo:margin-top="0in" fo:margin-bottom="0in" fo:background-color="#FFFFFF"/>
      <style:text-properties style:font-name="Arial" style:font-name-complex="Arial" fo:color="#404040"/>
    </style:style>
    <style:style style:name="P358" style:parent-style-name="Heading2" style:family="paragraph">
      <style:paragraph-properties fo:margin-top="0.2083in" fo:margin-bottom="0in" style:line-height-at-least="0.3333in" fo:background-color="#FFFFFF"/>
      <style:text-properties style:font-name="Arial" style:font-name-complex="Arial" fo:text-transform="uppercase" fo:color="#404040" fo:font-size="22.5pt" style:font-size-asian="22.5pt" style:font-size-complex="22.5pt"/>
    </style:style>
    <style:style style:name="P359" style:parent-style-name="NormalWeb" style:family="paragraph">
      <style:paragraph-properties fo:text-align="justify" fo:margin-top="0in" fo:margin-bottom="0in" fo:background-color="#FFFFFF"/>
    </style:style>
    <style:style style:name="T360" style:parent-style-name="DefaultParagraphFont" style:family="text">
      <style:text-properties style:font-name="Arial" style:font-name-complex="Arial" fo:color="#404040"/>
    </style:style>
    <style:style style:name="T361" style:parent-style-name="HTMLCode" style:family="text">
      <style:text-properties fo:color="#404040"/>
    </style:style>
    <style:style style:name="T362" style:parent-style-name="DefaultParagraphFont" style:family="text">
      <style:text-properties style:font-name="Arial" style:font-name-complex="Arial" fo:color="#404040"/>
    </style:style>
    <style:style style:name="P363" style:parent-style-name="NormalWeb" style:family="paragraph">
      <style:paragraph-properties fo:text-align="justify" fo:margin-top="0in" fo:margin-bottom="0in" fo:background-color="#FFFFFF"/>
      <style:text-properties style:font-name="Arial" style:font-name-complex="Arial" fo:color="#404040"/>
    </style:style>
    <style:style style:name="P364" style:parent-style-name="NormalWeb" style:family="paragraph">
      <style:paragraph-properties fo:text-align="justify" fo:margin-top="0in" fo:margin-bottom="0in" fo:background-color="#FFFFFF"/>
      <style:text-properties style:font-name="Arial" style:font-name-complex="Arial" fo:color="#404040"/>
    </style:style>
    <style:style style:name="P365" style:parent-style-name="NormalWeb" style:family="paragraph">
      <style:paragraph-properties fo:text-align="justify" fo:margin-top="0in" fo:margin-bottom="0in" fo:background-color="#FFFFFF"/>
    </style:style>
    <style:style style:name="T366" style:parent-style-name="DefaultParagraphFont" style:family="text">
      <style:text-properties style:font-name="Arial" style:font-name-complex="Arial" fo:color="#404040"/>
    </style:style>
    <style:style style:name="T367" style:parent-style-name="Emphasis" style:family="text">
      <style:text-properties style:font-name="Arial" style:font-name-complex="Arial" fo:color="#404040"/>
    </style:style>
    <style:style style:name="T368" style:parent-style-name="DefaultParagraphFont" style:family="text">
      <style:text-properties style:font-name="Arial" style:font-name-complex="Arial" fo:color="#404040"/>
    </style:style>
    <style:style style:name="T369" style:parent-style-name="HTMLCode" style:family="text">
      <style:text-properties fo:color="#404040"/>
    </style:style>
    <style:style style:name="T370" style:parent-style-name="DefaultParagraphFont" style:family="text">
      <style:text-properties style:font-name="Arial" style:font-name-complex="Arial" fo:color="#404040"/>
    </style:style>
    <style:style style:name="T371" style:parent-style-name="Hyperlink" style:family="text">
      <style:text-properties style:font-name="Arial" style:font-name-complex="Arial" fo:color="#FE7C6D"/>
    </style:style>
    <style:style style:name="T372" style:parent-style-name="DefaultParagraphFont" style:family="text">
      <style:text-properties style:font-name="Arial" style:font-name-complex="Arial" fo:color="#404040"/>
    </style:style>
    <style:style style:name="T373" style:parent-style-name="Hyperlink" style:family="text">
      <style:text-properties style:font-name="Arial" style:font-name-complex="Arial" fo:color="#FE7C6D"/>
    </style:style>
    <style:style style:name="T374" style:parent-style-name="DefaultParagraphFont" style:family="text">
      <style:text-properties style:font-name="Arial" style:font-name-complex="Arial" fo:color="#404040"/>
    </style:style>
    <style:style style:name="T375" style:parent-style-name="Hyperlink" style:family="text">
      <style:text-properties style:font-name="Arial" style:font-name-complex="Arial" fo:color="#FE7C6D"/>
    </style:style>
    <style:style style:name="T376" style:parent-style-name="DefaultParagraphFont" style:family="text">
      <style:text-properties style:font-name="Arial" style:font-name-complex="Arial" fo:color="#404040"/>
    </style:style>
    <style:style style:name="T377" style:parent-style-name="Hyperlink" style:family="text">
      <style:text-properties style:font-name="Arial" style:font-name-complex="Arial" fo:color="#FE7C6D"/>
    </style:style>
    <style:style style:name="T378" style:parent-style-name="DefaultParagraphFont" style:family="text">
      <style:text-properties style:font-name="Arial" style:font-name-complex="Arial" fo:color="#404040"/>
    </style:style>
    <style:style style:name="P379" style:parent-style-name="NormalWeb" style:family="paragraph">
      <style:paragraph-properties fo:text-align="justify" fo:margin-top="0in" fo:margin-bottom="0in" fo:background-color="#FFFFFF"/>
    </style:style>
    <style:style style:name="T380" style:parent-style-name="DefaultParagraphFont" style:family="text">
      <style:text-properties style:font-name="Arial" style:font-name-complex="Arial" fo:color="#404040"/>
    </style:style>
    <style:style style:name="T381" style:parent-style-name="Emphasis" style:family="text">
      <style:text-properties style:font-name="Arial" style:font-name-complex="Arial" fo:color="#404040"/>
    </style:style>
    <style:style style:name="T382" style:parent-style-name="DefaultParagraphFont" style:family="text">
      <style:text-properties style:font-name="Arial" style:font-name-complex="Arial" fo:color="#404040"/>
    </style:style>
    <style:style style:name="P38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84" style:parent-style-name="HTMLCode" style:family="text">
      <style:text-properties style:font-name-asian="Noto Sans CJK SC" fo:color="#404040"/>
    </style:style>
    <style:style style:name="T385" style:parent-style-name="DefaultParagraphFont" style:family="text">
      <style:text-properties style:font-name="Arial" style:font-name-complex="Arial" fo:color="#404040"/>
    </style:style>
    <style:style style:name="T386" style:parent-style-name="HTMLCode" style:family="text">
      <style:text-properties style:font-name-asian="Noto Sans CJK SC" fo:color="#404040"/>
    </style:style>
    <style:style style:name="T387" style:parent-style-name="DefaultParagraphFont" style:family="text">
      <style:text-properties style:font-name="Arial" style:font-name-complex="Arial" fo:color="#404040"/>
    </style:style>
    <style:style style:name="P388"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89" style:parent-style-name="HTMLCode" style:family="text">
      <style:text-properties style:font-name-asian="Noto Sans CJK SC" fo:color="#404040"/>
    </style:style>
    <style:style style:name="T390" style:parent-style-name="DefaultParagraphFont" style:family="text">
      <style:text-properties style:font-name="Arial" style:font-name-complex="Arial" fo:color="#404040"/>
    </style:style>
    <style:style style:name="P391"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92" style:parent-style-name="HTMLCode" style:family="text">
      <style:text-properties style:font-name-asian="Noto Sans CJK SC" fo:color="#404040"/>
    </style:style>
    <style:style style:name="T393" style:parent-style-name="DefaultParagraphFont" style:family="text">
      <style:text-properties style:font-name="Arial" style:font-name-complex="Arial" fo:color="#404040"/>
    </style:style>
    <style:style style:name="P394"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395" style:parent-style-name="HTMLCode" style:family="text">
      <style:text-properties style:font-name-asian="Noto Sans CJK SC" fo:color="#404040"/>
    </style:style>
    <style:style style:name="T396" style:parent-style-name="DefaultParagraphFont" style:family="text">
      <style:text-properties style:font-name="Arial" style:font-name-complex="Arial" fo:color="#404040"/>
    </style:style>
    <style:style style:name="T397" style:parent-style-name="HTMLCode" style:family="text">
      <style:text-properties style:font-name-asian="Noto Sans CJK SC" fo:color="#404040"/>
    </style:style>
    <style:style style:name="T398" style:parent-style-name="DefaultParagraphFont" style:family="text">
      <style:text-properties style:font-name="Arial" style:font-name-complex="Arial" fo:color="#404040"/>
    </style:style>
    <style:style style:name="P399"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00" style:parent-style-name="HTMLCode" style:family="text">
      <style:text-properties style:font-name-asian="Noto Sans CJK SC" fo:color="#404040"/>
    </style:style>
    <style:style style:name="T401" style:parent-style-name="DefaultParagraphFont" style:family="text">
      <style:text-properties style:font-name="Arial" style:font-name-complex="Arial" fo:color="#404040"/>
    </style:style>
    <style:style style:name="P402"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03" style:parent-style-name="HTMLCode" style:family="text">
      <style:text-properties style:font-name-asian="Noto Sans CJK SC" fo:color="#404040"/>
    </style:style>
    <style:style style:name="T404" style:parent-style-name="DefaultParagraphFont" style:family="text">
      <style:text-properties style:font-name="Arial" style:font-name-complex="Arial" fo:color="#404040"/>
    </style:style>
    <style:style style:name="P405"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06" style:parent-style-name="HTMLCode" style:family="text">
      <style:text-properties style:font-name-asian="Noto Sans CJK SC" fo:color="#404040"/>
    </style:style>
    <style:style style:name="T407" style:parent-style-name="DefaultParagraphFont" style:family="text">
      <style:text-properties style:font-name="Arial" style:font-name-complex="Arial" fo:color="#404040"/>
    </style:style>
    <style:style style:name="P408"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09" style:parent-style-name="HTMLCode" style:family="text">
      <style:text-properties style:font-name-asian="Noto Sans CJK SC" fo:color="#404040"/>
    </style:style>
    <style:style style:name="T410" style:parent-style-name="DefaultParagraphFont" style:family="text">
      <style:text-properties style:font-name="Arial" style:font-name-complex="Arial" fo:color="#404040"/>
    </style:style>
    <style:style style:name="T411" style:parent-style-name="Hyperlink" style:family="text">
      <style:text-properties style:font-name="Arial" style:font-name-complex="Arial" fo:color="#FE7C6D"/>
    </style:style>
    <style:style style:name="T412" style:parent-style-name="DefaultParagraphFont" style:family="text">
      <style:text-properties style:font-name="Arial" style:font-name-complex="Arial" fo:color="#404040"/>
    </style:style>
    <style:style style:name="P41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14" style:parent-style-name="HTMLCode" style:family="text">
      <style:text-properties style:font-name-asian="Noto Sans CJK SC" fo:color="#404040"/>
    </style:style>
    <style:style style:name="T415" style:parent-style-name="DefaultParagraphFont" style:family="text">
      <style:text-properties style:font-name="Arial" style:font-name-complex="Arial" fo:color="#404040"/>
    </style:style>
    <style:style style:name="P416"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17" style:parent-style-name="HTMLCode" style:family="text">
      <style:text-properties style:font-name-asian="Noto Sans CJK SC" fo:color="#404040"/>
    </style:style>
    <style:style style:name="T418" style:parent-style-name="DefaultParagraphFont" style:family="text">
      <style:text-properties style:font-name="Arial" style:font-name-complex="Arial" fo:color="#404040"/>
    </style:style>
    <style:style style:name="T419" style:parent-style-name="Emphasis" style:family="text">
      <style:text-properties style:font-name="Arial" style:font-name-complex="Arial" fo:color="#404040"/>
    </style:style>
    <style:style style:name="T420" style:parent-style-name="DefaultParagraphFont" style:family="text">
      <style:text-properties style:font-name="Arial" style:font-name-complex="Arial" fo:color="#404040"/>
    </style:style>
    <style:style style:name="T421" style:parent-style-name="Emphasis" style:family="text">
      <style:text-properties style:font-name="Arial" style:font-name-complex="Arial" fo:color="#404040"/>
    </style:style>
    <style:style style:name="T422" style:parent-style-name="DefaultParagraphFont" style:family="text">
      <style:text-properties style:font-name="Arial" style:font-name-complex="Arial" fo:color="#404040"/>
    </style:style>
    <style:style style:name="P42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24" style:parent-style-name="HTMLCode" style:family="text">
      <style:text-properties style:font-name-asian="Noto Sans CJK SC" fo:color="#404040"/>
    </style:style>
    <style:style style:name="T425" style:parent-style-name="DefaultParagraphFont" style:family="text">
      <style:text-properties style:font-name="Arial" style:font-name-complex="Arial" fo:color="#404040"/>
    </style:style>
    <style:style style:name="P426" style:parent-style-name="NormalWeb" style:family="paragraph">
      <style:paragraph-properties fo:text-align="justify" fo:margin-top="0in" fo:margin-bottom="0in" fo:background-color="#FFFFFF"/>
    </style:style>
    <style:style style:name="T427" style:parent-style-name="DefaultParagraphFont" style:family="text">
      <style:text-properties style:font-name="Arial" style:font-name-complex="Arial" fo:color="#404040"/>
    </style:style>
    <style:style style:name="T428" style:parent-style-name="Emphasis" style:family="text">
      <style:text-properties style:font-name="Arial" style:font-name-complex="Arial" fo:color="#404040"/>
    </style:style>
    <style:style style:name="T429" style:parent-style-name="DefaultParagraphFont" style:family="text">
      <style:text-properties style:font-name="Arial" style:font-name-complex="Arial" fo:color="#404040"/>
    </style:style>
    <style:style style:name="T430" style:parent-style-name="Emphasis" style:family="text">
      <style:text-properties style:font-name="Arial" style:font-name-complex="Arial" fo:color="#404040"/>
    </style:style>
    <style:style style:name="T431" style:parent-style-name="DefaultParagraphFont" style:family="text">
      <style:text-properties style:font-name="Arial" style:font-name-complex="Arial" fo:color="#404040"/>
    </style:style>
    <style:style style:name="P432" style:parent-style-name="NormalWeb" style:family="paragraph">
      <style:paragraph-properties fo:text-align="justify" fo:margin-top="0in" fo:margin-bottom="0in" fo:background-color="#FFFFFF"/>
    </style:style>
    <style:style style:name="T433" style:parent-style-name="DefaultParagraphFont" style:family="text">
      <style:text-properties style:font-name="Arial" style:font-name-complex="Arial" fo:color="#404040"/>
    </style:style>
    <style:style style:name="T434" style:parent-style-name="Emphasis" style:family="text">
      <style:text-properties style:font-name="Arial" style:font-name-complex="Arial" fo:color="#404040"/>
    </style:style>
    <style:style style:name="T435" style:parent-style-name="DefaultParagraphFont" style:family="text">
      <style:text-properties style:font-name="Arial" style:font-name-complex="Arial" fo:color="#404040"/>
    </style:style>
    <style:style style:name="P436" style:parent-style-name="NormalWeb" style:family="paragraph">
      <style:paragraph-properties fo:text-align="justify" fo:margin-top="0in" fo:margin-bottom="0in" fo:background-color="#FFFFFF"/>
    </style:style>
    <style:style style:name="T437" style:parent-style-name="DefaultParagraphFont" style:family="text">
      <style:text-properties style:font-name="Arial" style:font-name-complex="Arial" fo:color="#404040"/>
    </style:style>
    <style:style style:name="T438" style:parent-style-name="HTMLCode" style:family="text">
      <style:text-properties fo:color="#404040"/>
    </style:style>
    <style:style style:name="T439" style:parent-style-name="DefaultParagraphFont" style:family="text">
      <style:text-properties style:font-name="Arial" style:font-name-complex="Arial" fo:color="#404040"/>
    </style:style>
    <style:style style:name="T440" style:parent-style-name="HTMLCode" style:family="text">
      <style:text-properties fo:color="#404040"/>
    </style:style>
    <style:style style:name="T441" style:parent-style-name="DefaultParagraphFont" style:family="text">
      <style:text-properties style:font-name="Arial" style:font-name-complex="Arial" fo:color="#404040"/>
    </style:style>
    <style:style style:name="P442"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43" style:parent-style-name="Hyperlink" style:family="text">
      <style:text-properties style:font-name="Arial" style:font-name-complex="Arial" fo:color="#FE7C6D"/>
    </style:style>
    <style:style style:name="T444" style:parent-style-name="DefaultParagraphFont" style:family="text">
      <style:text-properties style:font-name="Arial" style:font-name-complex="Arial" fo:color="#404040"/>
    </style:style>
    <style:style style:name="T445" style:parent-style-name="HTMLCode" style:family="text">
      <style:text-properties style:font-name-asian="Noto Sans CJK SC" fo:color="#404040"/>
    </style:style>
    <style:style style:name="T446" style:parent-style-name="DefaultParagraphFont" style:family="text">
      <style:text-properties style:font-name="Arial" style:font-name-complex="Arial" fo:color="#404040"/>
    </style:style>
    <style:style style:name="P447"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48" style:parent-style-name="Hyperlink" style:family="text">
      <style:text-properties style:font-name="Arial" style:font-name-complex="Arial" fo:color="#FE7C6D"/>
    </style:style>
    <style:style style:name="T449" style:parent-style-name="DefaultParagraphFont" style:family="text">
      <style:text-properties style:font-name="Arial" style:font-name-complex="Arial" fo:color="#404040"/>
    </style:style>
    <style:style style:name="T450" style:parent-style-name="HTMLCode" style:family="text">
      <style:text-properties style:font-name-asian="Noto Sans CJK SC" fo:color="#404040"/>
    </style:style>
    <style:style style:name="T451" style:parent-style-name="DefaultParagraphFont" style:family="text">
      <style:text-properties style:font-name="Arial" style:font-name-complex="Arial" fo:color="#404040"/>
    </style:style>
    <style:style style:name="P452"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53" style:parent-style-name="Hyperlink" style:family="text">
      <style:text-properties style:font-name="Arial" style:font-name-complex="Arial" fo:color="#FE7C6D"/>
    </style:style>
    <style:style style:name="T454" style:parent-style-name="DefaultParagraphFont" style:family="text">
      <style:text-properties style:font-name="Arial" style:font-name-complex="Arial" fo:color="#404040"/>
    </style:style>
    <style:style style:name="T455" style:parent-style-name="HTMLCode" style:family="text">
      <style:text-properties style:font-name-asian="Noto Sans CJK SC" fo:color="#404040"/>
    </style:style>
    <style:style style:name="T456" style:parent-style-name="DefaultParagraphFont" style:family="text">
      <style:text-properties style:font-name="Arial" style:font-name-complex="Arial" fo:color="#404040"/>
    </style:style>
    <style:style style:name="T457" style:parent-style-name="HTMLCode" style:family="text">
      <style:text-properties style:font-name-asian="Noto Sans CJK SC" fo:color="#404040"/>
    </style:style>
    <style:style style:name="T458" style:parent-style-name="DefaultParagraphFont" style:family="text">
      <style:text-properties style:font-name="Arial" style:font-name-complex="Arial" fo:color="#404040"/>
    </style:style>
    <style:style style:name="T459" style:parent-style-name="HTMLCode" style:family="text">
      <style:text-properties style:font-name-asian="Noto Sans CJK SC" fo:color="#404040"/>
    </style:style>
    <style:style style:name="T460" style:parent-style-name="DefaultParagraphFont" style:family="text">
      <style:text-properties style:font-name="Arial" style:font-name-complex="Arial" fo:color="#404040"/>
    </style:style>
    <style:style style:name="T461" style:parent-style-name="HTMLCode" style:family="text">
      <style:text-properties style:font-name-asian="Noto Sans CJK SC" fo:color="#404040"/>
    </style:style>
    <style:style style:name="T462" style:parent-style-name="DefaultParagraphFont" style:family="text">
      <style:text-properties style:font-name="Arial" style:font-name-complex="Arial" fo:color="#404040"/>
    </style:style>
    <style:style style:name="P46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64" style:parent-style-name="Hyperlink" style:family="text">
      <style:text-properties style:font-name="Arial" style:font-name-complex="Arial" fo:color="#FE7C6D"/>
    </style:style>
    <style:style style:name="T465" style:parent-style-name="DefaultParagraphFont" style:family="text">
      <style:text-properties style:font-name="Arial" style:font-name-complex="Arial" fo:color="#404040"/>
    </style:style>
    <style:style style:name="T466" style:parent-style-name="HTMLCode" style:family="text">
      <style:text-properties style:font-name-asian="Noto Sans CJK SC" fo:color="#404040"/>
    </style:style>
    <style:style style:name="T467" style:parent-style-name="DefaultParagraphFont" style:family="text">
      <style:text-properties style:font-name="Arial" style:font-name-complex="Arial" fo:color="#404040"/>
    </style:style>
    <style:style style:name="P468"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69" style:parent-style-name="Hyperlink" style:family="text">
      <style:text-properties style:font-name="Arial" style:font-name-complex="Arial" fo:color="#FE7C6D"/>
    </style:style>
    <style:style style:name="T470" style:parent-style-name="DefaultParagraphFont" style:family="text">
      <style:text-properties style:font-name="Arial" style:font-name-complex="Arial" fo:color="#404040"/>
    </style:style>
    <style:style style:name="T471" style:parent-style-name="HTMLCode" style:family="text">
      <style:text-properties style:font-name-asian="Noto Sans CJK SC" fo:color="#404040"/>
    </style:style>
    <style:style style:name="T472" style:parent-style-name="DefaultParagraphFont" style:family="text">
      <style:text-properties style:font-name="Arial" style:font-name-complex="Arial" fo:color="#404040"/>
    </style:style>
    <style:style style:name="P47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474" style:parent-style-name="Hyperlink" style:family="text">
      <style:text-properties style:font-name="Arial" style:font-name-complex="Arial" fo:color="#FE7C6D"/>
    </style:style>
    <style:style style:name="T475" style:parent-style-name="DefaultParagraphFont" style:family="text">
      <style:text-properties style:font-name="Arial" style:font-name-complex="Arial" fo:color="#404040"/>
    </style:style>
    <style:style style:name="T476" style:parent-style-name="HTMLCode" style:family="text">
      <style:text-properties style:font-name-asian="Noto Sans CJK SC" fo:color="#404040"/>
    </style:style>
    <style:style style:name="T477" style:parent-style-name="DefaultParagraphFont" style:family="text">
      <style:text-properties style:font-name="Arial" style:font-name-complex="Arial" fo:color="#404040"/>
    </style:style>
    <style:style style:name="P478" style:parent-style-name="NormalWeb" style:family="paragraph">
      <style:paragraph-properties fo:text-align="justify" fo:margin-top="0in" fo:margin-bottom="0in" fo:background-color="#FFFFFF"/>
    </style:style>
    <style:style style:name="T479" style:parent-style-name="DefaultParagraphFont" style:family="text">
      <style:text-properties style:font-name="Arial" style:font-name-complex="Arial" fo:color="#404040"/>
    </style:style>
    <style:style style:name="T480" style:parent-style-name="HTMLCode" style:family="text">
      <style:text-properties fo:color="#404040"/>
    </style:style>
    <style:style style:name="T481" style:parent-style-name="DefaultParagraphFont" style:family="text">
      <style:text-properties style:font-name="Arial" style:font-name-complex="Arial" fo:color="#404040"/>
    </style:style>
    <style:style style:name="T482" style:parent-style-name="HTMLCode" style:family="text">
      <style:text-properties fo:color="#404040"/>
    </style:style>
    <style:style style:name="T483" style:parent-style-name="DefaultParagraphFont" style:family="text">
      <style:text-properties style:font-name="Arial" style:font-name-complex="Arial" fo:color="#404040"/>
    </style:style>
    <style:style style:name="P484" style:parent-style-name="HTMLPreformatted" style:family="paragraph">
      <style:paragraph-properties style:line-height-at-least="0.1875in" fo:background-color="#3F3F3F"/>
    </style:style>
    <style:style style:name="T485" style:parent-style-name="nt" style:family="text">
      <style:text-properties fo:color="#9AC39F" fo:language="en" fo:country="US"/>
    </style:style>
    <style:style style:name="T486" style:parent-style-name="p" style:family="text">
      <style:text-properties fo:color="#41706F" fo:language="en" fo:country="US"/>
    </style:style>
    <style:style style:name="P487" style:parent-style-name="HTMLPreformatted" style:family="paragraph">
      <style:paragraph-properties style:line-height-at-least="0.1875in" fo:background-color="#3F3F3F"/>
    </style:style>
    <style:style style:name="T488" style:parent-style-name="DefaultParagraphFont" style:family="text">
      <style:text-properties fo:color="#FDCE93" fo:language="en" fo:country="US"/>
    </style:style>
    <style:style style:name="T489" style:parent-style-name="nt" style:family="text">
      <style:text-properties fo:color="#9AC39F" fo:language="en" fo:country="US"/>
    </style:style>
    <style:style style:name="T490" style:parent-style-name="p" style:family="text">
      <style:text-properties fo:color="#41706F" fo:language="en" fo:country="US"/>
    </style:style>
    <style:style style:name="T491" style:parent-style-name="DefaultParagraphFont" style:family="text">
      <style:text-properties fo:color="#FDCE93" fo:language="en" fo:country="US"/>
    </style:style>
    <style:style style:name="T492" style:parent-style-name="l" style:family="text">
      <style:text-properties fo:color="#CCCCCC" fo:language="en" fo:country="US"/>
    </style:style>
    <style:style style:name="P493" style:parent-style-name="HTMLPreformatted" style:family="paragraph">
      <style:paragraph-properties style:line-height-at-least="0.1875in" fo:background-color="#3F3F3F"/>
    </style:style>
    <style:style style:name="T494" style:parent-style-name="DefaultParagraphFont" style:family="text">
      <style:text-properties fo:color="#FDCE93" fo:language="en" fo:country="US"/>
    </style:style>
    <style:style style:name="T495" style:parent-style-name="nt" style:family="text">
      <style:text-properties fo:color="#9AC39F" fo:language="en" fo:country="US"/>
    </style:style>
    <style:style style:name="T496" style:parent-style-name="p" style:family="text">
      <style:text-properties fo:color="#41706F" fo:language="en" fo:country="US"/>
    </style:style>
    <style:style style:name="P497" style:parent-style-name="HTMLPreformatted" style:family="paragraph">
      <style:paragraph-properties style:line-height-at-least="0.1875in" fo:background-color="#3F3F3F"/>
    </style:style>
    <style:style style:name="T498" style:parent-style-name="DefaultParagraphFont" style:family="text">
      <style:text-properties fo:color="#FDCE93" fo:language="en" fo:country="US"/>
    </style:style>
    <style:style style:name="T499" style:parent-style-name="p" style:family="text">
      <style:text-properties fo:color="#41706F" fo:language="en" fo:country="US"/>
    </style:style>
    <style:style style:name="T500" style:parent-style-name="DefaultParagraphFont" style:family="text">
      <style:text-properties fo:color="#FDCE93" fo:language="en" fo:country="US"/>
    </style:style>
    <style:style style:name="T501" style:parent-style-name="l" style:family="text">
      <style:text-properties fo:color="#CCCCCC" fo:language="en" fo:country="US"/>
    </style:style>
    <style:style style:name="P502" style:parent-style-name="HTMLPreformatted" style:family="paragraph">
      <style:paragraph-properties style:line-height-at-least="0.1875in" fo:background-color="#3F3F3F"/>
    </style:style>
    <style:style style:name="T503" style:parent-style-name="DefaultParagraphFont" style:family="text">
      <style:text-properties fo:color="#FDCE93" fo:language="en" fo:country="US"/>
    </style:style>
    <style:style style:name="T504" style:parent-style-name="p" style:family="text">
      <style:text-properties fo:color="#41706F" fo:language="en" fo:country="US"/>
    </style:style>
    <style:style style:name="T505" style:parent-style-name="DefaultParagraphFont" style:family="text">
      <style:text-properties fo:color="#FDCE93" fo:language="en" fo:country="US"/>
    </style:style>
    <style:style style:name="T506" style:parent-style-name="l" style:family="text">
      <style:text-properties fo:color="#CCCCCC" fo:language="en" fo:country="US"/>
    </style:style>
    <style:style style:name="P507" style:parent-style-name="HTMLPreformatted" style:family="paragraph">
      <style:paragraph-properties style:line-height-at-least="0.1875in" fo:background-color="#3F3F3F"/>
    </style:style>
    <style:style style:name="T508" style:parent-style-name="DefaultParagraphFont" style:family="text">
      <style:text-properties fo:color="#FDCE93" fo:language="en" fo:country="US"/>
    </style:style>
    <style:style style:name="T509" style:parent-style-name="nt" style:family="text">
      <style:text-properties fo:color="#9AC39F" fo:language="en" fo:country="US"/>
    </style:style>
    <style:style style:name="T510" style:parent-style-name="p" style:family="text">
      <style:text-properties fo:color="#41706F" fo:language="en" fo:country="US"/>
    </style:style>
    <style:style style:name="P511" style:parent-style-name="HTMLPreformatted" style:family="paragraph">
      <style:paragraph-properties style:line-height-at-least="0.1875in" fo:background-color="#3F3F3F"/>
    </style:style>
    <style:style style:name="T512" style:parent-style-name="DefaultParagraphFont" style:family="text">
      <style:text-properties fo:color="#FDCE93" fo:language="en" fo:country="US"/>
    </style:style>
    <style:style style:name="T513" style:parent-style-name="p" style:family="text">
      <style:text-properties fo:color="#41706F" fo:language="en" fo:country="US"/>
    </style:style>
    <style:style style:name="T514" style:parent-style-name="DefaultParagraphFont" style:family="text">
      <style:text-properties fo:color="#FDCE93" fo:language="en" fo:country="US"/>
    </style:style>
    <style:style style:name="T515" style:parent-style-name="l" style:family="text">
      <style:text-properties fo:color="#CCCCCC" fo:language="en" fo:country="US"/>
    </style:style>
    <style:style style:name="P516" style:parent-style-name="HTMLPreformatted" style:family="paragraph">
      <style:paragraph-properties style:line-height-at-least="0.1875in" fo:background-color="#3F3F3F"/>
    </style:style>
    <style:style style:name="T517" style:parent-style-name="DefaultParagraphFont" style:family="text">
      <style:text-properties fo:color="#FDCE93" fo:language="en" fo:country="US"/>
    </style:style>
    <style:style style:name="T518" style:parent-style-name="p" style:family="text">
      <style:text-properties fo:color="#41706F" fo:language="en" fo:country="US"/>
    </style:style>
    <style:style style:name="T519" style:parent-style-name="DefaultParagraphFont" style:family="text">
      <style:text-properties fo:color="#FDCE93" fo:language="en" fo:country="US"/>
    </style:style>
    <style:style style:name="T520" style:parent-style-name="l" style:family="text">
      <style:text-properties fo:color="#CCCCCC" fo:language="en" fo:country="US"/>
    </style:style>
    <style:style style:name="P521" style:parent-style-name="HTMLPreformatted" style:family="paragraph">
      <style:paragraph-properties style:line-height-at-least="0.1875in" fo:background-color="#3F3F3F"/>
    </style:style>
    <style:style style:name="T522" style:parent-style-name="DefaultParagraphFont" style:family="text">
      <style:text-properties fo:color="#FDCE93" fo:language="en" fo:country="US"/>
    </style:style>
    <style:style style:name="T523" style:parent-style-name="p" style:family="text">
      <style:text-properties fo:color="#41706F" fo:language="en" fo:country="US"/>
    </style:style>
    <style:style style:name="T524" style:parent-style-name="DefaultParagraphFont" style:family="text">
      <style:text-properties fo:color="#FDCE93" fo:language="en" fo:country="US"/>
    </style:style>
    <style:style style:name="T525" style:parent-style-name="l" style:family="text">
      <style:text-properties fo:color="#CCCCCC" fo:language="en" fo:country="US"/>
    </style:style>
    <style:style style:name="P526" style:parent-style-name="HTMLPreformatted" style:family="paragraph">
      <style:paragraph-properties style:line-height-at-least="0.1875in" fo:background-color="#3F3F3F"/>
    </style:style>
    <style:style style:name="T527" style:parent-style-name="DefaultParagraphFont" style:family="text">
      <style:text-properties fo:color="#FDCE93" fo:language="en" fo:country="US"/>
    </style:style>
    <style:style style:name="T528" style:parent-style-name="p" style:family="text">
      <style:text-properties fo:color="#41706F" fo:language="en" fo:country="US"/>
    </style:style>
    <style:style style:name="T529" style:parent-style-name="DefaultParagraphFont" style:family="text">
      <style:text-properties fo:color="#FDCE93" fo:language="en" fo:country="US"/>
    </style:style>
    <style:style style:name="T530" style:parent-style-name="l" style:family="text">
      <style:text-properties fo:color="#CCCCCC" fo:language="en" fo:country="US"/>
    </style:style>
    <style:style style:name="P531" style:parent-style-name="HTMLPreformatted" style:family="paragraph">
      <style:paragraph-properties style:line-height-at-least="0.1875in" fo:background-color="#3F3F3F"/>
    </style:style>
    <style:style style:name="T532" style:parent-style-name="DefaultParagraphFont" style:family="text">
      <style:text-properties fo:color="#FDCE93" fo:language="en" fo:country="US"/>
    </style:style>
    <style:style style:name="T533" style:parent-style-name="p" style:family="text">
      <style:text-properties fo:color="#41706F" fo:language="en" fo:country="US"/>
    </style:style>
    <style:style style:name="T534" style:parent-style-name="DefaultParagraphFont" style:family="text">
      <style:text-properties fo:color="#FDCE93" fo:language="en" fo:country="US"/>
    </style:style>
    <style:style style:name="T535" style:parent-style-name="l" style:family="text">
      <style:text-properties fo:color="#CCCCCC" fo:language="en" fo:country="US"/>
    </style:style>
    <style:style style:name="P536" style:parent-style-name="HTMLPreformatted" style:family="paragraph">
      <style:paragraph-properties style:line-height-at-least="0.1875in" fo:background-color="#3F3F3F"/>
    </style:style>
    <style:style style:name="T537" style:parent-style-name="DefaultParagraphFont" style:family="text">
      <style:text-properties fo:color="#FDCE93" fo:language="en" fo:country="US"/>
    </style:style>
    <style:style style:name="T538" style:parent-style-name="p" style:family="text">
      <style:text-properties fo:color="#41706F" fo:language="en" fo:country="US"/>
    </style:style>
    <style:style style:name="T539" style:parent-style-name="DefaultParagraphFont" style:family="text">
      <style:text-properties fo:color="#FDCE93" fo:language="en" fo:country="US"/>
    </style:style>
    <style:style style:name="T540" style:parent-style-name="l" style:family="text">
      <style:text-properties fo:color="#CCCCCC" fo:language="en" fo:country="US"/>
    </style:style>
    <style:style style:name="P541" style:parent-style-name="HTMLPreformatted" style:family="paragraph">
      <style:paragraph-properties style:line-height-at-least="0.1875in" fo:background-color="#3F3F3F"/>
    </style:style>
    <style:style style:name="T542" style:parent-style-name="DefaultParagraphFont" style:family="text">
      <style:text-properties fo:color="#FDCE93" fo:language="en" fo:country="US"/>
    </style:style>
    <style:style style:name="T543" style:parent-style-name="nt" style:family="text">
      <style:text-properties fo:color="#9AC39F" fo:language="en" fo:country="US"/>
    </style:style>
    <style:style style:name="T544" style:parent-style-name="p" style:family="text">
      <style:text-properties fo:color="#41706F" fo:language="en" fo:country="US"/>
    </style:style>
    <style:style style:name="P545" style:parent-style-name="HTMLPreformatted" style:family="paragraph">
      <style:paragraph-properties style:line-height-at-least="0.1875in" fo:background-color="#3F3F3F"/>
    </style:style>
    <style:style style:name="T546" style:parent-style-name="DefaultParagraphFont" style:family="text">
      <style:text-properties fo:color="#FDCE93" fo:language="en" fo:country="US"/>
    </style:style>
    <style:style style:name="T547" style:parent-style-name="c1" style:family="text">
      <style:text-properties fo:font-style="italic" style:font-style-asian="italic" style:font-style-complex="italic" fo:color="#7F9F7F" fo:language="en" fo:country="US"/>
    </style:style>
    <style:style style:name="P548" style:parent-style-name="HTMLPreformatted" style:family="paragraph">
      <style:paragraph-properties style:line-height-at-least="0.1875in" fo:background-color="#3F3F3F"/>
    </style:style>
    <style:style style:name="T549" style:parent-style-name="DefaultParagraphFont" style:family="text">
      <style:text-properties fo:color="#FDCE93" fo:language="en" fo:country="US"/>
    </style:style>
    <style:style style:name="T550" style:parent-style-name="p" style:family="text">
      <style:text-properties fo:color="#41706F" fo:language="en" fo:country="US"/>
    </style:style>
    <style:style style:name="T551" style:parent-style-name="DefaultParagraphFont" style:family="text">
      <style:text-properties fo:color="#FDCE93" fo:language="en" fo:country="US"/>
    </style:style>
    <style:style style:name="T552" style:parent-style-name="l" style:family="text">
      <style:text-properties fo:color="#CCCCCC" fo:language="en" fo:country="US"/>
    </style:style>
    <style:style style:name="P553" style:parent-style-name="HTMLPreformatted" style:family="paragraph">
      <style:paragraph-properties style:line-height-at-least="0.1875in" fo:background-color="#3F3F3F"/>
    </style:style>
    <style:style style:name="T554" style:parent-style-name="DefaultParagraphFont" style:family="text">
      <style:text-properties fo:color="#FDCE93" fo:language="en" fo:country="US"/>
    </style:style>
    <style:style style:name="T555" style:parent-style-name="p" style:family="text">
      <style:text-properties fo:color="#41706F" fo:language="en" fo:country="US"/>
    </style:style>
    <style:style style:name="T556" style:parent-style-name="DefaultParagraphFont" style:family="text">
      <style:text-properties fo:color="#FDCE93" fo:language="en" fo:country="US"/>
    </style:style>
    <style:style style:name="T557" style:parent-style-name="l" style:family="text">
      <style:text-properties fo:color="#CCCCCC" fo:language="en" fo:country="US"/>
    </style:style>
    <style:style style:name="P558" style:parent-style-name="HTMLPreformatted" style:family="paragraph">
      <style:paragraph-properties style:line-height-at-least="0.1875in" fo:background-color="#3F3F3F"/>
    </style:style>
    <style:style style:name="T559" style:parent-style-name="DefaultParagraphFont" style:family="text">
      <style:text-properties fo:color="#FDCE93" fo:language="en" fo:country="US"/>
    </style:style>
    <style:style style:name="T560" style:parent-style-name="p" style:family="text">
      <style:text-properties fo:color="#41706F" fo:language="en" fo:country="US"/>
    </style:style>
    <style:style style:name="T561" style:parent-style-name="DefaultParagraphFont" style:family="text">
      <style:text-properties fo:color="#FDCE93" fo:language="en" fo:country="US"/>
    </style:style>
    <style:style style:name="T562" style:parent-style-name="l" style:family="text">
      <style:text-properties fo:color="#CCCCCC" fo:language="en" fo:country="US"/>
    </style:style>
    <style:style style:name="P563" style:parent-style-name="HTMLPreformatted" style:family="paragraph">
      <style:paragraph-properties style:line-height-at-least="0.1875in" fo:background-color="#3F3F3F"/>
    </style:style>
    <style:style style:name="T564" style:parent-style-name="DefaultParagraphFont" style:family="text">
      <style:text-properties fo:color="#FDCE93" fo:language="en" fo:country="US"/>
    </style:style>
    <style:style style:name="T565" style:parent-style-name="nt" style:family="text">
      <style:text-properties fo:color="#9AC39F" fo:language="en" fo:country="US"/>
    </style:style>
    <style:style style:name="T566" style:parent-style-name="p" style:family="text">
      <style:text-properties fo:color="#41706F" fo:language="en" fo:country="US"/>
    </style:style>
    <style:style style:name="P567" style:parent-style-name="HTMLPreformatted" style:family="paragraph">
      <style:paragraph-properties style:line-height-at-least="0.1875in" fo:background-color="#3F3F3F"/>
    </style:style>
    <style:style style:name="T568" style:parent-style-name="DefaultParagraphFont" style:family="text">
      <style:text-properties fo:color="#FDCE93" fo:language="en" fo:country="US"/>
    </style:style>
    <style:style style:name="T569" style:parent-style-name="p" style:family="text">
      <style:text-properties fo:color="#41706F" fo:language="en" fo:country="US"/>
    </style:style>
    <style:style style:name="T570" style:parent-style-name="DefaultParagraphFont" style:family="text">
      <style:text-properties fo:color="#FDCE93" fo:language="en" fo:country="US"/>
    </style:style>
    <style:style style:name="T571" style:parent-style-name="l" style:family="text">
      <style:text-properties fo:color="#CCCCCC" fo:language="en" fo:country="US"/>
    </style:style>
    <style:style style:name="P572" style:parent-style-name="HTMLPreformatted" style:family="paragraph">
      <style:paragraph-properties style:line-height-at-least="0.1875in" fo:background-color="#3F3F3F"/>
    </style:style>
    <style:style style:name="T573" style:parent-style-name="DefaultParagraphFont" style:family="text">
      <style:text-properties fo:color="#FDCE93" fo:language="en" fo:country="US"/>
    </style:style>
    <style:style style:name="T574" style:parent-style-name="nt" style:family="text">
      <style:text-properties fo:color="#9AC39F" fo:language="en" fo:country="US"/>
    </style:style>
    <style:style style:name="T575" style:parent-style-name="p" style:family="text">
      <style:text-properties fo:color="#41706F" fo:language="en" fo:country="US"/>
    </style:style>
    <style:style style:name="P576" style:parent-style-name="HTMLPreformatted" style:family="paragraph">
      <style:paragraph-properties style:line-height-at-least="0.1875in" fo:background-color="#3F3F3F"/>
    </style:style>
    <style:style style:name="T577" style:parent-style-name="DefaultParagraphFont" style:family="text">
      <style:text-properties fo:color="#FDCE93" fo:language="en" fo:country="US"/>
    </style:style>
    <style:style style:name="T578" style:parent-style-name="p" style:family="text">
      <style:text-properties fo:color="#41706F" fo:language="en" fo:country="US"/>
    </style:style>
    <style:style style:name="T579" style:parent-style-name="DefaultParagraphFont" style:family="text">
      <style:text-properties fo:color="#FDCE93" fo:language="en" fo:country="US"/>
    </style:style>
    <style:style style:name="T580" style:parent-style-name="l" style:family="text">
      <style:text-properties fo:color="#CCCCCC" fo:language="en" fo:country="US"/>
    </style:style>
    <style:style style:name="P581" style:parent-style-name="HTMLPreformatted" style:family="paragraph">
      <style:paragraph-properties style:line-height-at-least="0.1875in" fo:background-color="#3F3F3F"/>
    </style:style>
    <style:style style:name="T582" style:parent-style-name="DefaultParagraphFont" style:family="text">
      <style:text-properties fo:color="#FDCE93" fo:language="en" fo:country="US"/>
    </style:style>
    <style:style style:name="T583" style:parent-style-name="p" style:family="text">
      <style:text-properties fo:color="#41706F" fo:language="en" fo:country="US"/>
    </style:style>
    <style:style style:name="T584" style:parent-style-name="DefaultParagraphFont" style:family="text">
      <style:text-properties fo:color="#FDCE93" fo:language="en" fo:country="US"/>
    </style:style>
    <style:style style:name="T585" style:parent-style-name="l" style:family="text">
      <style:text-properties fo:color="#CCCCCC" fo:language="en" fo:country="US"/>
    </style:style>
    <style:style style:name="P586" style:parent-style-name="HTMLPreformatted" style:family="paragraph">
      <style:paragraph-properties style:line-height-at-least="0.1875in" fo:background-color="#3F3F3F"/>
    </style:style>
    <style:style style:name="T587" style:parent-style-name="DefaultParagraphFont" style:family="text">
      <style:text-properties fo:color="#FDCE93" fo:language="en" fo:country="US"/>
    </style:style>
    <style:style style:name="T588" style:parent-style-name="c1" style:family="text">
      <style:text-properties fo:font-style="italic" style:font-style-asian="italic" style:font-style-complex="italic" fo:color="#7F9F7F" fo:language="en" fo:country="US"/>
    </style:style>
    <style:style style:name="P589" style:parent-style-name="HTMLPreformatted" style:family="paragraph">
      <style:paragraph-properties style:line-height-at-least="0.1875in" fo:background-color="#3F3F3F"/>
    </style:style>
    <style:style style:name="T590" style:parent-style-name="DefaultParagraphFont" style:family="text">
      <style:text-properties fo:color="#FDCE93" fo:language="en" fo:country="US"/>
    </style:style>
    <style:style style:name="T591" style:parent-style-name="p" style:family="text">
      <style:text-properties fo:color="#41706F" fo:language="en" fo:country="US"/>
    </style:style>
    <style:style style:name="T592" style:parent-style-name="DefaultParagraphFont" style:family="text">
      <style:text-properties fo:color="#FDCE93" fo:language="en" fo:country="US"/>
    </style:style>
    <style:style style:name="T593" style:parent-style-name="l" style:family="text">
      <style:text-properties fo:color="#CCCCCC" fo:language="en" fo:country="US"/>
    </style:style>
    <style:style style:name="P594" style:parent-style-name="HTMLPreformatted" style:family="paragraph">
      <style:paragraph-properties style:line-height-at-least="0.1875in" fo:background-color="#3F3F3F"/>
    </style:style>
    <style:style style:name="T595" style:parent-style-name="DefaultParagraphFont" style:family="text">
      <style:text-properties fo:color="#FDCE93" fo:language="en" fo:country="US"/>
    </style:style>
    <style:style style:name="T596" style:parent-style-name="p" style:family="text">
      <style:text-properties fo:color="#41706F" fo:language="en" fo:country="US"/>
    </style:style>
    <style:style style:name="T597" style:parent-style-name="DefaultParagraphFont" style:family="text">
      <style:text-properties fo:color="#FDCE93" fo:language="en" fo:country="US"/>
    </style:style>
    <style:style style:name="T598" style:parent-style-name="l" style:family="text">
      <style:text-properties fo:color="#CCCCCC" fo:language="en" fo:country="US"/>
    </style:style>
    <style:style style:name="P599" style:parent-style-name="HTMLPreformatted" style:family="paragraph">
      <style:paragraph-properties style:line-height-at-least="0.1875in" fo:background-color="#3F3F3F"/>
    </style:style>
    <style:style style:name="T600" style:parent-style-name="DefaultParagraphFont" style:family="text">
      <style:text-properties fo:color="#FDCE93" fo:language="en" fo:country="US"/>
    </style:style>
    <style:style style:name="T601" style:parent-style-name="p" style:family="text">
      <style:text-properties fo:color="#41706F" fo:language="en" fo:country="US"/>
    </style:style>
    <style:style style:name="T602" style:parent-style-name="DefaultParagraphFont" style:family="text">
      <style:text-properties fo:color="#FDCE93" fo:language="en" fo:country="US"/>
    </style:style>
    <style:style style:name="T603" style:parent-style-name="l" style:family="text">
      <style:text-properties fo:color="#CCCCCC" fo:language="en" fo:country="US"/>
    </style:style>
    <style:style style:name="P604" style:parent-style-name="HTMLPreformatted" style:family="paragraph">
      <style:paragraph-properties style:line-height-at-least="0.1875in" fo:background-color="#3F3F3F"/>
    </style:style>
    <style:style style:name="T605" style:parent-style-name="DefaultParagraphFont" style:family="text">
      <style:text-properties fo:color="#FDCE93" fo:language="en" fo:country="US"/>
    </style:style>
    <style:style style:name="T606" style:parent-style-name="p" style:family="text">
      <style:text-properties fo:color="#41706F" fo:language="en" fo:country="US"/>
    </style:style>
    <style:style style:name="T607" style:parent-style-name="DefaultParagraphFont" style:family="text">
      <style:text-properties fo:color="#FDCE93" fo:language="en" fo:country="US"/>
    </style:style>
    <style:style style:name="T608" style:parent-style-name="l" style:family="text">
      <style:text-properties fo:color="#CCCCCC" fo:language="en" fo:country="US"/>
    </style:style>
    <style:style style:name="P609" style:parent-style-name="HTMLPreformatted" style:family="paragraph">
      <style:paragraph-properties style:line-height-at-least="0.1875in" fo:background-color="#3F3F3F"/>
    </style:style>
    <style:style style:name="T610" style:parent-style-name="DefaultParagraphFont" style:family="text">
      <style:text-properties fo:color="#FDCE93" fo:language="en" fo:country="US"/>
    </style:style>
    <style:style style:name="T611" style:parent-style-name="p" style:family="text">
      <style:text-properties fo:color="#41706F" fo:language="en" fo:country="US"/>
    </style:style>
    <style:style style:name="T612" style:parent-style-name="DefaultParagraphFont" style:family="text">
      <style:text-properties fo:color="#FDCE93" fo:language="en" fo:country="US"/>
    </style:style>
    <style:style style:name="T613" style:parent-style-name="l" style:family="text">
      <style:text-properties fo:color="#CCCCCC" fo:language="en" fo:country="US"/>
    </style:style>
    <style:style style:name="P614" style:parent-style-name="HTMLPreformatted" style:family="paragraph">
      <style:paragraph-properties style:line-height-at-least="0.1875in" fo:background-color="#3F3F3F"/>
    </style:style>
    <style:style style:name="T615" style:parent-style-name="DefaultParagraphFont" style:family="text">
      <style:text-properties fo:color="#FDCE93" fo:language="en" fo:country="US"/>
    </style:style>
    <style:style style:name="T616" style:parent-style-name="c1" style:family="text">
      <style:text-properties fo:font-style="italic" style:font-style-asian="italic" style:font-style-complex="italic" fo:color="#7F9F7F" fo:language="en" fo:country="US"/>
    </style:style>
    <style:style style:name="P617" style:parent-style-name="HTMLPreformatted" style:family="paragraph">
      <style:paragraph-properties style:line-height-at-least="0.1875in" fo:background-color="#3F3F3F"/>
    </style:style>
    <style:style style:name="T618" style:parent-style-name="DefaultParagraphFont" style:family="text">
      <style:text-properties fo:color="#FDCE93" fo:language="en" fo:country="US"/>
    </style:style>
    <style:style style:name="T619" style:parent-style-name="p" style:family="text">
      <style:text-properties fo:color="#41706F"/>
    </style:style>
    <style:style style:name="T620" style:parent-style-name="DefaultParagraphFont" style:family="text">
      <style:text-properties fo:color="#FDCE93"/>
    </style:style>
    <style:style style:name="T621" style:parent-style-name="l" style:family="text">
      <style:text-properties fo:color="#CCCCCC"/>
    </style:style>
    <style:style style:name="P622" style:parent-style-name="HTMLPreformatted" style:family="paragraph">
      <style:paragraph-properties style:line-height-at-least="0.1875in" fo:background-color="#3F3F3F"/>
    </style:style>
    <style:style style:name="T623" style:parent-style-name="DefaultParagraphFont" style:family="text">
      <style:text-properties fo:color="#FDCE93"/>
    </style:style>
    <style:style style:name="T624" style:parent-style-name="p" style:family="text">
      <style:text-properties fo:color="#41706F"/>
    </style:style>
    <style:style style:name="T625" style:parent-style-name="DefaultParagraphFont" style:family="text">
      <style:text-properties fo:color="#FDCE93"/>
    </style:style>
    <style:style style:name="T626" style:parent-style-name="l" style:family="text">
      <style:text-properties fo:color="#CCCCCC"/>
    </style:style>
    <style:style style:name="P627" style:parent-style-name="NormalWeb" style:family="paragraph">
      <style:paragraph-properties fo:text-align="justify" fo:margin-top="0in" fo:margin-bottom="0in" fo:background-color="#FFFFFF"/>
    </style:style>
    <style:style style:name="T628" style:parent-style-name="DefaultParagraphFont" style:family="text">
      <style:text-properties style:font-name="Arial" style:font-name-complex="Arial" fo:color="#404040"/>
    </style:style>
    <style:style style:name="T629" style:parent-style-name="HTMLCode" style:family="text">
      <style:text-properties fo:color="#404040"/>
    </style:style>
    <style:style style:name="T630" style:parent-style-name="DefaultParagraphFont" style:family="text">
      <style:text-properties style:font-name="Arial" style:font-name-complex="Arial" fo:color="#404040"/>
    </style:style>
    <style:style style:name="T631" style:parent-style-name="HTMLCode" style:family="text">
      <style:text-properties fo:color="#404040"/>
    </style:style>
    <style:style style:name="T632" style:parent-style-name="DefaultParagraphFont" style:family="text">
      <style:text-properties style:font-name="Arial" style:font-name-complex="Arial" fo:color="#404040"/>
    </style:style>
    <style:style style:name="T633" style:parent-style-name="HTMLCode" style:family="text">
      <style:text-properties fo:color="#404040"/>
    </style:style>
    <style:style style:name="T634" style:parent-style-name="DefaultParagraphFont" style:family="text">
      <style:text-properties style:font-name="Arial" style:font-name-complex="Arial" fo:color="#404040"/>
    </style:style>
    <style:style style:name="T635" style:parent-style-name="HTMLCode" style:family="text">
      <style:text-properties fo:color="#404040"/>
    </style:style>
    <style:style style:name="T636" style:parent-style-name="DefaultParagraphFont" style:family="text">
      <style:text-properties style:font-name="Arial" style:font-name-complex="Arial" fo:color="#404040"/>
    </style:style>
    <style:style style:name="T637" style:parent-style-name="HTMLCode" style:family="text">
      <style:text-properties fo:color="#404040"/>
    </style:style>
    <style:style style:name="T638" style:parent-style-name="DefaultParagraphFont" style:family="text">
      <style:text-properties style:font-name="Arial" style:font-name-complex="Arial" fo:color="#404040"/>
    </style:style>
    <style:style style:name="T639" style:parent-style-name="HTMLCode" style:family="text">
      <style:text-properties fo:color="#404040"/>
    </style:style>
    <style:style style:name="T640" style:parent-style-name="DefaultParagraphFont" style:family="text">
      <style:text-properties style:font-name="Arial" style:font-name-complex="Arial" fo:color="#404040"/>
    </style:style>
    <style:style style:name="T641" style:parent-style-name="HTMLCode" style:family="text">
      <style:text-properties fo:color="#404040"/>
    </style:style>
    <style:style style:name="T642" style:parent-style-name="DefaultParagraphFont" style:family="text">
      <style:text-properties style:font-name="Arial" style:font-name-complex="Arial" fo:color="#404040"/>
    </style:style>
    <style:style style:name="T643" style:parent-style-name="HTMLCode" style:family="text">
      <style:text-properties fo:color="#404040"/>
    </style:style>
    <style:style style:name="T644" style:parent-style-name="DefaultParagraphFont" style:family="text">
      <style:text-properties style:font-name="Arial" style:font-name-complex="Arial" fo:color="#404040"/>
    </style:style>
    <style:style style:name="T645" style:parent-style-name="HTMLCode" style:family="text">
      <style:text-properties fo:color="#404040"/>
    </style:style>
    <style:style style:name="T646" style:parent-style-name="DefaultParagraphFont" style:family="text">
      <style:text-properties style:font-name="Arial" style:font-name-complex="Arial" fo:color="#404040"/>
    </style:style>
    <style:style style:name="T647" style:parent-style-name="HTMLCode" style:family="text">
      <style:text-properties fo:color="#404040"/>
    </style:style>
    <style:style style:name="T648" style:parent-style-name="DefaultParagraphFont" style:family="text">
      <style:text-properties style:font-name="Arial" style:font-name-complex="Arial" fo:color="#404040"/>
    </style:style>
    <style:style style:name="T649" style:parent-style-name="HTMLCode" style:family="text">
      <style:text-properties fo:color="#404040"/>
    </style:style>
    <style:style style:name="T650" style:parent-style-name="DefaultParagraphFont" style:family="text">
      <style:text-properties style:font-name="Arial" style:font-name-complex="Arial" fo:color="#404040"/>
    </style:style>
    <style:style style:name="T651" style:parent-style-name="HTMLCode" style:family="text">
      <style:text-properties fo:color="#404040"/>
    </style:style>
    <style:style style:name="T652" style:parent-style-name="DefaultParagraphFont" style:family="text">
      <style:text-properties style:font-name="Arial" style:font-name-complex="Arial" fo:color="#404040"/>
    </style:style>
    <style:style style:name="P653" style:parent-style-name="NormalWeb" style:family="paragraph">
      <style:paragraph-properties fo:text-align="justify" fo:margin-top="0in" fo:margin-bottom="0in" fo:background-color="#FFFFFF"/>
      <style:text-properties style:font-name="Arial" style:font-name-complex="Arial" fo:color="#404040"/>
    </style:style>
    <style:style style:name="P654" style:parent-style-name="Heading3" style:family="paragraph">
      <style:paragraph-properties fo:margin-top="0in" fo:margin-bottom="0in" fo:background-color="#FFFFFF"/>
    </style:style>
    <style:style style:name="T655" style:parent-style-name="DefaultParagraphFont" style:family="text">
      <style:text-properties style:font-name="Arial" style:font-name-complex="Arial" fo:text-transform="uppercase" fo:color="#404040" fo:font-size="14.5pt" style:font-size-asian="14.5pt" style:font-size-complex="14.5pt"/>
    </style:style>
    <style:style style:name="T656" style:parent-style-name="HTMLCode" style:family="text">
      <style:text-properties style:font-name-asian="Noto Sans CJK SC" fo:text-transform="uppercase" fo:color="#404040"/>
    </style:style>
    <style:style style:name="P657" style:parent-style-name="NormalWeb" style:family="paragraph">
      <style:paragraph-properties fo:text-align="justify" fo:margin-top="0in" fo:margin-bottom="0in" fo:background-color="#FFFFFF"/>
    </style:style>
    <style:style style:name="T658" style:parent-style-name="DefaultParagraphFont" style:family="text">
      <style:text-properties style:font-name="Arial" style:font-name-complex="Arial" fo:color="#404040"/>
    </style:style>
    <style:style style:name="T659" style:parent-style-name="Emphasis" style:family="text">
      <style:text-properties style:font-name="Arial" style:font-name-complex="Arial" fo:color="#404040"/>
    </style:style>
    <style:style style:name="T660" style:parent-style-name="DefaultParagraphFont" style:family="text">
      <style:text-properties style:font-name="Arial" style:font-name-complex="Arial" fo:color="#404040"/>
    </style:style>
    <style:style style:name="T661" style:parent-style-name="Emphasis" style:family="text">
      <style:text-properties style:font-name="Arial" style:font-name-complex="Arial" fo:color="#404040"/>
    </style:style>
    <style:style style:name="T662" style:parent-style-name="DefaultParagraphFont" style:family="text">
      <style:text-properties style:font-name="Arial" style:font-name-complex="Arial" fo:color="#404040"/>
    </style:style>
    <style:style style:name="P663" style:parent-style-name="NormalWeb" style:family="paragraph">
      <style:paragraph-properties fo:text-align="justify" fo:margin-top="0in" fo:margin-bottom="0in" fo:background-color="#FFFFFF"/>
    </style:style>
    <style:style style:name="T664" style:parent-style-name="DefaultParagraphFont" style:family="text">
      <style:text-properties style:font-name="Arial" style:font-name-complex="Arial" fo:color="#404040"/>
    </style:style>
    <style:style style:name="T665" style:parent-style-name="HTMLCode" style:family="text">
      <style:text-properties fo:color="#404040"/>
    </style:style>
    <style:style style:name="T666" style:parent-style-name="DefaultParagraphFont" style:family="text">
      <style:text-properties style:font-name="Arial" style:font-name-complex="Arial" fo:color="#404040"/>
    </style:style>
    <style:style style:name="T667" style:parent-style-name="HTMLCode" style:family="text">
      <style:text-properties fo:color="#404040"/>
    </style:style>
    <style:style style:name="T668" style:parent-style-name="DefaultParagraphFont" style:family="text">
      <style:text-properties style:font-name="Arial" style:font-name-complex="Arial" fo:color="#404040"/>
    </style:style>
    <style:style style:name="T669" style:parent-style-name="HTMLCode" style:family="text">
      <style:text-properties fo:color="#404040"/>
    </style:style>
    <style:style style:name="T670" style:parent-style-name="DefaultParagraphFont" style:family="text">
      <style:text-properties style:font-name="Arial" style:font-name-complex="Arial" fo:color="#404040"/>
    </style:style>
    <style:style style:name="T671" style:parent-style-name="HTMLCode" style:family="text">
      <style:text-properties fo:color="#404040"/>
    </style:style>
    <style:style style:name="T672" style:parent-style-name="DefaultParagraphFont" style:family="text">
      <style:text-properties style:font-name="Arial" style:font-name-complex="Arial" fo:color="#404040"/>
    </style:style>
    <style:style style:name="P673" style:parent-style-name="NormalWeb" style:family="paragraph">
      <style:paragraph-properties fo:text-align="justify" fo:margin-top="0in" fo:margin-bottom="0in" fo:background-color="#FFFFFF"/>
      <style:text-properties style:font-name="Arial" style:font-name-complex="Arial" fo:color="#404040"/>
    </style:style>
    <style:style style:name="P674" style:parent-style-name="HTMLPreformatted" style:family="paragraph">
      <style:paragraph-properties style:line-height-at-least="0.1875in" fo:background-color="#3F3F3F"/>
    </style:style>
    <style:style style:name="T675" style:parent-style-name="o" style:family="text">
      <style:text-properties fo:color="#F0EFD0"/>
    </style:style>
    <style:style style:name="T676" style:parent-style-name="DefaultParagraphFont" style:family="text">
      <style:text-properties fo:color="#FDCE93"/>
    </style:style>
    <style:style style:name="T677" style:parent-style-name="o" style:family="text">
      <style:text-properties fo:color="#F0EFD0"/>
    </style:style>
    <style:style style:name="T678" style:parent-style-name="DefaultParagraphFont" style:family="text">
      <style:text-properties fo:color="#FDCE93"/>
    </style:style>
    <style:style style:name="P679" style:parent-style-name="NormalWeb" style:family="paragraph">
      <style:paragraph-properties fo:text-align="justify" fo:margin-top="0in" fo:margin-bottom="0in" fo:background-color="#FFFFFF"/>
      <style:text-properties style:font-name="Arial" style:font-name-complex="Arial" fo:color="#404040"/>
    </style:style>
    <style:style style:name="P680" style:parent-style-name="HTMLPreformatted" style:family="paragraph">
      <style:paragraph-properties style:line-height-at-least="0.1875in" fo:background-color="#3F3F3F"/>
      <style:text-properties fo:color="#FDCE93" fo:language="en" fo:country="US"/>
    </style:style>
    <style:style style:name="P681" style:parent-style-name="HTMLPreformatted" style:family="paragraph">
      <style:paragraph-properties style:line-height-at-least="0.1875in" fo:background-color="#3F3F3F"/>
      <style:text-properties fo:color="#FDCE93" fo:language="en" fo:country="US"/>
    </style:style>
    <style:style style:name="P682" style:parent-style-name="HTMLPreformatted" style:family="paragraph">
      <style:paragraph-properties style:line-height-at-least="0.1875in" fo:background-color="#3F3F3F"/>
      <style:text-properties fo:color="#FDCE93" fo:language="en" fo:country="US"/>
    </style:style>
    <style:style style:name="P683" style:parent-style-name="HTMLPreformatted" style:family="paragraph">
      <style:paragraph-properties style:line-height-at-least="0.1875in" fo:background-color="#3F3F3F"/>
      <style:text-properties fo:color="#FDCE93" fo:language="en" fo:country="US"/>
    </style:style>
    <style:style style:name="P684" style:parent-style-name="HTMLPreformatted" style:family="paragraph">
      <style:paragraph-properties style:line-height-at-least="0.1875in" fo:background-color="#3F3F3F"/>
      <style:text-properties fo:color="#FDCE93" fo:language="en" fo:country="US"/>
    </style:style>
    <style:style style:name="P685" style:parent-style-name="HTMLPreformatted" style:family="paragraph">
      <style:paragraph-properties style:line-height-at-least="0.1875in" fo:background-color="#3F3F3F"/>
    </style:style>
    <style:style style:name="T686" style:parent-style-name="DefaultParagraphFont" style:family="text">
      <style:text-properties fo:color="#FDCE93" fo:language="en" fo:country="US"/>
    </style:style>
    <style:style style:name="T687" style:parent-style-name="s1" style:family="text">
      <style:text-properties fo:color="#CC9393" fo:language="en" fo:country="US"/>
    </style:style>
    <style:style style:name="P688" style:parent-style-name="HTMLPreformatted" style:family="paragraph">
      <style:paragraph-properties style:line-height-at-least="0.1875in" fo:background-color="#3F3F3F"/>
    </style:style>
    <style:style style:name="T689" style:parent-style-name="DefaultParagraphFont" style:family="text">
      <style:text-properties fo:color="#FDCE93" fo:language="en" fo:country="US"/>
    </style:style>
    <style:style style:name="T690" style:parent-style-name="s1" style:family="text">
      <style:text-properties fo:color="#CC9393" fo:language="en" fo:country="US"/>
    </style:style>
    <style:style style:name="P691" style:parent-style-name="HTMLPreformatted" style:family="paragraph">
      <style:paragraph-properties style:line-height-at-least="0.1875in" fo:background-color="#3F3F3F"/>
      <style:text-properties fo:color="#FDCE93" fo:language="en" fo:country="US"/>
    </style:style>
    <style:style style:name="P692" style:parent-style-name="HTMLPreformatted" style:family="paragraph">
      <style:paragraph-properties style:line-height-at-least="0.1875in" fo:background-color="#3F3F3F"/>
      <style:text-properties fo:color="#FDCE93" fo:language="en" fo:country="US"/>
    </style:style>
    <style:style style:name="P693" style:parent-style-name="HTMLPreformatted" style:family="paragraph">
      <style:paragraph-properties style:line-height-at-least="0.1875in" fo:background-color="#3F3F3F"/>
    </style:style>
    <style:style style:name="T694" style:parent-style-name="DefaultParagraphFont" style:family="text">
      <style:text-properties fo:color="#FDCE93" fo:language="en" fo:country="US"/>
    </style:style>
    <style:style style:name="T695" style:parent-style-name="m" style:family="text">
      <style:text-properties fo:color="#8CD0D3" fo:language="en" fo:country="US"/>
    </style:style>
    <style:style style:name="T696" style:parent-style-name="DefaultParagraphFont" style:family="text">
      <style:text-properties fo:color="#FDCE93" fo:language="en" fo:country="US"/>
    </style:style>
    <style:style style:name="T697" style:parent-style-name="o" style:family="text">
      <style:text-properties fo:color="#F0EFD0" fo:language="en" fo:country="US"/>
    </style:style>
    <style:style style:name="T698" style:parent-style-name="DefaultParagraphFont" style:family="text">
      <style:text-properties fo:color="#FDCE93" fo:language="en" fo:country="US"/>
    </style:style>
    <style:style style:name="T699" style:parent-style-name="o" style:family="text">
      <style:text-properties fo:color="#F0EFD0" fo:language="en" fo:country="US"/>
    </style:style>
    <style:style style:name="P700" style:parent-style-name="HTMLPreformatted" style:family="paragraph">
      <style:paragraph-properties style:line-height-at-least="0.1875in" fo:background-color="#3F3F3F"/>
      <style:text-properties fo:color="#FDCE93" fo:language="en" fo:country="US"/>
    </style:style>
    <style:style style:name="P701" style:parent-style-name="HTMLPreformatted" style:family="paragraph">
      <style:paragraph-properties style:line-height-at-least="0.1875in" fo:background-color="#3F3F3F"/>
      <style:text-properties fo:color="#FDCE93" fo:language="en" fo:country="US"/>
    </style:style>
    <style:style style:name="P702" style:parent-style-name="HTMLPreformatted" style:family="paragraph">
      <style:paragraph-properties style:line-height-at-least="0.1875in" fo:background-color="#3F3F3F"/>
    </style:style>
    <style:style style:name="T703" style:parent-style-name="DefaultParagraphFont" style:family="text">
      <style:text-properties fo:color="#FDCE93" fo:language="en" fo:country="US"/>
    </style:style>
    <style:style style:name="T704" style:parent-style-name="m" style:family="text">
      <style:text-properties fo:color="#8CD0D3" fo:language="en" fo:country="US"/>
    </style:style>
    <style:style style:name="T705" style:parent-style-name="DefaultParagraphFont" style:family="text">
      <style:text-properties fo:color="#FDCE93" fo:language="en" fo:country="US"/>
    </style:style>
    <style:style style:name="T706" style:parent-style-name="s2" style:family="text">
      <style:text-properties fo:color="#CC9393" fo:language="en" fo:country="US"/>
    </style:style>
    <style:style style:name="T707" style:parent-style-name="DefaultParagraphFont" style:family="text">
      <style:text-properties fo:color="#FDCE93" fo:language="en" fo:country="US"/>
    </style:style>
    <style:style style:name="T708" style:parent-style-name="o" style:family="text">
      <style:text-properties fo:color="#F0EFD0" fo:language="en" fo:country="US"/>
    </style:style>
    <style:style style:name="T709" style:parent-style-name="DefaultParagraphFont" style:family="text">
      <style:text-properties fo:color="#FDCE93" fo:language="en" fo:country="US"/>
    </style:style>
    <style:style style:name="T710" style:parent-style-name="o" style:family="text">
      <style:text-properties fo:color="#F0EFD0" fo:language="en" fo:country="US"/>
    </style:style>
    <style:style style:name="P711" style:parent-style-name="HTMLPreformatted" style:family="paragraph">
      <style:paragraph-properties style:line-height-at-least="0.1875in" fo:background-color="#3F3F3F"/>
    </style:style>
    <style:style style:name="T712" style:parent-style-name="DefaultParagraphFont" style:family="text">
      <style:text-properties fo:color="#FDCE93" fo:language="en" fo:country="US"/>
    </style:style>
    <style:style style:name="T713" style:parent-style-name="m" style:family="text">
      <style:text-properties fo:color="#8CD0D3" fo:language="en" fo:country="US"/>
    </style:style>
    <style:style style:name="T714" style:parent-style-name="DefaultParagraphFont" style:family="text">
      <style:text-properties fo:color="#FDCE93" fo:language="en" fo:country="US"/>
    </style:style>
    <style:style style:name="T715" style:parent-style-name="o" style:family="text">
      <style:text-properties fo:color="#F0EFD0" fo:language="en" fo:country="US"/>
    </style:style>
    <style:style style:name="T716" style:parent-style-name="DefaultParagraphFont" style:family="text">
      <style:text-properties fo:color="#FDCE93" fo:language="en" fo:country="US"/>
    </style:style>
    <style:style style:name="T717" style:parent-style-name="o" style:family="text">
      <style:text-properties fo:color="#F0EFD0" fo:language="en" fo:country="US"/>
    </style:style>
    <style:style style:name="P718" style:parent-style-name="HTMLPreformatted" style:family="paragraph">
      <style:paragraph-properties style:line-height-at-least="0.1875in" fo:background-color="#3F3F3F"/>
    </style:style>
    <style:style style:name="T719" style:parent-style-name="DefaultParagraphFont" style:family="text">
      <style:text-properties fo:color="#FDCE93" fo:language="en" fo:country="US"/>
    </style:style>
    <style:style style:name="T720" style:parent-style-name="m" style:family="text">
      <style:text-properties fo:color="#8CD0D3" fo:language="en" fo:country="US"/>
    </style:style>
    <style:style style:name="T721" style:parent-style-name="DefaultParagraphFont" style:family="text">
      <style:text-properties fo:color="#FDCE93" fo:language="en" fo:country="US"/>
    </style:style>
    <style:style style:name="T722" style:parent-style-name="o" style:family="text">
      <style:text-properties fo:color="#F0EFD0" fo:language="en" fo:country="US"/>
    </style:style>
    <style:style style:name="T723" style:parent-style-name="DefaultParagraphFont" style:family="text">
      <style:text-properties fo:color="#FDCE93" fo:language="en" fo:country="US"/>
    </style:style>
    <style:style style:name="T724" style:parent-style-name="o" style:family="text">
      <style:text-properties fo:color="#F0EFD0" fo:language="en" fo:country="US"/>
    </style:style>
    <style:style style:name="P725" style:parent-style-name="HTMLPreformatted" style:family="paragraph">
      <style:paragraph-properties style:line-height-at-least="0.1875in" fo:background-color="#3F3F3F"/>
    </style:style>
    <style:style style:name="T726" style:parent-style-name="DefaultParagraphFont" style:family="text">
      <style:text-properties fo:color="#FDCE93" fo:language="en" fo:country="US"/>
    </style:style>
    <style:style style:name="T727" style:parent-style-name="m" style:family="text">
      <style:text-properties fo:color="#8CD0D3" fo:language="en" fo:country="US"/>
    </style:style>
    <style:style style:name="T728" style:parent-style-name="DefaultParagraphFont" style:family="text">
      <style:text-properties fo:color="#FDCE93" fo:language="en" fo:country="US"/>
    </style:style>
    <style:style style:name="T729" style:parent-style-name="o" style:family="text">
      <style:text-properties fo:color="#F0EFD0" fo:language="en" fo:country="US"/>
    </style:style>
    <style:style style:name="T730" style:parent-style-name="DefaultParagraphFont" style:family="text">
      <style:text-properties fo:color="#FDCE93" fo:language="en" fo:country="US"/>
    </style:style>
    <style:style style:name="T731" style:parent-style-name="o" style:family="text">
      <style:text-properties fo:color="#F0EFD0" fo:language="en" fo:country="US"/>
    </style:style>
    <style:style style:name="P732" style:parent-style-name="HTMLPreformatted" style:family="paragraph">
      <style:paragraph-properties style:line-height-at-least="0.1875in" fo:background-color="#3F3F3F"/>
    </style:style>
    <style:style style:name="T733" style:parent-style-name="DefaultParagraphFont" style:family="text">
      <style:text-properties fo:color="#FDCE93" fo:language="en" fo:country="US"/>
    </style:style>
    <style:style style:name="T734" style:parent-style-name="m" style:family="text">
      <style:text-properties fo:color="#8CD0D3" fo:language="en" fo:country="US"/>
    </style:style>
    <style:style style:name="T735" style:parent-style-name="DefaultParagraphFont" style:family="text">
      <style:text-properties fo:color="#FDCE93" fo:language="en" fo:country="US"/>
    </style:style>
    <style:style style:name="T736" style:parent-style-name="o" style:family="text">
      <style:text-properties fo:color="#F0EFD0" fo:language="en" fo:country="US"/>
    </style:style>
    <style:style style:name="T737" style:parent-style-name="DefaultParagraphFont" style:family="text">
      <style:text-properties fo:color="#FDCE93" fo:language="en" fo:country="US"/>
    </style:style>
    <style:style style:name="T738" style:parent-style-name="o" style:family="text">
      <style:text-properties fo:color="#F0EFD0" fo:language="en" fo:country="US"/>
    </style:style>
    <style:style style:name="P739" style:parent-style-name="HTMLPreformatted" style:family="paragraph">
      <style:paragraph-properties style:line-height-at-least="0.1875in" fo:background-color="#3F3F3F"/>
      <style:text-properties fo:color="#FDCE93" fo:language="en" fo:country="US"/>
    </style:style>
    <style:style style:name="P740" style:parent-style-name="HTMLPreformatted" style:family="paragraph">
      <style:paragraph-properties style:line-height-at-least="0.1875in" fo:background-color="#3F3F3F"/>
      <style:text-properties fo:color="#FDCE93" fo:language="en" fo:country="US"/>
    </style:style>
    <style:style style:name="P741" style:parent-style-name="HTMLPreformatted" style:family="paragraph">
      <style:paragraph-properties style:line-height-at-least="0.1875in" fo:background-color="#3F3F3F"/>
    </style:style>
    <style:style style:name="T742" style:parent-style-name="DefaultParagraphFont" style:family="text">
      <style:text-properties fo:color="#FDCE93" fo:language="en" fo:country="US"/>
    </style:style>
    <style:style style:name="T743" style:parent-style-name="m" style:family="text">
      <style:text-properties fo:color="#8CD0D3" fo:language="en" fo:country="US"/>
    </style:style>
    <style:style style:name="T744" style:parent-style-name="DefaultParagraphFont" style:family="text">
      <style:text-properties fo:color="#FDCE93" fo:language="en" fo:country="US"/>
    </style:style>
    <style:style style:name="T745" style:parent-style-name="o" style:family="text">
      <style:text-properties fo:color="#F0EFD0" fo:language="en" fo:country="US"/>
    </style:style>
    <style:style style:name="T746" style:parent-style-name="DefaultParagraphFont" style:family="text">
      <style:text-properties fo:color="#FDCE93" fo:language="en" fo:country="US"/>
    </style:style>
    <style:style style:name="T747" style:parent-style-name="o" style:family="text">
      <style:text-properties fo:color="#F0EFD0" fo:language="en" fo:country="US"/>
    </style:style>
    <style:style style:name="P748" style:parent-style-name="HTMLPreformatted" style:family="paragraph">
      <style:paragraph-properties style:line-height-at-least="0.1875in" fo:background-color="#3F3F3F"/>
      <style:text-properties fo:color="#FDCE93" fo:language="en" fo:country="US"/>
    </style:style>
    <style:style style:name="P749" style:parent-style-name="HTMLPreformatted" style:family="paragraph">
      <style:paragraph-properties style:line-height-at-least="0.1875in" fo:background-color="#3F3F3F"/>
      <style:text-properties fo:color="#FDCE93" fo:language="en" fo:country="US"/>
    </style:style>
    <style:style style:name="P750" style:parent-style-name="HTMLPreformatted" style:family="paragraph">
      <style:paragraph-properties style:line-height-at-least="0.1875in" fo:background-color="#3F3F3F"/>
    </style:style>
    <style:style style:name="T751" style:parent-style-name="DefaultParagraphFont" style:family="text">
      <style:text-properties fo:color="#FDCE93" fo:language="en" fo:country="US"/>
    </style:style>
    <style:style style:name="T752" style:parent-style-name="m" style:family="text">
      <style:text-properties fo:color="#8CD0D3" fo:language="en" fo:country="US"/>
    </style:style>
    <style:style style:name="T753" style:parent-style-name="DefaultParagraphFont" style:family="text">
      <style:text-properties fo:color="#FDCE93" fo:language="en" fo:country="US"/>
    </style:style>
    <style:style style:name="T754" style:parent-style-name="o" style:family="text">
      <style:text-properties fo:color="#F0EFD0" fo:language="en" fo:country="US"/>
    </style:style>
    <style:style style:name="T755" style:parent-style-name="DefaultParagraphFont" style:family="text">
      <style:text-properties fo:color="#FDCE93" fo:language="en" fo:country="US"/>
    </style:style>
    <style:style style:name="T756" style:parent-style-name="o" style:family="text">
      <style:text-properties fo:color="#F0EFD0" fo:language="en" fo:country="US"/>
    </style:style>
    <style:style style:name="P757" style:parent-style-name="HTMLPreformatted" style:family="paragraph">
      <style:paragraph-properties style:line-height-at-least="0.1875in" fo:background-color="#3F3F3F"/>
      <style:text-properties fo:color="#FDCE93" fo:language="en" fo:country="US"/>
    </style:style>
    <style:style style:name="P758" style:parent-style-name="HTMLPreformatted" style:family="paragraph">
      <style:paragraph-properties style:line-height-at-least="0.1875in" fo:background-color="#3F3F3F"/>
      <style:text-properties fo:color="#FDCE93" fo:language="en" fo:country="US"/>
    </style:style>
    <style:style style:name="P759" style:parent-style-name="HTMLPreformatted" style:family="paragraph">
      <style:paragraph-properties style:line-height-at-least="0.1875in" fo:background-color="#3F3F3F"/>
    </style:style>
    <style:style style:name="T760" style:parent-style-name="DefaultParagraphFont" style:family="text">
      <style:text-properties fo:color="#FDCE93" fo:language="en" fo:country="US"/>
    </style:style>
    <style:style style:name="T761" style:parent-style-name="m" style:family="text">
      <style:text-properties fo:color="#8CD0D3" fo:language="en" fo:country="US"/>
    </style:style>
    <style:style style:name="T762" style:parent-style-name="DefaultParagraphFont" style:family="text">
      <style:text-properties fo:color="#FDCE93" fo:language="en" fo:country="US"/>
    </style:style>
    <style:style style:name="T763" style:parent-style-name="o" style:family="text">
      <style:text-properties fo:color="#F0EFD0" fo:language="en" fo:country="US"/>
    </style:style>
    <style:style style:name="T764" style:parent-style-name="DefaultParagraphFont" style:family="text">
      <style:text-properties fo:color="#FDCE93" fo:language="en" fo:country="US"/>
    </style:style>
    <style:style style:name="T765" style:parent-style-name="o" style:family="text">
      <style:text-properties fo:color="#F0EFD0" fo:language="en" fo:country="US"/>
    </style:style>
    <style:style style:name="P766" style:parent-style-name="NormalWeb" style:family="paragraph">
      <style:paragraph-properties fo:text-align="justify" fo:margin-top="0in" fo:margin-bottom="0in" fo:background-color="#FFFFFF"/>
    </style:style>
    <style:style style:name="T767" style:parent-style-name="DefaultParagraphFont" style:family="text">
      <style:text-properties style:font-name="Arial" style:font-name-complex="Arial" fo:color="#404040"/>
    </style:style>
    <style:style style:name="T768" style:parent-style-name="Emphasis" style:family="text">
      <style:text-properties style:font-name="Arial" style:font-name-complex="Arial" fo:color="#404040"/>
    </style:style>
    <style:style style:name="T769" style:parent-style-name="DefaultParagraphFont" style:family="text">
      <style:text-properties style:font-name="Arial" style:font-name-complex="Arial" fo:color="#404040"/>
    </style:style>
    <style:style style:name="T770" style:parent-style-name="HTMLCode" style:family="text">
      <style:text-properties fo:color="#404040"/>
    </style:style>
    <style:style style:name="T771" style:parent-style-name="DefaultParagraphFont" style:family="text">
      <style:text-properties style:font-name="Arial" style:font-name-complex="Arial" fo:color="#404040"/>
    </style:style>
    <style:style style:name="P772" style:parent-style-name="NormalWeb" style:family="paragraph">
      <style:paragraph-properties fo:text-align="justify" fo:margin-top="0in" fo:margin-bottom="0in" fo:background-color="#FFFFFF"/>
    </style:style>
    <style:style style:name="T773" style:parent-style-name="DefaultParagraphFont" style:family="text">
      <style:text-properties style:font-name="Arial" style:font-name-complex="Arial" fo:color="#404040"/>
    </style:style>
    <style:style style:name="T774" style:parent-style-name="Emphasis" style:family="text">
      <style:text-properties style:font-name="Arial" style:font-name-complex="Arial" fo:color="#404040"/>
    </style:style>
    <style:style style:name="T775" style:parent-style-name="DefaultParagraphFont" style:family="text">
      <style:text-properties style:font-name="Arial" style:font-name-complex="Arial" fo:color="#404040"/>
    </style:style>
    <style:style style:name="T776" style:parent-style-name="HTMLCode" style:family="text">
      <style:text-properties fo:color="#404040"/>
    </style:style>
    <style:style style:name="T777" style:parent-style-name="DefaultParagraphFont" style:family="text">
      <style:text-properties style:font-name="Arial" style:font-name-complex="Arial" fo:color="#404040"/>
    </style:style>
    <style:style style:name="T778" style:parent-style-name="HTMLCode" style:family="text">
      <style:text-properties fo:color="#404040"/>
    </style:style>
    <style:style style:name="T779" style:parent-style-name="DefaultParagraphFont" style:family="text">
      <style:text-properties style:font-name="Arial" style:font-name-complex="Arial" fo:color="#404040"/>
    </style:style>
    <style:style style:name="T780" style:parent-style-name="HTMLCode" style:family="text">
      <style:text-properties fo:color="#404040"/>
    </style:style>
    <style:style style:name="T781" style:parent-style-name="DefaultParagraphFont" style:family="text">
      <style:text-properties style:font-name="Arial" style:font-name-complex="Arial" fo:color="#404040"/>
    </style:style>
    <style:style style:name="T782" style:parent-style-name="HTMLCode" style:family="text">
      <style:text-properties fo:color="#404040"/>
    </style:style>
    <style:style style:name="T783" style:parent-style-name="DefaultParagraphFont" style:family="text">
      <style:text-properties style:font-name="Arial" style:font-name-complex="Arial" fo:color="#404040"/>
    </style:style>
    <style:style style:name="T784" style:parent-style-name="HTMLCode" style:family="text">
      <style:text-properties fo:color="#404040"/>
    </style:style>
    <style:style style:name="T785" style:parent-style-name="DefaultParagraphFont" style:family="text">
      <style:text-properties style:font-name="Arial" style:font-name-complex="Arial" fo:color="#404040"/>
    </style:style>
    <style:style style:name="T786" style:parent-style-name="HTMLCode" style:family="text">
      <style:text-properties fo:color="#404040"/>
    </style:style>
    <style:style style:name="T787" style:parent-style-name="DefaultParagraphFont" style:family="text">
      <style:text-properties style:font-name="Arial" style:font-name-complex="Arial" fo:color="#404040"/>
    </style:style>
    <style:style style:name="P788" style:parent-style-name="NormalWeb" style:family="paragraph">
      <style:paragraph-properties fo:text-align="justify" fo:margin-top="0in" fo:margin-bottom="0in" fo:background-color="#FFFFFF"/>
      <style:text-properties style:font-name="Arial" style:font-name-complex="Arial" fo:color="#404040"/>
    </style:style>
    <style:style style:name="P789" style:parent-style-name="NormalWeb" style:family="paragraph">
      <style:paragraph-properties fo:text-align="justify" fo:margin-top="0in" fo:margin-bottom="0in" fo:background-color="#FFFFFF"/>
    </style:style>
    <style:style style:name="T790" style:parent-style-name="DefaultParagraphFont" style:family="text">
      <style:text-properties style:font-name="Arial" style:font-name-complex="Arial" fo:color="#404040"/>
    </style:style>
    <style:style style:name="T791" style:parent-style-name="Emphasis" style:family="text">
      <style:text-properties style:font-name="Arial" style:font-name-complex="Arial" fo:color="#FE7C6D"/>
    </style:style>
    <style:style style:name="T792" style:parent-style-name="DefaultParagraphFont" style:family="text">
      <style:text-properties style:font-name="Arial" style:font-name-complex="Arial" fo:color="#404040"/>
    </style:style>
    <style:style style:name="T793" style:parent-style-name="Emphasis" style:family="text">
      <style:text-properties style:font-name="Arial" style:font-name-complex="Arial" fo:color="#404040"/>
    </style:style>
    <style:style style:name="T794" style:parent-style-name="DefaultParagraphFont" style:family="text">
      <style:text-properties style:font-name="Arial" style:font-name-complex="Arial" fo:color="#404040"/>
    </style:style>
    <style:style style:name="T795" style:parent-style-name="HTMLCode" style:family="text">
      <style:text-properties fo:color="#404040"/>
    </style:style>
    <style:style style:name="T796" style:parent-style-name="DefaultParagraphFont" style:family="text">
      <style:text-properties style:font-name="Arial" style:font-name-complex="Arial" fo:color="#404040"/>
    </style:style>
    <style:style style:name="T797" style:parent-style-name="HTMLCode" style:family="text">
      <style:text-properties fo:color="#404040"/>
    </style:style>
    <style:style style:name="T798" style:parent-style-name="DefaultParagraphFont" style:family="text">
      <style:text-properties style:font-name="Arial" style:font-name-complex="Arial" fo:color="#404040"/>
    </style:style>
    <style:style style:name="T799" style:parent-style-name="HTMLCode" style:family="text">
      <style:text-properties fo:color="#404040"/>
    </style:style>
    <style:style style:name="T800" style:parent-style-name="DefaultParagraphFont" style:family="text">
      <style:text-properties style:font-name="Arial" style:font-name-complex="Arial" fo:color="#404040"/>
    </style:style>
    <style:style style:name="T801" style:parent-style-name="HTMLCode" style:family="text">
      <style:text-properties fo:color="#404040"/>
    </style:style>
    <style:style style:name="T802" style:parent-style-name="DefaultParagraphFont" style:family="text">
      <style:text-properties style:font-name="Arial" style:font-name-complex="Arial" fo:color="#404040"/>
    </style:style>
    <style:style style:name="T803" style:parent-style-name="HTMLCode" style:family="text">
      <style:text-properties fo:color="#404040"/>
    </style:style>
    <style:style style:name="T804" style:parent-style-name="DefaultParagraphFont" style:family="text">
      <style:text-properties style:font-name="Arial" style:font-name-complex="Arial" fo:color="#404040"/>
    </style:style>
    <style:style style:name="T805" style:parent-style-name="HTMLCode" style:family="text">
      <style:text-properties fo:color="#404040"/>
    </style:style>
    <style:style style:name="T806" style:parent-style-name="DefaultParagraphFont" style:family="text">
      <style:text-properties style:font-name="Arial" style:font-name-complex="Arial" fo:color="#404040"/>
    </style:style>
    <style:style style:name="P807" style:parent-style-name="HTMLPreformatted" style:family="paragraph">
      <style:paragraph-properties style:line-height-at-least="0.1875in" fo:background-color="#3F3F3F"/>
      <style:text-properties fo:color="#FDCE93" fo:language="en" fo:country="US"/>
    </style:style>
    <style:style style:name="P808" style:parent-style-name="HTMLPreformatted" style:family="paragraph">
      <style:paragraph-properties style:line-height-at-least="0.1875in" fo:background-color="#3F3F3F"/>
      <style:text-properties fo:color="#FDCE93" fo:language="en" fo:country="US"/>
    </style:style>
    <style:style style:name="P809" style:parent-style-name="HTMLPreformatted" style:family="paragraph">
      <style:paragraph-properties style:line-height-at-least="0.1875in" fo:background-color="#3F3F3F"/>
      <style:text-properties fo:color="#FDCE93" fo:language="en" fo:country="US"/>
    </style:style>
    <style:style style:name="P810" style:parent-style-name="HTMLPreformatted" style:family="paragraph">
      <style:paragraph-properties style:line-height-at-least="0.1875in" fo:background-color="#3F3F3F"/>
      <style:text-properties fo:color="#FDCE93" fo:language="en" fo:country="US"/>
    </style:style>
    <style:style style:name="P811" style:parent-style-name="HTMLPreformatted" style:family="paragraph">
      <style:paragraph-properties style:line-height-at-least="0.1875in" fo:background-color="#3F3F3F"/>
      <style:text-properties fo:color="#FDCE93" fo:language="en" fo:country="US"/>
    </style:style>
    <style:style style:name="P812" style:parent-style-name="HTMLPreformatted" style:family="paragraph">
      <style:paragraph-properties style:line-height-at-least="0.1875in" fo:background-color="#3F3F3F"/>
    </style:style>
    <style:style style:name="T813" style:parent-style-name="DefaultParagraphFont" style:family="text">
      <style:text-properties fo:color="#FDCE93" fo:language="en" fo:country="US"/>
    </style:style>
    <style:style style:name="T814" style:parent-style-name="s1" style:family="text">
      <style:text-properties fo:color="#CC9393" fo:language="en" fo:country="US"/>
    </style:style>
    <style:style style:name="P815" style:parent-style-name="HTMLPreformatted" style:family="paragraph">
      <style:paragraph-properties style:line-height-at-least="0.1875in" fo:background-color="#3F3F3F"/>
    </style:style>
    <style:style style:name="T816" style:parent-style-name="DefaultParagraphFont" style:family="text">
      <style:text-properties fo:color="#FDCE93" fo:language="en" fo:country="US"/>
    </style:style>
    <style:style style:name="T817" style:parent-style-name="s1" style:family="text">
      <style:text-properties fo:color="#CC9393" fo:language="en" fo:country="US"/>
    </style:style>
    <style:style style:name="P818" style:parent-style-name="HTMLPreformatted" style:family="paragraph">
      <style:paragraph-properties style:line-height-at-least="0.1875in" fo:background-color="#3F3F3F"/>
      <style:text-properties fo:color="#FDCE93" fo:language="en" fo:country="US"/>
    </style:style>
    <style:style style:name="P819" style:parent-style-name="HTMLPreformatted" style:family="paragraph">
      <style:paragraph-properties style:line-height-at-least="0.1875in" fo:background-color="#3F3F3F"/>
      <style:text-properties fo:color="#FDCE93" fo:language="en" fo:country="US"/>
    </style:style>
    <style:style style:name="P820" style:parent-style-name="HTMLPreformatted" style:family="paragraph">
      <style:paragraph-properties style:line-height-at-least="0.1875in" fo:background-color="#3F3F3F"/>
    </style:style>
    <style:style style:name="T821" style:parent-style-name="DefaultParagraphFont" style:family="text">
      <style:text-properties fo:color="#FDCE93" fo:language="en" fo:country="US"/>
    </style:style>
    <style:style style:name="T822" style:parent-style-name="m" style:family="text">
      <style:text-properties fo:color="#8CD0D3" fo:language="en" fo:country="US"/>
    </style:style>
    <style:style style:name="T823" style:parent-style-name="DefaultParagraphFont" style:family="text">
      <style:text-properties fo:color="#FDCE93" fo:language="en" fo:country="US"/>
    </style:style>
    <style:style style:name="T824" style:parent-style-name="s2" style:family="text">
      <style:text-properties fo:color="#CC9393" fo:language="en" fo:country="US"/>
    </style:style>
    <style:style style:name="T825" style:parent-style-name="DefaultParagraphFont" style:family="text">
      <style:text-properties fo:color="#FDCE93" fo:language="en" fo:country="US"/>
    </style:style>
    <style:style style:name="T826" style:parent-style-name="o" style:family="text">
      <style:text-properties fo:color="#F0EFD0" fo:language="en" fo:country="US"/>
    </style:style>
    <style:style style:name="T827" style:parent-style-name="DefaultParagraphFont" style:family="text">
      <style:text-properties fo:color="#FDCE93" fo:language="en" fo:country="US"/>
    </style:style>
    <style:style style:name="T828" style:parent-style-name="o" style:family="text">
      <style:text-properties fo:color="#F0EFD0" fo:language="en" fo:country="US"/>
    </style:style>
    <style:style style:name="P829" style:parent-style-name="HTMLPreformatted" style:family="paragraph">
      <style:paragraph-properties style:line-height-at-least="0.1875in" fo:background-color="#3F3F3F"/>
    </style:style>
    <style:style style:name="T830" style:parent-style-name="DefaultParagraphFont" style:family="text">
      <style:text-properties fo:color="#FDCE93" fo:language="en" fo:country="US"/>
    </style:style>
    <style:style style:name="T831" style:parent-style-name="m" style:family="text">
      <style:text-properties fo:color="#8CD0D3" fo:language="en" fo:country="US"/>
    </style:style>
    <style:style style:name="T832" style:parent-style-name="DefaultParagraphFont" style:family="text">
      <style:text-properties fo:color="#FDCE93" fo:language="en" fo:country="US"/>
    </style:style>
    <style:style style:name="T833" style:parent-style-name="o" style:family="text">
      <style:text-properties fo:color="#F0EFD0" fo:language="en" fo:country="US"/>
    </style:style>
    <style:style style:name="T834" style:parent-style-name="DefaultParagraphFont" style:family="text">
      <style:text-properties fo:color="#FDCE93" fo:language="en" fo:country="US"/>
    </style:style>
    <style:style style:name="T835" style:parent-style-name="o" style:family="text">
      <style:text-properties fo:color="#F0EFD0" fo:language="en" fo:country="US"/>
    </style:style>
    <style:style style:name="P836" style:parent-style-name="HTMLPreformatted" style:family="paragraph">
      <style:paragraph-properties style:line-height-at-least="0.1875in" fo:background-color="#3F3F3F"/>
    </style:style>
    <style:style style:name="T837" style:parent-style-name="DefaultParagraphFont" style:family="text">
      <style:text-properties fo:color="#FDCE93" fo:language="en" fo:country="US"/>
    </style:style>
    <style:style style:name="T838" style:parent-style-name="m" style:family="text">
      <style:text-properties fo:color="#8CD0D3" fo:language="en" fo:country="US"/>
    </style:style>
    <style:style style:name="T839" style:parent-style-name="DefaultParagraphFont" style:family="text">
      <style:text-properties fo:color="#FDCE93" fo:language="en" fo:country="US"/>
    </style:style>
    <style:style style:name="T840" style:parent-style-name="o" style:family="text">
      <style:text-properties fo:color="#F0EFD0" fo:language="en" fo:country="US"/>
    </style:style>
    <style:style style:name="T841" style:parent-style-name="DefaultParagraphFont" style:family="text">
      <style:text-properties fo:color="#FDCE93" fo:language="en" fo:country="US"/>
    </style:style>
    <style:style style:name="T842" style:parent-style-name="o" style:family="text">
      <style:text-properties fo:color="#F0EFD0" fo:language="en" fo:country="US"/>
    </style:style>
    <style:style style:name="P843" style:parent-style-name="HTMLPreformatted" style:family="paragraph">
      <style:paragraph-properties style:line-height-at-least="0.1875in" fo:background-color="#3F3F3F"/>
    </style:style>
    <style:style style:name="T844" style:parent-style-name="DefaultParagraphFont" style:family="text">
      <style:text-properties fo:color="#FDCE93" fo:language="en" fo:country="US"/>
    </style:style>
    <style:style style:name="T845" style:parent-style-name="m" style:family="text">
      <style:text-properties fo:color="#8CD0D3" fo:language="en" fo:country="US"/>
    </style:style>
    <style:style style:name="T846" style:parent-style-name="DefaultParagraphFont" style:family="text">
      <style:text-properties fo:color="#FDCE93" fo:language="en" fo:country="US"/>
    </style:style>
    <style:style style:name="T847" style:parent-style-name="o" style:family="text">
      <style:text-properties fo:color="#F0EFD0" fo:language="en" fo:country="US"/>
    </style:style>
    <style:style style:name="T848" style:parent-style-name="DefaultParagraphFont" style:family="text">
      <style:text-properties fo:color="#FDCE93" fo:language="en" fo:country="US"/>
    </style:style>
    <style:style style:name="T849" style:parent-style-name="o" style:family="text">
      <style:text-properties fo:color="#F0EFD0" fo:language="en" fo:country="US"/>
    </style:style>
    <style:style style:name="P850" style:parent-style-name="HTMLPreformatted" style:family="paragraph">
      <style:paragraph-properties style:line-height-at-least="0.1875in" fo:background-color="#3F3F3F"/>
      <style:text-properties fo:color="#FDCE93" fo:language="en" fo:country="US"/>
    </style:style>
    <style:style style:name="P851" style:parent-style-name="HTMLPreformatted" style:family="paragraph">
      <style:paragraph-properties style:line-height-at-least="0.1875in" fo:background-color="#3F3F3F"/>
      <style:text-properties fo:color="#FDCE93" fo:language="en" fo:country="US"/>
    </style:style>
    <style:style style:name="P852" style:parent-style-name="HTMLPreformatted" style:family="paragraph">
      <style:paragraph-properties style:line-height-at-least="0.1875in" fo:background-color="#3F3F3F"/>
      <style:text-properties fo:color="#FDCE93" fo:language="en" fo:country="US"/>
    </style:style>
    <style:style style:name="P853" style:parent-style-name="HTMLPreformatted" style:family="paragraph">
      <style:paragraph-properties style:line-height-at-least="0.1875in" fo:background-color="#3F3F3F"/>
      <style:text-properties fo:color="#FDCE93" fo:language="en" fo:country="US"/>
    </style:style>
    <style:style style:name="P854" style:parent-style-name="HTMLPreformatted" style:family="paragraph">
      <style:paragraph-properties style:line-height-at-least="0.1875in" fo:background-color="#3F3F3F"/>
      <style:text-properties fo:color="#FDCE93" fo:language="en" fo:country="US"/>
    </style:style>
    <style:style style:name="P855" style:parent-style-name="HTMLPreformatted" style:family="paragraph">
      <style:paragraph-properties style:line-height-at-least="0.1875in" fo:background-color="#3F3F3F"/>
      <style:text-properties fo:color="#FDCE93"/>
    </style:style>
    <style:style style:name="P856" style:parent-style-name="NormalWeb" style:family="paragraph">
      <style:paragraph-properties fo:text-align="justify" fo:margin-top="0in" fo:margin-bottom="0in" fo:background-color="#FFFFFF"/>
    </style:style>
    <style:style style:name="T857" style:parent-style-name="DefaultParagraphFont" style:family="text">
      <style:text-properties style:font-name="Arial" style:font-name-complex="Arial" fo:color="#404040"/>
    </style:style>
    <style:style style:name="T858" style:parent-style-name="Emphasis" style:family="text">
      <style:text-properties style:font-name="Arial" style:font-name-complex="Arial" fo:color="#404040"/>
    </style:style>
    <style:style style:name="T859" style:parent-style-name="DefaultParagraphFont" style:family="text">
      <style:text-properties style:font-name="Arial" style:font-name-complex="Arial" fo:color="#404040"/>
    </style:style>
    <style:style style:name="P860" style:parent-style-name="NormalWeb" style:family="paragraph">
      <style:paragraph-properties fo:text-align="justify" fo:margin-top="0in" fo:margin-bottom="0in" fo:background-color="#FFFFFF"/>
    </style:style>
    <style:style style:name="T861" style:parent-style-name="DefaultParagraphFont" style:family="text">
      <style:text-properties style:font-name="Arial" style:font-name-complex="Arial" fo:color="#404040"/>
    </style:style>
    <style:style style:name="T862" style:parent-style-name="HTMLCode" style:family="text">
      <style:text-properties fo:color="#404040"/>
    </style:style>
    <style:style style:name="T863" style:parent-style-name="DefaultParagraphFont" style:family="text">
      <style:text-properties style:font-name="Arial" style:font-name-complex="Arial" fo:color="#404040"/>
    </style:style>
    <style:style style:name="P864" style:parent-style-name="Normal" style:family="paragraph">
      <style:paragraph-properties fo:background-color="#FFFFFF"/>
    </style:style>
    <style:style style:name="T865" style:parent-style-name="DefaultParagraphFont" style:family="text">
      <style:text-properties style:font-name="Arial" style:font-name-complex="Arial" fo:color="#404040" fo:language="en" fo:country="US"/>
    </style:style>
    <style:style style:name="T866" style:parent-style-name="Hyperlink" style:family="text">
      <style:text-properties style:font-name="Arial" style:font-name-complex="Arial" fo:color="#FE7C6D" fo:language="en" fo:country="US"/>
    </style:style>
    <style:style style:name="P867" style:parent-style-name="HTMLPreformatted" style:family="paragraph">
      <style:paragraph-properties style:line-height-at-least="0.1875in" fo:background-color="#3F3F3F"/>
      <style:text-properties fo:color="#FDCE93" fo:language="en" fo:country="US"/>
    </style:style>
    <style:style style:name="P868" style:parent-style-name="HTMLPreformatted" style:family="paragraph">
      <style:paragraph-properties style:line-height-at-least="0.1875in" fo:background-color="#3F3F3F"/>
      <style:text-properties fo:color="#FDCE93" fo:language="en" fo:country="US"/>
    </style:style>
    <style:style style:name="P869" style:parent-style-name="HTMLPreformatted" style:family="paragraph">
      <style:paragraph-properties style:line-height-at-least="0.1875in" fo:background-color="#3F3F3F"/>
      <style:text-properties fo:color="#FDCE93" fo:language="en" fo:country="US"/>
    </style:style>
    <style:style style:name="P870" style:parent-style-name="HTMLPreformatted" style:family="paragraph">
      <style:paragraph-properties style:line-height-at-least="0.1875in" fo:background-color="#3F3F3F"/>
      <style:text-properties fo:color="#FDCE93" fo:language="en" fo:country="US"/>
    </style:style>
    <style:style style:name="P871" style:parent-style-name="HTMLPreformatted" style:family="paragraph">
      <style:paragraph-properties style:line-height-at-least="0.1875in" fo:background-color="#3F3F3F"/>
      <style:text-properties fo:color="#FDCE93" fo:language="en" fo:country="US"/>
    </style:style>
    <style:style style:name="P872" style:parent-style-name="HTMLPreformatted" style:family="paragraph">
      <style:paragraph-properties style:line-height-at-least="0.1875in" fo:background-color="#3F3F3F"/>
      <style:text-properties fo:color="#FDCE93" fo:language="en" fo:country="US"/>
    </style:style>
    <style:style style:name="P873" style:parent-style-name="HTMLPreformatted" style:family="paragraph">
      <style:paragraph-properties style:line-height-at-least="0.1875in" fo:background-color="#3F3F3F"/>
    </style:style>
    <style:style style:name="T874" style:parent-style-name="DefaultParagraphFont" style:family="text">
      <style:text-properties fo:color="#FDCE93" fo:language="en" fo:country="US"/>
    </style:style>
    <style:style style:name="T875" style:parent-style-name="m" style:family="text">
      <style:text-properties fo:color="#8CD0D3" fo:language="en" fo:country="US"/>
    </style:style>
    <style:style style:name="P876" style:parent-style-name="HTMLPreformatted" style:family="paragraph">
      <style:paragraph-properties style:line-height-at-least="0.1875in" fo:background-color="#3F3F3F"/>
      <style:text-properties fo:color="#FDCE93" fo:language="en" fo:country="US"/>
    </style:style>
    <style:style style:name="P877" style:parent-style-name="HTMLPreformatted" style:family="paragraph">
      <style:paragraph-properties style:line-height-at-least="0.1875in" fo:background-color="#3F3F3F"/>
      <style:text-properties fo:color="#FDCE93" fo:language="en" fo:country="US"/>
    </style:style>
    <style:style style:name="P878" style:parent-style-name="HTMLPreformatted" style:family="paragraph">
      <style:paragraph-properties style:line-height-at-least="0.1875in" fo:background-color="#3F3F3F"/>
    </style:style>
    <style:style style:name="T879" style:parent-style-name="DefaultParagraphFont" style:family="text">
      <style:text-properties fo:color="#FDCE93" fo:language="en" fo:country="US"/>
    </style:style>
    <style:style style:name="T880" style:parent-style-name="m" style:family="text">
      <style:text-properties fo:color="#8CD0D3" fo:language="en" fo:country="US"/>
    </style:style>
    <style:style style:name="P881" style:parent-style-name="HTMLPreformatted" style:family="paragraph">
      <style:paragraph-properties style:line-height-at-least="0.1875in" fo:background-color="#3F3F3F"/>
    </style:style>
    <style:style style:name="T882" style:parent-style-name="DefaultParagraphFont" style:family="text">
      <style:text-properties fo:color="#FDCE93" fo:language="en" fo:country="US"/>
    </style:style>
    <style:style style:name="T883" style:parent-style-name="DefaultParagraphFont" style:family="text">
      <style:text-properties fo:color="#FDCE93"/>
    </style:style>
    <style:style style:name="P884" style:parent-style-name="HTMLPreformatted" style:family="paragraph">
      <style:paragraph-properties style:line-height-at-least="0.1875in" fo:background-color="#3F3F3F"/>
      <style:text-properties fo:color="#FDCE93"/>
    </style:style>
    <style:style style:name="P885" style:parent-style-name="NormalWeb" style:family="paragraph">
      <style:paragraph-properties fo:text-align="justify" fo:margin-top="0in" fo:margin-bottom="0in" fo:background-color="#FFFFFF"/>
    </style:style>
    <style:style style:name="T886" style:parent-style-name="DefaultParagraphFont" style:family="text">
      <style:text-properties style:font-name="Arial" style:font-name-complex="Arial" fo:color="#404040"/>
    </style:style>
    <style:style style:name="T887" style:parent-style-name="HTMLCode" style:family="text">
      <style:text-properties fo:color="#404040"/>
    </style:style>
    <style:style style:name="T888" style:parent-style-name="DefaultParagraphFont" style:family="text">
      <style:text-properties style:font-name="Arial" style:font-name-complex="Arial" fo:color="#404040"/>
    </style:style>
    <style:style style:name="T889" style:parent-style-name="Emphasis" style:family="text">
      <style:text-properties style:font-name="Arial" style:font-name-complex="Arial" fo:color="#404040"/>
    </style:style>
    <style:style style:name="T890" style:parent-style-name="DefaultParagraphFont" style:family="text">
      <style:text-properties style:font-name="Arial" style:font-name-complex="Arial" fo:color="#404040"/>
    </style:style>
    <style:style style:name="P891" style:parent-style-name="NormalWeb" style:family="paragraph">
      <style:paragraph-properties fo:text-align="justify" fo:margin-top="0in" fo:margin-bottom="0in" fo:background-color="#FFFFFF"/>
    </style:style>
    <style:style style:name="T892" style:parent-style-name="DefaultParagraphFont" style:family="text">
      <style:text-properties style:font-name="Arial" style:font-name-complex="Arial" fo:color="#404040"/>
    </style:style>
    <style:style style:name="T893" style:parent-style-name="HTMLCode" style:family="text">
      <style:text-properties fo:color="#404040"/>
    </style:style>
    <style:style style:name="T894" style:parent-style-name="DefaultParagraphFont" style:family="text">
      <style:text-properties style:font-name="Arial" style:font-name-complex="Arial" fo:color="#404040"/>
    </style:style>
    <style:style style:name="T895" style:parent-style-name="HTMLCode" style:family="text">
      <style:text-properties fo:color="#404040"/>
    </style:style>
    <style:style style:name="T896" style:parent-style-name="DefaultParagraphFont" style:family="text">
      <style:text-properties style:font-name="Arial" style:font-name-complex="Arial" fo:color="#404040"/>
    </style:style>
    <style:style style:name="P897" style:parent-style-name="Normal" style:family="paragraph">
      <style:paragraph-properties fo:background-color="#FFFFFF"/>
    </style:style>
    <style:style style:name="T898" style:parent-style-name="DefaultParagraphFont" style:family="text">
      <style:text-properties style:font-name="Arial" style:font-name-complex="Arial" fo:color="#404040"/>
    </style:style>
    <style:style style:name="T899" style:parent-style-name="Hyperlink" style:family="text">
      <style:text-properties style:font-name="Arial" style:font-name-complex="Arial" fo:color="#FE7C6D"/>
    </style:style>
    <style:style style:name="P900" style:parent-style-name="HTMLPreformatted" style:family="paragraph">
      <style:paragraph-properties style:line-height-at-least="0.1875in" fo:background-color="#3F3F3F"/>
      <style:text-properties fo:color="#FDCE93" fo:language="en" fo:country="US"/>
    </style:style>
    <style:style style:name="P901" style:parent-style-name="HTMLPreformatted" style:family="paragraph">
      <style:paragraph-properties style:line-height-at-least="0.1875in" fo:background-color="#3F3F3F"/>
      <style:text-properties fo:color="#FDCE93" fo:language="en" fo:country="US"/>
    </style:style>
    <style:style style:name="P902" style:parent-style-name="HTMLPreformatted" style:family="paragraph">
      <style:paragraph-properties style:line-height-at-least="0.1875in" fo:background-color="#3F3F3F"/>
      <style:text-properties fo:color="#FDCE93" fo:language="en" fo:country="US"/>
    </style:style>
    <style:style style:name="P903" style:parent-style-name="HTMLPreformatted" style:family="paragraph">
      <style:paragraph-properties style:line-height-at-least="0.1875in" fo:background-color="#3F3F3F"/>
      <style:text-properties fo:color="#FDCE93" fo:language="en" fo:country="US"/>
    </style:style>
    <style:style style:name="P904" style:parent-style-name="HTMLPreformatted" style:family="paragraph">
      <style:paragraph-properties style:line-height-at-least="0.1875in" fo:background-color="#3F3F3F"/>
      <style:text-properties fo:color="#FDCE93" fo:language="en" fo:country="US"/>
    </style:style>
    <style:style style:name="P905" style:parent-style-name="HTMLPreformatted" style:family="paragraph">
      <style:paragraph-properties style:line-height-at-least="0.1875in" fo:background-color="#3F3F3F"/>
    </style:style>
    <style:style style:name="T906" style:parent-style-name="DefaultParagraphFont" style:family="text">
      <style:text-properties fo:color="#FDCE93" fo:language="en" fo:country="US"/>
    </style:style>
    <style:style style:name="T907" style:parent-style-name="nb" style:family="text">
      <style:text-properties style:font-name-asian="DejaVu Sans Mono" fo:color="#EFEF8F" fo:language="en" fo:country="US"/>
    </style:style>
    <style:style style:name="T908" style:parent-style-name="DefaultParagraphFont" style:family="text">
      <style:text-properties fo:color="#FDCE93" fo:language="en" fo:country="US"/>
    </style:style>
    <style:style style:name="P909" style:parent-style-name="HTMLPreformatted" style:family="paragraph">
      <style:paragraph-properties style:line-height-at-least="0.1875in" fo:background-color="#3F3F3F"/>
      <style:text-properties fo:color="#FDCE93" fo:language="en" fo:country="US"/>
    </style:style>
    <style:style style:name="P910" style:parent-style-name="HTMLPreformatted" style:family="paragraph">
      <style:paragraph-properties style:line-height-at-least="0.1875in" fo:background-color="#3F3F3F"/>
    </style:style>
    <style:style style:name="T911" style:parent-style-name="DefaultParagraphFont" style:family="text">
      <style:text-properties fo:color="#FDCE93" fo:language="en" fo:country="US"/>
    </style:style>
    <style:style style:name="T912" style:parent-style-name="m" style:family="text">
      <style:text-properties fo:color="#8CD0D3" fo:language="en" fo:country="US"/>
    </style:style>
    <style:style style:name="P913" style:parent-style-name="HTMLPreformatted" style:family="paragraph">
      <style:paragraph-properties style:line-height-at-least="0.1875in" fo:background-color="#3F3F3F"/>
      <style:text-properties fo:color="#FDCE93" fo:language="en" fo:country="US"/>
    </style:style>
    <style:style style:name="P914" style:parent-style-name="HTMLPreformatted" style:family="paragraph">
      <style:paragraph-properties style:line-height-at-least="0.1875in" fo:background-color="#3F3F3F"/>
      <style:text-properties fo:color="#FDCE93" fo:language="en" fo:country="US"/>
    </style:style>
    <style:style style:name="P915" style:parent-style-name="HTMLPreformatted" style:family="paragraph">
      <style:paragraph-properties style:line-height-at-least="0.1875in" fo:background-color="#3F3F3F"/>
    </style:style>
    <style:style style:name="T916" style:parent-style-name="DefaultParagraphFont" style:family="text">
      <style:text-properties fo:color="#FDCE93" fo:language="en" fo:country="US"/>
    </style:style>
    <style:style style:name="T917" style:parent-style-name="m" style:family="text">
      <style:text-properties fo:color="#8CD0D3" fo:language="en" fo:country="US"/>
    </style:style>
    <style:style style:name="P918" style:parent-style-name="HTMLPreformatted" style:family="paragraph">
      <style:paragraph-properties style:line-height-at-least="0.1875in" fo:background-color="#3F3F3F"/>
    </style:style>
    <style:style style:name="T919" style:parent-style-name="DefaultParagraphFont" style:family="text">
      <style:text-properties fo:color="#FDCE93" fo:language="en" fo:country="US"/>
    </style:style>
    <style:style style:name="T920" style:parent-style-name="DefaultParagraphFont" style:family="text">
      <style:text-properties fo:color="#FDCE93"/>
    </style:style>
    <style:style style:name="P921" style:parent-style-name="HTMLPreformatted" style:family="paragraph">
      <style:paragraph-properties style:line-height-at-least="0.1875in" fo:background-color="#3F3F3F"/>
      <style:text-properties fo:color="#FDCE93"/>
    </style:style>
    <style:style style:name="P922" style:parent-style-name="NormalWeb" style:family="paragraph">
      <style:paragraph-properties fo:text-align="justify" fo:margin-top="0in" fo:margin-bottom="0in" fo:background-color="#FFFFFF"/>
    </style:style>
    <style:style style:name="T923" style:parent-style-name="DefaultParagraphFont" style:family="text">
      <style:text-properties style:font-name="Arial" style:font-name-complex="Arial" fo:color="#404040"/>
    </style:style>
    <style:style style:name="T924" style:parent-style-name="HTMLCode" style:family="text">
      <style:text-properties fo:color="#404040"/>
    </style:style>
    <style:style style:name="T925" style:parent-style-name="DefaultParagraphFont" style:family="text">
      <style:text-properties style:font-name="Arial" style:font-name-complex="Arial" fo:color="#404040"/>
    </style:style>
    <style:style style:name="P926" style:parent-style-name="HTMLPreformatted" style:family="paragraph">
      <style:paragraph-properties style:line-height-at-least="0.1875in" fo:background-color="#3F3F3F"/>
      <style:text-properties fo:color="#FDCE93" fo:language="en" fo:country="US"/>
    </style:style>
    <style:style style:name="P927" style:parent-style-name="HTMLPreformatted" style:family="paragraph">
      <style:paragraph-properties style:line-height-at-least="0.1875in" fo:background-color="#3F3F3F"/>
      <style:text-properties fo:color="#FDCE93" fo:language="en" fo:country="US"/>
    </style:style>
    <style:style style:name="P928" style:parent-style-name="HTMLPreformatted" style:family="paragraph">
      <style:paragraph-properties style:line-height-at-least="0.1875in" fo:background-color="#3F3F3F"/>
      <style:text-properties fo:color="#FDCE93" fo:language="en" fo:country="US"/>
    </style:style>
    <style:style style:name="P929" style:parent-style-name="HTMLPreformatted" style:family="paragraph">
      <style:paragraph-properties style:line-height-at-least="0.1875in" fo:background-color="#3F3F3F"/>
      <style:text-properties fo:color="#FDCE93" fo:language="en" fo:country="US"/>
    </style:style>
    <style:style style:name="P930" style:parent-style-name="HTMLPreformatted" style:family="paragraph">
      <style:paragraph-properties style:line-height-at-least="0.1875in" fo:background-color="#3F3F3F"/>
      <style:text-properties fo:color="#FDCE93" fo:language="en" fo:country="US"/>
    </style:style>
    <style:style style:name="P931" style:parent-style-name="HTMLPreformatted" style:family="paragraph">
      <style:paragraph-properties style:line-height-at-least="0.1875in" fo:background-color="#3F3F3F"/>
    </style:style>
    <style:style style:name="T932" style:parent-style-name="DefaultParagraphFont" style:family="text">
      <style:text-properties fo:color="#FDCE93" fo:language="en" fo:country="US"/>
    </style:style>
    <style:style style:name="T933" style:parent-style-name="s1" style:family="text">
      <style:text-properties fo:color="#CC9393" fo:language="en" fo:country="US"/>
    </style:style>
    <style:style style:name="P934" style:parent-style-name="HTMLPreformatted" style:family="paragraph">
      <style:paragraph-properties style:line-height-at-least="0.1875in" fo:background-color="#3F3F3F"/>
    </style:style>
    <style:style style:name="T935" style:parent-style-name="DefaultParagraphFont" style:family="text">
      <style:text-properties fo:color="#FDCE93" fo:language="en" fo:country="US"/>
    </style:style>
    <style:style style:name="T936" style:parent-style-name="s1" style:family="text">
      <style:text-properties fo:color="#CC9393" fo:language="en" fo:country="US"/>
    </style:style>
    <style:style style:name="P937" style:parent-style-name="HTMLPreformatted" style:family="paragraph">
      <style:paragraph-properties style:line-height-at-least="0.1875in" fo:background-color="#3F3F3F"/>
      <style:text-properties fo:color="#FDCE93" fo:language="en" fo:country="US"/>
    </style:style>
    <style:style style:name="P938" style:parent-style-name="HTMLPreformatted" style:family="paragraph">
      <style:paragraph-properties style:line-height-at-least="0.1875in" fo:background-color="#3F3F3F"/>
      <style:text-properties fo:color="#FDCE93" fo:language="en" fo:country="US"/>
    </style:style>
    <style:style style:name="P939" style:parent-style-name="HTMLPreformatted" style:family="paragraph">
      <style:paragraph-properties style:line-height-at-least="0.1875in" fo:background-color="#3F3F3F"/>
    </style:style>
    <style:style style:name="T940" style:parent-style-name="DefaultParagraphFont" style:family="text">
      <style:text-properties fo:color="#FDCE93" fo:language="en" fo:country="US"/>
    </style:style>
    <style:style style:name="T941" style:parent-style-name="m" style:family="text">
      <style:text-properties fo:color="#8CD0D3" fo:language="en" fo:country="US"/>
    </style:style>
    <style:style style:name="T942" style:parent-style-name="DefaultParagraphFont" style:family="text">
      <style:text-properties fo:color="#FDCE93" fo:language="en" fo:country="US"/>
    </style:style>
    <style:style style:name="T943" style:parent-style-name="s2" style:family="text">
      <style:text-properties fo:color="#CC9393" fo:language="en" fo:country="US"/>
    </style:style>
    <style:style style:name="T944" style:parent-style-name="DefaultParagraphFont" style:family="text">
      <style:text-properties fo:color="#FDCE93" fo:language="en" fo:country="US"/>
    </style:style>
    <style:style style:name="T945" style:parent-style-name="o" style:family="text">
      <style:text-properties fo:color="#F0EFD0" fo:language="en" fo:country="US"/>
    </style:style>
    <style:style style:name="T946" style:parent-style-name="DefaultParagraphFont" style:family="text">
      <style:text-properties fo:color="#FDCE93" fo:language="en" fo:country="US"/>
    </style:style>
    <style:style style:name="T947" style:parent-style-name="o" style:family="text">
      <style:text-properties fo:color="#F0EFD0" fo:language="en" fo:country="US"/>
    </style:style>
    <style:style style:name="P948" style:parent-style-name="HTMLPreformatted" style:family="paragraph">
      <style:paragraph-properties style:line-height-at-least="0.1875in" fo:background-color="#3F3F3F"/>
    </style:style>
    <style:style style:name="T949" style:parent-style-name="DefaultParagraphFont" style:family="text">
      <style:text-properties fo:color="#FDCE93" fo:language="en" fo:country="US"/>
    </style:style>
    <style:style style:name="T950" style:parent-style-name="m" style:family="text">
      <style:text-properties fo:color="#8CD0D3" fo:language="en" fo:country="US"/>
    </style:style>
    <style:style style:name="T951" style:parent-style-name="DefaultParagraphFont" style:family="text">
      <style:text-properties fo:color="#FDCE93" fo:language="en" fo:country="US"/>
    </style:style>
    <style:style style:name="T952" style:parent-style-name="o" style:family="text">
      <style:text-properties fo:color="#F0EFD0" fo:language="en" fo:country="US"/>
    </style:style>
    <style:style style:name="T953" style:parent-style-name="DefaultParagraphFont" style:family="text">
      <style:text-properties fo:color="#FDCE93" fo:language="en" fo:country="US"/>
    </style:style>
    <style:style style:name="T954" style:parent-style-name="o" style:family="text">
      <style:text-properties fo:color="#F0EFD0" fo:language="en" fo:country="US"/>
    </style:style>
    <style:style style:name="P955" style:parent-style-name="HTMLPreformatted" style:family="paragraph">
      <style:paragraph-properties style:line-height-at-least="0.1875in" fo:background-color="#3F3F3F"/>
      <style:text-properties fo:color="#FDCE93" fo:language="en" fo:country="US"/>
    </style:style>
    <style:style style:name="P956" style:parent-style-name="HTMLPreformatted" style:family="paragraph">
      <style:paragraph-properties style:line-height-at-least="0.1875in" fo:background-color="#3F3F3F"/>
      <style:text-properties fo:color="#FDCE93" fo:language="en" fo:country="US"/>
    </style:style>
    <style:style style:name="P957" style:parent-style-name="HTMLPreformatted" style:family="paragraph">
      <style:paragraph-properties style:line-height-at-least="0.1875in" fo:background-color="#3F3F3F"/>
      <style:text-properties fo:color="#FDCE93" fo:language="en" fo:country="US"/>
    </style:style>
    <style:style style:name="P958" style:parent-style-name="HTMLPreformatted" style:family="paragraph">
      <style:paragraph-properties style:line-height-at-least="0.1875in" fo:background-color="#3F3F3F"/>
      <style:text-properties fo:color="#FDCE93" fo:language="en" fo:country="US"/>
    </style:style>
    <style:style style:name="P959" style:parent-style-name="HTMLPreformatted" style:family="paragraph">
      <style:paragraph-properties style:line-height-at-least="0.1875in" fo:background-color="#3F3F3F"/>
      <style:text-properties fo:color="#FDCE93" fo:language="en" fo:country="US"/>
    </style:style>
    <style:style style:name="P960" style:parent-style-name="HTMLPreformatted" style:family="paragraph">
      <style:paragraph-properties style:line-height-at-least="0.1875in" fo:background-color="#3F3F3F"/>
      <style:text-properties fo:color="#FDCE93"/>
    </style:style>
    <style:style style:name="P961" style:parent-style-name="NormalWeb" style:family="paragraph">
      <style:paragraph-properties fo:text-align="justify" fo:margin-top="0in" fo:margin-bottom="0in" fo:background-color="#FFFFFF"/>
      <style:text-properties style:font-name="Arial" style:font-name-complex="Arial" fo:color="#404040"/>
    </style:style>
    <style:style style:name="P962" style:parent-style-name="NormalWeb" style:family="paragraph">
      <style:paragraph-properties fo:text-align="justify" fo:margin-top="0in" fo:margin-bottom="0in" fo:background-color="#FFFFFF"/>
    </style:style>
    <style:style style:name="T963" style:parent-style-name="DefaultParagraphFont" style:family="text">
      <style:text-properties style:font-name="Arial" style:font-name-complex="Arial" fo:color="#404040"/>
    </style:style>
    <style:style style:name="T964" style:parent-style-name="Emphasis" style:family="text">
      <style:text-properties style:font-name="Arial" style:font-name-complex="Arial" fo:color="#404040"/>
    </style:style>
    <style:style style:name="T965" style:parent-style-name="DefaultParagraphFont" style:family="text">
      <style:text-properties style:font-name="Arial" style:font-name-complex="Arial" fo:color="#404040"/>
    </style:style>
    <style:style style:name="T966" style:parent-style-name="HTMLCode" style:family="text">
      <style:text-properties fo:color="#404040"/>
    </style:style>
    <style:style style:name="T967" style:parent-style-name="DefaultParagraphFont" style:family="text">
      <style:text-properties style:font-name="Arial" style:font-name-complex="Arial" fo:color="#404040"/>
    </style:style>
    <style:style style:name="P968" style:parent-style-name="Normal" style:family="paragraph">
      <style:paragraph-properties fo:background-color="#FFFFFF"/>
    </style:style>
    <style:style style:name="T969" style:parent-style-name="DefaultParagraphFont" style:family="text">
      <style:text-properties style:font-name="Arial" style:font-name-complex="Arial" fo:color="#404040" fo:language="en" fo:country="US"/>
    </style:style>
    <style:style style:name="T970" style:parent-style-name="Hyperlink" style:family="text">
      <style:text-properties style:font-name="Arial" style:font-name-complex="Arial" fo:color="#FE7C6D" fo:language="en" fo:country="US"/>
    </style:style>
    <style:style style:name="P971" style:parent-style-name="HTMLPreformatted" style:family="paragraph">
      <style:paragraph-properties style:line-height-at-least="0.1875in" fo:background-color="#3F3F3F"/>
      <style:text-properties fo:color="#FDCE93" fo:language="en" fo:country="US"/>
    </style:style>
    <style:style style:name="P972" style:parent-style-name="HTMLPreformatted" style:family="paragraph">
      <style:paragraph-properties style:line-height-at-least="0.1875in" fo:background-color="#3F3F3F"/>
      <style:text-properties fo:color="#FDCE93" fo:language="en" fo:country="US"/>
    </style:style>
    <style:style style:name="P973" style:parent-style-name="HTMLPreformatted" style:family="paragraph">
      <style:paragraph-properties style:line-height-at-least="0.1875in" fo:background-color="#3F3F3F"/>
      <style:text-properties fo:color="#FDCE93" fo:language="en" fo:country="US"/>
    </style:style>
    <style:style style:name="P974" style:parent-style-name="HTMLPreformatted" style:family="paragraph">
      <style:paragraph-properties style:line-height-at-least="0.1875in" fo:background-color="#3F3F3F"/>
      <style:text-properties fo:color="#FDCE93" fo:language="en" fo:country="US"/>
    </style:style>
    <style:style style:name="P975" style:parent-style-name="HTMLPreformatted" style:family="paragraph">
      <style:paragraph-properties style:line-height-at-least="0.1875in" fo:background-color="#3F3F3F"/>
      <style:text-properties fo:color="#FDCE93" fo:language="en" fo:country="US"/>
    </style:style>
    <style:style style:name="P976" style:parent-style-name="HTMLPreformatted" style:family="paragraph">
      <style:paragraph-properties style:line-height-at-least="0.1875in" fo:background-color="#3F3F3F"/>
      <style:text-properties fo:color="#FDCE93" fo:language="en" fo:country="US"/>
    </style:style>
    <style:style style:name="P977" style:parent-style-name="HTMLPreformatted" style:family="paragraph">
      <style:paragraph-properties style:line-height-at-least="0.1875in" fo:background-color="#3F3F3F"/>
      <style:text-properties fo:color="#FDCE93" fo:language="en" fo:country="US"/>
    </style:style>
    <style:style style:name="P978" style:parent-style-name="HTMLPreformatted" style:family="paragraph">
      <style:paragraph-properties style:line-height-at-least="0.1875in" fo:background-color="#3F3F3F"/>
      <style:text-properties fo:color="#FDCE93" fo:language="en" fo:country="US"/>
    </style:style>
    <style:style style:name="P979" style:parent-style-name="HTMLPreformatted" style:family="paragraph">
      <style:paragraph-properties style:line-height-at-least="0.1875in" fo:background-color="#3F3F3F"/>
      <style:text-properties fo:color="#FDCE93" fo:language="en" fo:country="US"/>
    </style:style>
    <style:style style:name="P980" style:parent-style-name="HTMLPreformatted" style:family="paragraph">
      <style:paragraph-properties style:line-height-at-least="0.1875in" fo:background-color="#3F3F3F"/>
      <style:text-properties fo:color="#FDCE93" fo:language="en" fo:country="US"/>
    </style:style>
    <style:style style:name="P981" style:parent-style-name="HTMLPreformatted" style:family="paragraph">
      <style:paragraph-properties style:line-height-at-least="0.1875in" fo:background-color="#3F3F3F"/>
      <style:text-properties fo:color="#FDCE93" fo:language="en" fo:country="US"/>
    </style:style>
    <style:style style:name="P982" style:parent-style-name="HTMLPreformatted" style:family="paragraph">
      <style:paragraph-properties style:line-height-at-least="0.1875in" fo:background-color="#3F3F3F"/>
      <style:text-properties fo:color="#FDCE93" fo:language="en" fo:country="US"/>
    </style:style>
    <style:style style:name="P983" style:parent-style-name="HTMLPreformatted" style:family="paragraph">
      <style:paragraph-properties style:line-height-at-least="0.1875in" fo:background-color="#3F3F3F"/>
      <style:text-properties fo:color="#FDCE93" fo:language="en" fo:country="US"/>
    </style:style>
    <style:style style:name="P984" style:parent-style-name="HTMLPreformatted" style:family="paragraph">
      <style:paragraph-properties style:line-height-at-least="0.1875in" fo:background-color="#3F3F3F"/>
      <style:text-properties fo:color="#FDCE93" fo:language="en" fo:country="US"/>
    </style:style>
    <style:style style:name="P985" style:parent-style-name="HTMLPreformatted" style:family="paragraph">
      <style:paragraph-properties style:line-height-at-least="0.1875in" fo:background-color="#3F3F3F"/>
      <style:text-properties fo:color="#FDCE93" fo:language="en" fo:country="US"/>
    </style:style>
    <style:style style:name="P986" style:parent-style-name="HTMLPreformatted" style:family="paragraph">
      <style:paragraph-properties style:line-height-at-least="0.1875in" fo:background-color="#3F3F3F"/>
      <style:text-properties fo:color="#FDCE93" fo:language="en" fo:country="US"/>
    </style:style>
    <style:style style:name="P987" style:parent-style-name="HTMLPreformatted" style:family="paragraph">
      <style:paragraph-properties style:line-height-at-least="0.1875in" fo:background-color="#3F3F3F"/>
      <style:text-properties fo:color="#FDCE93" fo:language="en" fo:country="US"/>
    </style:style>
    <style:style style:name="P988" style:parent-style-name="HTMLPreformatted" style:family="paragraph">
      <style:paragraph-properties style:line-height-at-least="0.1875in" fo:background-color="#3F3F3F"/>
      <style:text-properties fo:color="#FDCE93" fo:language="en" fo:country="US"/>
    </style:style>
    <style:style style:name="P989" style:parent-style-name="HTMLPreformatted" style:family="paragraph">
      <style:paragraph-properties style:line-height-at-least="0.1875in" fo:background-color="#3F3F3F"/>
      <style:text-properties fo:color="#FDCE93" fo:language="en" fo:country="US"/>
    </style:style>
    <style:style style:name="P990" style:parent-style-name="HTMLPreformatted" style:family="paragraph">
      <style:paragraph-properties style:line-height-at-least="0.1875in" fo:background-color="#3F3F3F"/>
      <style:text-properties fo:color="#FDCE93" fo:language="en" fo:country="US"/>
    </style:style>
    <style:style style:name="P991" style:parent-style-name="NormalWeb" style:family="paragraph">
      <style:paragraph-properties fo:text-align="justify" fo:margin-top="0in" fo:margin-bottom="0in" fo:background-color="#FFFFFF"/>
    </style:style>
    <style:style style:name="T992" style:parent-style-name="DefaultParagraphFont" style:family="text">
      <style:text-properties style:font-name="Arial" style:font-name-complex="Arial" fo:color="#404040"/>
    </style:style>
    <style:style style:name="T993" style:parent-style-name="HTMLCode" style:family="text">
      <style:text-properties fo:color="#404040"/>
    </style:style>
    <style:style style:name="T994" style:parent-style-name="DefaultParagraphFont" style:family="text">
      <style:text-properties style:font-name="Arial" style:font-name-complex="Arial" fo:color="#404040"/>
    </style:style>
    <style:style style:name="T995" style:parent-style-name="Emphasis" style:family="text">
      <style:text-properties style:font-name="Arial" style:font-name-complex="Arial" fo:color="#404040"/>
    </style:style>
    <style:style style:name="T996" style:parent-style-name="DefaultParagraphFont" style:family="text">
      <style:text-properties style:font-name="Arial" style:font-name-complex="Arial" fo:color="#404040"/>
    </style:style>
    <style:style style:name="P997" style:parent-style-name="NormalWeb" style:family="paragraph">
      <style:paragraph-properties fo:text-align="justify" fo:margin-top="0in" fo:margin-bottom="0in" fo:background-color="#FFFFFF"/>
    </style:style>
    <style:style style:name="T998" style:parent-style-name="DefaultParagraphFont" style:family="text">
      <style:text-properties style:font-name="Arial" style:font-name-complex="Arial" fo:color="#404040"/>
    </style:style>
    <style:style style:name="T999" style:parent-style-name="HTMLCode" style:family="text">
      <style:text-properties fo:color="#404040"/>
    </style:style>
    <style:style style:name="T1000" style:parent-style-name="DefaultParagraphFont" style:family="text">
      <style:text-properties style:font-name="Arial" style:font-name-complex="Arial" fo:color="#404040"/>
    </style:style>
    <style:style style:name="T1001" style:parent-style-name="HTMLCode" style:family="text">
      <style:text-properties fo:color="#404040"/>
    </style:style>
    <style:style style:name="T1002" style:parent-style-name="DefaultParagraphFont" style:family="text">
      <style:text-properties style:font-name="Arial" style:font-name-complex="Arial" fo:color="#404040"/>
    </style:style>
    <style:style style:name="P1003" style:parent-style-name="HTMLPreformatted" style:family="paragraph">
      <style:paragraph-properties style:line-height-at-least="0.1875in" fo:background-color="#3F3F3F"/>
    </style:style>
    <style:style style:name="T1004" style:parent-style-name="nt" style:family="text">
      <style:text-properties fo:color="#9AC39F" fo:language="en" fo:country="US"/>
    </style:style>
    <style:style style:name="T1005" style:parent-style-name="p" style:family="text">
      <style:text-properties fo:color="#41706F" fo:language="en" fo:country="US"/>
    </style:style>
    <style:style style:name="P1006" style:parent-style-name="HTMLPreformatted" style:family="paragraph">
      <style:paragraph-properties style:line-height-at-least="0.1875in" fo:background-color="#3F3F3F"/>
    </style:style>
    <style:style style:name="T1007" style:parent-style-name="DefaultParagraphFont" style:family="text">
      <style:text-properties fo:color="#FDCE93" fo:language="en" fo:country="US"/>
    </style:style>
    <style:style style:name="T1008" style:parent-style-name="nt" style:family="text">
      <style:text-properties fo:color="#9AC39F" fo:language="en" fo:country="US"/>
    </style:style>
    <style:style style:name="T1009" style:parent-style-name="p" style:family="text">
      <style:text-properties fo:color="#41706F" fo:language="en" fo:country="US"/>
    </style:style>
    <style:style style:name="T1010" style:parent-style-name="DefaultParagraphFont" style:family="text">
      <style:text-properties fo:color="#FDCE93" fo:language="en" fo:country="US"/>
    </style:style>
    <style:style style:name="T1011" style:parent-style-name="l" style:family="text">
      <style:text-properties fo:color="#CCCCCC" fo:language="en" fo:country="US"/>
    </style:style>
    <style:style style:name="P1012" style:parent-style-name="HTMLPreformatted" style:family="paragraph">
      <style:paragraph-properties style:line-height-at-least="0.1875in" fo:background-color="#3F3F3F"/>
    </style:style>
    <style:style style:name="T1013" style:parent-style-name="DefaultParagraphFont" style:family="text">
      <style:text-properties fo:color="#FDCE93" fo:language="en" fo:country="US"/>
    </style:style>
    <style:style style:name="T1014" style:parent-style-name="nt" style:family="text">
      <style:text-properties fo:color="#9AC39F" fo:language="en" fo:country="US"/>
    </style:style>
    <style:style style:name="T1015" style:parent-style-name="p" style:family="text">
      <style:text-properties fo:color="#41706F" fo:language="en" fo:country="US"/>
    </style:style>
    <style:style style:name="T1016" style:parent-style-name="DefaultParagraphFont" style:family="text">
      <style:text-properties fo:color="#FDCE93" fo:language="en" fo:country="US"/>
    </style:style>
    <style:style style:name="T1017" style:parent-style-name="s" style:family="text">
      <style:text-properties fo:color="#CC9393" fo:language="en" fo:country="US"/>
    </style:style>
    <style:style style:name="P1018" style:parent-style-name="HTMLPreformatted" style:family="paragraph">
      <style:paragraph-properties style:line-height-at-least="0.1875in" fo:background-color="#3F3F3F"/>
    </style:style>
    <style:style style:name="T1019" style:parent-style-name="DefaultParagraphFont" style:family="text">
      <style:text-properties fo:color="#FDCE93" fo:language="en" fo:country="US"/>
    </style:style>
    <style:style style:name="T1020" style:parent-style-name="nt" style:family="text">
      <style:text-properties fo:color="#9AC39F" fo:language="en" fo:country="US"/>
    </style:style>
    <style:style style:name="T1021" style:parent-style-name="p" style:family="text">
      <style:text-properties fo:color="#41706F" fo:language="en" fo:country="US"/>
    </style:style>
    <style:style style:name="P1022" style:parent-style-name="HTMLPreformatted" style:family="paragraph">
      <style:paragraph-properties style:line-height-at-least="0.1875in" fo:background-color="#3F3F3F"/>
    </style:style>
    <style:style style:name="T1023" style:parent-style-name="DefaultParagraphFont" style:family="text">
      <style:text-properties fo:color="#FDCE93" fo:language="en" fo:country="US"/>
    </style:style>
    <style:style style:name="T1024" style:parent-style-name="nt" style:family="text">
      <style:text-properties fo:color="#9AC39F" fo:language="en" fo:country="US"/>
    </style:style>
    <style:style style:name="T1025" style:parent-style-name="p" style:family="text">
      <style:text-properties fo:color="#41706F" fo:language="en" fo:country="US"/>
    </style:style>
    <style:style style:name="T1026" style:parent-style-name="DefaultParagraphFont" style:family="text">
      <style:text-properties fo:color="#FDCE93" fo:language="en" fo:country="US"/>
    </style:style>
    <style:style style:name="T1027" style:parent-style-name="s" style:family="text">
      <style:text-properties fo:color="#CC9393" fo:language="en" fo:country="US"/>
    </style:style>
    <style:style style:name="P1028" style:parent-style-name="HTMLPreformatted" style:family="paragraph">
      <style:paragraph-properties style:line-height-at-least="0.1875in" fo:background-color="#3F3F3F"/>
    </style:style>
    <style:style style:name="T1029" style:parent-style-name="DefaultParagraphFont" style:family="text">
      <style:text-properties fo:color="#FDCE93" fo:language="en" fo:country="US"/>
    </style:style>
    <style:style style:name="T1030" style:parent-style-name="nt" style:family="text">
      <style:text-properties fo:color="#9AC39F"/>
    </style:style>
    <style:style style:name="T1031" style:parent-style-name="p" style:family="text">
      <style:text-properties fo:color="#41706F"/>
    </style:style>
    <style:style style:name="T1032" style:parent-style-name="DefaultParagraphFont" style:family="text">
      <style:text-properties fo:color="#FDCE93"/>
    </style:style>
    <style:style style:name="T1033" style:parent-style-name="s" style:family="text">
      <style:text-properties fo:color="#CC9393"/>
    </style:style>
    <style:style style:name="P1034" style:parent-style-name="NormalWeb" style:family="paragraph">
      <style:paragraph-properties fo:text-align="justify" fo:margin-top="0in" fo:margin-bottom="0in" fo:background-color="#FFFFFF"/>
    </style:style>
    <style:style style:name="T1035" style:parent-style-name="DefaultParagraphFont" style:family="text">
      <style:text-properties style:font-name="Arial" style:font-name-complex="Arial" fo:color="#404040"/>
    </style:style>
    <style:style style:name="T1036" style:parent-style-name="HTMLCode" style:family="text">
      <style:text-properties fo:color="#404040"/>
    </style:style>
    <style:style style:name="T1037" style:parent-style-name="DefaultParagraphFont" style:family="text">
      <style:text-properties style:font-name="Arial" style:font-name-complex="Arial" fo:color="#404040"/>
    </style:style>
    <style:style style:name="T1038" style:parent-style-name="Hyperlink" style:family="text">
      <style:text-properties style:font-name="Arial" style:font-name-complex="Arial" fo:color="#FE7C6D"/>
    </style:style>
    <style:style style:name="T1039" style:parent-style-name="DefaultParagraphFont" style:family="text">
      <style:text-properties style:font-name="Arial" style:font-name-complex="Arial" fo:color="#404040"/>
    </style:style>
    <style:style style:name="P1040" style:parent-style-name="NormalWeb" style:family="paragraph">
      <style:paragraph-properties fo:text-align="justify" fo:margin-top="0in" fo:margin-bottom="0in" fo:background-color="#FFFFFF"/>
    </style:style>
    <style:style style:name="T1041" style:parent-style-name="DefaultParagraphFont" style:family="text">
      <style:text-properties style:font-name="Arial" style:font-name-complex="Arial" fo:color="#404040"/>
    </style:style>
    <style:style style:name="T1042" style:parent-style-name="Emphasis" style:family="text">
      <style:text-properties style:font-name="Arial" style:font-name-complex="Arial" fo:color="#404040"/>
    </style:style>
    <style:style style:name="T1043" style:parent-style-name="DefaultParagraphFont" style:family="text">
      <style:text-properties style:font-name="Arial" style:font-name-complex="Arial" fo:color="#404040"/>
    </style:style>
    <style:style style:name="T1044" style:parent-style-name="Hyperlink" style:family="text">
      <style:text-properties style:font-name="Arial" style:font-name-complex="Arial" fo:color="#FE7C6D"/>
    </style:style>
    <style:style style:name="T1045" style:parent-style-name="DefaultParagraphFont" style:family="text">
      <style:text-properties style:font-name="Arial" style:font-name-complex="Arial" fo:color="#404040"/>
    </style:style>
    <style:style style:name="T1046" style:parent-style-name="Hyperlink" style:family="text">
      <style:text-properties style:font-name="Arial" style:font-name-complex="Arial" fo:color="#FE7C6D"/>
    </style:style>
    <style:style style:name="T1047" style:parent-style-name="DefaultParagraphFont" style:family="text">
      <style:text-properties style:font-name="Arial" style:font-name-complex="Arial" fo:color="#404040"/>
    </style:style>
    <style:style style:name="P1048" style:parent-style-name="Heading3" style:family="paragraph">
      <style:paragraph-properties fo:margin-top="0in" fo:margin-bottom="0in" fo:background-color="#FFFFFF"/>
    </style:style>
    <style:style style:name="T1049" style:parent-style-name="DefaultParagraphFont" style:family="text">
      <style:text-properties style:font-name="Arial" style:font-name-complex="Arial" fo:text-transform="uppercase" fo:color="#404040" fo:font-size="14.5pt" style:font-size-asian="14.5pt" style:font-size-complex="14.5pt"/>
    </style:style>
    <style:style style:name="T1050" style:parent-style-name="HTMLCode" style:family="text">
      <style:text-properties style:font-name-asian="Noto Sans CJK SC" fo:text-transform="uppercase" fo:color="#404040"/>
    </style:style>
    <style:style style:name="P1051" style:parent-style-name="NormalWeb" style:family="paragraph">
      <style:paragraph-properties fo:text-align="justify" fo:margin-top="0in" fo:margin-bottom="0in" fo:background-color="#FFFFFF"/>
      <style:text-properties style:font-name="Arial" style:font-name-complex="Arial" fo:color="#404040"/>
    </style:style>
    <style:style style:name="P1052" style:parent-style-name="NormalWeb" style:family="paragraph">
      <style:paragraph-properties fo:text-align="justify" fo:margin-top="0in" fo:margin-bottom="0in" fo:background-color="#FFFFFF"/>
    </style:style>
    <style:style style:name="T1053" style:parent-style-name="DefaultParagraphFont" style:family="text">
      <style:text-properties style:font-name="Arial" style:font-name-complex="Arial" fo:color="#404040"/>
    </style:style>
    <style:style style:name="T1054" style:parent-style-name="HTMLCode" style:family="text">
      <style:text-properties fo:color="#404040"/>
    </style:style>
    <style:style style:name="T1055" style:parent-style-name="DefaultParagraphFont" style:family="text">
      <style:text-properties style:font-name="Arial" style:font-name-complex="Arial" fo:color="#404040"/>
    </style:style>
    <style:style style:name="P1056" style:parent-style-name="NormalWeb" style:family="paragraph">
      <style:paragraph-properties fo:text-align="justify" fo:margin-top="0in" fo:margin-bottom="0in" fo:background-color="#FFFFFF"/>
      <style:text-properties style:font-name="Arial" style:font-name-complex="Arial" fo:color="#404040"/>
    </style:style>
    <style:style style:name="P1057" style:parent-style-name="HTMLPreformatted" style:family="paragraph">
      <style:paragraph-properties style:line-height-at-least="0.1875in" fo:background-color="#3F3F3F"/>
    </style:style>
    <style:style style:name="T1058" style:parent-style-name="o" style:family="text">
      <style:text-properties fo:color="#F0EFD0"/>
    </style:style>
    <style:style style:name="T1059" style:parent-style-name="DefaultParagraphFont" style:family="text">
      <style:text-properties fo:color="#FDCE93"/>
    </style:style>
    <style:style style:name="T1060" style:parent-style-name="o" style:family="text">
      <style:text-properties fo:color="#F0EFD0"/>
    </style:style>
    <style:style style:name="T1061" style:parent-style-name="DefaultParagraphFont" style:family="text">
      <style:text-properties fo:color="#FDCE93"/>
    </style:style>
    <style:style style:name="P1062" style:parent-style-name="NormalWeb" style:family="paragraph">
      <style:paragraph-properties fo:text-align="justify" fo:margin-top="0in" fo:margin-bottom="0in" fo:background-color="#FFFFFF"/>
      <style:text-properties style:font-name="Arial" style:font-name-complex="Arial" fo:color="#404040"/>
    </style:style>
    <style:style style:name="P1063" style:parent-style-name="HTMLPreformatted" style:family="paragraph">
      <style:paragraph-properties style:line-height-at-least="0.1875in" fo:background-color="#3F3F3F"/>
      <style:text-properties fo:color="#FDCE93"/>
    </style:style>
    <style:style style:name="P1064" style:parent-style-name="HTMLPreformatted" style:family="paragraph">
      <style:paragraph-properties style:line-height-at-least="0.1875in" fo:background-color="#3F3F3F"/>
      <style:text-properties fo:color="#FDCE93"/>
    </style:style>
    <style:style style:name="P1065" style:parent-style-name="HTMLPreformatted" style:family="paragraph">
      <style:paragraph-properties style:line-height-at-least="0.1875in" fo:background-color="#3F3F3F"/>
      <style:text-properties fo:color="#FDCE93"/>
    </style:style>
    <style:style style:name="P1066" style:parent-style-name="HTMLPreformatted" style:family="paragraph">
      <style:paragraph-properties style:line-height-at-least="0.1875in" fo:background-color="#3F3F3F"/>
      <style:text-properties fo:color="#FDCE93"/>
    </style:style>
    <style:style style:name="P1067" style:parent-style-name="HTMLPreformatted" style:family="paragraph">
      <style:paragraph-properties style:line-height-at-least="0.1875in" fo:background-color="#3F3F3F"/>
      <style:text-properties fo:color="#FDCE93"/>
    </style:style>
    <style:style style:name="P1068" style:parent-style-name="HTMLPreformatted" style:family="paragraph">
      <style:paragraph-properties style:line-height-at-least="0.1875in" fo:background-color="#3F3F3F"/>
    </style:style>
    <style:style style:name="T1069" style:parent-style-name="DefaultParagraphFont" style:family="text">
      <style:text-properties fo:color="#FDCE93"/>
    </style:style>
    <style:style style:name="T1070" style:parent-style-name="s1" style:family="text">
      <style:text-properties fo:color="#CC9393"/>
    </style:style>
    <style:style style:name="P1071" style:parent-style-name="HTMLPreformatted" style:family="paragraph">
      <style:paragraph-properties style:line-height-at-least="0.1875in" fo:background-color="#3F3F3F"/>
    </style:style>
    <style:style style:name="T1072" style:parent-style-name="DefaultParagraphFont" style:family="text">
      <style:text-properties fo:color="#FDCE93" fo:language="en" fo:country="US"/>
    </style:style>
    <style:style style:name="T1073" style:parent-style-name="s1" style:family="text">
      <style:text-properties fo:color="#CC9393" fo:language="en" fo:country="US"/>
    </style:style>
    <style:style style:name="P1074" style:parent-style-name="HTMLPreformatted" style:family="paragraph">
      <style:paragraph-properties style:line-height-at-least="0.1875in" fo:background-color="#3F3F3F"/>
      <style:text-properties fo:color="#FDCE93" fo:language="en" fo:country="US"/>
    </style:style>
    <style:style style:name="P1075" style:parent-style-name="HTMLPreformatted" style:family="paragraph">
      <style:paragraph-properties style:line-height-at-least="0.1875in" fo:background-color="#3F3F3F"/>
      <style:text-properties fo:color="#FDCE93" fo:language="en" fo:country="US"/>
    </style:style>
    <style:style style:name="P1076" style:parent-style-name="NormalWeb" style:family="paragraph">
      <style:paragraph-properties fo:text-align="justify" fo:margin-top="0in" fo:margin-bottom="0in" fo:background-color="#FFFFFF"/>
      <style:text-properties style:font-name="Arial" style:font-name-complex="Arial" fo:color="#404040"/>
    </style:style>
    <style:style style:name="P1077" style:parent-style-name="NormalWeb" style:family="paragraph">
      <style:paragraph-properties fo:text-align="justify" fo:margin-top="0in" fo:margin-bottom="0in" fo:background-color="#FFFFFF"/>
    </style:style>
    <style:style style:name="T1078" style:parent-style-name="DefaultParagraphFont" style:family="text">
      <style:text-properties style:font-name="Arial" style:font-name-complex="Arial" fo:color="#404040"/>
    </style:style>
    <style:style style:name="T1079" style:parent-style-name="HTMLCode" style:family="text">
      <style:text-properties fo:color="#404040"/>
    </style:style>
    <style:style style:name="T1080" style:parent-style-name="DefaultParagraphFont" style:family="text">
      <style:text-properties style:font-name="Arial" style:font-name-complex="Arial" fo:color="#404040"/>
    </style:style>
    <style:style style:name="P1081" style:parent-style-name="Normal" style:family="paragraph">
      <style:paragraph-properties fo:background-color="#FFFFFF"/>
    </style:style>
    <style:style style:name="T1082" style:parent-style-name="DefaultParagraphFont" style:family="text">
      <style:text-properties style:font-name="Arial" style:font-name-complex="Arial" fo:color="#404040" fo:language="en" fo:country="US"/>
    </style:style>
    <style:style style:name="T1083" style:parent-style-name="Hyperlink" style:family="text">
      <style:text-properties style:font-name="Arial" style:font-name-complex="Arial" fo:color="#FE7C6D" fo:language="en" fo:country="US"/>
    </style:style>
    <style:style style:name="P1084" style:parent-style-name="HTMLPreformatted" style:family="paragraph">
      <style:paragraph-properties style:line-height-at-least="0.1875in" fo:background-color="#3F3F3F"/>
      <style:text-properties fo:color="#FDCE93" fo:language="en" fo:country="US"/>
    </style:style>
    <style:style style:name="P1085" style:parent-style-name="HTMLPreformatted" style:family="paragraph">
      <style:paragraph-properties style:line-height-at-least="0.1875in" fo:background-color="#3F3F3F"/>
    </style:style>
    <style:style style:name="T1086" style:parent-style-name="c1" style:family="text">
      <style:text-properties fo:font-style="italic" style:font-style-asian="italic" style:font-style-complex="italic" fo:color="#7F9F7F" fo:language="en" fo:country="US"/>
    </style:style>
    <style:style style:name="P1087" style:parent-style-name="HTMLPreformatted" style:family="paragraph">
      <style:paragraph-properties style:line-height-at-least="0.1875in" fo:background-color="#3F3F3F"/>
      <style:text-properties fo:color="#FDCE93"/>
    </style:style>
    <style:style style:name="P1088" style:parent-style-name="NormalWeb" style:family="paragraph">
      <style:paragraph-properties fo:text-align="justify" fo:margin-top="0in" fo:margin-bottom="0in" fo:background-color="#FFFFFF"/>
    </style:style>
    <style:style style:name="T1089" style:parent-style-name="DefaultParagraphFont" style:family="text">
      <style:text-properties style:font-name="Arial" style:font-name-complex="Arial" fo:color="#404040"/>
    </style:style>
    <style:style style:name="T1090" style:parent-style-name="HTMLCode" style:family="text">
      <style:text-properties fo:color="#404040"/>
    </style:style>
    <style:style style:name="T1091" style:parent-style-name="DefaultParagraphFont" style:family="text">
      <style:text-properties style:font-name="Arial" style:font-name-complex="Arial" fo:color="#404040"/>
    </style:style>
    <style:style style:name="T1092" style:parent-style-name="HTMLCode" style:family="text">
      <style:text-properties fo:color="#404040"/>
    </style:style>
    <style:style style:name="T1093" style:parent-style-name="DefaultParagraphFont" style:family="text">
      <style:text-properties style:font-name="Arial" style:font-name-complex="Arial" fo:color="#404040"/>
    </style:style>
    <style:style style:name="T1094" style:parent-style-name="HTMLCode" style:family="text">
      <style:text-properties fo:color="#404040"/>
    </style:style>
    <style:style style:name="T1095" style:parent-style-name="DefaultParagraphFont" style:family="text">
      <style:text-properties style:font-name="Arial" style:font-name-complex="Arial" fo:color="#404040"/>
    </style:style>
    <style:style style:name="P1096" style:parent-style-name="HTMLPreformatted" style:family="paragraph">
      <style:paragraph-properties style:line-height-at-least="0.1875in" fo:background-color="#3F3F3F"/>
      <style:text-properties fo:color="#FDCE93"/>
    </style:style>
    <style:style style:name="P1097" style:parent-style-name="HTMLPreformatted" style:family="paragraph">
      <style:paragraph-properties style:line-height-at-least="0.1875in" fo:background-color="#3F3F3F"/>
      <style:text-properties fo:color="#FDCE93"/>
    </style:style>
    <style:style style:name="P1098" style:parent-style-name="HTMLPreformatted" style:family="paragraph">
      <style:paragraph-properties style:line-height-at-least="0.1875in" fo:background-color="#3F3F3F"/>
      <style:text-properties fo:color="#FDCE93"/>
    </style:style>
    <style:style style:name="P1099" style:parent-style-name="HTMLPreformatted" style:family="paragraph">
      <style:paragraph-properties style:line-height-at-least="0.1875in" fo:background-color="#3F3F3F"/>
      <style:text-properties fo:color="#FDCE93"/>
    </style:style>
    <style:style style:name="P1100" style:parent-style-name="HTMLPreformatted" style:family="paragraph">
      <style:paragraph-properties style:line-height-at-least="0.1875in" fo:background-color="#3F3F3F"/>
      <style:text-properties fo:color="#FDCE93"/>
    </style:style>
    <style:style style:name="P1101" style:parent-style-name="HTMLPreformatted" style:family="paragraph">
      <style:paragraph-properties style:line-height-at-least="0.1875in" fo:background-color="#3F3F3F"/>
    </style:style>
    <style:style style:name="T1102" style:parent-style-name="DefaultParagraphFont" style:family="text">
      <style:text-properties fo:color="#FDCE93"/>
    </style:style>
    <style:style style:name="T1103" style:parent-style-name="s1" style:family="text">
      <style:text-properties fo:color="#CC9393"/>
    </style:style>
    <style:style style:name="P1104" style:parent-style-name="HTMLPreformatted" style:family="paragraph">
      <style:paragraph-properties style:line-height-at-least="0.1875in" fo:background-color="#3F3F3F"/>
    </style:style>
    <style:style style:name="T1105" style:parent-style-name="DefaultParagraphFont" style:family="text">
      <style:text-properties fo:color="#FDCE93" fo:language="en" fo:country="US"/>
    </style:style>
    <style:style style:name="T1106" style:parent-style-name="s1" style:family="text">
      <style:text-properties fo:color="#CC9393" fo:language="en" fo:country="US"/>
    </style:style>
    <style:style style:name="P1107" style:parent-style-name="HTMLPreformatted" style:family="paragraph">
      <style:paragraph-properties style:line-height-at-least="0.1875in" fo:background-color="#3F3F3F"/>
    </style:style>
    <style:style style:name="T1108" style:parent-style-name="DefaultParagraphFont" style:family="text">
      <style:text-properties fo:color="#FDCE93" fo:language="en" fo:country="US"/>
    </style:style>
    <style:style style:name="T1109" style:parent-style-name="k" style:family="text">
      <style:text-properties fo:color="#F0DFAF" fo:language="en" fo:country="US"/>
    </style:style>
    <style:style style:name="T1110" style:parent-style-name="DefaultParagraphFont" style:family="text">
      <style:text-properties fo:color="#FDCE93" fo:language="en" fo:country="US"/>
    </style:style>
    <style:style style:name="T1111" style:parent-style-name="s1" style:family="text">
      <style:text-properties fo:color="#CC9393" fo:language="en" fo:country="US"/>
    </style:style>
    <style:style style:name="T1112" style:parent-style-name="DefaultParagraphFont" style:family="text">
      <style:text-properties fo:color="#FDCE93" fo:language="en" fo:country="US"/>
    </style:style>
    <style:style style:name="P1113" style:parent-style-name="HTMLPreformatted" style:family="paragraph">
      <style:paragraph-properties style:line-height-at-least="0.1875in" fo:background-color="#3F3F3F"/>
      <style:text-properties fo:color="#FDCE93"/>
    </style:style>
    <style:style style:name="P1114" style:parent-style-name="NormalWeb" style:family="paragraph">
      <style:paragraph-properties fo:text-align="justify" fo:margin-top="0in" fo:margin-bottom="0in" fo:background-color="#FFFFFF"/>
      <style:text-properties style:font-name="Arial" style:font-name-complex="Arial" fo:color="#404040"/>
    </style:style>
    <style:style style:name="P1115" style:parent-style-name="Heading3" style:family="paragraph">
      <style:paragraph-properties fo:margin-top="0in" fo:margin-bottom="0in" fo:background-color="#FFFFFF"/>
    </style:style>
    <style:style style:name="T1116" style:parent-style-name="DefaultParagraphFont" style:family="text">
      <style:text-properties style:font-name="Arial" style:font-name-complex="Arial" fo:text-transform="uppercase" fo:color="#404040" fo:font-size="14.5pt" style:font-size-asian="14.5pt" style:font-size-complex="14.5pt"/>
    </style:style>
    <style:style style:name="T1117" style:parent-style-name="HTMLCode" style:family="text">
      <style:text-properties style:font-name-asian="Noto Sans CJK SC" fo:text-transform="uppercase" fo:color="#404040"/>
    </style:style>
    <style:style style:name="P1118" style:parent-style-name="NormalWeb" style:family="paragraph">
      <style:paragraph-properties fo:text-align="justify" fo:margin-top="0in" fo:margin-bottom="0in" fo:background-color="#FFFFFF"/>
      <style:text-properties style:font-name="Arial" style:font-name-complex="Arial" fo:color="#404040"/>
    </style:style>
    <style:style style:name="P1119" style:parent-style-name="NormalWeb" style:family="paragraph">
      <style:paragraph-properties fo:text-align="justify" fo:margin-top="0in" fo:margin-bottom="0in" fo:background-color="#FFFFFF"/>
    </style:style>
    <style:style style:name="T1120" style:parent-style-name="DefaultParagraphFont" style:family="text">
      <style:text-properties style:font-name="Arial" style:font-name-complex="Arial" fo:color="#404040"/>
    </style:style>
    <style:style style:name="T1121" style:parent-style-name="HTMLCode" style:family="text">
      <style:text-properties fo:color="#404040"/>
    </style:style>
    <style:style style:name="T1122" style:parent-style-name="DefaultParagraphFont" style:family="text">
      <style:text-properties style:font-name="Arial" style:font-name-complex="Arial" fo:color="#404040"/>
    </style:style>
    <style:style style:name="T1123" style:parent-style-name="HTMLCode" style:family="text">
      <style:text-properties fo:color="#404040"/>
    </style:style>
    <style:style style:name="T1124" style:parent-style-name="DefaultParagraphFont" style:family="text">
      <style:text-properties style:font-name="Arial" style:font-name-complex="Arial" fo:color="#404040"/>
    </style:style>
    <style:style style:name="T1125" style:parent-style-name="HTMLCode" style:family="text">
      <style:text-properties fo:color="#404040"/>
    </style:style>
    <style:style style:name="T1126" style:parent-style-name="DefaultParagraphFont" style:family="text">
      <style:text-properties style:font-name="Arial" style:font-name-complex="Arial" fo:color="#404040"/>
    </style:style>
    <style:style style:name="T1127" style:parent-style-name="HTMLCode" style:family="text">
      <style:text-properties fo:color="#404040"/>
    </style:style>
    <style:style style:name="T1128" style:parent-style-name="DefaultParagraphFont" style:family="text">
      <style:text-properties style:font-name="Arial" style:font-name-complex="Arial" fo:color="#404040"/>
    </style:style>
    <style:style style:name="T1129" style:parent-style-name="HTMLCode" style:family="text">
      <style:text-properties fo:color="#404040"/>
    </style:style>
    <style:style style:name="T1130" style:parent-style-name="DefaultParagraphFont" style:family="text">
      <style:text-properties style:font-name="Arial" style:font-name-complex="Arial" fo:color="#404040"/>
    </style:style>
    <style:style style:name="P1131" style:parent-style-name="NormalWeb" style:family="paragraph">
      <style:paragraph-properties fo:text-align="justify" fo:margin-top="0in" fo:margin-bottom="0in" fo:background-color="#FFFFFF"/>
      <style:text-properties style:font-name="Arial" style:font-name-complex="Arial" fo:color="#404040"/>
    </style:style>
    <style:style style:name="P1132" style:parent-style-name="NormalWeb" style:family="paragraph">
      <style:paragraph-properties fo:text-align="justify" fo:margin-top="0in" fo:margin-bottom="0in" fo:background-color="#FFFFFF"/>
    </style:style>
    <style:style style:name="T1133" style:parent-style-name="DefaultParagraphFont" style:family="text">
      <style:text-properties style:font-name="Arial" style:font-name-complex="Arial" fo:color="#404040"/>
    </style:style>
    <style:style style:name="T1134" style:parent-style-name="HTMLCode" style:family="text">
      <style:text-properties fo:color="#404040"/>
    </style:style>
    <style:style style:name="T1135" style:parent-style-name="DefaultParagraphFont" style:family="text">
      <style:text-properties style:font-name="Arial" style:font-name-complex="Arial" fo:color="#404040"/>
    </style:style>
    <style:style style:name="T1136" style:parent-style-name="HTMLCode" style:family="text">
      <style:text-properties fo:color="#404040"/>
    </style:style>
    <style:style style:name="T1137" style:parent-style-name="DefaultParagraphFont" style:family="text">
      <style:text-properties style:font-name="Arial" style:font-name-complex="Arial" fo:color="#404040"/>
    </style:style>
    <style:style style:name="P1138" style:parent-style-name="HTMLPreformatted" style:family="paragraph">
      <style:paragraph-properties style:line-height-at-least="0.1875in" fo:background-color="#3F3F3F"/>
    </style:style>
    <style:style style:name="T1139" style:parent-style-name="nt" style:family="text">
      <style:text-properties fo:color="#9AC39F" fo:language="en" fo:country="US"/>
    </style:style>
    <style:style style:name="T1140" style:parent-style-name="p" style:family="text">
      <style:text-properties fo:color="#41706F" fo:language="en" fo:country="US"/>
    </style:style>
    <style:style style:name="P1141" style:parent-style-name="HTMLPreformatted" style:family="paragraph">
      <style:paragraph-properties style:line-height-at-least="0.1875in" fo:background-color="#3F3F3F"/>
    </style:style>
    <style:style style:name="T1142" style:parent-style-name="DefaultParagraphFont" style:family="text">
      <style:text-properties fo:color="#FDCE93" fo:language="en" fo:country="US"/>
    </style:style>
    <style:style style:name="T1143" style:parent-style-name="p" style:family="text">
      <style:text-properties fo:color="#41706F" fo:language="en" fo:country="US"/>
    </style:style>
    <style:style style:name="T1144" style:parent-style-name="DefaultParagraphFont" style:family="text">
      <style:text-properties fo:color="#FDCE93" fo:language="en" fo:country="US"/>
    </style:style>
    <style:style style:name="T1145" style:parent-style-name="nt" style:family="text">
      <style:text-properties fo:color="#9AC39F" fo:language="en" fo:country="US"/>
    </style:style>
    <style:style style:name="T1146" style:parent-style-name="p" style:family="text">
      <style:text-properties fo:color="#41706F" fo:language="en" fo:country="US"/>
    </style:style>
    <style:style style:name="T1147" style:parent-style-name="DefaultParagraphFont" style:family="text">
      <style:text-properties fo:color="#FDCE93" fo:language="en" fo:country="US"/>
    </style:style>
    <style:style style:name="T1148" style:parent-style-name="l" style:family="text">
      <style:text-properties fo:color="#CCCCCC" fo:language="en" fo:country="US"/>
    </style:style>
    <style:style style:name="P1149" style:parent-style-name="HTMLPreformatted" style:family="paragraph">
      <style:paragraph-properties style:line-height-at-least="0.1875in" fo:background-color="#3F3F3F"/>
    </style:style>
    <style:style style:name="T1150" style:parent-style-name="DefaultParagraphFont" style:family="text">
      <style:text-properties fo:color="#FDCE93" fo:language="en" fo:country="US"/>
    </style:style>
    <style:style style:name="T1151" style:parent-style-name="nt" style:family="text">
      <style:text-properties fo:color="#9AC39F" fo:language="en" fo:country="US"/>
    </style:style>
    <style:style style:name="T1152" style:parent-style-name="p" style:family="text">
      <style:text-properties fo:color="#41706F" fo:language="en" fo:country="US"/>
    </style:style>
    <style:style style:name="T1153" style:parent-style-name="DefaultParagraphFont" style:family="text">
      <style:text-properties fo:color="#FDCE93" fo:language="en" fo:country="US"/>
    </style:style>
    <style:style style:name="T1154" style:parent-style-name="l" style:family="text">
      <style:text-properties fo:color="#CCCCCC" fo:language="en" fo:country="US"/>
    </style:style>
    <style:style style:name="P1155" style:parent-style-name="HTMLPreformatted" style:family="paragraph">
      <style:paragraph-properties style:line-height-at-least="0.1875in" fo:background-color="#3F3F3F"/>
    </style:style>
    <style:style style:name="T1156" style:parent-style-name="DefaultParagraphFont" style:family="text">
      <style:text-properties fo:color="#FDCE93" fo:language="en" fo:country="US"/>
    </style:style>
    <style:style style:name="T1157" style:parent-style-name="nt" style:family="text">
      <style:text-properties fo:color="#9AC39F"/>
    </style:style>
    <style:style style:name="T1158" style:parent-style-name="p" style:family="text">
      <style:text-properties fo:color="#41706F"/>
    </style:style>
    <style:style style:name="T1159" style:parent-style-name="DefaultParagraphFont" style:family="text">
      <style:text-properties fo:color="#FDCE93"/>
    </style:style>
    <style:style style:name="T1160" style:parent-style-name="s" style:family="text">
      <style:text-properties fo:color="#CC9393"/>
    </style:style>
    <style:style style:name="P1161" style:parent-style-name="NormalWeb" style:family="paragraph">
      <style:paragraph-properties fo:text-align="justify" fo:margin-top="0in" fo:margin-bottom="0in" fo:background-color="#FFFFFF"/>
    </style:style>
    <style:style style:name="T1162" style:parent-style-name="DefaultParagraphFont" style:family="text">
      <style:text-properties style:font-name="Arial" style:font-name-complex="Arial" fo:color="#404040"/>
    </style:style>
    <style:style style:name="T1163" style:parent-style-name="HTMLCode" style:family="text">
      <style:text-properties fo:color="#404040"/>
    </style:style>
    <style:style style:name="T1164" style:parent-style-name="DefaultParagraphFont" style:family="text">
      <style:text-properties style:font-name="Arial" style:font-name-complex="Arial" fo:color="#404040"/>
    </style:style>
    <style:style style:name="T1165" style:parent-style-name="HTMLCode" style:family="text">
      <style:text-properties fo:color="#404040"/>
    </style:style>
    <style:style style:name="T1166" style:parent-style-name="DefaultParagraphFont" style:family="text">
      <style:text-properties style:font-name="Arial" style:font-name-complex="Arial" fo:color="#404040"/>
    </style:style>
    <style:style style:name="T1167" style:parent-style-name="Hyperlink" style:family="text">
      <style:text-properties style:font-name="Arial" style:font-name-complex="Arial" fo:color="#FE7C6D"/>
    </style:style>
    <style:style style:name="T1168" style:parent-style-name="DefaultParagraphFont" style:family="text">
      <style:text-properties style:font-name="Arial" style:font-name-complex="Arial" fo:color="#404040"/>
    </style:style>
    <style:style style:name="P1169" style:parent-style-name="NormalWeb" style:family="paragraph">
      <style:paragraph-properties fo:text-align="justify" fo:margin-top="0in" fo:margin-bottom="0in" fo:background-color="#FFFFFF"/>
      <style:text-properties style:font-name="Arial" style:font-name-complex="Arial" fo:color="#404040"/>
    </style:style>
    <style:style style:name="P1170" style:parent-style-name="HTMLPreformatted" style:family="paragraph">
      <style:paragraph-properties style:line-height-at-least="0.1875in" fo:background-color="#3F3F3F"/>
    </style:style>
    <style:style style:name="T1171" style:parent-style-name="o" style:family="text">
      <style:text-properties fo:color="#F0EFD0"/>
    </style:style>
    <style:style style:name="T1172" style:parent-style-name="DefaultParagraphFont" style:family="text">
      <style:text-properties fo:color="#FDCE93"/>
    </style:style>
    <style:style style:name="T1173" style:parent-style-name="o" style:family="text">
      <style:text-properties fo:color="#F0EFD0"/>
    </style:style>
    <style:style style:name="T1174" style:parent-style-name="DefaultParagraphFont" style:family="text">
      <style:text-properties fo:color="#FDCE93"/>
    </style:style>
    <style:style style:name="P1175" style:parent-style-name="NormalWeb" style:family="paragraph">
      <style:paragraph-properties fo:text-align="justify" fo:margin-top="0in" fo:margin-bottom="0in" fo:background-color="#FFFFFF"/>
      <style:text-properties style:font-name="Arial" style:font-name-complex="Arial" fo:color="#404040"/>
    </style:style>
    <style:style style:name="P1176" style:parent-style-name="HTMLPreformatted" style:family="paragraph">
      <style:paragraph-properties style:line-height-at-least="0.1875in" fo:background-color="#3F3F3F"/>
      <style:text-properties fo:color="#FDCE93" fo:language="en" fo:country="US"/>
    </style:style>
    <style:style style:name="P1177" style:parent-style-name="HTMLPreformatted" style:family="paragraph">
      <style:paragraph-properties style:line-height-at-least="0.1875in" fo:background-color="#3F3F3F"/>
      <style:text-properties fo:color="#FDCE93" fo:language="en" fo:country="US"/>
    </style:style>
    <style:style style:name="P1178" style:parent-style-name="HTMLPreformatted" style:family="paragraph">
      <style:paragraph-properties style:line-height-at-least="0.1875in" fo:background-color="#3F3F3F"/>
      <style:text-properties fo:color="#FDCE93" fo:language="en" fo:country="US"/>
    </style:style>
    <style:style style:name="P1179" style:parent-style-name="HTMLPreformatted" style:family="paragraph">
      <style:paragraph-properties style:line-height-at-least="0.1875in" fo:background-color="#3F3F3F"/>
      <style:text-properties fo:color="#FDCE93" fo:language="en" fo:country="US"/>
    </style:style>
    <style:style style:name="P1180" style:parent-style-name="HTMLPreformatted" style:family="paragraph">
      <style:paragraph-properties style:line-height-at-least="0.1875in" fo:background-color="#3F3F3F"/>
      <style:text-properties fo:color="#FDCE93" fo:language="en" fo:country="US"/>
    </style:style>
    <style:style style:name="P1181" style:parent-style-name="HTMLPreformatted" style:family="paragraph">
      <style:paragraph-properties style:line-height-at-least="0.1875in" fo:background-color="#3F3F3F"/>
      <style:text-properties fo:color="#FDCE93" fo:language="en" fo:country="US"/>
    </style:style>
    <style:style style:name="P1182" style:parent-style-name="HTMLPreformatted" style:family="paragraph">
      <style:paragraph-properties style:line-height-at-least="0.1875in" fo:background-color="#3F3F3F"/>
      <style:text-properties fo:color="#FDCE93" fo:language="en" fo:country="US"/>
    </style:style>
    <style:style style:name="P1183" style:parent-style-name="HTMLPreformatted" style:family="paragraph">
      <style:paragraph-properties style:line-height-at-least="0.1875in" fo:background-color="#3F3F3F"/>
    </style:style>
    <style:style style:name="T1184" style:parent-style-name="DefaultParagraphFont" style:family="text">
      <style:text-properties fo:color="#FDCE93" fo:language="en" fo:country="US"/>
    </style:style>
    <style:style style:name="T1185" style:parent-style-name="s1" style:family="text">
      <style:text-properties fo:color="#CC9393" fo:language="en" fo:country="US"/>
    </style:style>
    <style:style style:name="P1186" style:parent-style-name="HTMLPreformatted" style:family="paragraph">
      <style:paragraph-properties style:line-height-at-least="0.1875in" fo:background-color="#3F3F3F"/>
    </style:style>
    <style:style style:name="T1187" style:parent-style-name="DefaultParagraphFont" style:family="text">
      <style:text-properties fo:color="#FDCE93" fo:language="en" fo:country="US"/>
    </style:style>
    <style:style style:name="T1188" style:parent-style-name="s1" style:family="text">
      <style:text-properties fo:color="#CC9393" fo:language="en" fo:country="US"/>
    </style:style>
    <style:style style:name="P1189" style:parent-style-name="HTMLPreformatted" style:family="paragraph">
      <style:paragraph-properties style:line-height-at-least="0.1875in" fo:background-color="#3F3F3F"/>
      <style:text-properties fo:color="#FDCE93" fo:language="en" fo:country="US"/>
    </style:style>
    <style:style style:name="P1190" style:parent-style-name="HTMLPreformatted" style:family="paragraph">
      <style:paragraph-properties style:line-height-at-least="0.1875in" fo:background-color="#3F3F3F"/>
    </style:style>
    <style:style style:name="T1191" style:parent-style-name="DefaultParagraphFont" style:family="text">
      <style:text-properties fo:color="#FDCE93" fo:language="en" fo:country="US"/>
    </style:style>
    <style:style style:name="T1192" style:parent-style-name="o" style:family="text">
      <style:text-properties fo:color="#F0EFD0" fo:language="en" fo:country="US"/>
    </style:style>
    <style:style style:name="T1193" style:parent-style-name="DefaultParagraphFont" style:family="text">
      <style:text-properties fo:color="#FDCE93" fo:language="en" fo:country="US"/>
    </style:style>
    <style:style style:name="T1194" style:parent-style-name="o" style:family="text">
      <style:text-properties fo:color="#F0EFD0" fo:language="en" fo:country="US"/>
    </style:style>
    <style:style style:name="T1195" style:parent-style-name="DefaultParagraphFont" style:family="text">
      <style:text-properties fo:color="#FDCE93" fo:language="en" fo:country="US"/>
    </style:style>
    <style:style style:name="P1196" style:parent-style-name="HTMLPreformatted" style:family="paragraph">
      <style:paragraph-properties style:line-height-at-least="0.1875in" fo:background-color="#3F3F3F"/>
      <style:text-properties fo:color="#FDCE93" fo:language="en" fo:country="US"/>
    </style:style>
    <style:style style:name="P1197" style:parent-style-name="HTMLPreformatted" style:family="paragraph">
      <style:paragraph-properties style:line-height-at-least="0.1875in" fo:background-color="#3F3F3F"/>
    </style:style>
    <style:style style:name="T1198" style:parent-style-name="DefaultParagraphFont" style:family="text">
      <style:text-properties fo:color="#FDCE93" fo:language="en" fo:country="US"/>
    </style:style>
    <style:style style:name="T1199" style:parent-style-name="o" style:family="text">
      <style:text-properties fo:color="#F0EFD0" fo:language="en" fo:country="US"/>
    </style:style>
    <style:style style:name="T1200" style:parent-style-name="DefaultParagraphFont" style:family="text">
      <style:text-properties fo:color="#FDCE93" fo:language="en" fo:country="US"/>
    </style:style>
    <style:style style:name="T1201" style:parent-style-name="o" style:family="text">
      <style:text-properties fo:color="#F0EFD0" fo:language="en" fo:country="US"/>
    </style:style>
    <style:style style:name="T1202" style:parent-style-name="DefaultParagraphFont" style:family="text">
      <style:text-properties fo:color="#FDCE93" fo:language="en" fo:country="US"/>
    </style:style>
    <style:style style:name="P1203" style:parent-style-name="HTMLPreformatted" style:family="paragraph">
      <style:paragraph-properties style:line-height-at-least="0.1875in" fo:background-color="#3F3F3F"/>
    </style:style>
    <style:style style:name="T1204" style:parent-style-name="DefaultParagraphFont" style:family="text">
      <style:text-properties fo:color="#FDCE93" fo:language="en" fo:country="US"/>
    </style:style>
    <style:style style:name="T1205" style:parent-style-name="o" style:family="text">
      <style:text-properties fo:color="#F0EFD0" fo:language="en" fo:country="US"/>
    </style:style>
    <style:style style:name="T1206" style:parent-style-name="DefaultParagraphFont" style:family="text">
      <style:text-properties fo:color="#FDCE93" fo:language="en" fo:country="US"/>
    </style:style>
    <style:style style:name="T1207" style:parent-style-name="o" style:family="text">
      <style:text-properties fo:color="#F0EFD0" fo:language="en" fo:country="US"/>
    </style:style>
    <style:style style:name="T1208" style:parent-style-name="DefaultParagraphFont" style:family="text">
      <style:text-properties fo:color="#FDCE93" fo:language="en" fo:country="US"/>
    </style:style>
    <style:style style:name="T1209" style:parent-style-name="o" style:family="text">
      <style:text-properties fo:color="#F0EFD0" fo:language="en" fo:country="US"/>
    </style:style>
    <style:style style:name="T1210" style:parent-style-name="DefaultParagraphFont" style:family="text">
      <style:text-properties fo:color="#FDCE93" fo:language="en" fo:country="US"/>
    </style:style>
    <style:style style:name="T1211" style:parent-style-name="o" style:family="text">
      <style:text-properties fo:color="#F0EFD0" fo:language="en" fo:country="US"/>
    </style:style>
    <style:style style:name="T1212" style:parent-style-name="nv" style:family="text">
      <style:text-properties fo:color="#DCDCCC" fo:language="en" fo:country="US"/>
    </style:style>
    <style:style style:name="T1213" style:parent-style-name="o" style:family="text">
      <style:text-properties fo:color="#F0EFD0" fo:language="en" fo:country="US"/>
    </style:style>
    <style:style style:name="T1214" style:parent-style-name="DefaultParagraphFont" style:family="text">
      <style:text-properties fo:color="#FDCE93" fo:language="en" fo:country="US"/>
    </style:style>
    <style:style style:name="T1215" style:parent-style-name="o" style:family="text">
      <style:text-properties fo:color="#F0EFD0" fo:language="en" fo:country="US"/>
    </style:style>
    <style:style style:name="P1216" style:parent-style-name="HTMLPreformatted" style:family="paragraph">
      <style:paragraph-properties style:line-height-at-least="0.1875in" fo:background-color="#3F3F3F"/>
      <style:text-properties fo:color="#FDCE93" fo:language="en" fo:country="US"/>
    </style:style>
    <style:style style:name="P1217" style:parent-style-name="HTMLPreformatted" style:family="paragraph">
      <style:paragraph-properties style:line-height-at-least="0.1875in" fo:background-color="#3F3F3F"/>
    </style:style>
    <style:style style:name="T1218" style:parent-style-name="DefaultParagraphFont" style:family="text">
      <style:text-properties fo:color="#FDCE93" fo:language="en" fo:country="US"/>
    </style:style>
    <style:style style:name="T1219" style:parent-style-name="o" style:family="text">
      <style:text-properties fo:color="#F0EFD0" fo:language="en" fo:country="US"/>
    </style:style>
    <style:style style:name="T1220" style:parent-style-name="DefaultParagraphFont" style:family="text">
      <style:text-properties fo:color="#FDCE93" fo:language="en" fo:country="US"/>
    </style:style>
    <style:style style:name="T1221" style:parent-style-name="nb" style:family="text">
      <style:text-properties style:font-name-asian="DejaVu Sans Mono" fo:color="#EFEF8F" fo:language="en" fo:country="US"/>
    </style:style>
    <style:style style:name="T1222" style:parent-style-name="DefaultParagraphFont" style:family="text">
      <style:text-properties fo:color="#FDCE93" fo:language="en" fo:country="US"/>
    </style:style>
    <style:style style:name="T1223" style:parent-style-name="o" style:family="text">
      <style:text-properties fo:color="#F0EFD0" fo:language="en" fo:country="US"/>
    </style:style>
    <style:style style:name="T1224" style:parent-style-name="DefaultParagraphFont" style:family="text">
      <style:text-properties fo:color="#FDCE93" fo:language="en" fo:country="US"/>
    </style:style>
    <style:style style:name="P1225" style:parent-style-name="HTMLPreformatted" style:family="paragraph">
      <style:paragraph-properties style:line-height-at-least="0.1875in" fo:background-color="#3F3F3F"/>
    </style:style>
    <style:style style:name="T1226" style:parent-style-name="DefaultParagraphFont" style:family="text">
      <style:text-properties fo:color="#FDCE93" fo:language="en" fo:country="US"/>
    </style:style>
    <style:style style:name="T1227" style:parent-style-name="o" style:family="text">
      <style:text-properties fo:color="#F0EFD0" fo:language="en" fo:country="US"/>
    </style:style>
    <style:style style:name="T1228" style:parent-style-name="DefaultParagraphFont" style:family="text">
      <style:text-properties fo:color="#FDCE93" fo:language="en" fo:country="US"/>
    </style:style>
    <style:style style:name="T1229" style:parent-style-name="o" style:family="text">
      <style:text-properties fo:color="#F0EFD0" fo:language="en" fo:country="US"/>
    </style:style>
    <style:style style:name="T1230" style:parent-style-name="DefaultParagraphFont" style:family="text">
      <style:text-properties fo:color="#FDCE93" fo:language="en" fo:country="US"/>
    </style:style>
    <style:style style:name="T1231" style:parent-style-name="o" style:family="text">
      <style:text-properties fo:color="#F0EFD0" fo:language="en" fo:country="US"/>
    </style:style>
    <style:style style:name="T1232" style:parent-style-name="DefaultParagraphFont" style:family="text">
      <style:text-properties fo:color="#FDCE93" fo:language="en" fo:country="US"/>
    </style:style>
    <style:style style:name="T1233" style:parent-style-name="o" style:family="text">
      <style:text-properties fo:color="#F0EFD0" fo:language="en" fo:country="US"/>
    </style:style>
    <style:style style:name="T1234" style:parent-style-name="nv" style:family="text">
      <style:text-properties fo:color="#DCDCCC" fo:language="en" fo:country="US"/>
    </style:style>
    <style:style style:name="T1235" style:parent-style-name="o" style:family="text">
      <style:text-properties fo:color="#F0EFD0" fo:language="en" fo:country="US"/>
    </style:style>
    <style:style style:name="T1236" style:parent-style-name="DefaultParagraphFont" style:family="text">
      <style:text-properties fo:color="#FDCE93" fo:language="en" fo:country="US"/>
    </style:style>
    <style:style style:name="T1237" style:parent-style-name="o" style:family="text">
      <style:text-properties fo:color="#F0EFD0" fo:language="en" fo:country="US"/>
    </style:style>
    <style:style style:name="P1238" style:parent-style-name="HTMLPreformatted" style:family="paragraph">
      <style:paragraph-properties style:line-height-at-least="0.1875in" fo:background-color="#3F3F3F"/>
      <style:text-properties fo:color="#FDCE93" fo:language="en" fo:country="US"/>
    </style:style>
    <style:style style:name="P1239" style:parent-style-name="HTMLPreformatted" style:family="paragraph">
      <style:paragraph-properties style:line-height-at-least="0.1875in" fo:background-color="#3F3F3F"/>
    </style:style>
    <style:style style:name="T1240" style:parent-style-name="DefaultParagraphFont" style:family="text">
      <style:text-properties fo:color="#FDCE93" fo:language="en" fo:country="US"/>
    </style:style>
    <style:style style:name="T1241" style:parent-style-name="o" style:family="text">
      <style:text-properties fo:color="#F0EFD0" fo:language="en" fo:country="US"/>
    </style:style>
    <style:style style:name="T1242" style:parent-style-name="DefaultParagraphFont" style:family="text">
      <style:text-properties fo:color="#FDCE93" fo:language="en" fo:country="US"/>
    </style:style>
    <style:style style:name="T1243" style:parent-style-name="o" style:family="text">
      <style:text-properties fo:color="#F0EFD0" fo:language="en" fo:country="US"/>
    </style:style>
    <style:style style:name="T1244" style:parent-style-name="DefaultParagraphFont" style:family="text">
      <style:text-properties fo:color="#FDCE93" fo:language="en" fo:country="US"/>
    </style:style>
    <style:style style:name="P1245" style:parent-style-name="HTMLPreformatted" style:family="paragraph">
      <style:paragraph-properties style:line-height-at-least="0.1875in" fo:background-color="#3F3F3F"/>
    </style:style>
    <style:style style:name="T1246" style:parent-style-name="DefaultParagraphFont" style:family="text">
      <style:text-properties fo:color="#FDCE93" fo:language="en" fo:country="US"/>
    </style:style>
    <style:style style:name="T1247" style:parent-style-name="o" style:family="text">
      <style:text-properties fo:color="#F0EFD0" fo:language="en" fo:country="US"/>
    </style:style>
    <style:style style:name="T1248" style:parent-style-name="DefaultParagraphFont" style:family="text">
      <style:text-properties fo:color="#FDCE93" fo:language="en" fo:country="US"/>
    </style:style>
    <style:style style:name="T1249" style:parent-style-name="o" style:family="text">
      <style:text-properties fo:color="#F0EFD0" fo:language="en" fo:country="US"/>
    </style:style>
    <style:style style:name="T1250" style:parent-style-name="DefaultParagraphFont" style:family="text">
      <style:text-properties fo:color="#FDCE93" fo:language="en" fo:country="US"/>
    </style:style>
    <style:style style:name="T1251" style:parent-style-name="o" style:family="text">
      <style:text-properties fo:color="#F0EFD0" fo:language="en" fo:country="US"/>
    </style:style>
    <style:style style:name="T1252" style:parent-style-name="DefaultParagraphFont" style:family="text">
      <style:text-properties fo:color="#FDCE93" fo:language="en" fo:country="US"/>
    </style:style>
    <style:style style:name="T1253" style:parent-style-name="o" style:family="text">
      <style:text-properties fo:color="#F0EFD0" fo:language="en" fo:country="US"/>
    </style:style>
    <style:style style:name="T1254" style:parent-style-name="nv" style:family="text">
      <style:text-properties fo:color="#DCDCCC" fo:language="en" fo:country="US"/>
    </style:style>
    <style:style style:name="T1255" style:parent-style-name="o" style:family="text">
      <style:text-properties fo:color="#F0EFD0" fo:language="en" fo:country="US"/>
    </style:style>
    <style:style style:name="T1256" style:parent-style-name="DefaultParagraphFont" style:family="text">
      <style:text-properties fo:color="#FDCE93" fo:language="en" fo:country="US"/>
    </style:style>
    <style:style style:name="T1257" style:parent-style-name="o" style:family="text">
      <style:text-properties fo:color="#F0EFD0" fo:language="en" fo:country="US"/>
    </style:style>
    <style:style style:name="P1258" style:parent-style-name="HTMLPreformatted" style:family="paragraph">
      <style:paragraph-properties style:line-height-at-least="0.1875in" fo:background-color="#3F3F3F"/>
      <style:text-properties fo:color="#FDCE93" fo:language="en" fo:country="US"/>
    </style:style>
    <style:style style:name="P1259" style:parent-style-name="HTMLPreformatted" style:family="paragraph">
      <style:paragraph-properties style:line-height-at-least="0.1875in" fo:background-color="#3F3F3F"/>
    </style:style>
    <style:style style:name="T1260" style:parent-style-name="DefaultParagraphFont" style:family="text">
      <style:text-properties fo:color="#FDCE93" fo:language="en" fo:country="US"/>
    </style:style>
    <style:style style:name="T1261" style:parent-style-name="o" style:family="text">
      <style:text-properties fo:color="#F0EFD0" fo:language="en" fo:country="US"/>
    </style:style>
    <style:style style:name="T1262" style:parent-style-name="DefaultParagraphFont" style:family="text">
      <style:text-properties fo:color="#FDCE93" fo:language="en" fo:country="US"/>
    </style:style>
    <style:style style:name="T1263" style:parent-style-name="o" style:family="text">
      <style:text-properties fo:color="#F0EFD0" fo:language="en" fo:country="US"/>
    </style:style>
    <style:style style:name="T1264" style:parent-style-name="DefaultParagraphFont" style:family="text">
      <style:text-properties fo:color="#FDCE93" fo:language="en" fo:country="US"/>
    </style:style>
    <style:style style:name="T1265" style:parent-style-name="o" style:family="text">
      <style:text-properties fo:color="#F0EFD0" fo:language="en" fo:country="US"/>
    </style:style>
    <style:style style:name="T1266" style:parent-style-name="DefaultParagraphFont" style:family="text">
      <style:text-properties fo:color="#FDCE93" fo:language="en" fo:country="US"/>
    </style:style>
    <style:style style:name="P1267" style:parent-style-name="HTMLPreformatted" style:family="paragraph">
      <style:paragraph-properties style:line-height-at-least="0.1875in" fo:background-color="#3F3F3F"/>
      <style:text-properties fo:color="#FDCE93" fo:language="en" fo:country="US"/>
    </style:style>
    <style:style style:name="P1268" style:parent-style-name="HTMLPreformatted" style:family="paragraph">
      <style:paragraph-properties style:line-height-at-least="0.1875in" fo:background-color="#3F3F3F"/>
    </style:style>
    <style:style style:name="T1269" style:parent-style-name="DefaultParagraphFont" style:family="text">
      <style:text-properties fo:color="#FDCE93" fo:language="en" fo:country="US"/>
    </style:style>
    <style:style style:name="T1270" style:parent-style-name="o" style:family="text">
      <style:text-properties fo:color="#F0EFD0" fo:language="en" fo:country="US"/>
    </style:style>
    <style:style style:name="T1271" style:parent-style-name="DefaultParagraphFont" style:family="text">
      <style:text-properties fo:color="#FDCE93" fo:language="en" fo:country="US"/>
    </style:style>
    <style:style style:name="T1272" style:parent-style-name="o" style:family="text">
      <style:text-properties fo:color="#F0EFD0" fo:language="en" fo:country="US"/>
    </style:style>
    <style:style style:name="T1273" style:parent-style-name="DefaultParagraphFont" style:family="text">
      <style:text-properties fo:color="#FDCE93" fo:language="en" fo:country="US"/>
    </style:style>
    <style:style style:name="T1274" style:parent-style-name="o" style:family="text">
      <style:text-properties fo:color="#F0EFD0" fo:language="en" fo:country="US"/>
    </style:style>
    <style:style style:name="T1275" style:parent-style-name="DefaultParagraphFont" style:family="text">
      <style:text-properties fo:color="#FDCE93" fo:language="en" fo:country="US"/>
    </style:style>
    <style:style style:name="P1276" style:parent-style-name="HTMLPreformatted" style:family="paragraph">
      <style:paragraph-properties style:line-height-at-least="0.1875in" fo:background-color="#3F3F3F"/>
    </style:style>
    <style:style style:name="T1277" style:parent-style-name="DefaultParagraphFont" style:family="text">
      <style:text-properties fo:color="#FDCE93" fo:language="en" fo:country="US"/>
    </style:style>
    <style:style style:name="T1278" style:parent-style-name="o" style:family="text">
      <style:text-properties fo:color="#F0EFD0" fo:language="en" fo:country="US"/>
    </style:style>
    <style:style style:name="T1279" style:parent-style-name="DefaultParagraphFont" style:family="text">
      <style:text-properties fo:color="#FDCE93" fo:language="en" fo:country="US"/>
    </style:style>
    <style:style style:name="T1280" style:parent-style-name="o" style:family="text">
      <style:text-properties fo:color="#F0EFD0" fo:language="en" fo:country="US"/>
    </style:style>
    <style:style style:name="T1281" style:parent-style-name="DefaultParagraphFont" style:family="text">
      <style:text-properties fo:color="#FDCE93" fo:language="en" fo:country="US"/>
    </style:style>
    <style:style style:name="T1282" style:parent-style-name="o" style:family="text">
      <style:text-properties fo:color="#F0EFD0" fo:language="en" fo:country="US"/>
    </style:style>
    <style:style style:name="T1283" style:parent-style-name="DefaultParagraphFont" style:family="text">
      <style:text-properties fo:color="#FDCE93" fo:language="en" fo:country="US"/>
    </style:style>
    <style:style style:name="T1284" style:parent-style-name="o" style:family="text">
      <style:text-properties fo:color="#F0EFD0" fo:language="en" fo:country="US"/>
    </style:style>
    <style:style style:name="T1285" style:parent-style-name="nv" style:family="text">
      <style:text-properties fo:color="#DCDCCC" fo:language="en" fo:country="US"/>
    </style:style>
    <style:style style:name="T1286" style:parent-style-name="o" style:family="text">
      <style:text-properties fo:color="#F0EFD0" fo:language="en" fo:country="US"/>
    </style:style>
    <style:style style:name="T1287" style:parent-style-name="DefaultParagraphFont" style:family="text">
      <style:text-properties fo:color="#FDCE93" fo:language="en" fo:country="US"/>
    </style:style>
    <style:style style:name="T1288" style:parent-style-name="o" style:family="text">
      <style:text-properties fo:color="#F0EFD0" fo:language="en" fo:country="US"/>
    </style:style>
    <style:style style:name="P1289" style:parent-style-name="HTMLPreformatted" style:family="paragraph">
      <style:paragraph-properties style:line-height-at-least="0.1875in" fo:background-color="#3F3F3F"/>
      <style:text-properties fo:color="#FDCE93" fo:language="en" fo:country="US"/>
    </style:style>
    <style:style style:name="P1290" style:parent-style-name="HTMLPreformatted" style:family="paragraph">
      <style:paragraph-properties style:line-height-at-least="0.1875in" fo:background-color="#3F3F3F"/>
    </style:style>
    <style:style style:name="T1291" style:parent-style-name="DefaultParagraphFont" style:family="text">
      <style:text-properties fo:color="#FDCE93" fo:language="en" fo:country="US"/>
    </style:style>
    <style:style style:name="T1292" style:parent-style-name="o" style:family="text">
      <style:text-properties fo:color="#F0EFD0" fo:language="en" fo:country="US"/>
    </style:style>
    <style:style style:name="T1293" style:parent-style-name="DefaultParagraphFont" style:family="text">
      <style:text-properties fo:color="#FDCE93" fo:language="en" fo:country="US"/>
    </style:style>
    <style:style style:name="T1294" style:parent-style-name="k" style:family="text">
      <style:text-properties fo:color="#F0DFAF" fo:language="en" fo:country="US"/>
    </style:style>
    <style:style style:name="T1295" style:parent-style-name="DefaultParagraphFont" style:family="text">
      <style:text-properties fo:color="#FDCE93" fo:language="en" fo:country="US"/>
    </style:style>
    <style:style style:name="T1296" style:parent-style-name="o" style:family="text">
      <style:text-properties fo:color="#F0EFD0" fo:language="en" fo:country="US"/>
    </style:style>
    <style:style style:name="T1297" style:parent-style-name="DefaultParagraphFont" style:family="text">
      <style:text-properties fo:color="#FDCE93" fo:language="en" fo:country="US"/>
    </style:style>
    <style:style style:name="T1298" style:parent-style-name="o" style:family="text">
      <style:text-properties fo:color="#F0EFD0" fo:language="en" fo:country="US"/>
    </style:style>
    <style:style style:name="T1299" style:parent-style-name="DefaultParagraphFont" style:family="text">
      <style:text-properties fo:color="#FDCE93" fo:language="en" fo:country="US"/>
    </style:style>
    <style:style style:name="T1300" style:parent-style-name="o" style:family="text">
      <style:text-properties fo:color="#F0EFD0" fo:language="en" fo:country="US"/>
    </style:style>
    <style:style style:name="T1301" style:parent-style-name="DefaultParagraphFont" style:family="text">
      <style:text-properties fo:color="#FDCE93" fo:language="en" fo:country="US"/>
    </style:style>
    <style:style style:name="P1302" style:parent-style-name="HTMLPreformatted" style:family="paragraph">
      <style:paragraph-properties style:line-height-at-least="0.1875in" fo:background-color="#3F3F3F"/>
    </style:style>
    <style:style style:name="T1303" style:parent-style-name="DefaultParagraphFont" style:family="text">
      <style:text-properties fo:color="#FDCE93" fo:language="en" fo:country="US"/>
    </style:style>
    <style:style style:name="T1304" style:parent-style-name="o" style:family="text">
      <style:text-properties fo:color="#F0EFD0" fo:language="en" fo:country="US"/>
    </style:style>
    <style:style style:name="T1305" style:parent-style-name="DefaultParagraphFont" style:family="text">
      <style:text-properties fo:color="#FDCE93" fo:language="en" fo:country="US"/>
    </style:style>
    <style:style style:name="T1306" style:parent-style-name="o" style:family="text">
      <style:text-properties fo:color="#F0EFD0" fo:language="en" fo:country="US"/>
    </style:style>
    <style:style style:name="T1307" style:parent-style-name="DefaultParagraphFont" style:family="text">
      <style:text-properties fo:color="#FDCE93" fo:language="en" fo:country="US"/>
    </style:style>
    <style:style style:name="T1308" style:parent-style-name="o" style:family="text">
      <style:text-properties fo:color="#F0EFD0" fo:language="en" fo:country="US"/>
    </style:style>
    <style:style style:name="T1309" style:parent-style-name="DefaultParagraphFont" style:family="text">
      <style:text-properties fo:color="#FDCE93" fo:language="en" fo:country="US"/>
    </style:style>
    <style:style style:name="T1310" style:parent-style-name="o" style:family="text">
      <style:text-properties fo:color="#F0EFD0" fo:language="en" fo:country="US"/>
    </style:style>
    <style:style style:name="T1311" style:parent-style-name="nv" style:family="text">
      <style:text-properties fo:color="#DCDCCC" fo:language="en" fo:country="US"/>
    </style:style>
    <style:style style:name="T1312" style:parent-style-name="o" style:family="text">
      <style:text-properties fo:color="#F0EFD0" fo:language="en" fo:country="US"/>
    </style:style>
    <style:style style:name="T1313" style:parent-style-name="DefaultParagraphFont" style:family="text">
      <style:text-properties fo:color="#FDCE93" fo:language="en" fo:country="US"/>
    </style:style>
    <style:style style:name="T1314" style:parent-style-name="o" style:family="text">
      <style:text-properties fo:color="#F0EFD0" fo:language="en" fo:country="US"/>
    </style:style>
    <style:style style:name="P1315" style:parent-style-name="HTMLPreformatted" style:family="paragraph">
      <style:paragraph-properties style:line-height-at-least="0.1875in" fo:background-color="#3F3F3F"/>
      <style:text-properties fo:color="#FDCE93" fo:language="en" fo:country="US"/>
    </style:style>
    <style:style style:name="P1316" style:parent-style-name="HTMLPreformatted" style:family="paragraph">
      <style:paragraph-properties style:line-height-at-least="0.1875in" fo:background-color="#3F3F3F"/>
      <style:text-properties fo:color="#FDCE93" fo:language="en" fo:country="US"/>
    </style:style>
    <style:style style:name="P1317" style:parent-style-name="HTMLPreformatted" style:family="paragraph">
      <style:paragraph-properties style:line-height-at-least="0.1875in" fo:background-color="#3F3F3F"/>
    </style:style>
    <style:style style:name="T1318" style:parent-style-name="DefaultParagraphFont" style:family="text">
      <style:text-properties fo:color="#FDCE93" fo:language="en" fo:country="US"/>
    </style:style>
    <style:style style:name="T1319" style:parent-style-name="nv" style:family="text">
      <style:text-properties fo:color="#DCDCCC" fo:language="en" fo:country="US"/>
    </style:style>
    <style:style style:name="T1320" style:parent-style-name="o" style:family="text">
      <style:text-properties fo:color="#F0EFD0" fo:language="en" fo:country="US"/>
    </style:style>
    <style:style style:name="T1321" style:parent-style-name="m" style:family="text">
      <style:text-properties fo:color="#8CD0D3" fo:language="en" fo:country="US"/>
    </style:style>
    <style:style style:name="T1322" style:parent-style-name="DefaultParagraphFont" style:family="text">
      <style:text-properties fo:color="#FDCE93" fo:language="en" fo:country="US"/>
    </style:style>
    <style:style style:name="T1323" style:parent-style-name="nv" style:family="text">
      <style:text-properties fo:color="#DCDCCC" fo:language="en" fo:country="US"/>
    </style:style>
    <style:style style:name="T1324" style:parent-style-name="o" style:family="text">
      <style:text-properties fo:color="#F0EFD0" fo:language="en" fo:country="US"/>
    </style:style>
    <style:style style:name="T1325" style:parent-style-name="m" style:family="text">
      <style:text-properties fo:color="#8CD0D3" fo:language="en" fo:country="US"/>
    </style:style>
    <style:style style:name="T1326" style:parent-style-name="DefaultParagraphFont" style:family="text">
      <style:text-properties fo:color="#FDCE93" fo:language="en" fo:country="US"/>
    </style:style>
    <style:style style:name="T1327" style:parent-style-name="nv" style:family="text">
      <style:text-properties fo:color="#DCDCCC" fo:language="en" fo:country="US"/>
    </style:style>
    <style:style style:name="T1328" style:parent-style-name="o" style:family="text">
      <style:text-properties fo:color="#F0EFD0" fo:language="en" fo:country="US"/>
    </style:style>
    <style:style style:name="T1329" style:parent-style-name="m" style:family="text">
      <style:text-properties fo:color="#8CD0D3" fo:language="en" fo:country="US"/>
    </style:style>
    <style:style style:name="T1330" style:parent-style-name="DefaultParagraphFont" style:family="text">
      <style:text-properties fo:color="#FDCE93" fo:language="en" fo:country="US"/>
    </style:style>
    <style:style style:name="T1331" style:parent-style-name="nv" style:family="text">
      <style:text-properties fo:color="#DCDCCC" fo:language="en" fo:country="US"/>
    </style:style>
    <style:style style:name="T1332" style:parent-style-name="o" style:family="text">
      <style:text-properties fo:color="#F0EFD0" fo:language="en" fo:country="US"/>
    </style:style>
    <style:style style:name="T1333" style:parent-style-name="m" style:family="text">
      <style:text-properties fo:color="#8CD0D3" fo:language="en" fo:country="US"/>
    </style:style>
    <style:style style:name="P1334" style:parent-style-name="HTMLPreformatted" style:family="paragraph">
      <style:paragraph-properties style:line-height-at-least="0.1875in" fo:background-color="#3F3F3F"/>
      <style:text-properties fo:color="#FDCE93" fo:language="en" fo:country="US"/>
    </style:style>
    <style:style style:name="P1335" style:parent-style-name="HTMLPreformatted" style:family="paragraph">
      <style:paragraph-properties style:line-height-at-least="0.1875in" fo:background-color="#3F3F3F"/>
      <style:text-properties fo:color="#FDCE93" fo:language="en" fo:country="US"/>
    </style:style>
    <style:style style:name="P1336" style:parent-style-name="HTMLPreformatted" style:family="paragraph">
      <style:paragraph-properties style:line-height-at-least="0.1875in" fo:background-color="#3F3F3F"/>
    </style:style>
    <style:style style:name="T1337" style:parent-style-name="DefaultParagraphFont" style:family="text">
      <style:text-properties fo:color="#FDCE93" fo:language="en" fo:country="US"/>
    </style:style>
    <style:style style:name="T1338" style:parent-style-name="s1" style:family="text">
      <style:text-properties fo:color="#CC9393" fo:language="en" fo:country="US"/>
    </style:style>
    <style:style style:name="P1339" style:parent-style-name="HTMLPreformatted" style:family="paragraph">
      <style:paragraph-properties style:line-height-at-least="0.1875in" fo:background-color="#3F3F3F"/>
    </style:style>
    <style:style style:name="T1340" style:parent-style-name="DefaultParagraphFont" style:family="text">
      <style:text-properties fo:color="#FDCE93" fo:language="en" fo:country="US"/>
    </style:style>
    <style:style style:name="T1341" style:parent-style-name="s1" style:family="text">
      <style:text-properties fo:color="#CC9393" fo:language="en" fo:country="US"/>
    </style:style>
    <style:style style:name="P1342" style:parent-style-name="HTMLPreformatted" style:family="paragraph">
      <style:paragraph-properties style:line-height-at-least="0.1875in" fo:background-color="#3F3F3F"/>
      <style:text-properties fo:color="#FDCE93" fo:language="en" fo:country="US"/>
    </style:style>
    <style:style style:name="P1343" style:parent-style-name="HTMLPreformatted" style:family="paragraph">
      <style:paragraph-properties style:line-height-at-least="0.1875in" fo:background-color="#3F3F3F"/>
    </style:style>
    <style:style style:name="T1344" style:parent-style-name="DefaultParagraphFont" style:family="text">
      <style:text-properties fo:color="#FDCE93" fo:language="en" fo:country="US"/>
    </style:style>
    <style:style style:name="T1345" style:parent-style-name="o" style:family="text">
      <style:text-properties fo:color="#F0EFD0" fo:language="en" fo:country="US"/>
    </style:style>
    <style:style style:name="T1346" style:parent-style-name="DefaultParagraphFont" style:family="text">
      <style:text-properties fo:color="#FDCE93" fo:language="en" fo:country="US"/>
    </style:style>
    <style:style style:name="T1347" style:parent-style-name="o" style:family="text">
      <style:text-properties fo:color="#F0EFD0" fo:language="en" fo:country="US"/>
    </style:style>
    <style:style style:name="T1348" style:parent-style-name="DefaultParagraphFont" style:family="text">
      <style:text-properties fo:color="#FDCE93" fo:language="en" fo:country="US"/>
    </style:style>
    <style:style style:name="P1349" style:parent-style-name="HTMLPreformatted" style:family="paragraph">
      <style:paragraph-properties style:line-height-at-least="0.1875in" fo:background-color="#3F3F3F"/>
      <style:text-properties fo:color="#FDCE93" fo:language="en" fo:country="US"/>
    </style:style>
    <style:style style:name="P1350" style:parent-style-name="HTMLPreformatted" style:family="paragraph">
      <style:paragraph-properties style:line-height-at-least="0.1875in" fo:background-color="#3F3F3F"/>
      <style:text-properties fo:color="#FDCE93" fo:language="en" fo:country="US"/>
    </style:style>
    <style:style style:name="P1351" style:parent-style-name="HTMLPreformatted" style:family="paragraph">
      <style:paragraph-properties style:line-height-at-least="0.1875in" fo:background-color="#3F3F3F"/>
      <style:text-properties fo:color="#FDCE93" fo:language="en" fo:country="US"/>
    </style:style>
    <style:style style:name="P1352" style:parent-style-name="HTMLPreformatted" style:family="paragraph">
      <style:paragraph-properties style:line-height-at-least="0.1875in" fo:background-color="#3F3F3F"/>
      <style:text-properties fo:color="#FDCE93" fo:language="en" fo:country="US"/>
    </style:style>
    <style:style style:name="P1353" style:parent-style-name="HTMLPreformatted" style:family="paragraph">
      <style:paragraph-properties style:line-height-at-least="0.1875in" fo:background-color="#3F3F3F"/>
    </style:style>
    <style:style style:name="T1354" style:parent-style-name="DefaultParagraphFont" style:family="text">
      <style:text-properties fo:color="#FDCE93" fo:language="en" fo:country="US"/>
    </style:style>
    <style:style style:name="T1355" style:parent-style-name="s1" style:family="text">
      <style:text-properties fo:color="#CC9393" fo:language="en" fo:country="US"/>
    </style:style>
    <style:style style:name="P1356" style:parent-style-name="HTMLPreformatted" style:family="paragraph">
      <style:paragraph-properties style:line-height-at-least="0.1875in" fo:background-color="#3F3F3F"/>
    </style:style>
    <style:style style:name="T1357" style:parent-style-name="DefaultParagraphFont" style:family="text">
      <style:text-properties fo:color="#FDCE93" fo:language="en" fo:country="US"/>
    </style:style>
    <style:style style:name="T1358" style:parent-style-name="s1" style:family="text">
      <style:text-properties fo:color="#CC9393" fo:language="en" fo:country="US"/>
    </style:style>
    <style:style style:name="P1359" style:parent-style-name="HTMLPreformatted" style:family="paragraph">
      <style:paragraph-properties style:line-height-at-least="0.1875in" fo:background-color="#3F3F3F"/>
      <style:text-properties fo:color="#FDCE93" fo:language="en" fo:country="US"/>
    </style:style>
    <style:style style:name="P1360" style:parent-style-name="HTMLPreformatted" style:family="paragraph">
      <style:paragraph-properties style:line-height-at-least="0.1875in" fo:background-color="#3F3F3F"/>
    </style:style>
    <style:style style:name="T1361" style:parent-style-name="DefaultParagraphFont" style:family="text">
      <style:text-properties fo:color="#FDCE93" fo:language="en" fo:country="US"/>
    </style:style>
    <style:style style:name="T1362" style:parent-style-name="o" style:family="text">
      <style:text-properties fo:color="#F0EFD0" fo:language="en" fo:country="US"/>
    </style:style>
    <style:style style:name="T1363" style:parent-style-name="DefaultParagraphFont" style:family="text">
      <style:text-properties fo:color="#FDCE93" fo:language="en" fo:country="US"/>
    </style:style>
    <style:style style:name="T1364" style:parent-style-name="o" style:family="text">
      <style:text-properties fo:color="#F0EFD0" fo:language="en" fo:country="US"/>
    </style:style>
    <style:style style:name="T1365" style:parent-style-name="DefaultParagraphFont" style:family="text">
      <style:text-properties fo:color="#FDCE93" fo:language="en" fo:country="US"/>
    </style:style>
    <style:style style:name="P1366" style:parent-style-name="HTMLPreformatted" style:family="paragraph">
      <style:paragraph-properties style:line-height-at-least="0.1875in" fo:background-color="#3F3F3F"/>
      <style:text-properties fo:color="#FDCE93" fo:language="en" fo:country="US"/>
    </style:style>
    <style:style style:name="P1367" style:parent-style-name="HTMLPreformatted" style:family="paragraph">
      <style:paragraph-properties style:line-height-at-least="0.1875in" fo:background-color="#3F3F3F"/>
    </style:style>
    <style:style style:name="T1368" style:parent-style-name="DefaultParagraphFont" style:family="text">
      <style:text-properties fo:color="#FDCE93" fo:language="en" fo:country="US"/>
    </style:style>
    <style:style style:name="T1369" style:parent-style-name="o" style:family="text">
      <style:text-properties fo:color="#F0EFD0" fo:language="en" fo:country="US"/>
    </style:style>
    <style:style style:name="T1370" style:parent-style-name="DefaultParagraphFont" style:family="text">
      <style:text-properties fo:color="#FDCE93" fo:language="en" fo:country="US"/>
    </style:style>
    <style:style style:name="T1371" style:parent-style-name="o" style:family="text">
      <style:text-properties fo:color="#F0EFD0" fo:language="en" fo:country="US"/>
    </style:style>
    <style:style style:name="T1372" style:parent-style-name="DefaultParagraphFont" style:family="text">
      <style:text-properties fo:color="#FDCE93" fo:language="en" fo:country="US"/>
    </style:style>
    <style:style style:name="P1373" style:parent-style-name="HTMLPreformatted" style:family="paragraph">
      <style:paragraph-properties style:line-height-at-least="0.1875in" fo:background-color="#3F3F3F"/>
    </style:style>
    <style:style style:name="T1374" style:parent-style-name="DefaultParagraphFont" style:family="text">
      <style:text-properties fo:color="#FDCE93" fo:language="en" fo:country="US"/>
    </style:style>
    <style:style style:name="T1375" style:parent-style-name="o" style:family="text">
      <style:text-properties fo:color="#F0EFD0" fo:language="en" fo:country="US"/>
    </style:style>
    <style:style style:name="T1376" style:parent-style-name="DefaultParagraphFont" style:family="text">
      <style:text-properties fo:color="#FDCE93" fo:language="en" fo:country="US"/>
    </style:style>
    <style:style style:name="T1377" style:parent-style-name="o" style:family="text">
      <style:text-properties fo:color="#F0EFD0" fo:language="en" fo:country="US"/>
    </style:style>
    <style:style style:name="P1378" style:parent-style-name="HTMLPreformatted" style:family="paragraph">
      <style:paragraph-properties style:line-height-at-least="0.1875in" fo:background-color="#3F3F3F"/>
      <style:text-properties fo:color="#FDCE93" fo:language="en" fo:country="US"/>
    </style:style>
    <style:style style:name="P1379" style:parent-style-name="HTMLPreformatted" style:family="paragraph">
      <style:paragraph-properties style:line-height-at-least="0.1875in" fo:background-color="#3F3F3F"/>
      <style:text-properties fo:color="#FDCE93" fo:language="en" fo:country="US"/>
    </style:style>
    <style:style style:name="P1380" style:parent-style-name="HTMLPreformatted" style:family="paragraph">
      <style:paragraph-properties style:line-height-at-least="0.1875in" fo:background-color="#3F3F3F"/>
    </style:style>
    <style:style style:name="T1381" style:parent-style-name="DefaultParagraphFont" style:family="text">
      <style:text-properties fo:color="#FDCE93" fo:language="en" fo:country="US"/>
    </style:style>
    <style:style style:name="T1382" style:parent-style-name="nv" style:family="text">
      <style:text-properties fo:color="#DCDCCC" fo:language="en" fo:country="US"/>
    </style:style>
    <style:style style:name="T1383" style:parent-style-name="o" style:family="text">
      <style:text-properties fo:color="#F0EFD0" fo:language="en" fo:country="US"/>
    </style:style>
    <style:style style:name="T1384" style:parent-style-name="m" style:family="text">
      <style:text-properties fo:color="#8CD0D3" fo:language="en" fo:country="US"/>
    </style:style>
    <style:style style:name="T1385" style:parent-style-name="DefaultParagraphFont" style:family="text">
      <style:text-properties fo:color="#FDCE93" fo:language="en" fo:country="US"/>
    </style:style>
    <style:style style:name="T1386" style:parent-style-name="nv" style:family="text">
      <style:text-properties fo:color="#DCDCCC" fo:language="en" fo:country="US"/>
    </style:style>
    <style:style style:name="T1387" style:parent-style-name="o" style:family="text">
      <style:text-properties fo:color="#F0EFD0" fo:language="en" fo:country="US"/>
    </style:style>
    <style:style style:name="T1388" style:parent-style-name="m" style:family="text">
      <style:text-properties fo:color="#8CD0D3" fo:language="en" fo:country="US"/>
    </style:style>
    <style:style style:name="T1389" style:parent-style-name="DefaultParagraphFont" style:family="text">
      <style:text-properties fo:color="#FDCE93" fo:language="en" fo:country="US"/>
    </style:style>
    <style:style style:name="T1390" style:parent-style-name="nv" style:family="text">
      <style:text-properties fo:color="#DCDCCC" fo:language="en" fo:country="US"/>
    </style:style>
    <style:style style:name="T1391" style:parent-style-name="o" style:family="text">
      <style:text-properties fo:color="#F0EFD0" fo:language="en" fo:country="US"/>
    </style:style>
    <style:style style:name="T1392" style:parent-style-name="m" style:family="text">
      <style:text-properties fo:color="#8CD0D3" fo:language="en" fo:country="US"/>
    </style:style>
    <style:style style:name="T1393" style:parent-style-name="DefaultParagraphFont" style:family="text">
      <style:text-properties fo:color="#FDCE93" fo:language="en" fo:country="US"/>
    </style:style>
    <style:style style:name="T1394" style:parent-style-name="nv" style:family="text">
      <style:text-properties fo:color="#DCDCCC" fo:language="en" fo:country="US"/>
    </style:style>
    <style:style style:name="T1395" style:parent-style-name="o" style:family="text">
      <style:text-properties fo:color="#F0EFD0" fo:language="en" fo:country="US"/>
    </style:style>
    <style:style style:name="T1396" style:parent-style-name="m" style:family="text">
      <style:text-properties fo:color="#8CD0D3" fo:language="en" fo:country="US"/>
    </style:style>
    <style:style style:name="P1397" style:parent-style-name="NormalWeb" style:family="paragraph">
      <style:paragraph-properties fo:text-align="justify" fo:margin-top="0in" fo:margin-bottom="0in" fo:background-color="#FFFFFF"/>
    </style:style>
    <style:style style:name="T1398" style:parent-style-name="DefaultParagraphFont" style:family="text">
      <style:text-properties style:font-name="Arial" style:font-name-complex="Arial" fo:color="#404040"/>
    </style:style>
    <style:style style:name="T1399" style:parent-style-name="HTMLCode" style:family="text">
      <style:text-properties fo:color="#404040"/>
    </style:style>
    <style:style style:name="T1400" style:parent-style-name="DefaultParagraphFont" style:family="text">
      <style:text-properties style:font-name="Arial" style:font-name-complex="Arial" fo:color="#404040"/>
    </style:style>
    <style:style style:name="T1401" style:parent-style-name="HTMLCode" style:family="text">
      <style:text-properties fo:color="#404040"/>
    </style:style>
    <style:style style:name="T1402" style:parent-style-name="DefaultParagraphFont" style:family="text">
      <style:text-properties style:font-name="Arial" style:font-name-complex="Arial" fo:color="#404040"/>
    </style:style>
    <style:style style:name="T1403" style:parent-style-name="HTMLCode" style:family="text">
      <style:text-properties fo:color="#404040"/>
    </style:style>
    <style:style style:name="T1404" style:parent-style-name="DefaultParagraphFont" style:family="text">
      <style:text-properties style:font-name="Arial" style:font-name-complex="Arial" fo:color="#404040"/>
    </style:style>
    <style:style style:name="P1405" style:parent-style-name="NormalWeb" style:family="paragraph">
      <style:paragraph-properties fo:text-align="justify" fo:margin-top="0in" fo:margin-bottom="0in" fo:background-color="#FFFFFF"/>
    </style:style>
    <style:style style:name="T1406" style:parent-style-name="DefaultParagraphFont" style:family="text">
      <style:text-properties style:font-name="Arial" style:font-name-complex="Arial" fo:color="#404040"/>
    </style:style>
    <style:style style:name="T1407" style:parent-style-name="HTMLCode" style:family="text">
      <style:text-properties fo:color="#404040"/>
    </style:style>
    <style:style style:name="T1408" style:parent-style-name="DefaultParagraphFont" style:family="text">
      <style:text-properties style:font-name="Arial" style:font-name-complex="Arial" fo:color="#404040"/>
    </style:style>
    <style:style style:name="T1409" style:parent-style-name="DefaultParagraphFont" style:family="text">
      <style:text-properties style:font-name="Arial" style:font-name-complex="Arial" fo:color="#404040"/>
    </style:style>
    <style:style style:name="T1410" style:parent-style-name="HTMLCode" style:family="text">
      <style:text-properties fo:color="#404040"/>
    </style:style>
    <style:style style:name="T1411" style:parent-style-name="DefaultParagraphFont" style:family="text">
      <style:text-properties style:font-name="Arial" style:font-name-complex="Arial" fo:color="#404040"/>
    </style:style>
    <style:style style:name="P1412" style:parent-style-name="HTMLPreformatted" style:family="paragraph">
      <style:paragraph-properties style:line-height-at-least="0.1875in" fo:background-color="#3F3F3F"/>
    </style:style>
    <style:style style:name="T1413" style:parent-style-name="nt" style:family="text">
      <style:text-properties fo:color="#9AC39F" fo:language="en" fo:country="US"/>
    </style:style>
    <style:style style:name="T1414" style:parent-style-name="p" style:family="text">
      <style:text-properties fo:color="#41706F" fo:language="en" fo:country="US"/>
    </style:style>
    <style:style style:name="P1415" style:parent-style-name="HTMLPreformatted" style:family="paragraph">
      <style:paragraph-properties style:line-height-at-least="0.1875in" fo:background-color="#3F3F3F"/>
    </style:style>
    <style:style style:name="T1416" style:parent-style-name="DefaultParagraphFont" style:family="text">
      <style:text-properties fo:color="#FDCE93" fo:language="en" fo:country="US"/>
    </style:style>
    <style:style style:name="T1417" style:parent-style-name="p" style:family="text">
      <style:text-properties fo:color="#41706F" fo:language="en" fo:country="US"/>
    </style:style>
    <style:style style:name="T1418" style:parent-style-name="DefaultParagraphFont" style:family="text">
      <style:text-properties fo:color="#FDCE93" fo:language="en" fo:country="US"/>
    </style:style>
    <style:style style:name="T1419" style:parent-style-name="nt" style:family="text">
      <style:text-properties fo:color="#9AC39F" fo:language="en" fo:country="US"/>
    </style:style>
    <style:style style:name="T1420" style:parent-style-name="p" style:family="text">
      <style:text-properties fo:color="#41706F" fo:language="en" fo:country="US"/>
    </style:style>
    <style:style style:name="T1421" style:parent-style-name="DefaultParagraphFont" style:family="text">
      <style:text-properties fo:color="#FDCE93" fo:language="en" fo:country="US"/>
    </style:style>
    <style:style style:name="T1422" style:parent-style-name="l" style:family="text">
      <style:text-properties fo:color="#CCCCCC" fo:language="en" fo:country="US"/>
    </style:style>
    <style:style style:name="P1423" style:parent-style-name="HTMLPreformatted" style:family="paragraph">
      <style:paragraph-properties style:line-height-at-least="0.1875in" fo:background-color="#3F3F3F"/>
    </style:style>
    <style:style style:name="T1424" style:parent-style-name="DefaultParagraphFont" style:family="text">
      <style:text-properties fo:color="#FDCE93" fo:language="en" fo:country="US"/>
    </style:style>
    <style:style style:name="T1425" style:parent-style-name="nt" style:family="text">
      <style:text-properties fo:color="#9AC39F" fo:language="en" fo:country="US"/>
    </style:style>
    <style:style style:name="T1426" style:parent-style-name="p" style:family="text">
      <style:text-properties fo:color="#41706F" fo:language="en" fo:country="US"/>
    </style:style>
    <style:style style:name="T1427" style:parent-style-name="DefaultParagraphFont" style:family="text">
      <style:text-properties fo:color="#FDCE93" fo:language="en" fo:country="US"/>
    </style:style>
    <style:style style:name="T1428" style:parent-style-name="l" style:family="text">
      <style:text-properties fo:color="#CCCCCC" fo:language="en" fo:country="US"/>
    </style:style>
    <style:style style:name="P1429" style:parent-style-name="HTMLPreformatted" style:family="paragraph">
      <style:paragraph-properties style:line-height-at-least="0.1875in" fo:background-color="#3F3F3F"/>
    </style:style>
    <style:style style:name="T1430" style:parent-style-name="DefaultParagraphFont" style:family="text">
      <style:text-properties fo:color="#FDCE93" fo:language="en" fo:country="US"/>
    </style:style>
    <style:style style:name="T1431" style:parent-style-name="nt" style:family="text">
      <style:text-properties fo:color="#9AC39F" fo:language="en" fo:country="US"/>
    </style:style>
    <style:style style:name="T1432" style:parent-style-name="p" style:family="text">
      <style:text-properties fo:color="#41706F" fo:language="en" fo:country="US"/>
    </style:style>
    <style:style style:name="T1433" style:parent-style-name="DefaultParagraphFont" style:family="text">
      <style:text-properties fo:color="#FDCE93" fo:language="en" fo:country="US"/>
    </style:style>
    <style:style style:name="T1434" style:parent-style-name="s" style:family="text">
      <style:text-properties fo:color="#CC9393" fo:language="en" fo:country="US"/>
    </style:style>
    <style:style style:name="P1435" style:parent-style-name="HTMLPreformatted" style:family="paragraph">
      <style:paragraph-properties style:line-height-at-least="0.1875in" fo:background-color="#3F3F3F"/>
    </style:style>
    <style:style style:name="T1436" style:parent-style-name="DefaultParagraphFont" style:family="text">
      <style:text-properties fo:color="#FDCE93" fo:language="en" fo:country="US"/>
    </style:style>
    <style:style style:name="T1437" style:parent-style-name="p" style:family="text">
      <style:text-properties fo:color="#41706F" fo:language="en" fo:country="US"/>
    </style:style>
    <style:style style:name="T1438" style:parent-style-name="DefaultParagraphFont" style:family="text">
      <style:text-properties fo:color="#FDCE93" fo:language="en" fo:country="US"/>
    </style:style>
    <style:style style:name="T1439" style:parent-style-name="nt" style:family="text">
      <style:text-properties fo:color="#9AC39F" fo:language="en" fo:country="US"/>
    </style:style>
    <style:style style:name="T1440" style:parent-style-name="p" style:family="text">
      <style:text-properties fo:color="#41706F" fo:language="en" fo:country="US"/>
    </style:style>
    <style:style style:name="T1441" style:parent-style-name="DefaultParagraphFont" style:family="text">
      <style:text-properties fo:color="#FDCE93" fo:language="en" fo:country="US"/>
    </style:style>
    <style:style style:name="T1442" style:parent-style-name="l" style:family="text">
      <style:text-properties fo:color="#CCCCCC" fo:language="en" fo:country="US"/>
    </style:style>
    <style:style style:name="P1443" style:parent-style-name="HTMLPreformatted" style:family="paragraph">
      <style:paragraph-properties style:line-height-at-least="0.1875in" fo:background-color="#3F3F3F"/>
    </style:style>
    <style:style style:name="T1444" style:parent-style-name="DefaultParagraphFont" style:family="text">
      <style:text-properties fo:color="#FDCE93" fo:language="en" fo:country="US"/>
    </style:style>
    <style:style style:name="T1445" style:parent-style-name="nt" style:family="text">
      <style:text-properties fo:color="#9AC39F" fo:language="en" fo:country="US"/>
    </style:style>
    <style:style style:name="T1446" style:parent-style-name="p" style:family="text">
      <style:text-properties fo:color="#41706F" fo:language="en" fo:country="US"/>
    </style:style>
    <style:style style:name="T1447" style:parent-style-name="DefaultParagraphFont" style:family="text">
      <style:text-properties fo:color="#FDCE93" fo:language="en" fo:country="US"/>
    </style:style>
    <style:style style:name="T1448" style:parent-style-name="l" style:family="text">
      <style:text-properties fo:color="#CCCCCC" fo:language="en" fo:country="US"/>
    </style:style>
    <style:style style:name="P1449" style:parent-style-name="HTMLPreformatted" style:family="paragraph">
      <style:paragraph-properties style:line-height-at-least="0.1875in" fo:background-color="#3F3F3F"/>
    </style:style>
    <style:style style:name="T1450" style:parent-style-name="DefaultParagraphFont" style:family="text">
      <style:text-properties fo:color="#FDCE93" fo:language="en" fo:country="US"/>
    </style:style>
    <style:style style:name="T1451" style:parent-style-name="nt" style:family="text">
      <style:text-properties fo:color="#9AC39F"/>
    </style:style>
    <style:style style:name="T1452" style:parent-style-name="p" style:family="text">
      <style:text-properties fo:color="#41706F"/>
    </style:style>
    <style:style style:name="T1453" style:parent-style-name="DefaultParagraphFont" style:family="text">
      <style:text-properties fo:color="#FDCE93"/>
    </style:style>
    <style:style style:name="T1454" style:parent-style-name="s" style:family="text">
      <style:text-properties fo:color="#CC9393"/>
    </style:style>
    <style:style style:name="P1455" style:parent-style-name="NormalWeb" style:family="paragraph">
      <style:paragraph-properties fo:text-align="justify" fo:margin-top="0in" fo:margin-bottom="0in" fo:background-color="#FFFFFF"/>
    </style:style>
    <style:style style:name="T1456" style:parent-style-name="DefaultParagraphFont" style:family="text">
      <style:text-properties style:font-name="Arial" style:font-name-complex="Arial" fo:color="#404040"/>
    </style:style>
    <style:style style:name="T1457" style:parent-style-name="HTMLCode" style:family="text">
      <style:text-properties fo:color="#404040"/>
    </style:style>
    <style:style style:name="T1458" style:parent-style-name="DefaultParagraphFont" style:family="text">
      <style:text-properties style:font-name="Arial" style:font-name-complex="Arial" fo:color="#404040"/>
    </style:style>
    <style:style style:name="P1459" style:parent-style-name="HTMLPreformatted" style:family="paragraph">
      <style:paragraph-properties style:line-height-at-least="0.1875in" fo:background-color="#3F3F3F"/>
      <style:text-properties fo:color="#FDCE93" fo:language="en" fo:country="US"/>
    </style:style>
    <style:style style:name="P1460" style:parent-style-name="HTMLPreformatted" style:family="paragraph">
      <style:paragraph-properties style:line-height-at-least="0.1875in" fo:background-color="#3F3F3F"/>
      <style:text-properties fo:color="#FDCE93" fo:language="en" fo:country="US"/>
    </style:style>
    <style:style style:name="P1461" style:parent-style-name="HTMLPreformatted" style:family="paragraph">
      <style:paragraph-properties style:line-height-at-least="0.1875in" fo:background-color="#3F3F3F"/>
      <style:text-properties fo:color="#FDCE93" fo:language="en" fo:country="US"/>
    </style:style>
    <style:style style:name="P1462" style:parent-style-name="HTMLPreformatted" style:family="paragraph">
      <style:paragraph-properties style:line-height-at-least="0.1875in" fo:background-color="#3F3F3F"/>
      <style:text-properties fo:color="#FDCE93" fo:language="en" fo:country="US"/>
    </style:style>
    <style:style style:name="P1463" style:parent-style-name="HTMLPreformatted" style:family="paragraph">
      <style:paragraph-properties style:line-height-at-least="0.1875in" fo:background-color="#3F3F3F"/>
      <style:text-properties fo:color="#FDCE93" fo:language="en" fo:country="US"/>
    </style:style>
    <style:style style:name="P1464" style:parent-style-name="HTMLPreformatted" style:family="paragraph">
      <style:paragraph-properties style:line-height-at-least="0.1875in" fo:background-color="#3F3F3F"/>
      <style:text-properties fo:color="#FDCE93" fo:language="en" fo:country="US"/>
    </style:style>
    <style:style style:name="P1465" style:parent-style-name="HTMLPreformatted" style:family="paragraph">
      <style:paragraph-properties style:line-height-at-least="0.1875in" fo:background-color="#3F3F3F"/>
      <style:text-properties fo:color="#FDCE93" fo:language="en" fo:country="US"/>
    </style:style>
    <style:style style:name="P1466" style:parent-style-name="HTMLPreformatted" style:family="paragraph">
      <style:paragraph-properties style:line-height-at-least="0.1875in" fo:background-color="#3F3F3F"/>
    </style:style>
    <style:style style:name="T1467" style:parent-style-name="DefaultParagraphFont" style:family="text">
      <style:text-properties fo:color="#FDCE93" fo:language="en" fo:country="US"/>
    </style:style>
    <style:style style:name="T1468" style:parent-style-name="s1" style:family="text">
      <style:text-properties fo:color="#CC9393" fo:language="en" fo:country="US"/>
    </style:style>
    <style:style style:name="P1469" style:parent-style-name="HTMLPreformatted" style:family="paragraph">
      <style:paragraph-properties style:line-height-at-least="0.1875in" fo:background-color="#3F3F3F"/>
    </style:style>
    <style:style style:name="T1470" style:parent-style-name="DefaultParagraphFont" style:family="text">
      <style:text-properties fo:color="#FDCE93" fo:language="en" fo:country="US"/>
    </style:style>
    <style:style style:name="T1471" style:parent-style-name="s1" style:family="text">
      <style:text-properties fo:color="#CC9393" fo:language="en" fo:country="US"/>
    </style:style>
    <style:style style:name="P1472" style:parent-style-name="HTMLPreformatted" style:family="paragraph">
      <style:paragraph-properties style:line-height-at-least="0.1875in" fo:background-color="#3F3F3F"/>
      <style:text-properties fo:color="#FDCE93" fo:language="en" fo:country="US"/>
    </style:style>
    <style:style style:name="P1473" style:parent-style-name="HTMLPreformatted" style:family="paragraph">
      <style:paragraph-properties style:line-height-at-least="0.1875in" fo:background-color="#3F3F3F"/>
    </style:style>
    <style:style style:name="T1474" style:parent-style-name="DefaultParagraphFont" style:family="text">
      <style:text-properties fo:color="#FDCE93" fo:language="en" fo:country="US"/>
    </style:style>
    <style:style style:name="T1475" style:parent-style-name="o" style:family="text">
      <style:text-properties fo:color="#F0EFD0" fo:language="en" fo:country="US"/>
    </style:style>
    <style:style style:name="T1476" style:parent-style-name="DefaultParagraphFont" style:family="text">
      <style:text-properties fo:color="#FDCE93" fo:language="en" fo:country="US"/>
    </style:style>
    <style:style style:name="T1477" style:parent-style-name="o" style:family="text">
      <style:text-properties fo:color="#F0EFD0" fo:language="en" fo:country="US"/>
    </style:style>
    <style:style style:name="T1478" style:parent-style-name="DefaultParagraphFont" style:family="text">
      <style:text-properties fo:color="#FDCE93" fo:language="en" fo:country="US"/>
    </style:style>
    <style:style style:name="P1479" style:parent-style-name="HTMLPreformatted" style:family="paragraph">
      <style:paragraph-properties style:line-height-at-least="0.1875in" fo:background-color="#3F3F3F"/>
      <style:text-properties fo:color="#FDCE93" fo:language="en" fo:country="US"/>
    </style:style>
    <style:style style:name="P1480" style:parent-style-name="HTMLPreformatted" style:family="paragraph">
      <style:paragraph-properties style:line-height-at-least="0.1875in" fo:background-color="#3F3F3F"/>
    </style:style>
    <style:style style:name="T1481" style:parent-style-name="DefaultParagraphFont" style:family="text">
      <style:text-properties fo:color="#FDCE93" fo:language="en" fo:country="US"/>
    </style:style>
    <style:style style:name="T1482" style:parent-style-name="o" style:family="text">
      <style:text-properties fo:color="#F0EFD0" fo:language="en" fo:country="US"/>
    </style:style>
    <style:style style:name="T1483" style:parent-style-name="DefaultParagraphFont" style:family="text">
      <style:text-properties fo:color="#FDCE93" fo:language="en" fo:country="US"/>
    </style:style>
    <style:style style:name="T1484" style:parent-style-name="o" style:family="text">
      <style:text-properties fo:color="#F0EFD0" fo:language="en" fo:country="US"/>
    </style:style>
    <style:style style:name="T1485" style:parent-style-name="DefaultParagraphFont" style:family="text">
      <style:text-properties fo:color="#FDCE93" fo:language="en" fo:country="US"/>
    </style:style>
    <style:style style:name="P1486" style:parent-style-name="HTMLPreformatted" style:family="paragraph">
      <style:paragraph-properties style:line-height-at-least="0.1875in" fo:background-color="#3F3F3F"/>
    </style:style>
    <style:style style:name="T1487" style:parent-style-name="DefaultParagraphFont" style:family="text">
      <style:text-properties fo:color="#FDCE93" fo:language="en" fo:country="US"/>
    </style:style>
    <style:style style:name="T1488" style:parent-style-name="o" style:family="text">
      <style:text-properties fo:color="#F0EFD0" fo:language="en" fo:country="US"/>
    </style:style>
    <style:style style:name="T1489" style:parent-style-name="DefaultParagraphFont" style:family="text">
      <style:text-properties fo:color="#FDCE93" fo:language="en" fo:country="US"/>
    </style:style>
    <style:style style:name="T1490" style:parent-style-name="o" style:family="text">
      <style:text-properties fo:color="#F0EFD0" fo:language="en" fo:country="US"/>
    </style:style>
    <style:style style:name="T1491" style:parent-style-name="DefaultParagraphFont" style:family="text">
      <style:text-properties fo:color="#FDCE93" fo:language="en" fo:country="US"/>
    </style:style>
    <style:style style:name="T1492" style:parent-style-name="o" style:family="text">
      <style:text-properties fo:color="#F0EFD0" fo:language="en" fo:country="US"/>
    </style:style>
    <style:style style:name="T1493" style:parent-style-name="DefaultParagraphFont" style:family="text">
      <style:text-properties fo:color="#FDCE93" fo:language="en" fo:country="US"/>
    </style:style>
    <style:style style:name="T1494" style:parent-style-name="o" style:family="text">
      <style:text-properties fo:color="#F0EFD0" fo:language="en" fo:country="US"/>
    </style:style>
    <style:style style:name="T1495" style:parent-style-name="nv" style:family="text">
      <style:text-properties fo:color="#DCDCCC" fo:language="en" fo:country="US"/>
    </style:style>
    <style:style style:name="T1496" style:parent-style-name="o" style:family="text">
      <style:text-properties fo:color="#F0EFD0" fo:language="en" fo:country="US"/>
    </style:style>
    <style:style style:name="T1497" style:parent-style-name="DefaultParagraphFont" style:family="text">
      <style:text-properties fo:color="#FDCE93" fo:language="en" fo:country="US"/>
    </style:style>
    <style:style style:name="T1498" style:parent-style-name="o" style:family="text">
      <style:text-properties fo:color="#F0EFD0" fo:language="en" fo:country="US"/>
    </style:style>
    <style:style style:name="P1499" style:parent-style-name="HTMLPreformatted" style:family="paragraph">
      <style:paragraph-properties style:line-height-at-least="0.1875in" fo:background-color="#3F3F3F"/>
    </style:style>
    <style:style style:name="T1500" style:parent-style-name="DefaultParagraphFont" style:family="text">
      <style:text-properties fo:color="#FDCE93" fo:language="en" fo:country="US"/>
    </style:style>
    <style:style style:name="T1501" style:parent-style-name="o" style:family="text">
      <style:text-properties fo:color="#F0EFD0" fo:language="en" fo:country="US"/>
    </style:style>
    <style:style style:name="T1502" style:parent-style-name="DefaultParagraphFont" style:family="text">
      <style:text-properties fo:color="#FDCE93" fo:language="en" fo:country="US"/>
    </style:style>
    <style:style style:name="T1503" style:parent-style-name="o" style:family="text">
      <style:text-properties fo:color="#F0EFD0" fo:language="en" fo:country="US"/>
    </style:style>
    <style:style style:name="T1504" style:parent-style-name="DefaultParagraphFont" style:family="text">
      <style:text-properties fo:color="#FDCE93" fo:language="en" fo:country="US"/>
    </style:style>
    <style:style style:name="T1505" style:parent-style-name="o" style:family="text">
      <style:text-properties fo:color="#F0EFD0" fo:language="en" fo:country="US"/>
    </style:style>
    <style:style style:name="T1506" style:parent-style-name="DefaultParagraphFont" style:family="text">
      <style:text-properties fo:color="#FDCE93" fo:language="en" fo:country="US"/>
    </style:style>
    <style:style style:name="T1507" style:parent-style-name="o" style:family="text">
      <style:text-properties fo:color="#F0EFD0" fo:language="en" fo:country="US"/>
    </style:style>
    <style:style style:name="T1508" style:parent-style-name="nv" style:family="text">
      <style:text-properties fo:color="#DCDCCC" fo:language="en" fo:country="US"/>
    </style:style>
    <style:style style:name="T1509" style:parent-style-name="o" style:family="text">
      <style:text-properties fo:color="#F0EFD0" fo:language="en" fo:country="US"/>
    </style:style>
    <style:style style:name="T1510" style:parent-style-name="DefaultParagraphFont" style:family="text">
      <style:text-properties fo:color="#FDCE93" fo:language="en" fo:country="US"/>
    </style:style>
    <style:style style:name="T1511" style:parent-style-name="o" style:family="text">
      <style:text-properties fo:color="#F0EFD0" fo:language="en" fo:country="US"/>
    </style:style>
    <style:style style:name="P1512" style:parent-style-name="HTMLPreformatted" style:family="paragraph">
      <style:paragraph-properties style:line-height-at-least="0.1875in" fo:background-color="#3F3F3F"/>
      <style:text-properties fo:color="#FDCE93" fo:language="en" fo:country="US"/>
    </style:style>
    <style:style style:name="P1513" style:parent-style-name="HTMLPreformatted" style:family="paragraph">
      <style:paragraph-properties style:line-height-at-least="0.1875in" fo:background-color="#3F3F3F"/>
    </style:style>
    <style:style style:name="T1514" style:parent-style-name="DefaultParagraphFont" style:family="text">
      <style:text-properties fo:color="#FDCE93" fo:language="en" fo:country="US"/>
    </style:style>
    <style:style style:name="T1515" style:parent-style-name="DefaultParagraphFont" style:family="text">
      <style:text-properties fo:color="#FDCE93"/>
    </style:style>
    <style:style style:name="T1516" style:parent-style-name="o" style:family="text">
      <style:text-properties fo:color="#F0EFD0"/>
    </style:style>
    <style:style style:name="T1517" style:parent-style-name="DefaultParagraphFont" style:family="text">
      <style:text-properties fo:color="#FDCE93"/>
    </style:style>
    <style:style style:name="T1518" style:parent-style-name="nb" style:family="text">
      <style:text-properties style:font-name-asian="DejaVu Sans Mono" fo:color="#EFEF8F"/>
    </style:style>
    <style:style style:name="T1519" style:parent-style-name="DefaultParagraphFont" style:family="text">
      <style:text-properties fo:color="#FDCE93"/>
    </style:style>
    <style:style style:name="T1520" style:parent-style-name="o" style:family="text">
      <style:text-properties fo:color="#F0EFD0"/>
    </style:style>
    <style:style style:name="T1521" style:parent-style-name="DefaultParagraphFont" style:family="text">
      <style:text-properties fo:color="#FDCE93"/>
    </style:style>
    <style:style style:name="P1522" style:parent-style-name="HTMLPreformatted" style:family="paragraph">
      <style:paragraph-properties style:line-height-at-least="0.1875in" fo:background-color="#3F3F3F"/>
    </style:style>
    <style:style style:name="T1523" style:parent-style-name="DefaultParagraphFont" style:family="text">
      <style:text-properties fo:color="#FDCE93"/>
    </style:style>
    <style:style style:name="T1524" style:parent-style-name="o" style:family="text">
      <style:text-properties fo:color="#F0EFD0"/>
    </style:style>
    <style:style style:name="T1525" style:parent-style-name="DefaultParagraphFont" style:family="text">
      <style:text-properties fo:color="#FDCE93"/>
    </style:style>
    <style:style style:name="T1526" style:parent-style-name="o" style:family="text">
      <style:text-properties fo:color="#F0EFD0"/>
    </style:style>
    <style:style style:name="T1527" style:parent-style-name="DefaultParagraphFont" style:family="text">
      <style:text-properties fo:color="#FDCE93"/>
    </style:style>
    <style:style style:name="T1528" style:parent-style-name="o" style:family="text">
      <style:text-properties fo:color="#F0EFD0"/>
    </style:style>
    <style:style style:name="T1529" style:parent-style-name="DefaultParagraphFont" style:family="text">
      <style:text-properties fo:color="#FDCE93"/>
    </style:style>
    <style:style style:name="T1530" style:parent-style-name="o" style:family="text">
      <style:text-properties fo:color="#F0EFD0"/>
    </style:style>
    <style:style style:name="T1531" style:parent-style-name="nv" style:family="text">
      <style:text-properties fo:color="#DCDCCC"/>
    </style:style>
    <style:style style:name="T1532" style:parent-style-name="o" style:family="text">
      <style:text-properties fo:color="#F0EFD0"/>
    </style:style>
    <style:style style:name="T1533" style:parent-style-name="DefaultParagraphFont" style:family="text">
      <style:text-properties fo:color="#FDCE93"/>
    </style:style>
    <style:style style:name="T1534" style:parent-style-name="o" style:family="text">
      <style:text-properties fo:color="#F0EFD0"/>
    </style:style>
    <style:style style:name="P1535" style:parent-style-name="HTMLPreformatted" style:family="paragraph">
      <style:paragraph-properties style:line-height-at-least="0.1875in" fo:background-color="#3F3F3F"/>
    </style:style>
    <style:style style:name="T1536" style:parent-style-name="DefaultParagraphFont" style:family="text">
      <style:text-properties fo:color="#FDCE93"/>
    </style:style>
    <style:style style:name="T1537" style:parent-style-name="o" style:family="text">
      <style:text-properties fo:color="#F0EFD0"/>
    </style:style>
    <style:style style:name="T1538" style:parent-style-name="DefaultParagraphFont" style:family="text">
      <style:text-properties fo:color="#FDCE93"/>
    </style:style>
    <style:style style:name="T1539" style:parent-style-name="o" style:family="text">
      <style:text-properties fo:color="#F0EFD0"/>
    </style:style>
    <style:style style:name="T1540" style:parent-style-name="DefaultParagraphFont" style:family="text">
      <style:text-properties fo:color="#FDCE93"/>
    </style:style>
    <style:style style:name="T1541" style:parent-style-name="o" style:family="text">
      <style:text-properties fo:color="#F0EFD0"/>
    </style:style>
    <style:style style:name="T1542" style:parent-style-name="DefaultParagraphFont" style:family="text">
      <style:text-properties fo:color="#FDCE93"/>
    </style:style>
    <style:style style:name="T1543" style:parent-style-name="o" style:family="text">
      <style:text-properties fo:color="#F0EFD0"/>
    </style:style>
    <style:style style:name="T1544" style:parent-style-name="nv" style:family="text">
      <style:text-properties fo:color="#DCDCCC"/>
    </style:style>
    <style:style style:name="T1545" style:parent-style-name="o" style:family="text">
      <style:text-properties fo:color="#F0EFD0"/>
    </style:style>
    <style:style style:name="T1546" style:parent-style-name="DefaultParagraphFont" style:family="text">
      <style:text-properties fo:color="#FDCE93"/>
    </style:style>
    <style:style style:name="T1547" style:parent-style-name="o" style:family="text">
      <style:text-properties fo:color="#F0EFD0"/>
    </style:style>
    <style:style style:name="P1548" style:parent-style-name="HTMLPreformatted" style:family="paragraph">
      <style:paragraph-properties style:line-height-at-least="0.1875in" fo:background-color="#3F3F3F"/>
      <style:text-properties fo:color="#FDCE93"/>
    </style:style>
    <style:style style:name="P1549" style:parent-style-name="HTMLPreformatted" style:family="paragraph">
      <style:paragraph-properties style:line-height-at-least="0.1875in" fo:background-color="#3F3F3F"/>
    </style:style>
    <style:style style:name="T1550" style:parent-style-name="DefaultParagraphFont" style:family="text">
      <style:text-properties fo:color="#FDCE93"/>
    </style:style>
    <style:style style:name="T1551" style:parent-style-name="o" style:family="text">
      <style:text-properties fo:color="#F0EFD0"/>
    </style:style>
    <style:style style:name="T1552" style:parent-style-name="DefaultParagraphFont" style:family="text">
      <style:text-properties fo:color="#FDCE93"/>
    </style:style>
    <style:style style:name="T1553" style:parent-style-name="o" style:family="text">
      <style:text-properties fo:color="#F0EFD0"/>
    </style:style>
    <style:style style:name="T1554" style:parent-style-name="DefaultParagraphFont" style:family="text">
      <style:text-properties fo:color="#FDCE93"/>
    </style:style>
    <style:style style:name="P1555" style:parent-style-name="HTMLPreformatted" style:family="paragraph">
      <style:paragraph-properties style:line-height-at-least="0.1875in" fo:background-color="#3F3F3F"/>
    </style:style>
    <style:style style:name="T1556" style:parent-style-name="DefaultParagraphFont" style:family="text">
      <style:text-properties fo:color="#FDCE93"/>
    </style:style>
    <style:style style:name="T1557" style:parent-style-name="o" style:family="text">
      <style:text-properties fo:color="#F0EFD0"/>
    </style:style>
    <style:style style:name="T1558" style:parent-style-name="DefaultParagraphFont" style:family="text">
      <style:text-properties fo:color="#FDCE93"/>
    </style:style>
    <style:style style:name="T1559" style:parent-style-name="o" style:family="text">
      <style:text-properties fo:color="#F0EFD0"/>
    </style:style>
    <style:style style:name="T1560" style:parent-style-name="DefaultParagraphFont" style:family="text">
      <style:text-properties fo:color="#FDCE93"/>
    </style:style>
    <style:style style:name="T1561" style:parent-style-name="o" style:family="text">
      <style:text-properties fo:color="#F0EFD0"/>
    </style:style>
    <style:style style:name="T1562" style:parent-style-name="DefaultParagraphFont" style:family="text">
      <style:text-properties fo:color="#FDCE93"/>
    </style:style>
    <style:style style:name="T1563" style:parent-style-name="o" style:family="text">
      <style:text-properties fo:color="#F0EFD0"/>
    </style:style>
    <style:style style:name="T1564" style:parent-style-name="nv" style:family="text">
      <style:text-properties fo:color="#DCDCCC"/>
    </style:style>
    <style:style style:name="T1565" style:parent-style-name="o" style:family="text">
      <style:text-properties fo:color="#F0EFD0"/>
    </style:style>
    <style:style style:name="T1566" style:parent-style-name="DefaultParagraphFont" style:family="text">
      <style:text-properties fo:color="#FDCE93"/>
    </style:style>
    <style:style style:name="T1567" style:parent-style-name="o" style:family="text">
      <style:text-properties fo:color="#F0EFD0"/>
    </style:style>
    <style:style style:name="P1568" style:parent-style-name="HTMLPreformatted" style:family="paragraph">
      <style:paragraph-properties style:line-height-at-least="0.1875in" fo:background-color="#3F3F3F"/>
    </style:style>
    <style:style style:name="T1569" style:parent-style-name="DefaultParagraphFont" style:family="text">
      <style:text-properties fo:color="#FDCE93"/>
    </style:style>
    <style:style style:name="T1570" style:parent-style-name="o" style:family="text">
      <style:text-properties fo:color="#F0EFD0"/>
    </style:style>
    <style:style style:name="T1571" style:parent-style-name="DefaultParagraphFont" style:family="text">
      <style:text-properties fo:color="#FDCE93"/>
    </style:style>
    <style:style style:name="T1572" style:parent-style-name="o" style:family="text">
      <style:text-properties fo:color="#F0EFD0"/>
    </style:style>
    <style:style style:name="T1573" style:parent-style-name="DefaultParagraphFont" style:family="text">
      <style:text-properties fo:color="#FDCE93"/>
    </style:style>
    <style:style style:name="T1574" style:parent-style-name="o" style:family="text">
      <style:text-properties fo:color="#F0EFD0"/>
    </style:style>
    <style:style style:name="T1575" style:parent-style-name="DefaultParagraphFont" style:family="text">
      <style:text-properties fo:color="#FDCE93"/>
    </style:style>
    <style:style style:name="T1576" style:parent-style-name="o" style:family="text">
      <style:text-properties fo:color="#F0EFD0"/>
    </style:style>
    <style:style style:name="T1577" style:parent-style-name="nv" style:family="text">
      <style:text-properties fo:color="#DCDCCC"/>
    </style:style>
    <style:style style:name="T1578" style:parent-style-name="o" style:family="text">
      <style:text-properties fo:color="#F0EFD0"/>
    </style:style>
    <style:style style:name="T1579" style:parent-style-name="DefaultParagraphFont" style:family="text">
      <style:text-properties fo:color="#FDCE93"/>
    </style:style>
    <style:style style:name="T1580" style:parent-style-name="o" style:family="text">
      <style:text-properties fo:color="#F0EFD0"/>
    </style:style>
    <style:style style:name="P1581" style:parent-style-name="HTMLPreformatted" style:family="paragraph">
      <style:paragraph-properties style:line-height-at-least="0.1875in" fo:background-color="#3F3F3F"/>
      <style:text-properties fo:color="#FDCE93"/>
    </style:style>
    <style:style style:name="P1582" style:parent-style-name="HTMLPreformatted" style:family="paragraph">
      <style:paragraph-properties style:line-height-at-least="0.1875in" fo:background-color="#3F3F3F"/>
    </style:style>
    <style:style style:name="T1583" style:parent-style-name="DefaultParagraphFont" style:family="text">
      <style:text-properties fo:color="#FDCE93"/>
    </style:style>
    <style:style style:name="T1584" style:parent-style-name="o" style:family="text">
      <style:text-properties fo:color="#F0EFD0"/>
    </style:style>
    <style:style style:name="T1585" style:parent-style-name="DefaultParagraphFont" style:family="text">
      <style:text-properties fo:color="#FDCE93"/>
    </style:style>
    <style:style style:name="T1586" style:parent-style-name="o" style:family="text">
      <style:text-properties fo:color="#F0EFD0"/>
    </style:style>
    <style:style style:name="T1587" style:parent-style-name="DefaultParagraphFont" style:family="text">
      <style:text-properties fo:color="#FDCE93"/>
    </style:style>
    <style:style style:name="T1588" style:parent-style-name="o" style:family="text">
      <style:text-properties fo:color="#F0EFD0"/>
    </style:style>
    <style:style style:name="T1589" style:parent-style-name="DefaultParagraphFont" style:family="text">
      <style:text-properties fo:color="#FDCE93"/>
    </style:style>
    <style:style style:name="P1590" style:parent-style-name="HTMLPreformatted" style:family="paragraph">
      <style:paragraph-properties style:line-height-at-least="0.1875in" fo:background-color="#3F3F3F"/>
      <style:text-properties fo:color="#FDCE93"/>
    </style:style>
    <style:style style:name="P1591" style:parent-style-name="HTMLPreformatted" style:family="paragraph">
      <style:paragraph-properties style:line-height-at-least="0.1875in" fo:background-color="#3F3F3F"/>
    </style:style>
    <style:style style:name="T1592" style:parent-style-name="DefaultParagraphFont" style:family="text">
      <style:text-properties fo:color="#FDCE93"/>
    </style:style>
    <style:style style:name="T1593" style:parent-style-name="o" style:family="text">
      <style:text-properties fo:color="#F0EFD0"/>
    </style:style>
    <style:style style:name="T1594" style:parent-style-name="DefaultParagraphFont" style:family="text">
      <style:text-properties fo:color="#FDCE93"/>
    </style:style>
    <style:style style:name="T1595" style:parent-style-name="o" style:family="text">
      <style:text-properties fo:color="#F0EFD0"/>
    </style:style>
    <style:style style:name="T1596" style:parent-style-name="DefaultParagraphFont" style:family="text">
      <style:text-properties fo:color="#FDCE93"/>
    </style:style>
    <style:style style:name="T1597" style:parent-style-name="o" style:family="text">
      <style:text-properties fo:color="#F0EFD0"/>
    </style:style>
    <style:style style:name="T1598" style:parent-style-name="DefaultParagraphFont" style:family="text">
      <style:text-properties fo:color="#FDCE93"/>
    </style:style>
    <style:style style:name="P1599" style:parent-style-name="HTMLPreformatted" style:family="paragraph">
      <style:paragraph-properties style:line-height-at-least="0.1875in" fo:background-color="#3F3F3F"/>
    </style:style>
    <style:style style:name="T1600" style:parent-style-name="DefaultParagraphFont" style:family="text">
      <style:text-properties fo:color="#FDCE93"/>
    </style:style>
    <style:style style:name="T1601" style:parent-style-name="o" style:family="text">
      <style:text-properties fo:color="#F0EFD0"/>
    </style:style>
    <style:style style:name="T1602" style:parent-style-name="DefaultParagraphFont" style:family="text">
      <style:text-properties fo:color="#FDCE93"/>
    </style:style>
    <style:style style:name="T1603" style:parent-style-name="o" style:family="text">
      <style:text-properties fo:color="#F0EFD0"/>
    </style:style>
    <style:style style:name="T1604" style:parent-style-name="DefaultParagraphFont" style:family="text">
      <style:text-properties fo:color="#FDCE93"/>
    </style:style>
    <style:style style:name="T1605" style:parent-style-name="o" style:family="text">
      <style:text-properties fo:color="#F0EFD0"/>
    </style:style>
    <style:style style:name="T1606" style:parent-style-name="DefaultParagraphFont" style:family="text">
      <style:text-properties fo:color="#FDCE93"/>
    </style:style>
    <style:style style:name="T1607" style:parent-style-name="o" style:family="text">
      <style:text-properties fo:color="#F0EFD0"/>
    </style:style>
    <style:style style:name="T1608" style:parent-style-name="nv" style:family="text">
      <style:text-properties fo:color="#DCDCCC"/>
    </style:style>
    <style:style style:name="T1609" style:parent-style-name="o" style:family="text">
      <style:text-properties fo:color="#F0EFD0"/>
    </style:style>
    <style:style style:name="T1610" style:parent-style-name="DefaultParagraphFont" style:family="text">
      <style:text-properties fo:color="#FDCE93"/>
    </style:style>
    <style:style style:name="T1611" style:parent-style-name="o" style:family="text">
      <style:text-properties fo:color="#F0EFD0"/>
    </style:style>
    <style:style style:name="P1612" style:parent-style-name="HTMLPreformatted" style:family="paragraph">
      <style:paragraph-properties style:line-height-at-least="0.1875in" fo:background-color="#3F3F3F"/>
    </style:style>
    <style:style style:name="T1613" style:parent-style-name="DefaultParagraphFont" style:family="text">
      <style:text-properties fo:color="#FDCE93"/>
    </style:style>
    <style:style style:name="T1614" style:parent-style-name="o" style:family="text">
      <style:text-properties fo:color="#F0EFD0"/>
    </style:style>
    <style:style style:name="T1615" style:parent-style-name="DefaultParagraphFont" style:family="text">
      <style:text-properties fo:color="#FDCE93"/>
    </style:style>
    <style:style style:name="T1616" style:parent-style-name="o" style:family="text">
      <style:text-properties fo:color="#F0EFD0"/>
    </style:style>
    <style:style style:name="T1617" style:parent-style-name="DefaultParagraphFont" style:family="text">
      <style:text-properties fo:color="#FDCE93"/>
    </style:style>
    <style:style style:name="T1618" style:parent-style-name="o" style:family="text">
      <style:text-properties fo:color="#F0EFD0"/>
    </style:style>
    <style:style style:name="T1619" style:parent-style-name="DefaultParagraphFont" style:family="text">
      <style:text-properties fo:color="#FDCE93"/>
    </style:style>
    <style:style style:name="T1620" style:parent-style-name="o" style:family="text">
      <style:text-properties fo:color="#F0EFD0"/>
    </style:style>
    <style:style style:name="T1621" style:parent-style-name="nv" style:family="text">
      <style:text-properties fo:color="#DCDCCC"/>
    </style:style>
    <style:style style:name="T1622" style:parent-style-name="o" style:family="text">
      <style:text-properties fo:color="#F0EFD0"/>
    </style:style>
    <style:style style:name="T1623" style:parent-style-name="DefaultParagraphFont" style:family="text">
      <style:text-properties fo:color="#FDCE93"/>
    </style:style>
    <style:style style:name="T1624" style:parent-style-name="o" style:family="text">
      <style:text-properties fo:color="#F0EFD0"/>
    </style:style>
    <style:style style:name="P1625" style:parent-style-name="HTMLPreformatted" style:family="paragraph">
      <style:paragraph-properties style:line-height-at-least="0.1875in" fo:background-color="#3F3F3F"/>
      <style:text-properties fo:color="#FDCE93"/>
    </style:style>
    <style:style style:name="P1626" style:parent-style-name="HTMLPreformatted" style:family="paragraph">
      <style:paragraph-properties style:line-height-at-least="0.1875in" fo:background-color="#3F3F3F"/>
    </style:style>
    <style:style style:name="T1627" style:parent-style-name="DefaultParagraphFont" style:family="text">
      <style:text-properties fo:color="#FDCE93"/>
    </style:style>
    <style:style style:name="T1628" style:parent-style-name="o" style:family="text">
      <style:text-properties fo:color="#F0EFD0"/>
    </style:style>
    <style:style style:name="T1629" style:parent-style-name="DefaultParagraphFont" style:family="text">
      <style:text-properties fo:color="#FDCE93"/>
    </style:style>
    <style:style style:name="T1630" style:parent-style-name="k" style:family="text">
      <style:text-properties fo:color="#F0DFAF"/>
    </style:style>
    <style:style style:name="T1631" style:parent-style-name="DefaultParagraphFont" style:family="text">
      <style:text-properties fo:color="#FDCE93"/>
    </style:style>
    <style:style style:name="T1632" style:parent-style-name="o" style:family="text">
      <style:text-properties fo:color="#F0EFD0"/>
    </style:style>
    <style:style style:name="T1633" style:parent-style-name="DefaultParagraphFont" style:family="text">
      <style:text-properties fo:color="#FDCE93"/>
    </style:style>
    <style:style style:name="T1634" style:parent-style-name="o" style:family="text">
      <style:text-properties fo:color="#F0EFD0"/>
    </style:style>
    <style:style style:name="T1635" style:parent-style-name="DefaultParagraphFont" style:family="text">
      <style:text-properties fo:color="#FDCE93"/>
    </style:style>
    <style:style style:name="T1636" style:parent-style-name="o" style:family="text">
      <style:text-properties fo:color="#F0EFD0"/>
    </style:style>
    <style:style style:name="T1637" style:parent-style-name="DefaultParagraphFont" style:family="text">
      <style:text-properties fo:color="#FDCE93"/>
    </style:style>
    <style:style style:name="P1638" style:parent-style-name="HTMLPreformatted" style:family="paragraph">
      <style:paragraph-properties style:line-height-at-least="0.1875in" fo:background-color="#3F3F3F"/>
    </style:style>
    <style:style style:name="T1639" style:parent-style-name="DefaultParagraphFont" style:family="text">
      <style:text-properties fo:color="#FDCE93"/>
    </style:style>
    <style:style style:name="T1640" style:parent-style-name="o" style:family="text">
      <style:text-properties fo:color="#F0EFD0"/>
    </style:style>
    <style:style style:name="T1641" style:parent-style-name="DefaultParagraphFont" style:family="text">
      <style:text-properties fo:color="#FDCE93"/>
    </style:style>
    <style:style style:name="T1642" style:parent-style-name="o" style:family="text">
      <style:text-properties fo:color="#F0EFD0"/>
    </style:style>
    <style:style style:name="T1643" style:parent-style-name="DefaultParagraphFont" style:family="text">
      <style:text-properties fo:color="#FDCE93"/>
    </style:style>
    <style:style style:name="T1644" style:parent-style-name="o" style:family="text">
      <style:text-properties fo:color="#F0EFD0"/>
    </style:style>
    <style:style style:name="T1645" style:parent-style-name="DefaultParagraphFont" style:family="text">
      <style:text-properties fo:color="#FDCE93"/>
    </style:style>
    <style:style style:name="T1646" style:parent-style-name="o" style:family="text">
      <style:text-properties fo:color="#F0EFD0"/>
    </style:style>
    <style:style style:name="T1647" style:parent-style-name="nv" style:family="text">
      <style:text-properties fo:color="#DCDCCC"/>
    </style:style>
    <style:style style:name="T1648" style:parent-style-name="o" style:family="text">
      <style:text-properties fo:color="#F0EFD0"/>
    </style:style>
    <style:style style:name="T1649" style:parent-style-name="DefaultParagraphFont" style:family="text">
      <style:text-properties fo:color="#FDCE93"/>
    </style:style>
    <style:style style:name="T1650" style:parent-style-name="o" style:family="text">
      <style:text-properties fo:color="#F0EFD0"/>
    </style:style>
    <style:style style:name="P1651" style:parent-style-name="HTMLPreformatted" style:family="paragraph">
      <style:paragraph-properties style:line-height-at-least="0.1875in" fo:background-color="#3F3F3F"/>
    </style:style>
    <style:style style:name="T1652" style:parent-style-name="DefaultParagraphFont" style:family="text">
      <style:text-properties fo:color="#FDCE93"/>
    </style:style>
    <style:style style:name="T1653" style:parent-style-name="o" style:family="text">
      <style:text-properties fo:color="#F0EFD0"/>
    </style:style>
    <style:style style:name="T1654" style:parent-style-name="DefaultParagraphFont" style:family="text">
      <style:text-properties fo:color="#FDCE93"/>
    </style:style>
    <style:style style:name="T1655" style:parent-style-name="o" style:family="text">
      <style:text-properties fo:color="#F0EFD0"/>
    </style:style>
    <style:style style:name="T1656" style:parent-style-name="DefaultParagraphFont" style:family="text">
      <style:text-properties fo:color="#FDCE93"/>
    </style:style>
    <style:style style:name="T1657" style:parent-style-name="o" style:family="text">
      <style:text-properties fo:color="#F0EFD0"/>
    </style:style>
    <style:style style:name="T1658" style:parent-style-name="DefaultParagraphFont" style:family="text">
      <style:text-properties fo:color="#FDCE93"/>
    </style:style>
    <style:style style:name="T1659" style:parent-style-name="o" style:family="text">
      <style:text-properties fo:color="#F0EFD0"/>
    </style:style>
    <style:style style:name="T1660" style:parent-style-name="nv" style:family="text">
      <style:text-properties fo:color="#DCDCCC"/>
    </style:style>
    <style:style style:name="T1661" style:parent-style-name="o" style:family="text">
      <style:text-properties fo:color="#F0EFD0"/>
    </style:style>
    <style:style style:name="T1662" style:parent-style-name="DefaultParagraphFont" style:family="text">
      <style:text-properties fo:color="#FDCE93"/>
    </style:style>
    <style:style style:name="T1663" style:parent-style-name="o" style:family="text">
      <style:text-properties fo:color="#F0EFD0"/>
    </style:style>
    <style:style style:name="P1664" style:parent-style-name="HTMLPreformatted" style:family="paragraph">
      <style:paragraph-properties style:line-height-at-least="0.1875in" fo:background-color="#3F3F3F"/>
      <style:text-properties fo:color="#FDCE93"/>
    </style:style>
    <style:style style:name="P1665" style:parent-style-name="HTMLPreformatted" style:family="paragraph">
      <style:paragraph-properties style:line-height-at-least="0.1875in" fo:background-color="#3F3F3F"/>
      <style:text-properties fo:color="#FDCE93"/>
    </style:style>
    <style:style style:name="P1666" style:parent-style-name="HTMLPreformatted" style:family="paragraph">
      <style:paragraph-properties style:line-height-at-least="0.1875in" fo:background-color="#3F3F3F"/>
    </style:style>
    <style:style style:name="T1667" style:parent-style-name="DefaultParagraphFont" style:family="text">
      <style:text-properties fo:color="#FDCE93"/>
    </style:style>
    <style:style style:name="T1668" style:parent-style-name="nv" style:family="text">
      <style:text-properties fo:color="#DCDCCC"/>
    </style:style>
    <style:style style:name="T1669" style:parent-style-name="o" style:family="text">
      <style:text-properties fo:color="#F0EFD0"/>
    </style:style>
    <style:style style:name="T1670" style:parent-style-name="m" style:family="text">
      <style:text-properties fo:color="#8CD0D3"/>
    </style:style>
    <style:style style:name="T1671" style:parent-style-name="DefaultParagraphFont" style:family="text">
      <style:text-properties fo:color="#FDCE93"/>
    </style:style>
    <style:style style:name="T1672" style:parent-style-name="nv" style:family="text">
      <style:text-properties fo:color="#DCDCCC"/>
    </style:style>
    <style:style style:name="T1673" style:parent-style-name="o" style:family="text">
      <style:text-properties fo:color="#F0EFD0"/>
    </style:style>
    <style:style style:name="T1674" style:parent-style-name="m" style:family="text">
      <style:text-properties fo:color="#8CD0D3"/>
    </style:style>
    <style:style style:name="T1675" style:parent-style-name="DefaultParagraphFont" style:family="text">
      <style:text-properties fo:color="#FDCE93"/>
    </style:style>
    <style:style style:name="T1676" style:parent-style-name="nv" style:family="text">
      <style:text-properties fo:color="#DCDCCC"/>
    </style:style>
    <style:style style:name="T1677" style:parent-style-name="o" style:family="text">
      <style:text-properties fo:color="#F0EFD0"/>
    </style:style>
    <style:style style:name="T1678" style:parent-style-name="m" style:family="text">
      <style:text-properties fo:color="#8CD0D3"/>
    </style:style>
    <style:style style:name="T1679" style:parent-style-name="DefaultParagraphFont" style:family="text">
      <style:text-properties fo:color="#FDCE93"/>
    </style:style>
    <style:style style:name="T1680" style:parent-style-name="nv" style:family="text">
      <style:text-properties fo:color="#DCDCCC"/>
    </style:style>
    <style:style style:name="T1681" style:parent-style-name="o" style:family="text">
      <style:text-properties fo:color="#F0EFD0"/>
    </style:style>
    <style:style style:name="T1682" style:parent-style-name="m" style:family="text">
      <style:text-properties fo:color="#8CD0D3"/>
    </style:style>
    <style:style style:name="P1683" style:parent-style-name="HTMLPreformatted" style:family="paragraph">
      <style:paragraph-properties style:line-height-at-least="0.1875in" fo:background-color="#3F3F3F"/>
      <style:text-properties fo:color="#FDCE93"/>
    </style:style>
    <style:style style:name="P1684" style:parent-style-name="HTMLPreformatted" style:family="paragraph">
      <style:paragraph-properties style:line-height-at-least="0.1875in" fo:background-color="#3F3F3F"/>
      <style:text-properties fo:color="#FDCE93"/>
    </style:style>
    <style:style style:name="P1685" style:parent-style-name="HTMLPreformatted" style:family="paragraph">
      <style:paragraph-properties style:line-height-at-least="0.1875in" fo:background-color="#3F3F3F"/>
    </style:style>
    <style:style style:name="T1686" style:parent-style-name="DefaultParagraphFont" style:family="text">
      <style:text-properties fo:color="#FDCE93"/>
    </style:style>
    <style:style style:name="T1687" style:parent-style-name="s1" style:family="text">
      <style:text-properties fo:color="#CC9393"/>
    </style:style>
    <style:style style:name="P1688" style:parent-style-name="HTMLPreformatted" style:family="paragraph">
      <style:paragraph-properties style:line-height-at-least="0.1875in" fo:background-color="#3F3F3F"/>
    </style:style>
    <style:style style:name="T1689" style:parent-style-name="DefaultParagraphFont" style:family="text">
      <style:text-properties fo:color="#FDCE93"/>
    </style:style>
    <style:style style:name="T1690" style:parent-style-name="s1" style:family="text">
      <style:text-properties fo:color="#CC9393"/>
    </style:style>
    <style:style style:name="P1691" style:parent-style-name="HTMLPreformatted" style:family="paragraph">
      <style:paragraph-properties style:line-height-at-least="0.1875in" fo:background-color="#3F3F3F"/>
      <style:text-properties fo:color="#FDCE93"/>
    </style:style>
    <style:style style:name="P1692" style:parent-style-name="HTMLPreformatted" style:family="paragraph">
      <style:paragraph-properties style:line-height-at-least="0.1875in" fo:background-color="#3F3F3F"/>
    </style:style>
    <style:style style:name="T1693" style:parent-style-name="DefaultParagraphFont" style:family="text">
      <style:text-properties fo:color="#FDCE93"/>
    </style:style>
    <style:style style:name="T1694" style:parent-style-name="o" style:family="text">
      <style:text-properties fo:color="#F0EFD0"/>
    </style:style>
    <style:style style:name="T1695" style:parent-style-name="DefaultParagraphFont" style:family="text">
      <style:text-properties fo:color="#FDCE93"/>
    </style:style>
    <style:style style:name="T1696" style:parent-style-name="o" style:family="text">
      <style:text-properties fo:color="#F0EFD0"/>
    </style:style>
    <style:style style:name="T1697" style:parent-style-name="DefaultParagraphFont" style:family="text">
      <style:text-properties fo:color="#FDCE93"/>
    </style:style>
    <style:style style:name="P1698" style:parent-style-name="HTMLPreformatted" style:family="paragraph">
      <style:paragraph-properties style:line-height-at-least="0.1875in" fo:background-color="#3F3F3F"/>
      <style:text-properties fo:color="#FDCE93"/>
    </style:style>
    <style:style style:name="P1699" style:parent-style-name="HTMLPreformatted" style:family="paragraph">
      <style:paragraph-properties style:line-height-at-least="0.1875in" fo:background-color="#3F3F3F"/>
      <style:text-properties fo:color="#FDCE93"/>
    </style:style>
    <style:style style:name="P1700" style:parent-style-name="HTMLPreformatted" style:family="paragraph">
      <style:paragraph-properties style:line-height-at-least="0.1875in" fo:background-color="#3F3F3F"/>
      <style:text-properties fo:color="#FDCE93"/>
    </style:style>
    <style:style style:name="P1701" style:parent-style-name="HTMLPreformatted" style:family="paragraph">
      <style:paragraph-properties style:line-height-at-least="0.1875in" fo:background-color="#3F3F3F"/>
      <style:text-properties fo:color="#FDCE93"/>
    </style:style>
    <style:style style:name="P1702" style:parent-style-name="HTMLPreformatted" style:family="paragraph">
      <style:paragraph-properties style:line-height-at-least="0.1875in" fo:background-color="#3F3F3F"/>
    </style:style>
    <style:style style:name="T1703" style:parent-style-name="DefaultParagraphFont" style:family="text">
      <style:text-properties fo:color="#FDCE93"/>
    </style:style>
    <style:style style:name="T1704" style:parent-style-name="s1" style:family="text">
      <style:text-properties fo:color="#CC9393"/>
    </style:style>
    <style:style style:name="P1705" style:parent-style-name="HTMLPreformatted" style:family="paragraph">
      <style:paragraph-properties style:line-height-at-least="0.1875in" fo:background-color="#3F3F3F"/>
    </style:style>
    <style:style style:name="T1706" style:parent-style-name="DefaultParagraphFont" style:family="text">
      <style:text-properties fo:color="#FDCE93"/>
    </style:style>
    <style:style style:name="T1707" style:parent-style-name="s1" style:family="text">
      <style:text-properties fo:color="#CC9393"/>
    </style:style>
    <style:style style:name="P1708" style:parent-style-name="HTMLPreformatted" style:family="paragraph">
      <style:paragraph-properties style:line-height-at-least="0.1875in" fo:background-color="#3F3F3F"/>
      <style:text-properties fo:color="#FDCE93"/>
    </style:style>
    <style:style style:name="P1709" style:parent-style-name="HTMLPreformatted" style:family="paragraph">
      <style:paragraph-properties style:line-height-at-least="0.1875in" fo:background-color="#3F3F3F"/>
    </style:style>
    <style:style style:name="T1710" style:parent-style-name="DefaultParagraphFont" style:family="text">
      <style:text-properties fo:color="#FDCE93"/>
    </style:style>
    <style:style style:name="T1711" style:parent-style-name="o" style:family="text">
      <style:text-properties fo:color="#F0EFD0"/>
    </style:style>
    <style:style style:name="T1712" style:parent-style-name="DefaultParagraphFont" style:family="text">
      <style:text-properties fo:color="#FDCE93"/>
    </style:style>
    <style:style style:name="T1713" style:parent-style-name="o" style:family="text">
      <style:text-properties fo:color="#F0EFD0"/>
    </style:style>
    <style:style style:name="T1714" style:parent-style-name="DefaultParagraphFont" style:family="text">
      <style:text-properties fo:color="#FDCE93"/>
    </style:style>
    <style:style style:name="P1715" style:parent-style-name="HTMLPreformatted" style:family="paragraph">
      <style:paragraph-properties style:line-height-at-least="0.1875in" fo:background-color="#3F3F3F"/>
      <style:text-properties fo:color="#FDCE93"/>
    </style:style>
    <style:style style:name="P1716" style:parent-style-name="HTMLPreformatted" style:family="paragraph">
      <style:paragraph-properties style:line-height-at-least="0.1875in" fo:background-color="#3F3F3F"/>
    </style:style>
    <style:style style:name="T1717" style:parent-style-name="DefaultParagraphFont" style:family="text">
      <style:text-properties fo:color="#FDCE93"/>
    </style:style>
    <style:style style:name="T1718" style:parent-style-name="o" style:family="text">
      <style:text-properties fo:color="#F0EFD0"/>
    </style:style>
    <style:style style:name="T1719" style:parent-style-name="DefaultParagraphFont" style:family="text">
      <style:text-properties fo:color="#FDCE93"/>
    </style:style>
    <style:style style:name="T1720" style:parent-style-name="o" style:family="text">
      <style:text-properties fo:color="#F0EFD0"/>
    </style:style>
    <style:style style:name="T1721" style:parent-style-name="DefaultParagraphFont" style:family="text">
      <style:text-properties fo:color="#FDCE93"/>
    </style:style>
    <style:style style:name="P1722" style:parent-style-name="HTMLPreformatted" style:family="paragraph">
      <style:paragraph-properties style:line-height-at-least="0.1875in" fo:background-color="#3F3F3F"/>
    </style:style>
    <style:style style:name="T1723" style:parent-style-name="DefaultParagraphFont" style:family="text">
      <style:text-properties fo:color="#FDCE93"/>
    </style:style>
    <style:style style:name="T1724" style:parent-style-name="o" style:family="text">
      <style:text-properties fo:color="#F0EFD0"/>
    </style:style>
    <style:style style:name="T1725" style:parent-style-name="DefaultParagraphFont" style:family="text">
      <style:text-properties fo:color="#FDCE93"/>
    </style:style>
    <style:style style:name="T1726" style:parent-style-name="o" style:family="text">
      <style:text-properties fo:color="#F0EFD0"/>
    </style:style>
    <style:style style:name="P1727" style:parent-style-name="HTMLPreformatted" style:family="paragraph">
      <style:paragraph-properties style:line-height-at-least="0.1875in" fo:background-color="#3F3F3F"/>
    </style:style>
    <style:style style:name="T1728" style:parent-style-name="DefaultParagraphFont" style:family="text">
      <style:text-properties fo:color="#FDCE93"/>
    </style:style>
    <style:style style:name="T1729" style:parent-style-name="o" style:family="text">
      <style:text-properties fo:color="#F0EFD0"/>
    </style:style>
    <style:style style:name="T1730" style:parent-style-name="DefaultParagraphFont" style:family="text">
      <style:text-properties fo:color="#FDCE93"/>
    </style:style>
    <style:style style:name="T1731" style:parent-style-name="o" style:family="text">
      <style:text-properties fo:color="#F0EFD0"/>
    </style:style>
    <style:style style:name="P1732" style:parent-style-name="HTMLPreformatted" style:family="paragraph">
      <style:paragraph-properties style:line-height-at-least="0.1875in" fo:background-color="#3F3F3F"/>
      <style:text-properties fo:color="#FDCE93"/>
    </style:style>
    <style:style style:name="P1733" style:parent-style-name="HTMLPreformatted" style:family="paragraph">
      <style:paragraph-properties style:line-height-at-least="0.1875in" fo:background-color="#3F3F3F"/>
    </style:style>
    <style:style style:name="T1734" style:parent-style-name="DefaultParagraphFont" style:family="text">
      <style:text-properties fo:color="#FDCE93"/>
    </style:style>
    <style:style style:name="T1735" style:parent-style-name="o" style:family="text">
      <style:text-properties fo:color="#F0EFD0"/>
    </style:style>
    <style:style style:name="T1736" style:parent-style-name="DefaultParagraphFont" style:family="text">
      <style:text-properties fo:color="#FDCE93"/>
    </style:style>
    <style:style style:name="T1737" style:parent-style-name="o" style:family="text">
      <style:text-properties fo:color="#F0EFD0"/>
    </style:style>
    <style:style style:name="T1738" style:parent-style-name="DefaultParagraphFont" style:family="text">
      <style:text-properties fo:color="#FDCE93"/>
    </style:style>
    <style:style style:name="P1739" style:parent-style-name="HTMLPreformatted" style:family="paragraph">
      <style:paragraph-properties style:line-height-at-least="0.1875in" fo:background-color="#3F3F3F"/>
    </style:style>
    <style:style style:name="T1740" style:parent-style-name="DefaultParagraphFont" style:family="text">
      <style:text-properties fo:color="#FDCE93"/>
    </style:style>
    <style:style style:name="T1741" style:parent-style-name="o" style:family="text">
      <style:text-properties fo:color="#F0EFD0"/>
    </style:style>
    <style:style style:name="T1742" style:parent-style-name="DefaultParagraphFont" style:family="text">
      <style:text-properties fo:color="#FDCE93"/>
    </style:style>
    <style:style style:name="T1743" style:parent-style-name="o" style:family="text">
      <style:text-properties fo:color="#F0EFD0"/>
    </style:style>
    <style:style style:name="T1744" style:parent-style-name="DefaultParagraphFont" style:family="text">
      <style:text-properties fo:color="#FDCE93"/>
    </style:style>
    <style:style style:name="T1745" style:parent-style-name="o" style:family="text">
      <style:text-properties fo:color="#F0EFD0"/>
    </style:style>
    <style:style style:name="T1746" style:parent-style-name="DefaultParagraphFont" style:family="text">
      <style:text-properties fo:color="#FDCE93"/>
    </style:style>
    <style:style style:name="T1747" style:parent-style-name="o" style:family="text">
      <style:text-properties fo:color="#F0EFD0"/>
    </style:style>
    <style:style style:name="T1748" style:parent-style-name="s2" style:family="text">
      <style:text-properties fo:color="#CC9393"/>
    </style:style>
    <style:style style:name="T1749" style:parent-style-name="DefaultParagraphFont" style:family="text">
      <style:text-properties fo:color="#FDCE93"/>
    </style:style>
    <style:style style:name="T1750" style:parent-style-name="s2" style:family="text">
      <style:text-properties fo:color="#CC9393"/>
    </style:style>
    <style:style style:name="T1751" style:parent-style-name="DefaultParagraphFont" style:family="text">
      <style:text-properties fo:color="#FDCE93"/>
    </style:style>
    <style:style style:name="T1752" style:parent-style-name="s2" style:family="text">
      <style:text-properties fo:color="#CC9393"/>
    </style:style>
    <style:style style:name="T1753" style:parent-style-name="DefaultParagraphFont" style:family="text">
      <style:text-properties fo:color="#FDCE93"/>
    </style:style>
    <style:style style:name="T1754" style:parent-style-name="s2" style:family="text">
      <style:text-properties fo:color="#CC9393"/>
    </style:style>
    <style:style style:name="T1755" style:parent-style-name="DefaultParagraphFont" style:family="text">
      <style:text-properties fo:color="#FDCE93"/>
    </style:style>
    <style:style style:name="T1756" style:parent-style-name="s2" style:family="text">
      <style:text-properties fo:color="#CC9393"/>
    </style:style>
    <style:style style:name="T1757" style:parent-style-name="DefaultParagraphFont" style:family="text">
      <style:text-properties fo:color="#FDCE93"/>
    </style:style>
    <style:style style:name="T1758" style:parent-style-name="s2" style:family="text">
      <style:text-properties fo:color="#CC9393"/>
    </style:style>
    <style:style style:name="T1759" style:parent-style-name="DefaultParagraphFont" style:family="text">
      <style:text-properties fo:color="#FDCE93"/>
    </style:style>
    <style:style style:name="T1760" style:parent-style-name="m" style:family="text">
      <style:text-properties fo:color="#8CD0D3"/>
    </style:style>
    <style:style style:name="T1761" style:parent-style-name="o" style:family="text">
      <style:text-properties fo:color="#F0EFD0"/>
    </style:style>
    <style:style style:name="P1762" style:parent-style-name="HTMLPreformatted" style:family="paragraph">
      <style:paragraph-properties style:line-height-at-least="0.1875in" fo:background-color="#3F3F3F"/>
    </style:style>
    <style:style style:name="T1763" style:parent-style-name="DefaultParagraphFont" style:family="text">
      <style:text-properties fo:color="#FDCE93"/>
    </style:style>
    <style:style style:name="T1764" style:parent-style-name="o" style:family="text">
      <style:text-properties fo:color="#F0EFD0"/>
    </style:style>
    <style:style style:name="T1765" style:parent-style-name="DefaultParagraphFont" style:family="text">
      <style:text-properties fo:color="#FDCE93"/>
    </style:style>
    <style:style style:name="T1766" style:parent-style-name="o" style:family="text">
      <style:text-properties fo:color="#F0EFD0"/>
    </style:style>
    <style:style style:name="P1767" style:parent-style-name="HTMLPreformatted" style:family="paragraph">
      <style:paragraph-properties style:line-height-at-least="0.1875in" fo:background-color="#3F3F3F"/>
      <style:text-properties fo:color="#FDCE93"/>
    </style:style>
    <style:style style:name="P1768" style:parent-style-name="HTMLPreformatted" style:family="paragraph">
      <style:paragraph-properties style:line-height-at-least="0.1875in" fo:background-color="#3F3F3F"/>
      <style:text-properties fo:color="#FDCE93"/>
    </style:style>
    <style:style style:name="P1769" style:parent-style-name="HTMLPreformatted" style:family="paragraph">
      <style:paragraph-properties style:line-height-at-least="0.1875in" fo:background-color="#3F3F3F"/>
    </style:style>
    <style:style style:name="T1770" style:parent-style-name="DefaultParagraphFont" style:family="text">
      <style:text-properties fo:color="#FDCE93"/>
    </style:style>
    <style:style style:name="T1771" style:parent-style-name="nv" style:family="text">
      <style:text-properties fo:color="#DCDCCC"/>
    </style:style>
    <style:style style:name="T1772" style:parent-style-name="o" style:family="text">
      <style:text-properties fo:color="#F0EFD0"/>
    </style:style>
    <style:style style:name="T1773" style:parent-style-name="m" style:family="text">
      <style:text-properties fo:color="#8CD0D3"/>
    </style:style>
    <style:style style:name="T1774" style:parent-style-name="DefaultParagraphFont" style:family="text">
      <style:text-properties fo:color="#FDCE93"/>
    </style:style>
    <style:style style:name="T1775" style:parent-style-name="nv" style:family="text">
      <style:text-properties fo:color="#DCDCCC"/>
    </style:style>
    <style:style style:name="T1776" style:parent-style-name="o" style:family="text">
      <style:text-properties fo:color="#F0EFD0"/>
    </style:style>
    <style:style style:name="T1777" style:parent-style-name="m" style:family="text">
      <style:text-properties fo:color="#8CD0D3"/>
    </style:style>
    <style:style style:name="T1778" style:parent-style-name="DefaultParagraphFont" style:family="text">
      <style:text-properties fo:color="#FDCE93"/>
    </style:style>
    <style:style style:name="T1779" style:parent-style-name="nv" style:family="text">
      <style:text-properties fo:color="#DCDCCC"/>
    </style:style>
    <style:style style:name="T1780" style:parent-style-name="o" style:family="text">
      <style:text-properties fo:color="#F0EFD0"/>
    </style:style>
    <style:style style:name="T1781" style:parent-style-name="m" style:family="text">
      <style:text-properties fo:color="#8CD0D3"/>
    </style:style>
    <style:style style:name="T1782" style:parent-style-name="DefaultParagraphFont" style:family="text">
      <style:text-properties fo:color="#FDCE93"/>
    </style:style>
    <style:style style:name="T1783" style:parent-style-name="nv" style:family="text">
      <style:text-properties fo:color="#DCDCCC"/>
    </style:style>
    <style:style style:name="T1784" style:parent-style-name="o" style:family="text">
      <style:text-properties fo:color="#F0EFD0"/>
    </style:style>
    <style:style style:name="T1785" style:parent-style-name="m" style:family="text">
      <style:text-properties fo:color="#8CD0D3"/>
    </style:style>
    <style:style style:name="P1786" style:parent-style-name="HTMLPreformatted" style:family="paragraph">
      <style:paragraph-properties style:line-height-at-least="0.1875in" fo:background-color="#3F3F3F"/>
    </style:style>
    <style:style style:name="T1787" style:parent-style-name="DefaultParagraphFont" style:family="text">
      <style:text-properties fo:color="#FDCE93"/>
    </style:style>
    <style:style style:name="T1788" style:parent-style-name="nv" style:family="text">
      <style:text-properties fo:color="#DCDCCC"/>
    </style:style>
    <style:style style:name="T1789" style:parent-style-name="o" style:family="text">
      <style:text-properties fo:color="#F0EFD0"/>
    </style:style>
    <style:style style:name="T1790" style:parent-style-name="m" style:family="text">
      <style:text-properties fo:color="#8CD0D3"/>
    </style:style>
    <style:style style:name="T1791" style:parent-style-name="DefaultParagraphFont" style:family="text">
      <style:text-properties fo:color="#FDCE93"/>
    </style:style>
    <style:style style:name="T1792" style:parent-style-name="nv" style:family="text">
      <style:text-properties fo:color="#DCDCCC"/>
    </style:style>
    <style:style style:name="T1793" style:parent-style-name="o" style:family="text">
      <style:text-properties fo:color="#F0EFD0"/>
    </style:style>
    <style:style style:name="T1794" style:parent-style-name="m" style:family="text">
      <style:text-properties fo:color="#8CD0D3"/>
    </style:style>
    <style:style style:name="T1795" style:parent-style-name="DefaultParagraphFont" style:family="text">
      <style:text-properties fo:color="#FDCE93"/>
    </style:style>
    <style:style style:name="T1796" style:parent-style-name="nv" style:family="text">
      <style:text-properties fo:color="#DCDCCC"/>
    </style:style>
    <style:style style:name="T1797" style:parent-style-name="o" style:family="text">
      <style:text-properties fo:color="#F0EFD0"/>
    </style:style>
    <style:style style:name="T1798" style:parent-style-name="m" style:family="text">
      <style:text-properties fo:color="#8CD0D3"/>
    </style:style>
    <style:style style:name="T1799" style:parent-style-name="DefaultParagraphFont" style:family="text">
      <style:text-properties fo:color="#FDCE93"/>
    </style:style>
    <style:style style:name="T1800" style:parent-style-name="nv" style:family="text">
      <style:text-properties fo:color="#DCDCCC"/>
    </style:style>
    <style:style style:name="T1801" style:parent-style-name="o" style:family="text">
      <style:text-properties fo:color="#F0EFD0"/>
    </style:style>
    <style:style style:name="T1802" style:parent-style-name="m" style:family="text">
      <style:text-properties fo:color="#8CD0D3"/>
    </style:style>
    <style:style style:name="P1803" style:parent-style-name="HTMLPreformatted" style:family="paragraph">
      <style:paragraph-properties style:line-height-at-least="0.1875in" fo:background-color="#3F3F3F"/>
      <style:text-properties fo:color="#FDCE93"/>
    </style:style>
    <style:style style:name="P1804" style:parent-style-name="HTMLPreformatted" style:family="paragraph">
      <style:paragraph-properties style:line-height-at-least="0.1875in" fo:background-color="#3F3F3F"/>
      <style:text-properties fo:color="#FDCE93"/>
    </style:style>
    <style:style style:name="P1805" style:parent-style-name="NormalWeb" style:family="paragraph">
      <style:paragraph-properties fo:text-align="justify" fo:margin-top="0in" fo:margin-bottom="0in" fo:background-color="#FFFFFF"/>
    </style:style>
    <style:style style:name="T1806" style:parent-style-name="DefaultParagraphFont" style:family="text">
      <style:text-properties style:font-name="Arial" style:font-name-complex="Arial" fo:color="#404040"/>
    </style:style>
    <style:style style:name="T1807" style:parent-style-name="HTMLCode" style:family="text">
      <style:text-properties fo:color="#404040"/>
    </style:style>
    <style:style style:name="T1808" style:parent-style-name="DefaultParagraphFont" style:family="text">
      <style:text-properties style:font-name="Arial" style:font-name-complex="Arial" fo:color="#404040"/>
    </style:style>
    <style:style style:name="T1809" style:parent-style-name="HTMLCode" style:family="text">
      <style:text-properties fo:color="#404040"/>
    </style:style>
    <style:style style:name="T1810" style:parent-style-name="DefaultParagraphFont" style:family="text">
      <style:text-properties style:font-name="Arial" style:font-name-complex="Arial" fo:color="#404040"/>
    </style:style>
    <style:style style:name="P1811" style:parent-style-name="Normal" style:family="paragraph">
      <style:paragraph-properties fo:background-color="#FFFFFF"/>
    </style:style>
    <style:style style:name="T1812" style:parent-style-name="DefaultParagraphFont" style:family="text">
      <style:text-properties style:font-name="Arial" style:font-name-complex="Arial" fo:color="#404040"/>
    </style:style>
    <style:style style:name="T1813" style:parent-style-name="Hyperlink" style:family="text">
      <style:text-properties style:font-name="Arial" style:font-name-complex="Arial" fo:color="#FE7C6D"/>
    </style:style>
    <style:style style:name="P1814" style:parent-style-name="HTMLPreformatted" style:family="paragraph">
      <style:paragraph-properties style:line-height-at-least="0.1875in" fo:background-color="#3F3F3F"/>
      <style:text-properties fo:color="#FDCE93"/>
    </style:style>
    <style:style style:name="P1815" style:parent-style-name="HTMLPreformatted" style:family="paragraph">
      <style:paragraph-properties style:line-height-at-least="0.1875in" fo:background-color="#3F3F3F"/>
    </style:style>
    <style:style style:name="T1816" style:parent-style-name="c1" style:family="text">
      <style:text-properties fo:font-style="italic" style:font-style-asian="italic" style:font-style-complex="italic" fo:color="#7F9F7F"/>
    </style:style>
    <style:style style:name="P1817" style:parent-style-name="HTMLPreformatted" style:family="paragraph">
      <style:paragraph-properties style:line-height-at-least="0.1875in" fo:background-color="#3F3F3F"/>
      <style:text-properties fo:color="#FDCE93"/>
    </style:style>
    <style:style style:name="P1818" style:parent-style-name="HTMLPreformatted" style:family="paragraph">
      <style:paragraph-properties style:line-height-at-least="0.1875in" fo:background-color="#3F3F3F"/>
      <style:text-properties fo:color="#FDCE93"/>
    </style:style>
    <style:style style:name="P1819" style:parent-style-name="HTMLPreformatted" style:family="paragraph">
      <style:paragraph-properties style:line-height-at-least="0.1875in" fo:background-color="#3F3F3F"/>
      <style:text-properties fo:color="#FDCE93"/>
    </style:style>
    <style:style style:name="P1820" style:parent-style-name="HTMLPreformatted" style:family="paragraph">
      <style:paragraph-properties style:line-height-at-least="0.1875in" fo:background-color="#3F3F3F"/>
      <style:text-properties fo:color="#FDCE93"/>
    </style:style>
    <style:style style:name="P1821" style:parent-style-name="HTMLPreformatted" style:family="paragraph">
      <style:paragraph-properties style:line-height-at-least="0.1875in" fo:background-color="#3F3F3F"/>
    </style:style>
    <style:style style:name="T1822" style:parent-style-name="DefaultParagraphFont" style:family="text">
      <style:text-properties fo:color="#FDCE93"/>
    </style:style>
    <style:style style:name="T1823" style:parent-style-name="nv" style:family="text">
      <style:text-properties fo:color="#DCDCCC"/>
    </style:style>
    <style:style style:name="T1824" style:parent-style-name="DefaultParagraphFont" style:family="text">
      <style:text-properties fo:color="#FDCE93"/>
    </style:style>
    <style:style style:name="T1825" style:parent-style-name="o" style:family="text">
      <style:text-properties fo:color="#F0EFD0"/>
    </style:style>
    <style:style style:name="T1826" style:parent-style-name="DefaultParagraphFont" style:family="text">
      <style:text-properties fo:color="#FDCE93"/>
    </style:style>
    <style:style style:name="T1827" style:parent-style-name="s1" style:family="text">
      <style:text-properties fo:color="#CC9393"/>
    </style:style>
    <style:style style:name="P1828" style:parent-style-name="HTMLPreformatted" style:family="paragraph">
      <style:paragraph-properties style:line-height-at-least="0.1875in" fo:background-color="#3F3F3F"/>
      <style:text-properties fo:color="#FDCE93"/>
    </style:style>
    <style:style style:name="P1829" style:parent-style-name="HTMLPreformatted" style:family="paragraph">
      <style:paragraph-properties style:line-height-at-least="0.1875in" fo:background-color="#3F3F3F"/>
      <style:text-properties fo:color="#FDCE93"/>
    </style:style>
    <style:style style:name="P1830" style:parent-style-name="HTMLPreformatted" style:family="paragraph">
      <style:paragraph-properties style:line-height-at-least="0.1875in" fo:background-color="#3F3F3F"/>
      <style:text-properties fo:color="#FDCE93"/>
    </style:style>
    <style:style style:name="P1831" style:parent-style-name="HTMLPreformatted" style:family="paragraph">
      <style:paragraph-properties style:line-height-at-least="0.1875in" fo:background-color="#3F3F3F"/>
      <style:text-properties fo:color="#FDCE93"/>
    </style:style>
    <style:style style:name="P1832" style:parent-style-name="HTMLPreformatted" style:family="paragraph">
      <style:paragraph-properties style:line-height-at-least="0.1875in" fo:background-color="#3F3F3F"/>
      <style:text-properties fo:color="#FDCE93"/>
    </style:style>
    <style:style style:name="P1833" style:parent-style-name="HTMLPreformatted" style:family="paragraph">
      <style:paragraph-properties style:line-height-at-least="0.1875in" fo:background-color="#3F3F3F"/>
    </style:style>
    <style:style style:name="T1834" style:parent-style-name="DefaultParagraphFont" style:family="text">
      <style:text-properties fo:color="#FDCE93"/>
    </style:style>
    <style:style style:name="T1835" style:parent-style-name="nv" style:family="text">
      <style:text-properties fo:color="#DCDCCC"/>
    </style:style>
    <style:style style:name="T1836" style:parent-style-name="DefaultParagraphFont" style:family="text">
      <style:text-properties fo:color="#FDCE93"/>
    </style:style>
    <style:style style:name="T1837" style:parent-style-name="o" style:family="text">
      <style:text-properties fo:color="#F0EFD0"/>
    </style:style>
    <style:style style:name="T1838" style:parent-style-name="DefaultParagraphFont" style:family="text">
      <style:text-properties fo:color="#FDCE93"/>
    </style:style>
    <style:style style:name="T1839" style:parent-style-name="s1" style:family="text">
      <style:text-properties fo:color="#CC9393"/>
    </style:style>
    <style:style style:name="P1840" style:parent-style-name="NormalWeb" style:family="paragraph">
      <style:paragraph-properties fo:text-align="justify" fo:margin-top="0in" fo:margin-bottom="0in" fo:background-color="#FFFFFF"/>
    </style:style>
    <style:style style:name="T1841" style:parent-style-name="DefaultParagraphFont" style:family="text">
      <style:text-properties style:font-name="Arial" style:font-name-complex="Arial" fo:color="#404040"/>
    </style:style>
    <style:style style:name="T1842" style:parent-style-name="HTMLCode" style:family="text">
      <style:text-properties fo:color="#404040"/>
    </style:style>
    <style:style style:name="T1843" style:parent-style-name="DefaultParagraphFont" style:family="text">
      <style:text-properties style:font-name="Arial" style:font-name-complex="Arial" fo:color="#404040"/>
    </style:style>
    <style:style style:name="P1844" style:parent-style-name="HTMLPreformatted" style:family="paragraph">
      <style:paragraph-properties style:line-height-at-least="0.1875in" fo:background-color="#3F3F3F"/>
      <style:text-properties fo:color="#FDCE93"/>
    </style:style>
    <style:style style:name="P1845" style:parent-style-name="HTMLPreformatted" style:family="paragraph">
      <style:paragraph-properties style:line-height-at-least="0.1875in" fo:background-color="#3F3F3F"/>
      <style:text-properties fo:color="#FDCE93"/>
    </style:style>
    <style:style style:name="P1846" style:parent-style-name="HTMLPreformatted" style:family="paragraph">
      <style:paragraph-properties style:line-height-at-least="0.1875in" fo:background-color="#3F3F3F"/>
      <style:text-properties fo:color="#FDCE93"/>
    </style:style>
    <style:style style:name="P1847" style:parent-style-name="HTMLPreformatted" style:family="paragraph">
      <style:paragraph-properties style:line-height-at-least="0.1875in" fo:background-color="#3F3F3F"/>
      <style:text-properties fo:color="#FDCE93"/>
    </style:style>
    <style:style style:name="P1848" style:parent-style-name="HTMLPreformatted" style:family="paragraph">
      <style:paragraph-properties style:line-height-at-least="0.1875in" fo:background-color="#3F3F3F"/>
      <style:text-properties fo:color="#FDCE93"/>
    </style:style>
    <style:style style:name="P1849" style:parent-style-name="HTMLPreformatted" style:family="paragraph">
      <style:paragraph-properties style:line-height-at-least="0.1875in" fo:background-color="#3F3F3F"/>
      <style:text-properties fo:color="#FDCE93"/>
    </style:style>
    <style:style style:name="P1850" style:parent-style-name="HTMLPreformatted" style:family="paragraph">
      <style:paragraph-properties style:line-height-at-least="0.1875in" fo:background-color="#3F3F3F"/>
      <style:text-properties fo:color="#FDCE93"/>
    </style:style>
    <style:style style:name="P1851" style:parent-style-name="HTMLPreformatted" style:family="paragraph">
      <style:paragraph-properties style:line-height-at-least="0.1875in" fo:background-color="#3F3F3F"/>
    </style:style>
    <style:style style:name="T1852" style:parent-style-name="DefaultParagraphFont" style:family="text">
      <style:text-properties fo:color="#FDCE93"/>
    </style:style>
    <style:style style:name="T1853" style:parent-style-name="s1" style:family="text">
      <style:text-properties fo:color="#CC9393"/>
    </style:style>
    <style:style style:name="P1854" style:parent-style-name="HTMLPreformatted" style:family="paragraph">
      <style:paragraph-properties style:line-height-at-least="0.1875in" fo:background-color="#3F3F3F"/>
    </style:style>
    <style:style style:name="T1855" style:parent-style-name="DefaultParagraphFont" style:family="text">
      <style:text-properties fo:color="#FDCE93"/>
    </style:style>
    <style:style style:name="T1856" style:parent-style-name="s1" style:family="text">
      <style:text-properties fo:color="#CC9393"/>
    </style:style>
    <style:style style:name="P1857" style:parent-style-name="HTMLPreformatted" style:family="paragraph">
      <style:paragraph-properties style:line-height-at-least="0.1875in" fo:background-color="#3F3F3F"/>
      <style:text-properties fo:color="#FDCE93"/>
    </style:style>
    <style:style style:name="P1858" style:parent-style-name="HTMLPreformatted" style:family="paragraph">
      <style:paragraph-properties style:line-height-at-least="0.1875in" fo:background-color="#3F3F3F"/>
    </style:style>
    <style:style style:name="T1859" style:parent-style-name="DefaultParagraphFont" style:family="text">
      <style:text-properties fo:color="#FDCE93"/>
    </style:style>
    <style:style style:name="T1860" style:parent-style-name="s1" style:family="text">
      <style:text-properties fo:color="#CC9393"/>
    </style:style>
    <style:style style:name="P1861" style:parent-style-name="HTMLPreformatted" style:family="paragraph">
      <style:paragraph-properties style:line-height-at-least="0.1875in" fo:background-color="#3F3F3F"/>
    </style:style>
    <style:style style:name="T1862" style:parent-style-name="DefaultParagraphFont" style:family="text">
      <style:text-properties fo:color="#FDCE93"/>
    </style:style>
    <style:style style:name="T1863" style:parent-style-name="s1" style:family="text">
      <style:text-properties fo:color="#CC9393"/>
    </style:style>
    <style:style style:name="P1864" style:parent-style-name="HTMLPreformatted" style:family="paragraph">
      <style:paragraph-properties style:line-height-at-least="0.1875in" fo:background-color="#3F3F3F"/>
      <style:text-properties fo:color="#FDCE93"/>
    </style:style>
    <style:style style:name="P1865" style:parent-style-name="HTMLPreformatted" style:family="paragraph">
      <style:paragraph-properties style:line-height-at-least="0.1875in" fo:background-color="#3F3F3F"/>
    </style:style>
    <style:style style:name="T1866" style:parent-style-name="DefaultParagraphFont" style:family="text">
      <style:text-properties fo:color="#FDCE93"/>
    </style:style>
    <style:style style:name="T1867" style:parent-style-name="s1" style:family="text">
      <style:text-properties fo:color="#CC9393"/>
    </style:style>
    <style:style style:name="P1868" style:parent-style-name="HTMLPreformatted" style:family="paragraph">
      <style:paragraph-properties style:line-height-at-least="0.1875in" fo:background-color="#3F3F3F"/>
    </style:style>
    <style:style style:name="T1869" style:parent-style-name="DefaultParagraphFont" style:family="text">
      <style:text-properties fo:color="#FDCE93"/>
    </style:style>
    <style:style style:name="T1870" style:parent-style-name="s1" style:family="text">
      <style:text-properties fo:color="#CC9393"/>
    </style:style>
    <style:style style:name="P1871" style:parent-style-name="HTMLPreformatted" style:family="paragraph">
      <style:paragraph-properties style:line-height-at-least="0.1875in" fo:background-color="#3F3F3F"/>
      <style:text-properties fo:color="#FDCE93"/>
    </style:style>
    <style:style style:name="P1872" style:parent-style-name="HTMLPreformatted" style:family="paragraph">
      <style:paragraph-properties style:line-height-at-least="0.1875in" fo:background-color="#3F3F3F"/>
    </style:style>
    <style:style style:name="T1873" style:parent-style-name="DefaultParagraphFont" style:family="text">
      <style:text-properties fo:color="#FDCE93"/>
    </style:style>
    <style:style style:name="T1874" style:parent-style-name="o" style:family="text">
      <style:text-properties fo:color="#F0EFD0"/>
    </style:style>
    <style:style style:name="T1875" style:parent-style-name="DefaultParagraphFont" style:family="text">
      <style:text-properties fo:color="#FDCE93"/>
    </style:style>
    <style:style style:name="T1876" style:parent-style-name="o" style:family="text">
      <style:text-properties fo:color="#F0EFD0"/>
    </style:style>
    <style:style style:name="T1877" style:parent-style-name="DefaultParagraphFont" style:family="text">
      <style:text-properties fo:color="#FDCE93"/>
    </style:style>
    <style:style style:name="P1878" style:parent-style-name="HTMLPreformatted" style:family="paragraph">
      <style:paragraph-properties style:line-height-at-least="0.1875in" fo:background-color="#3F3F3F"/>
      <style:text-properties fo:color="#FDCE93"/>
    </style:style>
    <style:style style:name="P1879" style:parent-style-name="HTMLPreformatted" style:family="paragraph">
      <style:paragraph-properties style:line-height-at-least="0.1875in" fo:background-color="#3F3F3F"/>
    </style:style>
    <style:style style:name="T1880" style:parent-style-name="DefaultParagraphFont" style:family="text">
      <style:text-properties fo:color="#FDCE93"/>
    </style:style>
    <style:style style:name="T1881" style:parent-style-name="o" style:family="text">
      <style:text-properties fo:color="#F0EFD0"/>
    </style:style>
    <style:style style:name="T1882" style:parent-style-name="DefaultParagraphFont" style:family="text">
      <style:text-properties fo:color="#FDCE93"/>
    </style:style>
    <style:style style:name="T1883" style:parent-style-name="o" style:family="text">
      <style:text-properties fo:color="#F0EFD0"/>
    </style:style>
    <style:style style:name="T1884" style:parent-style-name="DefaultParagraphFont" style:family="text">
      <style:text-properties fo:color="#FDCE93"/>
    </style:style>
    <style:style style:name="P1885" style:parent-style-name="HTMLPreformatted" style:family="paragraph">
      <style:paragraph-properties style:line-height-at-least="0.1875in" fo:background-color="#3F3F3F"/>
    </style:style>
    <style:style style:name="T1886" style:parent-style-name="DefaultParagraphFont" style:family="text">
      <style:text-properties fo:color="#FDCE93"/>
    </style:style>
    <style:style style:name="T1887" style:parent-style-name="o" style:family="text">
      <style:text-properties fo:color="#F0EFD0"/>
    </style:style>
    <style:style style:name="T1888" style:parent-style-name="DefaultParagraphFont" style:family="text">
      <style:text-properties fo:color="#FDCE93"/>
    </style:style>
    <style:style style:name="T1889" style:parent-style-name="o" style:family="text">
      <style:text-properties fo:color="#F0EFD0"/>
    </style:style>
    <style:style style:name="P1890" style:parent-style-name="HTMLPreformatted" style:family="paragraph">
      <style:paragraph-properties style:line-height-at-least="0.1875in" fo:background-color="#3F3F3F"/>
    </style:style>
    <style:style style:name="T1891" style:parent-style-name="DefaultParagraphFont" style:family="text">
      <style:text-properties fo:color="#FDCE93"/>
    </style:style>
    <style:style style:name="T1892" style:parent-style-name="o" style:family="text">
      <style:text-properties fo:color="#F0EFD0"/>
    </style:style>
    <style:style style:name="T1893" style:parent-style-name="DefaultParagraphFont" style:family="text">
      <style:text-properties fo:color="#FDCE93"/>
    </style:style>
    <style:style style:name="T1894" style:parent-style-name="o" style:family="text">
      <style:text-properties fo:color="#F0EFD0"/>
    </style:style>
    <style:style style:name="P1895" style:parent-style-name="HTMLPreformatted" style:family="paragraph">
      <style:paragraph-properties style:line-height-at-least="0.1875in" fo:background-color="#3F3F3F"/>
      <style:text-properties fo:color="#FDCE93"/>
    </style:style>
    <style:style style:name="P1896" style:parent-style-name="HTMLPreformatted" style:family="paragraph">
      <style:paragraph-properties style:line-height-at-least="0.1875in" fo:background-color="#3F3F3F"/>
    </style:style>
    <style:style style:name="T1897" style:parent-style-name="DefaultParagraphFont" style:family="text">
      <style:text-properties fo:color="#FDCE93"/>
    </style:style>
    <style:style style:name="T1898" style:parent-style-name="o" style:family="text">
      <style:text-properties fo:color="#F0EFD0"/>
    </style:style>
    <style:style style:name="T1899" style:parent-style-name="DefaultParagraphFont" style:family="text">
      <style:text-properties fo:color="#FDCE93"/>
    </style:style>
    <style:style style:name="T1900" style:parent-style-name="o" style:family="text">
      <style:text-properties fo:color="#F0EFD0"/>
    </style:style>
    <style:style style:name="T1901" style:parent-style-name="DefaultParagraphFont" style:family="text">
      <style:text-properties fo:color="#FDCE93"/>
    </style:style>
    <style:style style:name="P1902" style:parent-style-name="HTMLPreformatted" style:family="paragraph">
      <style:paragraph-properties style:line-height-at-least="0.1875in" fo:background-color="#3F3F3F"/>
    </style:style>
    <style:style style:name="T1903" style:parent-style-name="DefaultParagraphFont" style:family="text">
      <style:text-properties fo:color="#FDCE93"/>
    </style:style>
    <style:style style:name="T1904" style:parent-style-name="o" style:family="text">
      <style:text-properties fo:color="#F0EFD0"/>
    </style:style>
    <style:style style:name="T1905" style:parent-style-name="DefaultParagraphFont" style:family="text">
      <style:text-properties fo:color="#FDCE93"/>
    </style:style>
    <style:style style:name="T1906" style:parent-style-name="o" style:family="text">
      <style:text-properties fo:color="#F0EFD0"/>
    </style:style>
    <style:style style:name="P1907" style:parent-style-name="HTMLPreformatted" style:family="paragraph">
      <style:paragraph-properties style:line-height-at-least="0.1875in" fo:background-color="#3F3F3F"/>
    </style:style>
    <style:style style:name="T1908" style:parent-style-name="DefaultParagraphFont" style:family="text">
      <style:text-properties fo:color="#FDCE93"/>
    </style:style>
    <style:style style:name="T1909" style:parent-style-name="o" style:family="text">
      <style:text-properties fo:color="#F0EFD0"/>
    </style:style>
    <style:style style:name="T1910" style:parent-style-name="DefaultParagraphFont" style:family="text">
      <style:text-properties fo:color="#FDCE93"/>
    </style:style>
    <style:style style:name="T1911" style:parent-style-name="o" style:family="text">
      <style:text-properties fo:color="#F0EFD0"/>
    </style:style>
    <style:style style:name="P1912" style:parent-style-name="HTMLPreformatted" style:family="paragraph">
      <style:paragraph-properties style:line-height-at-least="0.1875in" fo:background-color="#3F3F3F"/>
      <style:text-properties fo:color="#FDCE93"/>
    </style:style>
    <style:style style:name="P1913" style:parent-style-name="HTMLPreformatted" style:family="paragraph">
      <style:paragraph-properties style:line-height-at-least="0.1875in" fo:background-color="#3F3F3F"/>
    </style:style>
    <style:style style:name="T1914" style:parent-style-name="DefaultParagraphFont" style:family="text">
      <style:text-properties fo:color="#FDCE93"/>
    </style:style>
    <style:style style:name="T1915" style:parent-style-name="o" style:family="text">
      <style:text-properties fo:color="#F0EFD0"/>
    </style:style>
    <style:style style:name="T1916" style:parent-style-name="DefaultParagraphFont" style:family="text">
      <style:text-properties fo:color="#FDCE93"/>
    </style:style>
    <style:style style:name="T1917" style:parent-style-name="o" style:family="text">
      <style:text-properties fo:color="#F0EFD0"/>
    </style:style>
    <style:style style:name="T1918" style:parent-style-name="DefaultParagraphFont" style:family="text">
      <style:text-properties fo:color="#FDCE93"/>
    </style:style>
    <style:style style:name="P1919" style:parent-style-name="HTMLPreformatted" style:family="paragraph">
      <style:paragraph-properties style:line-height-at-least="0.1875in" fo:background-color="#3F3F3F"/>
    </style:style>
    <style:style style:name="T1920" style:parent-style-name="DefaultParagraphFont" style:family="text">
      <style:text-properties fo:color="#FDCE93"/>
    </style:style>
    <style:style style:name="T1921" style:parent-style-name="o" style:family="text">
      <style:text-properties fo:color="#F0EFD0"/>
    </style:style>
    <style:style style:name="T1922" style:parent-style-name="DefaultParagraphFont" style:family="text">
      <style:text-properties fo:color="#FDCE93"/>
    </style:style>
    <style:style style:name="T1923" style:parent-style-name="o" style:family="text">
      <style:text-properties fo:color="#F0EFD0"/>
    </style:style>
    <style:style style:name="P1924" style:parent-style-name="HTMLPreformatted" style:family="paragraph">
      <style:paragraph-properties style:line-height-at-least="0.1875in" fo:background-color="#3F3F3F"/>
    </style:style>
    <style:style style:name="T1925" style:parent-style-name="DefaultParagraphFont" style:family="text">
      <style:text-properties fo:color="#FDCE93"/>
    </style:style>
    <style:style style:name="T1926" style:parent-style-name="o" style:family="text">
      <style:text-properties fo:color="#F0EFD0"/>
    </style:style>
    <style:style style:name="T1927" style:parent-style-name="DefaultParagraphFont" style:family="text">
      <style:text-properties fo:color="#FDCE93"/>
    </style:style>
    <style:style style:name="T1928" style:parent-style-name="o" style:family="text">
      <style:text-properties fo:color="#F0EFD0"/>
    </style:style>
    <style:style style:name="P1929" style:parent-style-name="HTMLPreformatted" style:family="paragraph">
      <style:paragraph-properties style:line-height-at-least="0.1875in" fo:background-color="#3F3F3F"/>
      <style:text-properties fo:color="#FDCE93"/>
    </style:style>
    <style:style style:name="P1930" style:parent-style-name="HTMLPreformatted" style:family="paragraph">
      <style:paragraph-properties style:line-height-at-least="0.1875in" fo:background-color="#3F3F3F"/>
      <style:text-properties fo:color="#FDCE93"/>
    </style:style>
    <style:style style:name="P1931" style:parent-style-name="HTMLPreformatted" style:family="paragraph">
      <style:paragraph-properties style:line-height-at-least="0.1875in" fo:background-color="#3F3F3F"/>
    </style:style>
    <style:style style:name="T1932" style:parent-style-name="DefaultParagraphFont" style:family="text">
      <style:text-properties fo:color="#FDCE93"/>
    </style:style>
    <style:style style:name="T1933" style:parent-style-name="nv" style:family="text">
      <style:text-properties fo:color="#DCDCCC"/>
    </style:style>
    <style:style style:name="T1934" style:parent-style-name="o" style:family="text">
      <style:text-properties fo:color="#F0EFD0"/>
    </style:style>
    <style:style style:name="T1935" style:parent-style-name="m" style:family="text">
      <style:text-properties fo:color="#8CD0D3"/>
    </style:style>
    <style:style style:name="T1936" style:parent-style-name="DefaultParagraphFont" style:family="text">
      <style:text-properties fo:color="#FDCE93"/>
    </style:style>
    <style:style style:name="T1937" style:parent-style-name="nv" style:family="text">
      <style:text-properties fo:color="#DCDCCC"/>
    </style:style>
    <style:style style:name="T1938" style:parent-style-name="o" style:family="text">
      <style:text-properties fo:color="#F0EFD0"/>
    </style:style>
    <style:style style:name="T1939" style:parent-style-name="m" style:family="text">
      <style:text-properties fo:color="#8CD0D3"/>
    </style:style>
    <style:style style:name="T1940" style:parent-style-name="DefaultParagraphFont" style:family="text">
      <style:text-properties fo:color="#FDCE93"/>
    </style:style>
    <style:style style:name="T1941" style:parent-style-name="nv" style:family="text">
      <style:text-properties fo:color="#DCDCCC"/>
    </style:style>
    <style:style style:name="T1942" style:parent-style-name="o" style:family="text">
      <style:text-properties fo:color="#F0EFD0"/>
    </style:style>
    <style:style style:name="T1943" style:parent-style-name="m" style:family="text">
      <style:text-properties fo:color="#8CD0D3"/>
    </style:style>
    <style:style style:name="T1944" style:parent-style-name="DefaultParagraphFont" style:family="text">
      <style:text-properties fo:color="#FDCE93"/>
    </style:style>
    <style:style style:name="T1945" style:parent-style-name="nv" style:family="text">
      <style:text-properties fo:color="#DCDCCC"/>
    </style:style>
    <style:style style:name="T1946" style:parent-style-name="o" style:family="text">
      <style:text-properties fo:color="#F0EFD0"/>
    </style:style>
    <style:style style:name="T1947" style:parent-style-name="m" style:family="text">
      <style:text-properties fo:color="#8CD0D3"/>
    </style:style>
    <style:style style:name="P1948" style:parent-style-name="HTMLPreformatted" style:family="paragraph">
      <style:paragraph-properties style:line-height-at-least="0.1875in" fo:background-color="#3F3F3F"/>
    </style:style>
    <style:style style:name="T1949" style:parent-style-name="DefaultParagraphFont" style:family="text">
      <style:text-properties fo:color="#FDCE93"/>
    </style:style>
    <style:style style:name="T1950" style:parent-style-name="nv" style:family="text">
      <style:text-properties fo:color="#DCDCCC"/>
    </style:style>
    <style:style style:name="T1951" style:parent-style-name="o" style:family="text">
      <style:text-properties fo:color="#F0EFD0"/>
    </style:style>
    <style:style style:name="T1952" style:parent-style-name="m" style:family="text">
      <style:text-properties fo:color="#8CD0D3"/>
    </style:style>
    <style:style style:name="T1953" style:parent-style-name="DefaultParagraphFont" style:family="text">
      <style:text-properties fo:color="#FDCE93"/>
    </style:style>
    <style:style style:name="T1954" style:parent-style-name="nv" style:family="text">
      <style:text-properties fo:color="#DCDCCC"/>
    </style:style>
    <style:style style:name="T1955" style:parent-style-name="o" style:family="text">
      <style:text-properties fo:color="#F0EFD0"/>
    </style:style>
    <style:style style:name="T1956" style:parent-style-name="m" style:family="text">
      <style:text-properties fo:color="#8CD0D3"/>
    </style:style>
    <style:style style:name="T1957" style:parent-style-name="DefaultParagraphFont" style:family="text">
      <style:text-properties fo:color="#FDCE93"/>
    </style:style>
    <style:style style:name="T1958" style:parent-style-name="nv" style:family="text">
      <style:text-properties fo:color="#DCDCCC"/>
    </style:style>
    <style:style style:name="T1959" style:parent-style-name="o" style:family="text">
      <style:text-properties fo:color="#F0EFD0"/>
    </style:style>
    <style:style style:name="T1960" style:parent-style-name="m" style:family="text">
      <style:text-properties fo:color="#8CD0D3"/>
    </style:style>
    <style:style style:name="T1961" style:parent-style-name="DefaultParagraphFont" style:family="text">
      <style:text-properties fo:color="#FDCE93"/>
    </style:style>
    <style:style style:name="T1962" style:parent-style-name="nv" style:family="text">
      <style:text-properties fo:color="#DCDCCC"/>
    </style:style>
    <style:style style:name="T1963" style:parent-style-name="o" style:family="text">
      <style:text-properties fo:color="#F0EFD0"/>
    </style:style>
    <style:style style:name="T1964" style:parent-style-name="m" style:family="text">
      <style:text-properties fo:color="#8CD0D3"/>
    </style:style>
    <style:style style:name="P1965" style:parent-style-name="NormalWeb" style:family="paragraph">
      <style:paragraph-properties fo:text-align="justify" fo:margin-top="0in" fo:margin-bottom="0in" fo:background-color="#FFFFFF"/>
    </style:style>
    <style:style style:name="T1966" style:parent-style-name="DefaultParagraphFont" style:family="text">
      <style:text-properties style:font-name="Arial" style:font-name-complex="Arial" fo:color="#404040"/>
    </style:style>
    <style:style style:name="T1967" style:parent-style-name="HTMLCode" style:family="text">
      <style:text-properties fo:color="#404040"/>
    </style:style>
    <style:style style:name="T1968" style:parent-style-name="DefaultParagraphFont" style:family="text">
      <style:text-properties style:font-name="Arial" style:font-name-complex="Arial" fo:color="#404040"/>
    </style:style>
    <style:style style:name="T1969" style:parent-style-name="HTMLCode" style:family="text">
      <style:text-properties fo:color="#404040"/>
    </style:style>
    <style:style style:name="T1970" style:parent-style-name="DefaultParagraphFont" style:family="text">
      <style:text-properties style:font-name="Arial" style:font-name-complex="Arial" fo:color="#404040"/>
    </style:style>
    <style:style style:name="P1971" style:parent-style-name="NormalWeb" style:family="paragraph">
      <style:paragraph-properties fo:text-align="justify" fo:margin-top="0in" fo:margin-bottom="0in" fo:background-color="#FFFFFF"/>
      <style:text-properties style:font-name="Arial" style:font-name-complex="Arial" fo:color="#404040"/>
    </style:style>
    <style:style style:name="P1972" style:parent-style-name="Heading3" style:family="paragraph">
      <style:paragraph-properties fo:margin-top="0in" fo:margin-bottom="0in" fo:background-color="#FFFFFF"/>
    </style:style>
    <style:style style:name="T1973" style:parent-style-name="DefaultParagraphFont" style:family="text">
      <style:text-properties style:font-name="Arial" style:font-name-complex="Arial" fo:text-transform="uppercase" fo:color="#404040" fo:font-size="14.5pt" style:font-size-asian="14.5pt" style:font-size-complex="14.5pt"/>
    </style:style>
    <style:style style:name="T1974" style:parent-style-name="HTMLCode" style:family="text">
      <style:text-properties style:font-name-asian="Noto Sans CJK SC" fo:text-transform="uppercase" fo:color="#404040"/>
    </style:style>
    <style:style style:name="P1975" style:parent-style-name="NormalWeb" style:family="paragraph">
      <style:paragraph-properties fo:text-align="justify" fo:margin-top="0in" fo:margin-bottom="0in" fo:background-color="#FFFFFF"/>
      <style:text-properties style:font-name="Arial" style:font-name-complex="Arial" fo:color="#404040"/>
    </style:style>
    <style:style style:name="P1976" style:parent-style-name="NormalWeb" style:family="paragraph">
      <style:paragraph-properties fo:text-align="justify" fo:margin-top="0in" fo:margin-bottom="0in" fo:background-color="#FFFFFF"/>
    </style:style>
    <style:style style:name="T1977" style:parent-style-name="DefaultParagraphFont" style:family="text">
      <style:text-properties style:font-name="Arial" style:font-name-complex="Arial" fo:color="#404040"/>
    </style:style>
    <style:style style:name="T1978" style:parent-style-name="Emphasis" style:family="text">
      <style:text-properties style:font-name="Arial" style:font-name-complex="Arial" fo:color="#404040"/>
    </style:style>
    <style:style style:name="T1979" style:parent-style-name="DefaultParagraphFont" style:family="text">
      <style:text-properties style:font-name="Arial" style:font-name-complex="Arial" fo:color="#404040"/>
    </style:style>
    <style:style style:name="T1980" style:parent-style-name="DefaultParagraphFont" style:family="text">
      <style:text-properties style:font-name="Arial" style:font-name-complex="Arial" fo:color="#404040"/>
    </style:style>
    <style:style style:name="P1981" style:parent-style-name="NormalWeb" style:family="paragraph">
      <style:paragraph-properties fo:text-align="justify" fo:margin-top="0in" fo:margin-bottom="0in" fo:background-color="#FFFFFF"/>
    </style:style>
    <style:style style:name="T1982" style:parent-style-name="DefaultParagraphFont" style:family="text">
      <style:text-properties style:font-name="Arial" style:font-name-complex="Arial" fo:color="#404040"/>
    </style:style>
    <style:style style:name="T1983" style:parent-style-name="HTMLCode" style:family="text">
      <style:text-properties fo:color="#404040"/>
    </style:style>
    <style:style style:name="T1984" style:parent-style-name="DefaultParagraphFont" style:family="text">
      <style:text-properties style:font-name="Arial" style:font-name-complex="Arial" fo:color="#404040"/>
    </style:style>
    <style:style style:name="P1985" style:parent-style-name="NormalWeb" style:family="paragraph">
      <style:paragraph-properties fo:text-align="justify" fo:margin-top="0in" fo:margin-bottom="0in" fo:background-color="#FFFFFF"/>
      <style:text-properties style:font-name="Arial" style:font-name-complex="Arial" fo:color="#404040"/>
    </style:style>
    <style:style style:name="P1986" style:parent-style-name="HTMLPreformatted" style:family="paragraph">
      <style:paragraph-properties style:line-height-at-least="0.1875in" fo:background-color="#3F3F3F"/>
    </style:style>
    <style:style style:name="T1987" style:parent-style-name="o" style:family="text">
      <style:text-properties fo:color="#F0EFD0"/>
    </style:style>
    <style:style style:name="T1988" style:parent-style-name="DefaultParagraphFont" style:family="text">
      <style:text-properties fo:color="#FDCE93"/>
    </style:style>
    <style:style style:name="T1989" style:parent-style-name="o" style:family="text">
      <style:text-properties fo:color="#F0EFD0"/>
    </style:style>
    <style:style style:name="T1990" style:parent-style-name="DefaultParagraphFont" style:family="text">
      <style:text-properties fo:color="#FDCE93"/>
    </style:style>
    <style:style style:name="P1991" style:parent-style-name="NormalWeb" style:family="paragraph">
      <style:paragraph-properties fo:text-align="justify" fo:margin-top="0in" fo:margin-bottom="0in" fo:background-color="#FFFFFF"/>
      <style:text-properties style:font-name="Arial" style:font-name-complex="Arial" fo:color="#404040"/>
    </style:style>
    <style:style style:name="P1992" style:parent-style-name="HTMLPreformatted" style:family="paragraph">
      <style:paragraph-properties style:line-height-at-least="0.1875in" fo:background-color="#3F3F3F"/>
      <style:text-properties fo:color="#FDCE93"/>
    </style:style>
    <style:style style:name="P1993" style:parent-style-name="HTMLPreformatted" style:family="paragraph">
      <style:paragraph-properties style:line-height-at-least="0.1875in" fo:background-color="#3F3F3F"/>
      <style:text-properties fo:color="#FDCE93"/>
    </style:style>
    <style:style style:name="P1994" style:parent-style-name="HTMLPreformatted" style:family="paragraph">
      <style:paragraph-properties style:line-height-at-least="0.1875in" fo:background-color="#3F3F3F"/>
      <style:text-properties fo:color="#FDCE93"/>
    </style:style>
    <style:style style:name="P1995" style:parent-style-name="HTMLPreformatted" style:family="paragraph">
      <style:paragraph-properties style:line-height-at-least="0.1875in" fo:background-color="#3F3F3F"/>
      <style:text-properties fo:color="#FDCE93"/>
    </style:style>
    <style:style style:name="P1996" style:parent-style-name="HTMLPreformatted" style:family="paragraph">
      <style:paragraph-properties style:line-height-at-least="0.1875in" fo:background-color="#3F3F3F"/>
      <style:text-properties fo:color="#FDCE93"/>
    </style:style>
    <style:style style:name="P1997" style:parent-style-name="HTMLPreformatted" style:family="paragraph">
      <style:paragraph-properties style:line-height-at-least="0.1875in" fo:background-color="#3F3F3F"/>
    </style:style>
    <style:style style:name="T1998" style:parent-style-name="DefaultParagraphFont" style:family="text">
      <style:text-properties fo:color="#FDCE93"/>
    </style:style>
    <style:style style:name="T1999" style:parent-style-name="s1" style:family="text">
      <style:text-properties fo:color="#CC9393"/>
    </style:style>
    <style:style style:name="P2000" style:parent-style-name="HTMLPreformatted" style:family="paragraph">
      <style:paragraph-properties style:line-height-at-least="0.1875in" fo:background-color="#3F3F3F"/>
    </style:style>
    <style:style style:name="T2001" style:parent-style-name="DefaultParagraphFont" style:family="text">
      <style:text-properties fo:color="#FDCE93"/>
    </style:style>
    <style:style style:name="T2002" style:parent-style-name="s1" style:family="text">
      <style:text-properties fo:color="#CC9393"/>
    </style:style>
    <style:style style:name="P2003" style:parent-style-name="HTMLPreformatted" style:family="paragraph">
      <style:paragraph-properties style:line-height-at-least="0.1875in" fo:background-color="#3F3F3F"/>
      <style:text-properties fo:color="#FDCE93"/>
    </style:style>
    <style:style style:name="P2004" style:parent-style-name="NormalWeb" style:family="paragraph">
      <style:paragraph-properties fo:text-align="justify" fo:margin-top="0in" fo:margin-bottom="0in" fo:background-color="#FFFFFF"/>
    </style:style>
    <style:style style:name="T2005" style:parent-style-name="DefaultParagraphFont" style:family="text">
      <style:text-properties style:font-name="Arial" style:font-name-complex="Arial" fo:color="#404040"/>
    </style:style>
    <style:style style:name="T2006" style:parent-style-name="HTMLCode" style:family="text">
      <style:text-properties fo:color="#404040"/>
    </style:style>
    <style:style style:name="T2007" style:parent-style-name="DefaultParagraphFont" style:family="text">
      <style:text-properties style:font-name="Arial" style:font-name-complex="Arial" fo:color="#404040"/>
    </style:style>
    <style:style style:name="P2008" style:parent-style-name="HTMLPreformatted" style:family="paragraph">
      <style:paragraph-properties style:line-height-at-least="0.1875in" fo:background-color="#3F3F3F"/>
      <style:text-properties fo:color="#FDCE93"/>
    </style:style>
    <style:style style:name="P2009" style:parent-style-name="HTMLPreformatted" style:family="paragraph">
      <style:paragraph-properties style:line-height-at-least="0.1875in" fo:background-color="#3F3F3F"/>
      <style:text-properties fo:color="#FDCE93"/>
    </style:style>
    <style:style style:name="P2010" style:parent-style-name="HTMLPreformatted" style:family="paragraph">
      <style:paragraph-properties style:line-height-at-least="0.1875in" fo:background-color="#3F3F3F"/>
      <style:text-properties fo:color="#FDCE93"/>
    </style:style>
    <style:style style:name="P2011" style:parent-style-name="HTMLPreformatted" style:family="paragraph">
      <style:paragraph-properties style:line-height-at-least="0.1875in" fo:background-color="#3F3F3F"/>
      <style:text-properties fo:color="#FDCE93"/>
    </style:style>
    <style:style style:name="P2012" style:parent-style-name="HTMLPreformatted" style:family="paragraph">
      <style:paragraph-properties style:line-height-at-least="0.1875in" fo:background-color="#3F3F3F"/>
      <style:text-properties fo:color="#FDCE93"/>
    </style:style>
    <style:style style:name="P2013" style:parent-style-name="HTMLPreformatted" style:family="paragraph">
      <style:paragraph-properties style:line-height-at-least="0.1875in" fo:background-color="#3F3F3F"/>
    </style:style>
    <style:style style:name="T2014" style:parent-style-name="DefaultParagraphFont" style:family="text">
      <style:text-properties fo:color="#FDCE93"/>
    </style:style>
    <style:style style:name="T2015" style:parent-style-name="s1" style:family="text">
      <style:text-properties fo:color="#CC9393"/>
    </style:style>
    <style:style style:name="P2016" style:parent-style-name="HTMLPreformatted" style:family="paragraph">
      <style:paragraph-properties style:line-height-at-least="0.1875in" fo:background-color="#3F3F3F"/>
    </style:style>
    <style:style style:name="T2017" style:parent-style-name="DefaultParagraphFont" style:family="text">
      <style:text-properties fo:color="#FDCE93"/>
    </style:style>
    <style:style style:name="T2018" style:parent-style-name="s1" style:family="text">
      <style:text-properties fo:color="#CC9393"/>
    </style:style>
    <style:style style:name="P2019" style:parent-style-name="HTMLPreformatted" style:family="paragraph">
      <style:paragraph-properties style:line-height-at-least="0.1875in" fo:background-color="#3F3F3F"/>
      <style:text-properties fo:color="#FDCE93"/>
    </style:style>
    <style:style style:name="P2020" style:parent-style-name="NormalWeb" style:family="paragraph">
      <style:paragraph-properties fo:text-align="justify" fo:margin-top="0in" fo:margin-bottom="0in" fo:background-color="#FFFFFF"/>
      <style:text-properties style:font-name="Arial" style:font-name-complex="Arial" fo:color="#404040"/>
    </style:style>
    <style:style style:name="P2021" style:parent-style-name="NormalWeb" style:family="paragraph">
      <style:paragraph-properties fo:text-align="justify" fo:margin-top="0in" fo:margin-bottom="0in" fo:background-color="#FFFFFF"/>
      <style:text-properties style:font-name="Arial" style:font-name-complex="Arial" fo:color="#404040"/>
    </style:style>
    <style:style style:name="P2022" style:parent-style-name="Heading3" style:family="paragraph">
      <style:paragraph-properties fo:margin-top="0in" fo:margin-bottom="0in" fo:background-color="#FFFFFF"/>
    </style:style>
    <style:style style:name="T2023" style:parent-style-name="DefaultParagraphFont" style:family="text">
      <style:text-properties style:font-name="Arial" style:font-name-complex="Arial" fo:text-transform="uppercase" fo:color="#404040" fo:font-size="14.5pt" style:font-size-asian="14.5pt" style:font-size-complex="14.5pt"/>
    </style:style>
    <style:style style:name="T2024" style:parent-style-name="HTMLCode" style:family="text">
      <style:text-properties style:font-name-asian="Noto Sans CJK SC" fo:text-transform="uppercase" fo:color="#404040"/>
    </style:style>
    <style:style style:name="P2025" style:parent-style-name="NormalWeb" style:family="paragraph">
      <style:paragraph-properties fo:text-align="justify" fo:margin-top="0in" fo:margin-bottom="0in" fo:background-color="#FFFFFF"/>
    </style:style>
    <style:style style:name="T2026" style:parent-style-name="DefaultParagraphFont" style:family="text">
      <style:text-properties style:font-name="Arial" style:font-name-complex="Arial" fo:color="#404040"/>
    </style:style>
    <style:style style:name="T2027" style:parent-style-name="Emphasis" style:family="text">
      <style:text-properties style:font-name="Arial" style:font-name-complex="Arial" fo:color="#404040"/>
    </style:style>
    <style:style style:name="T2028" style:parent-style-name="DefaultParagraphFont" style:family="text">
      <style:text-properties style:font-name="Arial" style:font-name-complex="Arial" fo:color="#404040"/>
    </style:style>
    <style:style style:name="P2029" style:parent-style-name="NormalWeb" style:family="paragraph">
      <style:paragraph-properties fo:text-align="justify" fo:margin-top="0in" fo:margin-bottom="0in" fo:background-color="#FFFFFF"/>
    </style:style>
    <style:style style:name="T2030" style:parent-style-name="DefaultParagraphFont" style:family="text">
      <style:text-properties style:font-name="Arial" style:font-name-complex="Arial" fo:color="#404040"/>
    </style:style>
    <style:style style:name="T2031" style:parent-style-name="HTMLCode" style:family="text">
      <style:text-properties fo:color="#404040"/>
    </style:style>
    <style:style style:name="T2032" style:parent-style-name="DefaultParagraphFont" style:family="text">
      <style:text-properties style:font-name="Arial" style:font-name-complex="Arial" fo:color="#404040"/>
    </style:style>
    <style:style style:name="T2033" style:parent-style-name="HTMLCode" style:family="text">
      <style:text-properties fo:color="#404040"/>
    </style:style>
    <style:style style:name="T2034" style:parent-style-name="DefaultParagraphFont" style:family="text">
      <style:text-properties style:font-name="Arial" style:font-name-complex="Arial" fo:color="#404040"/>
    </style:style>
    <style:style style:name="T2035" style:parent-style-name="HTMLCode" style:family="text">
      <style:text-properties fo:color="#404040"/>
    </style:style>
    <style:style style:name="T2036" style:parent-style-name="DefaultParagraphFont" style:family="text">
      <style:text-properties style:font-name="Arial" style:font-name-complex="Arial" fo:color="#404040"/>
    </style:style>
    <style:style style:name="P2037" style:parent-style-name="HTMLPreformatted" style:family="paragraph">
      <style:paragraph-properties style:line-height-at-least="0.1875in" fo:background-color="#3F3F3F"/>
    </style:style>
    <style:style style:name="T2038" style:parent-style-name="o" style:family="text">
      <style:text-properties fo:color="#F0EFD0"/>
    </style:style>
    <style:style style:name="T2039" style:parent-style-name="DefaultParagraphFont" style:family="text">
      <style:text-properties fo:color="#FDCE93"/>
    </style:style>
    <style:style style:name="T2040" style:parent-style-name="o" style:family="text">
      <style:text-properties fo:color="#F0EFD0"/>
    </style:style>
    <style:style style:name="T2041" style:parent-style-name="DefaultParagraphFont" style:family="text">
      <style:text-properties fo:color="#FDCE93"/>
    </style:style>
    <style:style style:name="P2042" style:parent-style-name="NormalWeb" style:family="paragraph">
      <style:paragraph-properties fo:text-align="justify" fo:margin-top="0in" fo:margin-bottom="0in" fo:background-color="#FFFFFF"/>
    </style:style>
    <style:style style:name="T2043" style:parent-style-name="DefaultParagraphFont" style:family="text">
      <style:text-properties style:font-name="Arial" style:font-name-complex="Arial" fo:color="#404040"/>
    </style:style>
    <style:style style:name="T2044" style:parent-style-name="Emphasis" style:family="text">
      <style:text-properties style:font-name="Arial" style:font-name-complex="Arial" fo:color="#404040"/>
    </style:style>
    <style:style style:name="T2045" style:parent-style-name="DefaultParagraphFont" style:family="text">
      <style:text-properties style:font-name="Arial" style:font-name-complex="Arial" fo:color="#404040"/>
    </style:style>
    <style:style style:name="T2046" style:parent-style-name="Emphasis" style:family="text">
      <style:text-properties style:font-name="Arial" style:font-name-complex="Arial" fo:color="#404040"/>
    </style:style>
    <style:style style:name="T2047" style:parent-style-name="DefaultParagraphFont" style:family="text">
      <style:text-properties style:font-name="Arial" style:font-name-complex="Arial" fo:color="#404040"/>
    </style:style>
    <style:style style:name="P2048" style:parent-style-name="Heading3" style:family="paragraph">
      <style:paragraph-properties fo:margin-top="0in" fo:margin-bottom="0in" fo:background-color="#FFFFFF"/>
    </style:style>
    <style:style style:name="T2049" style:parent-style-name="DefaultParagraphFont" style:family="text">
      <style:text-properties style:font-name="Arial" style:font-name-complex="Arial" fo:text-transform="uppercase" fo:color="#404040" fo:font-size="14.5pt" style:font-size-asian="14.5pt" style:font-size-complex="14.5pt"/>
    </style:style>
    <style:style style:name="T2050" style:parent-style-name="HTMLCode" style:family="text">
      <style:text-properties style:font-name-asian="Noto Sans CJK SC" fo:text-transform="uppercase" fo:color="#404040"/>
    </style:style>
    <style:style style:name="P2051" style:parent-style-name="NormalWeb" style:family="paragraph">
      <style:paragraph-properties fo:text-align="justify" fo:margin-top="0in" fo:margin-bottom="0in" fo:background-color="#FFFFFF"/>
      <style:text-properties style:font-name="Arial" style:font-name-complex="Arial" fo:color="#404040"/>
    </style:style>
    <style:style style:name="P2052" style:parent-style-name="NormalWeb" style:family="paragraph">
      <style:paragraph-properties fo:text-align="justify" fo:margin-top="0in" fo:margin-bottom="0in" fo:background-color="#FFFFFF"/>
      <style:text-properties style:font-name="Arial" style:font-name-complex="Arial" fo:color="#404040"/>
    </style:style>
    <style:style style:name="P2053"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2054" style:parent-style-name="Hyperlink" style:family="text">
      <style:text-properties style:font-name="Arial" style:font-name-complex="Arial" fo:color="#FE7C6D"/>
    </style:style>
    <style:style style:name="T2055" style:parent-style-name="DefaultParagraphFont" style:family="text">
      <style:text-properties style:font-name="Arial" style:font-name-complex="Arial" fo:color="#404040"/>
    </style:style>
    <style:style style:name="T2056" style:parent-style-name="Hyperlink" style:family="text">
      <style:text-properties style:font-name="Arial" style:font-name-complex="Arial" fo:color="#FE7C6D"/>
    </style:style>
    <style:style style:name="T2057" style:parent-style-name="DefaultParagraphFont" style:family="text">
      <style:text-properties style:font-name="Arial" style:font-name-complex="Arial" fo:color="#404040"/>
    </style:style>
    <style:style style:name="T2058" style:parent-style-name="Hyperlink" style:family="text">
      <style:text-properties style:font-name="Arial" style:font-name-complex="Arial" fo:color="#FE7C6D"/>
    </style:style>
    <style:style style:name="T2059" style:parent-style-name="DefaultParagraphFont" style:family="text">
      <style:text-properties style:font-name="Arial" style:font-name-complex="Arial" fo:color="#404040"/>
    </style:style>
    <style:style style:name="T2060" style:parent-style-name="Hyperlink" style:family="text">
      <style:text-properties style:font-name="Arial" style:font-name-complex="Arial" fo:color="#FE7C6D"/>
    </style:style>
    <style:style style:name="T2061" style:parent-style-name="DefaultParagraphFont" style:family="text">
      <style:text-properties style:font-name="Arial" style:font-name-complex="Arial" fo:color="#404040"/>
    </style:style>
    <style:style style:name="P2062"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2063" style:parent-style-name="Hyperlink" style:family="text">
      <style:text-properties style:font-name="Arial" style:font-name-complex="Arial" fo:color="#FE7C6D"/>
    </style:style>
    <style:style style:name="T2064" style:parent-style-name="DefaultParagraphFont" style:family="text">
      <style:text-properties style:font-name="Arial" style:font-name-complex="Arial" fo:color="#404040"/>
    </style:style>
    <style:style style:name="P2065" style:parent-style-name="NormalWeb" style:family="paragraph">
      <style:paragraph-properties fo:text-align="justify" fo:margin-top="0in" fo:margin-bottom="0in" fo:background-color="#FFFFFF"/>
    </style:style>
    <style:style style:name="T2066" style:parent-style-name="DefaultParagraphFont" style:family="text">
      <style:text-properties style:font-name="Arial" style:font-name-complex="Arial" fo:color="#404040"/>
    </style:style>
    <style:style style:name="T2067" style:parent-style-name="Emphasis" style:family="text">
      <style:text-properties style:font-name="Arial" style:font-name-complex="Arial" fo:color="#404040"/>
    </style:style>
    <style:style style:name="T2068" style:parent-style-name="DefaultParagraphFont" style:family="text">
      <style:text-properties style:font-name="Arial" style:font-name-complex="Arial" fo:color="#404040"/>
    </style:style>
    <style:style style:name="T2069" style:parent-style-name="HTMLCode" style:family="text">
      <style:text-properties fo:color="#404040"/>
    </style:style>
    <style:style style:name="T2070" style:parent-style-name="DefaultParagraphFont" style:family="text">
      <style:text-properties style:font-name="Arial" style:font-name-complex="Arial" fo:color="#404040"/>
    </style:style>
    <style:style style:name="T2071" style:parent-style-name="Emphasis" style:family="text">
      <style:text-properties style:font-name="Arial" style:font-name-complex="Arial" fo:color="#404040"/>
    </style:style>
    <style:style style:name="T2072" style:parent-style-name="DefaultParagraphFont" style:family="text">
      <style:text-properties style:font-name="Arial" style:font-name-complex="Arial" fo:color="#404040"/>
    </style:style>
    <style:style style:name="P2073" style:parent-style-name="NormalWeb" style:family="paragraph">
      <style:paragraph-properties fo:text-align="justify" fo:margin-top="0in" fo:margin-bottom="0in" fo:background-color="#FFFFFF"/>
    </style:style>
    <style:style style:name="T2074" style:parent-style-name="DefaultParagraphFont" style:family="text">
      <style:text-properties style:font-name="Arial" style:font-name-complex="Arial" fo:color="#404040"/>
    </style:style>
    <style:style style:name="T2075" style:parent-style-name="HTMLCode" style:family="text">
      <style:text-properties fo:color="#404040"/>
    </style:style>
    <style:style style:name="T2076" style:parent-style-name="DefaultParagraphFont" style:family="text">
      <style:text-properties style:font-name="Arial" style:font-name-complex="Arial" fo:color="#404040"/>
    </style:style>
    <style:style style:name="T2077" style:parent-style-name="HTMLCode" style:family="text">
      <style:text-properties fo:color="#404040"/>
    </style:style>
    <style:style style:name="T2078" style:parent-style-name="DefaultParagraphFont" style:family="text">
      <style:text-properties style:font-name="Arial" style:font-name-complex="Arial" fo:color="#404040"/>
    </style:style>
    <style:style style:name="P2079" style:parent-style-name="HTMLPreformatted" style:family="paragraph">
      <style:paragraph-properties style:line-height-at-least="0.1875in" fo:background-color="#3F3F3F"/>
    </style:style>
    <style:style style:name="T2080" style:parent-style-name="nt" style:family="text">
      <style:text-properties fo:color="#9AC39F"/>
    </style:style>
    <style:style style:name="T2081" style:parent-style-name="p" style:family="text">
      <style:text-properties fo:color="#41706F"/>
    </style:style>
    <style:style style:name="P2082" style:parent-style-name="HTMLPreformatted" style:family="paragraph">
      <style:paragraph-properties style:line-height-at-least="0.1875in" fo:background-color="#3F3F3F"/>
    </style:style>
    <style:style style:name="T2083" style:parent-style-name="DefaultParagraphFont" style:family="text">
      <style:text-properties fo:color="#FDCE93"/>
    </style:style>
    <style:style style:name="T2084" style:parent-style-name="nt" style:family="text">
      <style:text-properties fo:color="#9AC39F"/>
    </style:style>
    <style:style style:name="T2085" style:parent-style-name="p" style:family="text">
      <style:text-properties fo:color="#41706F"/>
    </style:style>
    <style:style style:name="T2086" style:parent-style-name="DefaultParagraphFont" style:family="text">
      <style:text-properties fo:color="#FDCE93"/>
    </style:style>
    <style:style style:name="T2087" style:parent-style-name="l" style:family="text">
      <style:text-properties fo:color="#CCCCCC"/>
    </style:style>
    <style:style style:name="P2088" style:parent-style-name="HTMLPreformatted" style:family="paragraph">
      <style:paragraph-properties style:line-height-at-least="0.1875in" fo:background-color="#3F3F3F"/>
    </style:style>
    <style:style style:name="T2089" style:parent-style-name="DefaultParagraphFont" style:family="text">
      <style:text-properties fo:color="#FDCE93"/>
    </style:style>
    <style:style style:name="T2090" style:parent-style-name="nt" style:family="text">
      <style:text-properties fo:color="#9AC39F"/>
    </style:style>
    <style:style style:name="T2091" style:parent-style-name="p" style:family="text">
      <style:text-properties fo:color="#41706F"/>
    </style:style>
    <style:style style:name="T2092" style:parent-style-name="DefaultParagraphFont" style:family="text">
      <style:text-properties fo:color="#FDCE93"/>
    </style:style>
    <style:style style:name="T2093" style:parent-style-name="l" style:family="text">
      <style:text-properties fo:color="#CCCCCC"/>
    </style:style>
    <style:style style:name="P2094" style:parent-style-name="HTMLPreformatted" style:family="paragraph">
      <style:paragraph-properties style:line-height-at-least="0.1875in" fo:background-color="#3F3F3F"/>
    </style:style>
    <style:style style:name="T2095" style:parent-style-name="DefaultParagraphFont" style:family="text">
      <style:text-properties fo:color="#FDCE93"/>
    </style:style>
    <style:style style:name="T2096" style:parent-style-name="nt" style:family="text">
      <style:text-properties fo:color="#9AC39F"/>
    </style:style>
    <style:style style:name="T2097" style:parent-style-name="p" style:family="text">
      <style:text-properties fo:color="#41706F"/>
    </style:style>
    <style:style style:name="T2098" style:parent-style-name="DefaultParagraphFont" style:family="text">
      <style:text-properties fo:color="#FDCE93"/>
    </style:style>
    <style:style style:name="T2099" style:parent-style-name="l" style:family="text">
      <style:text-properties fo:color="#CCCCCC"/>
    </style:style>
    <style:style style:name="P2100" style:parent-style-name="HTMLPreformatted" style:family="paragraph">
      <style:paragraph-properties style:line-height-at-least="0.1875in" fo:background-color="#3F3F3F"/>
    </style:style>
    <style:style style:name="T2101" style:parent-style-name="DefaultParagraphFont" style:family="text">
      <style:text-properties fo:color="#FDCE93"/>
    </style:style>
    <style:style style:name="T2102" style:parent-style-name="nt" style:family="text">
      <style:text-properties fo:color="#9AC39F"/>
    </style:style>
    <style:style style:name="T2103" style:parent-style-name="p" style:family="text">
      <style:text-properties fo:color="#41706F"/>
    </style:style>
    <style:style style:name="P2104" style:parent-style-name="HTMLPreformatted" style:family="paragraph">
      <style:paragraph-properties style:line-height-at-least="0.1875in" fo:background-color="#3F3F3F"/>
    </style:style>
    <style:style style:name="T2105" style:parent-style-name="DefaultParagraphFont" style:family="text">
      <style:text-properties fo:color="#FDCE93"/>
    </style:style>
    <style:style style:name="T2106" style:parent-style-name="nt" style:family="text">
      <style:text-properties fo:color="#9AC39F"/>
    </style:style>
    <style:style style:name="T2107" style:parent-style-name="p" style:family="text">
      <style:text-properties fo:color="#41706F"/>
    </style:style>
    <style:style style:name="T2108" style:parent-style-name="DefaultParagraphFont" style:family="text">
      <style:text-properties fo:color="#FDCE93"/>
    </style:style>
    <style:style style:name="T2109" style:parent-style-name="l" style:family="text">
      <style:text-properties fo:color="#CCCCCC"/>
    </style:style>
    <style:style style:name="P2110" style:parent-style-name="NormalWeb" style:family="paragraph">
      <style:paragraph-properties fo:text-align="justify" fo:margin-top="0in" fo:margin-bottom="0in" fo:background-color="#FFFFFF"/>
    </style:style>
    <style:style style:name="T2111" style:parent-style-name="DefaultParagraphFont" style:family="text">
      <style:text-properties style:font-name="Arial" style:font-name-complex="Arial" fo:color="#404040"/>
    </style:style>
    <style:style style:name="T2112" style:parent-style-name="HTMLCode" style:family="text">
      <style:text-properties fo:color="#404040"/>
    </style:style>
    <style:style style:name="T2113" style:parent-style-name="DefaultParagraphFont" style:family="text">
      <style:text-properties style:font-name="Arial" style:font-name-complex="Arial" fo:color="#404040"/>
    </style:style>
    <style:style style:name="T2114" style:parent-style-name="Emphasis" style:family="text">
      <style:text-properties style:font-name="Arial" style:font-name-complex="Arial" fo:color="#404040"/>
    </style:style>
    <style:style style:name="T2115" style:parent-style-name="DefaultParagraphFont" style:family="text">
      <style:text-properties style:font-name="Arial" style:font-name-complex="Arial" fo:color="#404040"/>
    </style:style>
    <style:style style:name="T2116" style:parent-style-name="HTMLCode" style:family="text">
      <style:text-properties fo:color="#404040"/>
    </style:style>
    <style:style style:name="T2117" style:parent-style-name="DefaultParagraphFont" style:family="text">
      <style:text-properties style:font-name="Arial" style:font-name-complex="Arial" fo:color="#404040"/>
    </style:style>
    <style:style style:name="T2118" style:parent-style-name="Hyperlink" style:family="text">
      <style:text-properties style:font-name="Arial" style:font-name-complex="Arial" fo:color="#FE7C6D"/>
    </style:style>
    <style:style style:name="T2119" style:parent-style-name="DefaultParagraphFont" style:family="text">
      <style:text-properties style:font-name="Arial" style:font-name-complex="Arial" fo:color="#404040"/>
    </style:style>
    <style:style style:name="P2120" style:parent-style-name="NormalWeb" style:family="paragraph">
      <style:paragraph-properties fo:text-align="justify" fo:margin-top="0in" fo:margin-bottom="0in" style:line-height-at-least="0.2083in" fo:background-color="#F9F9F9"/>
    </style:style>
    <style:style style:name="T2121" style:parent-style-name="DefaultParagraphFont" style:family="text">
      <style:text-properties style:font-name="Courier New" style:font-name-complex="Courier New" fo:color="#666666"/>
    </style:style>
    <style:style style:name="T2122" style:parent-style-name="Strong" style:family="text">
      <style:text-properties style:font-name="Courier New" style:font-name-complex="Courier New" fo:color="#666666"/>
    </style:style>
    <style:style style:name="T2123" style:parent-style-name="HTMLCode" style:family="text">
      <style:text-properties fo:font-weight="bold" style:font-weight-asian="bold" style:font-weight-complex="bold" fo:color="#666666"/>
    </style:style>
    <style:style style:name="T2124" style:parent-style-name="DefaultParagraphFont" style:family="text">
      <style:text-properties style:font-name="Courier New" style:font-name-complex="Courier New" fo:color="#666666"/>
    </style:style>
    <style:style style:name="P2125" style:parent-style-name="NormalWeb" style:family="paragraph">
      <style:paragraph-properties fo:text-align="justify" fo:margin-top="0in" fo:margin-bottom="0in" fo:background-color="#FFFFFF"/>
    </style:style>
    <style:style style:name="T2126" style:parent-style-name="DefaultParagraphFont" style:family="text">
      <style:text-properties style:font-name="Arial" style:font-name-complex="Arial" fo:color="#404040"/>
    </style:style>
    <style:style style:name="T2127" style:parent-style-name="HTMLCode" style:family="text">
      <style:text-properties fo:color="#404040"/>
    </style:style>
    <style:style style:name="T2128" style:parent-style-name="DefaultParagraphFont" style:family="text">
      <style:text-properties style:font-name="Arial" style:font-name-complex="Arial" fo:color="#404040"/>
    </style:style>
    <style:style style:name="P2129" style:parent-style-name="Normal" style:family="paragraph">
      <style:paragraph-properties fo:background-color="#FFFFFF"/>
    </style:style>
    <style:style style:name="T2130" style:parent-style-name="DefaultParagraphFont" style:family="text">
      <style:text-properties style:font-name="Arial" style:font-name-complex="Arial" fo:color="#404040"/>
    </style:style>
    <style:style style:name="T2131" style:parent-style-name="Hyperlink" style:family="text">
      <style:text-properties style:font-name="Arial" style:font-name-complex="Arial" fo:color="#FE7C6D"/>
    </style:style>
    <style:style style:name="P2132" style:parent-style-name="HTMLPreformatted" style:family="paragraph">
      <style:paragraph-properties style:line-height-at-least="0.1875in" fo:background-color="#3F3F3F"/>
    </style:style>
    <style:style style:name="T2133" style:parent-style-name="kn" style:family="text">
      <style:text-properties fo:font-weight="bold" style:font-weight-asian="bold" style:font-weight-complex="bold" fo:color="#DFAF8F"/>
    </style:style>
    <style:style style:name="T2134" style:parent-style-name="DefaultParagraphFont" style:family="text">
      <style:text-properties fo:color="#FDCE93"/>
    </style:style>
    <style:style style:name="T2135" style:parent-style-name="nn" style:family="text">
      <style:text-properties fo:color="#8FBEDE"/>
    </style:style>
    <style:style style:name="P2136" style:parent-style-name="HTMLPreformatted" style:family="paragraph">
      <style:paragraph-properties style:line-height-at-least="0.1875in" fo:background-color="#3F3F3F"/>
      <style:text-properties fo:color="#FDCE93"/>
    </style:style>
    <style:style style:name="P2137" style:parent-style-name="HTMLPreformatted" style:family="paragraph">
      <style:paragraph-properties style:line-height-at-least="0.1875in" fo:background-color="#3F3F3F"/>
    </style:style>
    <style:style style:name="T2138" style:parent-style-name="kn" style:family="text">
      <style:text-properties fo:font-weight="bold" style:font-weight-asian="bold" style:font-weight-complex="bold" fo:color="#DFAF8F"/>
    </style:style>
    <style:style style:name="T2139" style:parent-style-name="DefaultParagraphFont" style:family="text">
      <style:text-properties fo:color="#FDCE93"/>
    </style:style>
    <style:style style:name="T2140" style:parent-style-name="nn" style:family="text">
      <style:text-properties fo:color="#8FBEDE"/>
    </style:style>
    <style:style style:name="P2141" style:parent-style-name="HTMLPreformatted" style:family="paragraph">
      <style:paragraph-properties style:line-height-at-least="0.1875in" fo:background-color="#3F3F3F"/>
      <style:text-properties fo:color="#FDCE93"/>
    </style:style>
    <style:style style:name="P2142" style:parent-style-name="HTMLPreformatted" style:family="paragraph">
      <style:paragraph-properties style:line-height-at-least="0.1875in" fo:background-color="#3F3F3F"/>
    </style:style>
    <style:style style:name="T2143" style:parent-style-name="n" style:family="text">
      <style:text-properties fo:color="#DCDCCC"/>
    </style:style>
    <style:style style:name="T2144" style:parent-style-name="DefaultParagraphFont" style:family="text">
      <style:text-properties fo:color="#FDCE93"/>
    </style:style>
    <style:style style:name="T2145" style:parent-style-name="o" style:family="text">
      <style:text-properties fo:color="#F0EFD0"/>
    </style:style>
    <style:style style:name="T2146" style:parent-style-name="DefaultParagraphFont" style:family="text">
      <style:text-properties fo:color="#FDCE93"/>
    </style:style>
    <style:style style:name="T2147" style:parent-style-name="n" style:family="text">
      <style:text-properties fo:color="#DCDCCC"/>
    </style:style>
    <style:style style:name="T2148" style:parent-style-name="o" style:family="text">
      <style:text-properties fo:color="#F0EFD0"/>
    </style:style>
    <style:style style:name="T2149" style:parent-style-name="n" style:family="text">
      <style:text-properties fo:color="#DCDCCC"/>
    </style:style>
    <style:style style:name="T2150" style:parent-style-name="o" style:family="text">
      <style:text-properties fo:color="#F0EFD0"/>
    </style:style>
    <style:style style:name="T2151" style:parent-style-name="n" style:family="text">
      <style:text-properties fo:color="#DCDCCC"/>
    </style:style>
    <style:style style:name="T2152" style:parent-style-name="o" style:family="text">
      <style:text-properties fo:color="#F0EFD0"/>
    </style:style>
    <style:style style:name="T2153" style:parent-style-name="n" style:family="text">
      <style:text-properties fo:color="#DCDCCC"/>
    </style:style>
    <style:style style:name="T2154" style:parent-style-name="p" style:family="text">
      <style:text-properties fo:color="#41706F"/>
    </style:style>
    <style:style style:name="P2155" style:parent-style-name="HTMLPreformatted" style:family="paragraph">
      <style:paragraph-properties style:line-height-at-least="0.1875in" fo:background-color="#3F3F3F"/>
    </style:style>
    <style:style style:name="T2156" style:parent-style-name="DefaultParagraphFont" style:family="text">
      <style:text-properties fo:color="#FDCE93"/>
    </style:style>
    <style:style style:name="T2157" style:parent-style-name="n" style:family="text">
      <style:text-properties fo:color="#DCDCCC"/>
    </style:style>
    <style:style style:name="T2158" style:parent-style-name="o" style:family="text">
      <style:text-properties fo:color="#F0EFD0"/>
    </style:style>
    <style:style style:name="T2159" style:parent-style-name="n" style:family="text">
      <style:text-properties fo:color="#DCDCCC"/>
    </style:style>
    <style:style style:name="T2160" style:parent-style-name="p" style:family="text">
      <style:text-properties fo:color="#41706F"/>
    </style:style>
    <style:style style:name="T2161" style:parent-style-name="s1" style:family="text">
      <style:text-properties fo:color="#CC9393"/>
    </style:style>
    <style:style style:name="T2162" style:parent-style-name="p" style:family="text">
      <style:text-properties fo:color="#41706F"/>
    </style:style>
    <style:style style:name="T2163" style:parent-style-name="o" style:family="text">
      <style:text-properties fo:color="#F0EFD0"/>
    </style:style>
    <style:style style:name="T2164" style:parent-style-name="n" style:family="text">
      <style:text-properties fo:color="#DCDCCC"/>
    </style:style>
    <style:style style:name="T2165" style:parent-style-name="p" style:family="text">
      <style:text-properties fo:color="#41706F"/>
    </style:style>
    <style:style style:name="T2166" style:parent-style-name="s1" style:family="text">
      <style:text-properties fo:color="#CC9393"/>
    </style:style>
    <style:style style:name="T2167" style:parent-style-name="p" style:family="text">
      <style:text-properties fo:color="#41706F"/>
    </style:style>
    <style:style style:name="P2168" style:parent-style-name="HTMLPreformatted" style:family="paragraph">
      <style:paragraph-properties style:line-height-at-least="0.1875in" fo:background-color="#3F3F3F"/>
      <style:text-properties fo:color="#FDCE93"/>
    </style:style>
    <style:style style:name="P2169" style:parent-style-name="HTMLPreformatted" style:family="paragraph">
      <style:paragraph-properties style:line-height-at-least="0.1875in" fo:background-color="#3F3F3F"/>
      <style:text-properties fo:color="#FDCE93"/>
    </style:style>
    <style:style style:name="P2170" style:parent-style-name="HTMLPreformatted" style:family="paragraph">
      <style:paragraph-properties style:line-height-at-least="0.1875in" fo:background-color="#3F3F3F"/>
    </style:style>
    <style:style style:name="T2171" style:parent-style-name="k" style:family="text">
      <style:text-properties fo:color="#F0DFAF"/>
    </style:style>
    <style:style style:name="T2172" style:parent-style-name="DefaultParagraphFont" style:family="text">
      <style:text-properties fo:color="#FDCE93"/>
    </style:style>
    <style:style style:name="T2173" style:parent-style-name="nf" style:family="text">
      <style:text-properties fo:color="#EFEF8F"/>
    </style:style>
    <style:style style:name="T2174" style:parent-style-name="p" style:family="text">
      <style:text-properties fo:color="#41706F"/>
    </style:style>
    <style:style style:name="T2175" style:parent-style-name="n" style:family="text">
      <style:text-properties fo:color="#DCDCCC"/>
    </style:style>
    <style:style style:name="T2176" style:parent-style-name="p" style:family="text">
      <style:text-properties fo:color="#41706F"/>
    </style:style>
    <style:style style:name="P2177" style:parent-style-name="HTMLPreformatted" style:family="paragraph">
      <style:paragraph-properties style:line-height-at-least="0.1875in" fo:background-color="#3F3F3F"/>
    </style:style>
    <style:style style:name="T2178" style:parent-style-name="DefaultParagraphFont" style:family="text">
      <style:text-properties fo:color="#FDCE93"/>
    </style:style>
    <style:style style:name="T2179" style:parent-style-name="n" style:family="text">
      <style:text-properties fo:color="#DCDCCC"/>
    </style:style>
    <style:style style:name="T2180" style:parent-style-name="DefaultParagraphFont" style:family="text">
      <style:text-properties fo:color="#FDCE93"/>
    </style:style>
    <style:style style:name="T2181" style:parent-style-name="o" style:family="text">
      <style:text-properties fo:color="#F0EFD0"/>
    </style:style>
    <style:style style:name="T2182" style:parent-style-name="DefaultParagraphFont" style:family="text">
      <style:text-properties fo:color="#FDCE93"/>
    </style:style>
    <style:style style:name="T2183" style:parent-style-name="n" style:family="text">
      <style:text-properties fo:color="#DCDCCC"/>
    </style:style>
    <style:style style:name="T2184" style:parent-style-name="o" style:family="text">
      <style:text-properties fo:color="#F0EFD0"/>
    </style:style>
    <style:style style:name="T2185" style:parent-style-name="n" style:family="text">
      <style:text-properties fo:color="#DCDCCC"/>
    </style:style>
    <style:style style:name="T2186" style:parent-style-name="p" style:family="text">
      <style:text-properties fo:color="#41706F"/>
    </style:style>
    <style:style style:name="T2187" style:parent-style-name="s1" style:family="text">
      <style:text-properties fo:color="#CC9393"/>
    </style:style>
    <style:style style:name="T2188" style:parent-style-name="p" style:family="text">
      <style:text-properties fo:color="#41706F"/>
    </style:style>
    <style:style style:name="P2189" style:parent-style-name="HTMLPreformatted" style:family="paragraph">
      <style:paragraph-properties style:line-height-at-least="0.1875in" fo:background-color="#3F3F3F"/>
      <style:text-properties fo:color="#FDCE93"/>
    </style:style>
    <style:style style:name="P2190" style:parent-style-name="HTMLPreformatted" style:family="paragraph">
      <style:paragraph-properties style:line-height-at-least="0.1875in" fo:background-color="#3F3F3F"/>
    </style:style>
    <style:style style:name="T2191" style:parent-style-name="DefaultParagraphFont" style:family="text">
      <style:text-properties fo:color="#FDCE93"/>
    </style:style>
    <style:style style:name="T2192" style:parent-style-name="k" style:family="text">
      <style:text-properties fo:color="#F0DFAF"/>
    </style:style>
    <style:style style:name="T2193" style:parent-style-name="DefaultParagraphFont" style:family="text">
      <style:text-properties fo:color="#FDCE93"/>
    </style:style>
    <style:style style:name="T2194" style:parent-style-name="n" style:family="text">
      <style:text-properties fo:color="#DCDCCC"/>
    </style:style>
    <style:style style:name="T2195" style:parent-style-name="o" style:family="text">
      <style:text-properties fo:color="#F0EFD0"/>
    </style:style>
    <style:style style:name="T2196" style:parent-style-name="n" style:family="text">
      <style:text-properties fo:color="#DCDCCC"/>
    </style:style>
    <style:style style:name="P2197" style:parent-style-name="HTMLPreformatted" style:family="paragraph">
      <style:paragraph-properties style:line-height-at-least="0.1875in" fo:background-color="#3F3F3F"/>
    </style:style>
    <style:style style:name="T2198" style:parent-style-name="DefaultParagraphFont" style:family="text">
      <style:text-properties fo:color="#FDCE93"/>
    </style:style>
    <style:style style:name="T2199" style:parent-style-name="k" style:family="text">
      <style:text-properties fo:color="#F0DFAF"/>
    </style:style>
    <style:style style:name="T2200" style:parent-style-name="DefaultParagraphFont" style:family="text">
      <style:text-properties fo:color="#FDCE93"/>
    </style:style>
    <style:style style:name="T2201" style:parent-style-name="n" style:family="text">
      <style:text-properties fo:color="#DCDCCC"/>
    </style:style>
    <style:style style:name="T2202" style:parent-style-name="o" style:family="text">
      <style:text-properties fo:color="#F0EFD0"/>
    </style:style>
    <style:style style:name="T2203" style:parent-style-name="n" style:family="text">
      <style:text-properties fo:color="#DCDCCC"/>
    </style:style>
    <style:style style:name="T2204" style:parent-style-name="DefaultParagraphFont" style:family="text">
      <style:text-properties fo:color="#FDCE93"/>
    </style:style>
    <style:style style:name="T2205" style:parent-style-name="o" style:family="text">
      <style:text-properties fo:color="#F0EFD0"/>
    </style:style>
    <style:style style:name="T2206" style:parent-style-name="DefaultParagraphFont" style:family="text">
      <style:text-properties fo:color="#FDCE93"/>
    </style:style>
    <style:style style:name="T2207" style:parent-style-name="s1" style:family="text">
      <style:text-properties fo:color="#CC9393"/>
    </style:style>
    <style:style style:name="P2208" style:parent-style-name="HTMLPreformatted" style:family="paragraph">
      <style:paragraph-properties style:line-height-at-least="0.1875in" fo:background-color="#3F3F3F"/>
    </style:style>
    <style:style style:name="T2209" style:parent-style-name="DefaultParagraphFont" style:family="text">
      <style:text-properties fo:color="#FDCE93"/>
    </style:style>
    <style:style style:name="T2210" style:parent-style-name="k" style:family="text">
      <style:text-properties fo:color="#F0DFAF"/>
    </style:style>
    <style:style style:name="T2211" style:parent-style-name="DefaultParagraphFont" style:family="text">
      <style:text-properties fo:color="#FDCE93"/>
    </style:style>
    <style:style style:name="T2212" style:parent-style-name="n" style:family="text">
      <style:text-properties fo:color="#DCDCCC"/>
    </style:style>
    <style:style style:name="T2213" style:parent-style-name="o" style:family="text">
      <style:text-properties fo:color="#F0EFD0"/>
    </style:style>
    <style:style style:name="T2214" style:parent-style-name="n" style:family="text">
      <style:text-properties fo:color="#DCDCCC"/>
    </style:style>
    <style:style style:name="T2215" style:parent-style-name="DefaultParagraphFont" style:family="text">
      <style:text-properties fo:color="#FDCE93"/>
    </style:style>
    <style:style style:name="T2216" style:parent-style-name="o" style:family="text">
      <style:text-properties fo:color="#F0EFD0"/>
    </style:style>
    <style:style style:name="T2217" style:parent-style-name="DefaultParagraphFont" style:family="text">
      <style:text-properties fo:color="#FDCE93"/>
    </style:style>
    <style:style style:name="T2218" style:parent-style-name="s1" style:family="text">
      <style:text-properties fo:color="#CC9393"/>
    </style:style>
    <style:style style:name="P2219" style:parent-style-name="NormalWeb" style:family="paragraph">
      <style:paragraph-properties fo:text-align="justify" fo:margin-top="0in" fo:margin-bottom="0in" fo:background-color="#FFFFFF"/>
      <style:text-properties style:font-name="Arial" style:font-name-complex="Arial" fo:color="#404040"/>
    </style:style>
    <style:style style:name="P2220"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2221" style:parent-style-name="DefaultParagraphFont" style:family="text">
      <style:text-properties style:font-name="Arial" style:font-name-complex="Arial" fo:color="#404040"/>
    </style:style>
    <style:style style:name="T2222" style:parent-style-name="HTMLCode" style:family="text">
      <style:text-properties style:font-name-asian="Noto Sans CJK SC" fo:color="#404040"/>
    </style:style>
    <style:style style:name="T2223" style:parent-style-name="DefaultParagraphFont" style:family="text">
      <style:text-properties style:font-name="Arial" style:font-name-complex="Arial" fo:color="#404040"/>
    </style:style>
    <style:style style:name="P2224"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2225" style:parent-style-name="DefaultParagraphFont" style:family="text">
      <style:text-properties style:font-name="Arial" style:font-name-complex="Arial" fo:color="#404040"/>
    </style:style>
    <style:style style:name="T2226" style:parent-style-name="HTMLCode" style:family="text">
      <style:text-properties style:font-name-asian="Noto Sans CJK SC" fo:color="#404040"/>
    </style:style>
    <style:style style:name="T2227" style:parent-style-name="DefaultParagraphFont" style:family="text">
      <style:text-properties style:font-name="Arial" style:font-name-complex="Arial" fo:color="#404040"/>
    </style:style>
    <style:style style:name="P2228" style:parent-style-name="Normal" style:family="paragraph">
      <style:paragraph-properties style:vertical-align="auto" fo:margin-top="0.0694in" fo:margin-bottom="0.0694in" fo:margin-left="0in" fo:margin-right="0.2083in" fo:background-color="#FFFFFF">
        <style:tab-stops>
          <style:tab-stop style:type="left" style:position="0.5in"/>
        </style:tab-stops>
      </style:paragraph-properties>
      <style:text-properties fo:hyphenate="true"/>
    </style:style>
    <style:style style:name="T2229" style:parent-style-name="DefaultParagraphFont" style:family="text">
      <style:text-properties style:font-name="Arial" style:font-name-complex="Arial" fo:color="#404040"/>
    </style:style>
    <style:style style:name="T2230" style:parent-style-name="HTMLCode" style:family="text">
      <style:text-properties style:font-name-asian="Noto Sans CJK SC" fo:color="#404040"/>
    </style:style>
    <style:style style:name="T2231" style:parent-style-name="DefaultParagraphFont" style:family="text">
      <style:text-properties style:font-name="Arial" style:font-name-complex="Arial" fo:color="#404040"/>
    </style:style>
    <style:style style:name="P2232" style:parent-style-name="NormalWeb" style:family="paragraph">
      <style:paragraph-properties fo:text-align="justify" fo:margin-top="0in" fo:margin-bottom="0in" fo:background-color="#FFFFFF"/>
    </style:style>
    <style:style style:name="T2233" style:parent-style-name="DefaultParagraphFont" style:family="text">
      <style:text-properties style:font-name="Arial" style:font-name-complex="Arial" fo:color="#404040"/>
    </style:style>
    <style:style style:name="T2234" style:parent-style-name="Emphasis" style:family="text">
      <style:text-properties style:font-name="Arial" style:font-name-complex="Arial" fo:color="#404040"/>
    </style:style>
    <style:style style:name="T2235" style:parent-style-name="DefaultParagraphFont" style:family="text">
      <style:text-properties style:font-name="Arial" style:font-name-complex="Arial" fo:color="#404040"/>
    </style:style>
    <style:style style:name="P2236" style:parent-style-name="HTMLPreformatted" style:family="paragraph">
      <style:paragraph-properties style:line-height-at-least="0.1875in" fo:background-color="#3F3F3F"/>
    </style:style>
    <style:style style:name="T2237" style:parent-style-name="o" style:family="text">
      <style:text-properties fo:color="#F0EFD0"/>
    </style:style>
    <style:style style:name="T2238" style:parent-style-name="DefaultParagraphFont" style:family="text">
      <style:text-properties fo:color="#FDCE93"/>
    </style:style>
    <style:style style:name="T2239" style:parent-style-name="o" style:family="text">
      <style:text-properties fo:color="#F0EFD0"/>
    </style:style>
    <style:style style:name="T2240" style:parent-style-name="DefaultParagraphFont" style:family="text">
      <style:text-properties fo:color="#FDCE93"/>
    </style:style>
    <style:style style:name="P2241" style:parent-style-name="NormalWeb" style:family="paragraph">
      <style:paragraph-properties fo:text-align="justify" fo:margin-top="0in" fo:margin-bottom="0in" fo:background-color="#FFFFFF"/>
      <style:text-properties style:font-name="Arial" style:font-name-complex="Arial" fo:color="#404040"/>
    </style:style>
    <style:style style:name="P2242" style:parent-style-name="HTMLPreformatted" style:family="paragraph">
      <style:paragraph-properties style:line-height-at-least="0.1875in" fo:background-color="#3F3F3F"/>
      <style:text-properties fo:color="#FDCE93"/>
    </style:style>
    <style:style style:name="P2243" style:parent-style-name="HTMLPreformatted" style:family="paragraph">
      <style:paragraph-properties style:line-height-at-least="0.1875in" fo:background-color="#3F3F3F"/>
      <style:text-properties fo:color="#FDCE93"/>
    </style:style>
    <style:style style:name="P2244" style:parent-style-name="HTMLPreformatted" style:family="paragraph">
      <style:paragraph-properties style:line-height-at-least="0.1875in" fo:background-color="#3F3F3F"/>
      <style:text-properties fo:color="#FDCE93"/>
    </style:style>
    <style:style style:name="P2245" style:parent-style-name="HTMLPreformatted" style:family="paragraph">
      <style:paragraph-properties style:line-height-at-least="0.1875in" fo:background-color="#3F3F3F"/>
      <style:text-properties fo:color="#FDCE93"/>
    </style:style>
    <style:style style:name="P2246" style:parent-style-name="HTMLPreformatted" style:family="paragraph">
      <style:paragraph-properties style:line-height-at-least="0.1875in" fo:background-color="#3F3F3F"/>
      <style:text-properties fo:color="#FDCE93"/>
    </style:style>
    <style:style style:name="P2247" style:parent-style-name="HTMLPreformatted" style:family="paragraph">
      <style:paragraph-properties style:line-height-at-least="0.1875in" fo:background-color="#3F3F3F"/>
    </style:style>
    <style:style style:name="T2248" style:parent-style-name="DefaultParagraphFont" style:family="text">
      <style:text-properties fo:color="#FDCE93"/>
    </style:style>
    <style:style style:name="T2249" style:parent-style-name="s1" style:family="text">
      <style:text-properties fo:color="#CC9393"/>
    </style:style>
    <style:style style:name="P2250" style:parent-style-name="HTMLPreformatted" style:family="paragraph">
      <style:paragraph-properties style:line-height-at-least="0.1875in" fo:background-color="#3F3F3F"/>
    </style:style>
    <style:style style:name="T2251" style:parent-style-name="DefaultParagraphFont" style:family="text">
      <style:text-properties fo:color="#FDCE93"/>
    </style:style>
    <style:style style:name="T2252" style:parent-style-name="s1" style:family="text">
      <style:text-properties fo:color="#CC9393"/>
    </style:style>
    <style:style style:name="P2253" style:parent-style-name="HTMLPreformatted" style:family="paragraph">
      <style:paragraph-properties style:line-height-at-least="0.1875in" fo:background-color="#3F3F3F"/>
      <style:text-properties fo:color="#FDCE93"/>
    </style:style>
    <style:style style:name="P2254" style:parent-style-name="HTMLPreformatted" style:family="paragraph">
      <style:paragraph-properties style:line-height-at-least="0.1875in" fo:background-color="#3F3F3F"/>
    </style:style>
    <style:style style:name="T2255" style:parent-style-name="DefaultParagraphFont" style:family="text">
      <style:text-properties fo:color="#FDCE93"/>
    </style:style>
    <style:style style:name="T2256" style:parent-style-name="o" style:family="text">
      <style:text-properties fo:color="#F0EFD0"/>
    </style:style>
    <style:style style:name="T2257" style:parent-style-name="DefaultParagraphFont" style:family="text">
      <style:text-properties fo:color="#FDCE93"/>
    </style:style>
    <style:style style:name="T2258" style:parent-style-name="nb" style:family="text">
      <style:text-properties style:font-name-asian="DejaVu Sans Mono" fo:color="#EFEF8F"/>
    </style:style>
    <style:style style:name="T2259" style:parent-style-name="DefaultParagraphFont" style:family="text">
      <style:text-properties fo:color="#FDCE93"/>
    </style:style>
    <style:style style:name="T2260" style:parent-style-name="nv" style:family="text">
      <style:text-properties fo:color="#DCDCCC"/>
    </style:style>
    <style:style style:name="T2261" style:parent-style-name="DefaultParagraphFont" style:family="text">
      <style:text-properties fo:color="#FDCE93"/>
    </style:style>
    <style:style style:name="T2262" style:parent-style-name="o" style:family="text">
      <style:text-properties fo:color="#F0EFD0"/>
    </style:style>
    <style:style style:name="P2263" style:parent-style-name="HTMLPreformatted" style:family="paragraph">
      <style:paragraph-properties style:line-height-at-least="0.1875in" fo:background-color="#3F3F3F"/>
    </style:style>
    <style:style style:name="T2264" style:parent-style-name="DefaultParagraphFont" style:family="text">
      <style:text-properties fo:color="#FDCE93"/>
    </style:style>
    <style:style style:name="T2265" style:parent-style-name="m" style:family="text">
      <style:text-properties fo:color="#8CD0D3"/>
    </style:style>
    <style:style style:name="T2266" style:parent-style-name="DefaultParagraphFont" style:family="text">
      <style:text-properties fo:color="#FDCE93"/>
    </style:style>
    <style:style style:name="P2267" style:parent-style-name="HTMLPreformatted" style:family="paragraph">
      <style:paragraph-properties style:line-height-at-least="0.1875in" fo:background-color="#3F3F3F"/>
      <style:text-properties fo:color="#FDCE93"/>
    </style:style>
    <style:style style:name="P2268" style:parent-style-name="HTMLPreformatted" style:family="paragraph">
      <style:paragraph-properties style:line-height-at-least="0.1875in" fo:background-color="#3F3F3F"/>
      <style:text-properties fo:color="#FDCE93"/>
    </style:style>
    <style:style style:name="P2269" style:parent-style-name="HTMLPreformatted" style:family="paragraph">
      <style:paragraph-properties style:line-height-at-least="0.1875in" fo:background-color="#3F3F3F"/>
    </style:style>
    <style:style style:name="T2270" style:parent-style-name="DefaultParagraphFont" style:family="text">
      <style:text-properties fo:color="#FDCE93"/>
    </style:style>
    <style:style style:name="T2271" style:parent-style-name="m" style:family="text">
      <style:text-properties fo:color="#8CD0D3"/>
    </style:style>
    <style:style style:name="T2272" style:parent-style-name="DefaultParagraphFont" style:family="text">
      <style:text-properties fo:color="#FDCE93"/>
    </style:style>
    <style:style style:name="P2273" style:parent-style-name="HTMLPreformatted" style:family="paragraph">
      <style:paragraph-properties style:line-height-at-least="0.1875in" fo:background-color="#3F3F3F"/>
      <style:text-properties fo:color="#FDCE93"/>
    </style:style>
    <style:style style:name="P2274" style:parent-style-name="HTMLPreformatted" style:family="paragraph">
      <style:paragraph-properties style:line-height-at-least="0.1875in" fo:background-color="#3F3F3F"/>
    </style:style>
    <style:style style:name="T2275" style:parent-style-name="DefaultParagraphFont" style:family="text">
      <style:text-properties fo:color="#FDCE93"/>
    </style:style>
    <style:style style:name="T2276" style:parent-style-name="o" style:family="text">
      <style:text-properties fo:color="#F0EFD0"/>
    </style:style>
    <style:style style:name="T2277" style:parent-style-name="m" style:family="text">
      <style:text-properties fo:color="#8CD0D3"/>
    </style:style>
    <style:style style:name="T2278" style:parent-style-name="DefaultParagraphFont" style:family="text">
      <style:text-properties fo:color="#FDCE93"/>
    </style:style>
    <style:style style:name="T2279" style:parent-style-name="o" style:family="text">
      <style:text-properties fo:color="#F0EFD0"/>
    </style:style>
    <style:style style:name="P2280" style:parent-style-name="HTMLPreformatted" style:family="paragraph">
      <style:paragraph-properties style:line-height-at-least="0.1875in" fo:background-color="#3F3F3F"/>
      <style:text-properties fo:color="#FDCE93"/>
    </style:style>
    <style:style style:name="P2281" style:parent-style-name="HTMLPreformatted" style:family="paragraph">
      <style:paragraph-properties style:line-height-at-least="0.1875in" fo:background-color="#3F3F3F"/>
    </style:style>
    <style:style style:name="T2282" style:parent-style-name="DefaultParagraphFont" style:family="text">
      <style:text-properties fo:color="#FDCE93"/>
    </style:style>
    <style:style style:name="T2283" style:parent-style-name="o" style:family="text">
      <style:text-properties fo:color="#F0EFD0"/>
    </style:style>
    <style:style style:name="T2284" style:parent-style-name="DefaultParagraphFont" style:family="text">
      <style:text-properties fo:color="#FDCE93"/>
    </style:style>
    <style:style style:name="T2285" style:parent-style-name="m" style:family="text">
      <style:text-properties fo:color="#8CD0D3"/>
    </style:style>
    <style:style style:name="T2286" style:parent-style-name="DefaultParagraphFont" style:family="text">
      <style:text-properties fo:color="#FDCE93"/>
    </style:style>
    <style:style style:name="T2287" style:parent-style-name="m" style:family="text">
      <style:text-properties fo:color="#8CD0D3"/>
    </style:style>
    <style:style style:name="T2288" style:parent-style-name="DefaultParagraphFont" style:family="text">
      <style:text-properties fo:color="#FDCE93"/>
    </style:style>
    <style:style style:name="T2289" style:parent-style-name="nv" style:family="text">
      <style:text-properties fo:color="#DCDCCC"/>
    </style:style>
    <style:style style:name="T2290" style:parent-style-name="DefaultParagraphFont" style:family="text">
      <style:text-properties fo:color="#FDCE93"/>
    </style:style>
    <style:style style:name="T2291" style:parent-style-name="o" style:family="text">
      <style:text-properties fo:color="#F0EFD0"/>
    </style:style>
    <style:style style:name="P2292" style:parent-style-name="HTMLPreformatted" style:family="paragraph">
      <style:paragraph-properties style:line-height-at-least="0.1875in" fo:background-color="#3F3F3F"/>
      <style:text-properties fo:color="#FDCE93"/>
    </style:style>
    <style:style style:name="P2293" style:parent-style-name="NormalWeb" style:family="paragraph">
      <style:paragraph-properties fo:text-align="justify" fo:margin-top="0in" fo:margin-bottom="0in" fo:background-color="#FFFFFF"/>
      <style:text-properties style:font-name="Arial" style:font-name-complex="Arial" fo:color="#404040"/>
    </style:style>
    <style:style style:name="P2294" style:parent-style-name="NormalWeb" style:family="paragraph">
      <style:paragraph-properties fo:text-align="justify" fo:margin-top="0in" fo:margin-bottom="0in" fo:background-color="#FFFFFF"/>
    </style:style>
    <style:style style:name="T2295" style:parent-style-name="DefaultParagraphFont" style:family="text">
      <style:text-properties style:font-name="Arial" style:font-name-complex="Arial" fo:color="#404040"/>
    </style:style>
    <style:style style:name="T2296" style:parent-style-name="HTMLCode" style:family="text">
      <style:text-properties fo:color="#404040"/>
    </style:style>
    <style:style style:name="T2297" style:parent-style-name="DefaultParagraphFont" style:family="text">
      <style:text-properties style:font-name="Arial" style:font-name-complex="Arial" fo:color="#404040"/>
    </style:style>
    <style:style style:name="T2298" style:parent-style-name="HTMLCode" style:family="text">
      <style:text-properties fo:color="#404040"/>
    </style:style>
    <style:style style:name="T2299" style:parent-style-name="DefaultParagraphFont" style:family="text">
      <style:text-properties style:font-name="Arial" style:font-name-complex="Arial" fo:color="#404040"/>
    </style:style>
    <style:style style:name="P2300" style:parent-style-name="Normal" style:family="paragraph">
      <style:paragraph-properties fo:background-color="#FFFFFF"/>
    </style:style>
    <style:style style:name="T2301" style:parent-style-name="DefaultParagraphFont" style:family="text">
      <style:text-properties style:font-name="Arial" style:font-name-complex="Arial" fo:color="#404040"/>
    </style:style>
    <style:style style:name="T2302" style:parent-style-name="Hyperlink" style:family="text">
      <style:text-properties style:font-name="Arial" style:font-name-complex="Arial" fo:color="#FE7C6D"/>
    </style:style>
    <style:style style:name="P2303" style:parent-style-name="HTMLPreformatted" style:family="paragraph">
      <style:paragraph-properties style:line-height-at-least="0.1875in" fo:background-color="#3F3F3F"/>
    </style:style>
    <style:style style:name="T2304" style:parent-style-name="k" style:family="text">
      <style:text-properties fo:color="#F0DFAF"/>
    </style:style>
    <style:style style:name="T2305" style:parent-style-name="DefaultParagraphFont" style:family="text">
      <style:text-properties fo:color="#FDCE93"/>
    </style:style>
    <style:style style:name="T2306" style:parent-style-name="nf" style:family="text">
      <style:text-properties fo:color="#EFEF8F"/>
    </style:style>
    <style:style style:name="T2307" style:parent-style-name="p" style:family="text">
      <style:text-properties fo:color="#41706F"/>
    </style:style>
    <style:style style:name="T2308" style:parent-style-name="n" style:family="text">
      <style:text-properties fo:color="#DCDCCC"/>
    </style:style>
    <style:style style:name="T2309" style:parent-style-name="p" style:family="text">
      <style:text-properties fo:color="#41706F"/>
    </style:style>
    <style:style style:name="P2310" style:parent-style-name="HTMLPreformatted" style:family="paragraph">
      <style:paragraph-properties style:line-height-at-least="0.1875in" fo:background-color="#3F3F3F"/>
    </style:style>
    <style:style style:name="T2311" style:parent-style-name="DefaultParagraphFont" style:family="text">
      <style:text-properties fo:color="#FDCE93"/>
    </style:style>
    <style:style style:name="T2312" style:parent-style-name="n" style:family="text">
      <style:text-properties fo:color="#DCDCCC"/>
    </style:style>
    <style:style style:name="T2313" style:parent-style-name="DefaultParagraphFont" style:family="text">
      <style:text-properties fo:color="#FDCE93"/>
    </style:style>
    <style:style style:name="T2314" style:parent-style-name="o" style:family="text">
      <style:text-properties fo:color="#F0EFD0"/>
    </style:style>
    <style:style style:name="T2315" style:parent-style-name="DefaultParagraphFont" style:family="text">
      <style:text-properties fo:color="#FDCE93"/>
    </style:style>
    <style:style style:name="T2316" style:parent-style-name="n" style:family="text">
      <style:text-properties fo:color="#DCDCCC"/>
    </style:style>
    <style:style style:name="T2317" style:parent-style-name="o" style:family="text">
      <style:text-properties fo:color="#F0EFD0"/>
    </style:style>
    <style:style style:name="T2318" style:parent-style-name="n" style:family="text">
      <style:text-properties fo:color="#DCDCCC"/>
    </style:style>
    <style:style style:name="T2319" style:parent-style-name="p" style:family="text">
      <style:text-properties fo:color="#41706F"/>
    </style:style>
    <style:style style:name="T2320" style:parent-style-name="s2" style:family="text">
      <style:text-properties fo:color="#CC9393"/>
    </style:style>
    <style:style style:name="T2321" style:parent-style-name="p" style:family="text">
      <style:text-properties fo:color="#41706F"/>
    </style:style>
    <style:style style:name="P2322" style:parent-style-name="HTMLPreformatted" style:family="paragraph">
      <style:paragraph-properties style:line-height-at-least="0.1875in" fo:background-color="#3F3F3F"/>
      <style:text-properties fo:color="#FDCE93"/>
    </style:style>
    <style:style style:name="P2323" style:parent-style-name="HTMLPreformatted" style:family="paragraph">
      <style:paragraph-properties style:line-height-at-least="0.1875in" fo:background-color="#3F3F3F"/>
    </style:style>
    <style:style style:name="T2324" style:parent-style-name="DefaultParagraphFont" style:family="text">
      <style:text-properties fo:color="#FDCE93"/>
    </style:style>
    <style:style style:name="T2325" style:parent-style-name="k" style:family="text">
      <style:text-properties fo:color="#F0DFAF"/>
    </style:style>
    <style:style style:name="T2326" style:parent-style-name="DefaultParagraphFont" style:family="text">
      <style:text-properties fo:color="#FDCE93"/>
    </style:style>
    <style:style style:name="T2327" style:parent-style-name="n" style:family="text">
      <style:text-properties fo:color="#DCDCCC"/>
    </style:style>
    <style:style style:name="T2328" style:parent-style-name="o" style:family="text">
      <style:text-properties fo:color="#F0EFD0"/>
    </style:style>
    <style:style style:name="T2329" style:parent-style-name="n" style:family="text">
      <style:text-properties fo:color="#DCDCCC"/>
    </style:style>
    <style:style style:name="P2330" style:parent-style-name="NormalWeb" style:family="paragraph">
      <style:paragraph-properties fo:text-align="justify" fo:margin-top="0in" fo:margin-bottom="0in" fo:background-color="#FFFFFF"/>
      <style:text-properties style:font-name="Arial" style:font-name-complex="Arial" fo:color="#404040"/>
    </style:style>
    <style:style style:name="P2331" style:parent-style-name="HTMLPreformatted" style:family="paragraph">
      <style:paragraph-properties style:line-height-at-least="0.1875in" fo:background-color="#3F3F3F"/>
      <style:text-properties fo:color="#FDCE93"/>
    </style:style>
    <style:style style:name="P2332" style:parent-style-name="HTMLPreformatted" style:family="paragraph">
      <style:paragraph-properties style:line-height-at-least="0.1875in" fo:background-color="#3F3F3F"/>
      <style:text-properties fo:color="#FDCE93"/>
    </style:style>
    <style:style style:name="P2333" style:parent-style-name="HTMLPreformatted" style:family="paragraph">
      <style:paragraph-properties style:line-height-at-least="0.1875in" fo:background-color="#3F3F3F"/>
      <style:text-properties fo:color="#FDCE93"/>
    </style:style>
    <style:style style:name="P2334" style:parent-style-name="HTMLPreformatted" style:family="paragraph">
      <style:paragraph-properties style:line-height-at-least="0.1875in" fo:background-color="#3F3F3F"/>
      <style:text-properties fo:color="#FDCE93"/>
    </style:style>
    <style:style style:name="P2335" style:parent-style-name="HTMLPreformatted" style:family="paragraph">
      <style:paragraph-properties style:line-height-at-least="0.1875in" fo:background-color="#3F3F3F"/>
      <style:text-properties fo:color="#FDCE93"/>
    </style:style>
    <style:style style:name="P2336" style:parent-style-name="HTMLPreformatted" style:family="paragraph">
      <style:paragraph-properties style:line-height-at-least="0.1875in" fo:background-color="#3F3F3F"/>
    </style:style>
    <style:style style:name="T2337" style:parent-style-name="DefaultParagraphFont" style:family="text">
      <style:text-properties fo:color="#FDCE93"/>
    </style:style>
    <style:style style:name="T2338" style:parent-style-name="s1" style:family="text">
      <style:text-properties fo:color="#CC9393"/>
    </style:style>
    <style:style style:name="P2339" style:parent-style-name="HTMLPreformatted" style:family="paragraph">
      <style:paragraph-properties style:line-height-at-least="0.1875in" fo:background-color="#3F3F3F"/>
    </style:style>
    <style:style style:name="T2340" style:parent-style-name="DefaultParagraphFont" style:family="text">
      <style:text-properties fo:color="#FDCE93"/>
    </style:style>
    <style:style style:name="T2341" style:parent-style-name="s1" style:family="text">
      <style:text-properties fo:color="#CC9393"/>
    </style:style>
    <style:style style:name="P2342" style:parent-style-name="HTMLPreformatted" style:family="paragraph">
      <style:paragraph-properties style:line-height-at-least="0.1875in" fo:background-color="#3F3F3F"/>
      <style:text-properties fo:color="#FDCE93"/>
    </style:style>
    <style:style style:name="P2343" style:parent-style-name="HTMLPreformatted" style:family="paragraph">
      <style:paragraph-properties style:line-height-at-least="0.1875in" fo:background-color="#3F3F3F"/>
    </style:style>
    <style:style style:name="T2344" style:parent-style-name="DefaultParagraphFont" style:family="text">
      <style:text-properties fo:color="#FDCE93"/>
    </style:style>
    <style:style style:name="T2345" style:parent-style-name="o" style:family="text">
      <style:text-properties fo:color="#F0EFD0"/>
    </style:style>
    <style:style style:name="T2346" style:parent-style-name="DefaultParagraphFont" style:family="text">
      <style:text-properties fo:color="#FDCE93"/>
    </style:style>
    <style:style style:name="T2347" style:parent-style-name="nb" style:family="text">
      <style:text-properties style:font-name-asian="DejaVu Sans Mono" fo:color="#EFEF8F"/>
    </style:style>
    <style:style style:name="T2348" style:parent-style-name="DefaultParagraphFont" style:family="text">
      <style:text-properties fo:color="#FDCE93"/>
    </style:style>
    <style:style style:name="T2349" style:parent-style-name="nv" style:family="text">
      <style:text-properties fo:color="#DCDCCC"/>
    </style:style>
    <style:style style:name="T2350" style:parent-style-name="DefaultParagraphFont" style:family="text">
      <style:text-properties fo:color="#FDCE93"/>
    </style:style>
    <style:style style:name="T2351" style:parent-style-name="o" style:family="text">
      <style:text-properties fo:color="#F0EFD0"/>
    </style:style>
    <style:style style:name="P2352" style:parent-style-name="HTMLPreformatted" style:family="paragraph">
      <style:paragraph-properties style:line-height-at-least="0.1875in" fo:background-color="#3F3F3F"/>
    </style:style>
    <style:style style:name="T2353" style:parent-style-name="DefaultParagraphFont" style:family="text">
      <style:text-properties fo:color="#FDCE93"/>
    </style:style>
    <style:style style:name="T2354" style:parent-style-name="m" style:family="text">
      <style:text-properties fo:color="#8CD0D3"/>
    </style:style>
    <style:style style:name="T2355" style:parent-style-name="DefaultParagraphFont" style:family="text">
      <style:text-properties fo:color="#FDCE93"/>
    </style:style>
    <style:style style:name="P2356" style:parent-style-name="HTMLPreformatted" style:family="paragraph">
      <style:paragraph-properties style:line-height-at-least="0.1875in" fo:background-color="#3F3F3F"/>
      <style:text-properties fo:color="#FDCE93"/>
    </style:style>
    <style:style style:name="P2357" style:parent-style-name="HTMLPreformatted" style:family="paragraph">
      <style:paragraph-properties style:line-height-at-least="0.1875in" fo:background-color="#3F3F3F"/>
      <style:text-properties fo:color="#FDCE93"/>
    </style:style>
    <style:style style:name="P2358" style:parent-style-name="HTMLPreformatted" style:family="paragraph">
      <style:paragraph-properties style:line-height-at-least="0.1875in" fo:background-color="#3F3F3F"/>
    </style:style>
    <style:style style:name="T2359" style:parent-style-name="DefaultParagraphFont" style:family="text">
      <style:text-properties fo:color="#FDCE93"/>
    </style:style>
    <style:style style:name="T2360" style:parent-style-name="m" style:family="text">
      <style:text-properties fo:color="#8CD0D3"/>
    </style:style>
    <style:style style:name="T2361" style:parent-style-name="DefaultParagraphFont" style:family="text">
      <style:text-properties fo:color="#FDCE93"/>
    </style:style>
    <style:style style:name="P2362" style:parent-style-name="HTMLPreformatted" style:family="paragraph">
      <style:paragraph-properties style:line-height-at-least="0.1875in" fo:background-color="#3F3F3F"/>
      <style:text-properties fo:color="#FDCE93"/>
    </style:style>
    <style:style style:name="P2363" style:parent-style-name="HTMLPreformatted" style:family="paragraph">
      <style:paragraph-properties style:line-height-at-least="0.1875in" fo:background-color="#3F3F3F"/>
    </style:style>
    <style:style style:name="T2364" style:parent-style-name="DefaultParagraphFont" style:family="text">
      <style:text-properties fo:color="#FDCE93"/>
    </style:style>
    <style:style style:name="T2365" style:parent-style-name="o" style:family="text">
      <style:text-properties fo:color="#F0EFD0"/>
    </style:style>
    <style:style style:name="T2366" style:parent-style-name="m" style:family="text">
      <style:text-properties fo:color="#8CD0D3"/>
    </style:style>
    <style:style style:name="T2367" style:parent-style-name="DefaultParagraphFont" style:family="text">
      <style:text-properties fo:color="#FDCE93"/>
    </style:style>
    <style:style style:name="T2368" style:parent-style-name="o" style:family="text">
      <style:text-properties fo:color="#F0EFD0"/>
    </style:style>
    <style:style style:name="P2369" style:parent-style-name="HTMLPreformatted" style:family="paragraph">
      <style:paragraph-properties style:line-height-at-least="0.1875in" fo:background-color="#3F3F3F"/>
      <style:text-properties fo:color="#FDCE93"/>
    </style:style>
    <style:style style:name="P2370" style:parent-style-name="HTMLPreformatted" style:family="paragraph">
      <style:paragraph-properties style:line-height-at-least="0.1875in" fo:background-color="#3F3F3F"/>
    </style:style>
    <style:style style:name="T2371" style:parent-style-name="DefaultParagraphFont" style:family="text">
      <style:text-properties fo:color="#FDCE93"/>
    </style:style>
    <style:style style:name="T2372" style:parent-style-name="o" style:family="text">
      <style:text-properties fo:color="#F0EFD0"/>
    </style:style>
    <style:style style:name="T2373" style:parent-style-name="DefaultParagraphFont" style:family="text">
      <style:text-properties fo:color="#FDCE93"/>
    </style:style>
    <style:style style:name="T2374" style:parent-style-name="nv" style:family="text">
      <style:text-properties fo:color="#DCDCCC"/>
    </style:style>
    <style:style style:name="T2375" style:parent-style-name="DefaultParagraphFont" style:family="text">
      <style:text-properties fo:color="#FDCE93"/>
    </style:style>
    <style:style style:name="T2376" style:parent-style-name="o" style:family="text">
      <style:text-properties fo:color="#F0EFD0"/>
    </style:style>
    <style:style style:name="P2377" style:parent-style-name="HTMLPreformatted" style:family="paragraph">
      <style:paragraph-properties style:line-height-at-least="0.1875in" fo:background-color="#3F3F3F"/>
    </style:style>
    <style:style style:name="T2378" style:parent-style-name="DefaultParagraphFont" style:family="text">
      <style:text-properties fo:color="#FDCE93"/>
    </style:style>
    <style:style style:name="T2379" style:parent-style-name="o" style:family="text">
      <style:text-properties fo:color="#F0EFD0"/>
    </style:style>
    <style:style style:name="T2380" style:parent-style-name="DefaultParagraphFont" style:family="text">
      <style:text-properties fo:color="#FDCE93"/>
    </style:style>
    <style:style style:name="T2381" style:parent-style-name="o" style:family="text">
      <style:text-properties fo:color="#F0EFD0"/>
    </style:style>
    <style:style style:name="T2382" style:parent-style-name="DefaultParagraphFont" style:family="text">
      <style:text-properties fo:color="#FDCE93"/>
    </style:style>
    <style:style style:name="P2383" style:parent-style-name="HTMLPreformatted" style:family="paragraph">
      <style:paragraph-properties style:line-height-at-least="0.1875in" fo:background-color="#3F3F3F"/>
      <style:text-properties fo:color="#FDCE93"/>
    </style:style>
    <style:style style:name="P2384" style:parent-style-name="HTMLPreformatted" style:family="paragraph">
      <style:paragraph-properties style:line-height-at-least="0.1875in" fo:background-color="#3F3F3F"/>
    </style:style>
    <style:style style:name="T2385" style:parent-style-name="DefaultParagraphFont" style:family="text">
      <style:text-properties fo:color="#FDCE93"/>
    </style:style>
    <style:style style:name="T2386" style:parent-style-name="nv" style:family="text">
      <style:text-properties fo:color="#DCDCCC"/>
    </style:style>
    <style:style style:name="T2387" style:parent-style-name="DefaultParagraphFont" style:family="text">
      <style:text-properties fo:color="#FDCE93"/>
    </style:style>
    <style:style style:name="T2388" style:parent-style-name="o" style:family="text">
      <style:text-properties fo:color="#F0EFD0"/>
    </style:style>
    <style:style style:name="T2389" style:parent-style-name="DefaultParagraphFont" style:family="text">
      <style:text-properties fo:color="#FDCE93"/>
    </style:style>
    <style:style style:name="P2390" style:parent-style-name="HTMLPreformatted" style:family="paragraph">
      <style:paragraph-properties style:line-height-at-least="0.1875in" fo:background-color="#3F3F3F"/>
      <style:text-properties fo:color="#FDCE93"/>
    </style:style>
    <style:style style:name="P2391" style:parent-style-name="HTMLPreformatted" style:family="paragraph">
      <style:paragraph-properties style:line-height-at-least="0.1875in" fo:background-color="#3F3F3F"/>
    </style:style>
    <style:style style:name="T2392" style:parent-style-name="DefaultParagraphFont" style:family="text">
      <style:text-properties fo:color="#FDCE93"/>
    </style:style>
    <style:style style:name="T2393" style:parent-style-name="o" style:family="text">
      <style:text-properties fo:color="#F0EFD0"/>
    </style:style>
    <style:style style:name="T2394" style:parent-style-name="DefaultParagraphFont" style:family="text">
      <style:text-properties fo:color="#FDCE93"/>
    </style:style>
    <style:style style:name="T2395" style:parent-style-name="o" style:family="text">
      <style:text-properties fo:color="#F0EFD0"/>
    </style:style>
    <style:style style:name="T2396" style:parent-style-name="DefaultParagraphFont" style:family="text">
      <style:text-properties fo:color="#FDCE93"/>
    </style:style>
    <style:style style:name="P2397" style:parent-style-name="HTMLPreformatted" style:family="paragraph">
      <style:paragraph-properties style:line-height-at-least="0.1875in" fo:background-color="#3F3F3F"/>
    </style:style>
    <style:style style:name="T2398" style:parent-style-name="DefaultParagraphFont" style:family="text">
      <style:text-properties fo:color="#FDCE93"/>
    </style:style>
    <style:style style:name="T2399" style:parent-style-name="nv" style:family="text">
      <style:text-properties fo:color="#DCDCCC"/>
    </style:style>
    <style:style style:name="T2400" style:parent-style-name="DefaultParagraphFont" style:family="text">
      <style:text-properties fo:color="#FDCE93"/>
    </style:style>
    <style:style style:name="T2401" style:parent-style-name="o" style:family="text">
      <style:text-properties fo:color="#F0EFD0"/>
    </style:style>
    <style:style style:name="T2402" style:parent-style-name="DefaultParagraphFont" style:family="text">
      <style:text-properties fo:color="#FDCE93"/>
    </style:style>
    <style:style style:name="T2403" style:parent-style-name="o" style:family="text">
      <style:text-properties fo:color="#F0EFD0"/>
    </style:style>
    <style:style style:name="T2404" style:parent-style-name="s2" style:family="text">
      <style:text-properties fo:color="#CC9393"/>
    </style:style>
    <style:style style:name="T2405" style:parent-style-name="o" style:family="text">
      <style:text-properties fo:color="#F0EFD0"/>
    </style:style>
    <style:style style:name="P2406" style:parent-style-name="HTMLPreformatted" style:family="paragraph">
      <style:paragraph-properties style:line-height-at-least="0.1875in" fo:background-color="#3F3F3F"/>
      <style:text-properties fo:color="#FDCE93"/>
    </style:style>
    <style:style style:name="P2407" style:parent-style-name="HTMLPreformatted" style:family="paragraph">
      <style:paragraph-properties style:line-height-at-least="0.1875in" fo:background-color="#3F3F3F"/>
      <style:text-properties fo:color="#FDCE93"/>
    </style:style>
    <style:style style:name="P2408" style:parent-style-name="HTMLPreformatted" style:family="paragraph">
      <style:paragraph-properties style:line-height-at-least="0.1875in" fo:background-color="#3F3F3F"/>
      <style:text-properties fo:color="#FDCE93"/>
    </style:style>
    <style:style style:name="P2409" style:parent-style-name="HTMLPreformatted" style:family="paragraph">
      <style:paragraph-properties style:line-height-at-least="0.1875in" fo:background-color="#3F3F3F"/>
    </style:style>
    <style:style style:name="T2410" style:parent-style-name="DefaultParagraphFont" style:family="text">
      <style:text-properties fo:color="#FDCE93"/>
    </style:style>
    <style:style style:name="T2411" style:parent-style-name="nv" style:family="text">
      <style:text-properties fo:color="#DCDCCC"/>
    </style:style>
    <style:style style:name="T2412" style:parent-style-name="DefaultParagraphFont" style:family="text">
      <style:text-properties fo:color="#FDCE93"/>
    </style:style>
    <style:style style:name="T2413" style:parent-style-name="o" style:family="text">
      <style:text-properties fo:color="#F0EFD0"/>
    </style:style>
    <style:style style:name="T2414" style:parent-style-name="DefaultParagraphFont" style:family="text">
      <style:text-properties fo:color="#FDCE93"/>
    </style:style>
    <style:style style:name="P2415" style:parent-style-name="HTMLPreformatted" style:family="paragraph">
      <style:paragraph-properties style:line-height-at-least="0.1875in" fo:background-color="#3F3F3F"/>
      <style:text-properties fo:color="#FDCE93"/>
    </style:style>
    <style:style style:name="P2416" style:parent-style-name="HTMLPreformatted" style:family="paragraph">
      <style:paragraph-properties style:line-height-at-least="0.1875in" fo:background-color="#3F3F3F"/>
    </style:style>
    <style:style style:name="T2417" style:parent-style-name="DefaultParagraphFont" style:family="text">
      <style:text-properties fo:color="#FDCE93"/>
    </style:style>
    <style:style style:name="T2418" style:parent-style-name="nv" style:family="text">
      <style:text-properties fo:color="#DCDCCC"/>
    </style:style>
    <style:style style:name="P2419" style:parent-style-name="HTMLPreformatted" style:family="paragraph">
      <style:paragraph-properties style:line-height-at-least="0.1875in" fo:background-color="#3F3F3F"/>
    </style:style>
    <style:style style:name="T2420" style:parent-style-name="DefaultParagraphFont" style:family="text">
      <style:text-properties fo:color="#FDCE93"/>
    </style:style>
    <style:style style:name="T2421" style:parent-style-name="o" style:family="text">
      <style:text-properties fo:color="#F0EFD0"/>
    </style:style>
    <style:style style:name="T2422" style:parent-style-name="DefaultParagraphFont" style:family="text">
      <style:text-properties fo:color="#FDCE93"/>
    </style:style>
    <style:style style:name="T2423" style:parent-style-name="m" style:family="text">
      <style:text-properties fo:color="#8CD0D3"/>
    </style:style>
    <style:style style:name="T2424" style:parent-style-name="DefaultParagraphFont" style:family="text">
      <style:text-properties fo:color="#FDCE93"/>
    </style:style>
    <style:style style:name="T2425" style:parent-style-name="m" style:family="text">
      <style:text-properties fo:color="#8CD0D3"/>
    </style:style>
    <style:style style:name="T2426" style:parent-style-name="DefaultParagraphFont" style:family="text">
      <style:text-properties fo:color="#FDCE93"/>
    </style:style>
    <style:style style:name="T2427" style:parent-style-name="m" style:family="text">
      <style:text-properties fo:color="#8CD0D3"/>
    </style:style>
    <style:style style:name="T2428" style:parent-style-name="DefaultParagraphFont" style:family="text">
      <style:text-properties fo:color="#FDCE93"/>
    </style:style>
    <style:style style:name="T2429" style:parent-style-name="nv" style:family="text">
      <style:text-properties fo:color="#DCDCCC"/>
    </style:style>
    <style:style style:name="T2430" style:parent-style-name="DefaultParagraphFont" style:family="text">
      <style:text-properties fo:color="#FDCE93"/>
    </style:style>
    <style:style style:name="T2431" style:parent-style-name="o" style:family="text">
      <style:text-properties fo:color="#F0EFD0"/>
    </style:style>
    <style:style style:name="P2432" style:parent-style-name="NormalWeb" style:family="paragraph">
      <style:paragraph-properties fo:text-align="justify" fo:margin-top="0in" fo:margin-bottom="0in" fo:background-color="#FFFFFF"/>
    </style:style>
    <style:style style:name="T2433" style:parent-style-name="DefaultParagraphFont" style:family="text">
      <style:text-properties style:font-name="Arial" style:font-name-complex="Arial" fo:color="#404040"/>
    </style:style>
    <style:style style:name="T2434" style:parent-style-name="HTMLCode" style:family="text">
      <style:text-properties fo:color="#404040"/>
    </style:style>
    <style:style style:name="T2435" style:parent-style-name="DefaultParagraphFont" style:family="text">
      <style:text-properties style:font-name="Arial" style:font-name-complex="Arial" fo:color="#404040"/>
    </style:style>
    <style:style style:name="T2436" style:parent-style-name="HTMLCode" style:family="text">
      <style:text-properties fo:color="#404040"/>
    </style:style>
    <style:style style:name="T2437" style:parent-style-name="DefaultParagraphFont" style:family="text">
      <style:text-properties style:font-name="Arial" style:font-name-complex="Arial" fo:color="#404040"/>
    </style:style>
    <style:style style:name="T2438" style:parent-style-name="HTMLCode" style:family="text">
      <style:text-properties fo:color="#404040"/>
    </style:style>
    <style:style style:name="T2439" style:parent-style-name="DefaultParagraphFont" style:family="text">
      <style:text-properties style:font-name="Arial" style:font-name-complex="Arial" fo:color="#404040"/>
    </style:style>
    <style:style style:name="T2440" style:parent-style-name="HTMLCode" style:family="text">
      <style:text-properties fo:color="#404040"/>
    </style:style>
    <style:style style:name="T2441" style:parent-style-name="DefaultParagraphFont" style:family="text">
      <style:text-properties style:font-name="Arial" style:font-name-complex="Arial" fo:color="#404040"/>
    </style:style>
    <style:style style:name="P2442" style:parent-style-name="NormalWeb" style:family="paragraph">
      <style:paragraph-properties fo:text-align="justify" fo:margin-top="0in" fo:margin-bottom="0in" fo:background-color="#FFFFFF"/>
    </style:style>
    <style:style style:name="T2443" style:parent-style-name="DefaultParagraphFont" style:family="text">
      <style:text-properties style:font-name="Arial" style:font-name-complex="Arial" fo:color="#404040"/>
    </style:style>
    <style:style style:name="T2444" style:parent-style-name="HTMLCode" style:family="text">
      <style:text-properties fo:color="#404040"/>
    </style:style>
    <style:style style:name="T2445" style:parent-style-name="DefaultParagraphFont" style:family="text">
      <style:text-properties style:font-name="Arial" style:font-name-complex="Arial" fo:color="#404040"/>
    </style:style>
    <style:style style:name="T2446" style:parent-style-name="HTMLCode" style:family="text">
      <style:text-properties fo:color="#404040"/>
    </style:style>
    <style:style style:name="T2447" style:parent-style-name="DefaultParagraphFont" style:family="text">
      <style:text-properties style:font-name="Arial" style:font-name-complex="Arial" fo:color="#404040"/>
    </style:style>
    <style:style style:name="P2448" style:parent-style-name="Normal" style:family="paragraph">
      <style:paragraph-properties fo:background-color="#FFFFFF"/>
    </style:style>
    <style:style style:name="T2449" style:parent-style-name="DefaultParagraphFont" style:family="text">
      <style:text-properties style:font-name="Arial" style:font-name-complex="Arial" fo:color="#404040"/>
    </style:style>
    <style:style style:name="T2450" style:parent-style-name="Hyperlink" style:family="text">
      <style:text-properties style:font-name="Arial" style:font-name-complex="Arial" fo:color="#FE7C6D"/>
    </style:style>
    <style:style style:name="P2451" style:parent-style-name="HTMLPreformatted" style:family="paragraph">
      <style:paragraph-properties style:line-height-at-least="0.1875in" fo:background-color="#3F3F3F"/>
    </style:style>
    <style:style style:name="T2452" style:parent-style-name="k" style:family="text">
      <style:text-properties fo:color="#F0DFAF"/>
    </style:style>
    <style:style style:name="T2453" style:parent-style-name="DefaultParagraphFont" style:family="text">
      <style:text-properties fo:color="#FDCE93"/>
    </style:style>
    <style:style style:name="T2454" style:parent-style-name="nf" style:family="text">
      <style:text-properties fo:color="#EFEF8F"/>
    </style:style>
    <style:style style:name="T2455" style:parent-style-name="p" style:family="text">
      <style:text-properties fo:color="#41706F"/>
    </style:style>
    <style:style style:name="T2456" style:parent-style-name="n" style:family="text">
      <style:text-properties fo:color="#DCDCCC"/>
    </style:style>
    <style:style style:name="T2457" style:parent-style-name="p" style:family="text">
      <style:text-properties fo:color="#41706F"/>
    </style:style>
    <style:style style:name="P2458" style:parent-style-name="HTMLPreformatted" style:family="paragraph">
      <style:paragraph-properties style:line-height-at-least="0.1875in" fo:background-color="#3F3F3F"/>
    </style:style>
    <style:style style:name="T2459" style:parent-style-name="DefaultParagraphFont" style:family="text">
      <style:text-properties fo:color="#FDCE93"/>
    </style:style>
    <style:style style:name="T2460" style:parent-style-name="n" style:family="text">
      <style:text-properties fo:color="#DCDCCC"/>
    </style:style>
    <style:style style:name="T2461" style:parent-style-name="DefaultParagraphFont" style:family="text">
      <style:text-properties fo:color="#FDCE93"/>
    </style:style>
    <style:style style:name="T2462" style:parent-style-name="o" style:family="text">
      <style:text-properties fo:color="#F0EFD0"/>
    </style:style>
    <style:style style:name="T2463" style:parent-style-name="DefaultParagraphFont" style:family="text">
      <style:text-properties fo:color="#FDCE93"/>
    </style:style>
    <style:style style:name="T2464" style:parent-style-name="n" style:family="text">
      <style:text-properties fo:color="#DCDCCC"/>
    </style:style>
    <style:style style:name="T2465" style:parent-style-name="o" style:family="text">
      <style:text-properties fo:color="#F0EFD0"/>
    </style:style>
    <style:style style:name="T2466" style:parent-style-name="n" style:family="text">
      <style:text-properties fo:color="#DCDCCC"/>
    </style:style>
    <style:style style:name="T2467" style:parent-style-name="p" style:family="text">
      <style:text-properties fo:color="#41706F"/>
    </style:style>
    <style:style style:name="T2468" style:parent-style-name="s2" style:family="text">
      <style:text-properties fo:color="#CC9393"/>
    </style:style>
    <style:style style:name="T2469" style:parent-style-name="p" style:family="text">
      <style:text-properties fo:color="#41706F"/>
    </style:style>
    <style:style style:name="P2470" style:parent-style-name="HTMLPreformatted" style:family="paragraph">
      <style:paragraph-properties style:line-height-at-least="0.1875in" fo:background-color="#3F3F3F"/>
      <style:text-properties fo:color="#FDCE93"/>
    </style:style>
    <style:style style:name="P2471" style:parent-style-name="HTMLPreformatted" style:family="paragraph">
      <style:paragraph-properties style:line-height-at-least="0.1875in" fo:background-color="#3F3F3F"/>
    </style:style>
    <style:style style:name="T2472" style:parent-style-name="DefaultParagraphFont" style:family="text">
      <style:text-properties fo:color="#FDCE93"/>
    </style:style>
    <style:style style:name="T2473" style:parent-style-name="k" style:family="text">
      <style:text-properties fo:color="#F0DFAF"/>
    </style:style>
    <style:style style:name="T2474" style:parent-style-name="DefaultParagraphFont" style:family="text">
      <style:text-properties fo:color="#FDCE93"/>
    </style:style>
    <style:style style:name="T2475" style:parent-style-name="n" style:family="text">
      <style:text-properties fo:color="#DCDCCC"/>
    </style:style>
    <style:style style:name="T2476" style:parent-style-name="o" style:family="text">
      <style:text-properties fo:color="#F0EFD0"/>
    </style:style>
    <style:style style:name="T2477" style:parent-style-name="n" style:family="text">
      <style:text-properties fo:color="#DCDCCC"/>
    </style:style>
    <style:style style:name="P2478" style:parent-style-name="NormalWeb" style:family="paragraph">
      <style:paragraph-properties fo:text-align="justify" fo:margin-top="0in" fo:margin-bottom="0in" fo:background-color="#FFFFFF"/>
      <style:text-properties style:font-name="Arial" style:font-name-complex="Arial" fo:color="#404040"/>
    </style:style>
    <style:style style:name="P2479" style:parent-style-name="HTMLPreformatted" style:family="paragraph">
      <style:paragraph-properties style:line-height-at-least="0.1875in" fo:background-color="#3F3F3F"/>
      <style:text-properties fo:color="#FDCE93"/>
    </style:style>
    <style:style style:name="P2480" style:parent-style-name="HTMLPreformatted" style:family="paragraph">
      <style:paragraph-properties style:line-height-at-least="0.1875in" fo:background-color="#3F3F3F"/>
      <style:text-properties fo:color="#FDCE93"/>
    </style:style>
    <style:style style:name="P2481" style:parent-style-name="HTMLPreformatted" style:family="paragraph">
      <style:paragraph-properties style:line-height-at-least="0.1875in" fo:background-color="#3F3F3F"/>
      <style:text-properties fo:color="#FDCE93"/>
    </style:style>
    <style:style style:name="P2482" style:parent-style-name="HTMLPreformatted" style:family="paragraph">
      <style:paragraph-properties style:line-height-at-least="0.1875in" fo:background-color="#3F3F3F"/>
      <style:text-properties fo:color="#FDCE93"/>
    </style:style>
    <style:style style:name="P2483" style:parent-style-name="HTMLPreformatted" style:family="paragraph">
      <style:paragraph-properties style:line-height-at-least="0.1875in" fo:background-color="#3F3F3F"/>
      <style:text-properties fo:color="#FDCE93"/>
    </style:style>
    <style:style style:name="P2484" style:parent-style-name="HTMLPreformatted" style:family="paragraph">
      <style:paragraph-properties style:line-height-at-least="0.1875in" fo:background-color="#3F3F3F"/>
    </style:style>
    <style:style style:name="T2485" style:parent-style-name="DefaultParagraphFont" style:family="text">
      <style:text-properties fo:color="#FDCE93"/>
    </style:style>
    <style:style style:name="T2486" style:parent-style-name="s1" style:family="text">
      <style:text-properties fo:color="#CC9393"/>
    </style:style>
    <style:style style:name="P2487" style:parent-style-name="HTMLPreformatted" style:family="paragraph">
      <style:paragraph-properties style:line-height-at-least="0.1875in" fo:background-color="#3F3F3F"/>
    </style:style>
    <style:style style:name="T2488" style:parent-style-name="DefaultParagraphFont" style:family="text">
      <style:text-properties fo:color="#FDCE93"/>
    </style:style>
    <style:style style:name="T2489" style:parent-style-name="s1" style:family="text">
      <style:text-properties fo:color="#CC9393"/>
    </style:style>
    <style:style style:name="P2490" style:parent-style-name="HTMLPreformatted" style:family="paragraph">
      <style:paragraph-properties style:line-height-at-least="0.1875in" fo:background-color="#3F3F3F"/>
      <style:text-properties fo:color="#FDCE93"/>
    </style:style>
    <style:style style:name="P2491" style:parent-style-name="HTMLPreformatted" style:family="paragraph">
      <style:paragraph-properties style:line-height-at-least="0.1875in" fo:background-color="#3F3F3F"/>
    </style:style>
    <style:style style:name="T2492" style:parent-style-name="DefaultParagraphFont" style:family="text">
      <style:text-properties fo:color="#FDCE93"/>
    </style:style>
    <style:style style:name="T2493" style:parent-style-name="o" style:family="text">
      <style:text-properties fo:color="#F0EFD0"/>
    </style:style>
    <style:style style:name="T2494" style:parent-style-name="DefaultParagraphFont" style:family="text">
      <style:text-properties fo:color="#FDCE93"/>
    </style:style>
    <style:style style:name="T2495" style:parent-style-name="nb" style:family="text">
      <style:text-properties style:font-name-asian="DejaVu Sans Mono" fo:color="#EFEF8F"/>
    </style:style>
    <style:style style:name="T2496" style:parent-style-name="DefaultParagraphFont" style:family="text">
      <style:text-properties fo:color="#FDCE93"/>
    </style:style>
    <style:style style:name="T2497" style:parent-style-name="nv" style:family="text">
      <style:text-properties fo:color="#DCDCCC"/>
    </style:style>
    <style:style style:name="T2498" style:parent-style-name="DefaultParagraphFont" style:family="text">
      <style:text-properties fo:color="#FDCE93"/>
    </style:style>
    <style:style style:name="T2499" style:parent-style-name="o" style:family="text">
      <style:text-properties fo:color="#F0EFD0"/>
    </style:style>
    <style:style style:name="P2500" style:parent-style-name="HTMLPreformatted" style:family="paragraph">
      <style:paragraph-properties style:line-height-at-least="0.1875in" fo:background-color="#3F3F3F"/>
    </style:style>
    <style:style style:name="T2501" style:parent-style-name="DefaultParagraphFont" style:family="text">
      <style:text-properties fo:color="#FDCE93"/>
    </style:style>
    <style:style style:name="T2502" style:parent-style-name="m" style:family="text">
      <style:text-properties fo:color="#8CD0D3"/>
    </style:style>
    <style:style style:name="T2503" style:parent-style-name="DefaultParagraphFont" style:family="text">
      <style:text-properties fo:color="#FDCE93"/>
    </style:style>
    <style:style style:name="P2504" style:parent-style-name="HTMLPreformatted" style:family="paragraph">
      <style:paragraph-properties style:line-height-at-least="0.1875in" fo:background-color="#3F3F3F"/>
      <style:text-properties fo:color="#FDCE93"/>
    </style:style>
    <style:style style:name="P2505" style:parent-style-name="HTMLPreformatted" style:family="paragraph">
      <style:paragraph-properties style:line-height-at-least="0.1875in" fo:background-color="#3F3F3F"/>
      <style:text-properties fo:color="#FDCE93"/>
    </style:style>
    <style:style style:name="P2506" style:parent-style-name="HTMLPreformatted" style:family="paragraph">
      <style:paragraph-properties style:line-height-at-least="0.1875in" fo:background-color="#3F3F3F"/>
    </style:style>
    <style:style style:name="T2507" style:parent-style-name="DefaultParagraphFont" style:family="text">
      <style:text-properties fo:color="#FDCE93"/>
    </style:style>
    <style:style style:name="T2508" style:parent-style-name="m" style:family="text">
      <style:text-properties fo:color="#8CD0D3"/>
    </style:style>
    <style:style style:name="T2509" style:parent-style-name="DefaultParagraphFont" style:family="text">
      <style:text-properties fo:color="#FDCE93"/>
    </style:style>
    <style:style style:name="P2510" style:parent-style-name="HTMLPreformatted" style:family="paragraph">
      <style:paragraph-properties style:line-height-at-least="0.1875in" fo:background-color="#3F3F3F"/>
      <style:text-properties fo:color="#FDCE93"/>
    </style:style>
    <style:style style:name="P2511" style:parent-style-name="HTMLPreformatted" style:family="paragraph">
      <style:paragraph-properties style:line-height-at-least="0.1875in" fo:background-color="#3F3F3F"/>
    </style:style>
    <style:style style:name="T2512" style:parent-style-name="DefaultParagraphFont" style:family="text">
      <style:text-properties fo:color="#FDCE93"/>
    </style:style>
    <style:style style:name="T2513" style:parent-style-name="o" style:family="text">
      <style:text-properties fo:color="#F0EFD0"/>
    </style:style>
    <style:style style:name="T2514" style:parent-style-name="m" style:family="text">
      <style:text-properties fo:color="#8CD0D3"/>
    </style:style>
    <style:style style:name="T2515" style:parent-style-name="DefaultParagraphFont" style:family="text">
      <style:text-properties fo:color="#FDCE93"/>
    </style:style>
    <style:style style:name="T2516" style:parent-style-name="o" style:family="text">
      <style:text-properties fo:color="#F0EFD0"/>
    </style:style>
    <style:style style:name="P2517" style:parent-style-name="HTMLPreformatted" style:family="paragraph">
      <style:paragraph-properties style:line-height-at-least="0.1875in" fo:background-color="#3F3F3F"/>
      <style:text-properties fo:color="#FDCE93"/>
    </style:style>
    <style:style style:name="P2518" style:parent-style-name="HTMLPreformatted" style:family="paragraph">
      <style:paragraph-properties style:line-height-at-least="0.1875in" fo:background-color="#3F3F3F"/>
    </style:style>
    <style:style style:name="T2519" style:parent-style-name="DefaultParagraphFont" style:family="text">
      <style:text-properties fo:color="#FDCE93"/>
    </style:style>
    <style:style style:name="T2520" style:parent-style-name="o" style:family="text">
      <style:text-properties fo:color="#F0EFD0"/>
    </style:style>
    <style:style style:name="T2521" style:parent-style-name="DefaultParagraphFont" style:family="text">
      <style:text-properties fo:color="#FDCE93"/>
    </style:style>
    <style:style style:name="T2522" style:parent-style-name="m" style:family="text">
      <style:text-properties fo:color="#8CD0D3"/>
    </style:style>
    <style:style style:name="T2523" style:parent-style-name="DefaultParagraphFont" style:family="text">
      <style:text-properties fo:color="#FDCE93"/>
    </style:style>
    <style:style style:name="T2524" style:parent-style-name="m" style:family="text">
      <style:text-properties fo:color="#8CD0D3"/>
    </style:style>
    <style:style style:name="T2525" style:parent-style-name="DefaultParagraphFont" style:family="text">
      <style:text-properties fo:color="#FDCE93"/>
    </style:style>
    <style:style style:name="T2526" style:parent-style-name="nv" style:family="text">
      <style:text-properties fo:color="#DCDCCC"/>
    </style:style>
    <style:style style:name="T2527" style:parent-style-name="DefaultParagraphFont" style:family="text">
      <style:text-properties fo:color="#FDCE93"/>
    </style:style>
    <style:style style:name="T2528" style:parent-style-name="o" style:family="text">
      <style:text-properties fo:color="#F0EFD0"/>
    </style:style>
    <style:style style:name="P2529" style:parent-style-name="HTMLPreformatted" style:family="paragraph">
      <style:paragraph-properties style:line-height-at-least="0.1875in" fo:background-color="#3F3F3F"/>
      <style:text-properties fo:color="#FDCE93"/>
    </style:style>
    <style:style style:name="P2530" style:parent-style-name="NormalWeb" style:family="paragraph">
      <style:paragraph-properties fo:text-align="justify" fo:margin-top="0in" fo:margin-bottom="0in" fo:background-color="#FFFFFF"/>
      <style:text-properties style:font-name="Arial" style:font-name-complex="Arial" fo:color="#404040"/>
    </style:style>
    <style:style style:name="P2531" style:parent-style-name="NormalWeb" style:family="paragraph">
      <style:paragraph-properties fo:text-align="justify" fo:margin-top="0in" fo:margin-bottom="0in" fo:background-color="#FFFFFF"/>
    </style:style>
    <style:style style:name="T2532" style:parent-style-name="DefaultParagraphFont" style:family="text">
      <style:text-properties style:font-name="Arial" style:font-name-complex="Arial" fo:color="#404040"/>
    </style:style>
    <style:style style:name="T2533" style:parent-style-name="HTMLCode" style:family="text">
      <style:text-properties fo:color="#404040"/>
    </style:style>
    <style:style style:name="T2534" style:parent-style-name="DefaultParagraphFont" style:family="text">
      <style:text-properties style:font-name="Arial" style:font-name-complex="Arial" fo:color="#404040"/>
    </style:style>
    <style:style style:name="T2535" style:parent-style-name="HTMLCode" style:family="text">
      <style:text-properties fo:color="#404040"/>
    </style:style>
    <style:style style:name="T2536" style:parent-style-name="DefaultParagraphFont" style:family="text">
      <style:text-properties style:font-name="Arial" style:font-name-complex="Arial" fo:color="#404040"/>
    </style:style>
    <style:style style:name="T2537" style:parent-style-name="HTMLCode" style:family="text">
      <style:text-properties fo:color="#404040"/>
    </style:style>
    <style:style style:name="T2538" style:parent-style-name="DefaultParagraphFont" style:family="text">
      <style:text-properties style:font-name="Arial" style:font-name-complex="Arial" fo:color="#404040"/>
    </style:style>
    <style:style style:name="P2539" style:parent-style-name="HTMLPreformatted" style:family="paragraph">
      <style:paragraph-properties style:line-height-at-least="0.1875in" fo:background-color="#3F3F3F"/>
    </style:style>
    <style:style style:name="T2540" style:parent-style-name="nt" style:family="text">
      <style:text-properties fo:color="#9AC39F"/>
    </style:style>
    <style:style style:name="T2541" style:parent-style-name="p" style:family="text">
      <style:text-properties fo:color="#41706F"/>
    </style:style>
    <style:style style:name="P2542" style:parent-style-name="HTMLPreformatted" style:family="paragraph">
      <style:paragraph-properties style:line-height-at-least="0.1875in" fo:background-color="#3F3F3F"/>
    </style:style>
    <style:style style:name="T2543" style:parent-style-name="DefaultParagraphFont" style:family="text">
      <style:text-properties fo:color="#FDCE93"/>
    </style:style>
    <style:style style:name="T2544" style:parent-style-name="p" style:family="text">
      <style:text-properties fo:color="#41706F"/>
    </style:style>
    <style:style style:name="T2545" style:parent-style-name="DefaultParagraphFont" style:family="text">
      <style:text-properties fo:color="#FDCE93"/>
    </style:style>
    <style:style style:name="T2546" style:parent-style-name="l" style:family="text">
      <style:text-properties fo:color="#CCCCCC"/>
    </style:style>
    <style:style style:name="P2547" style:parent-style-name="HTMLPreformatted" style:family="paragraph">
      <style:paragraph-properties style:line-height-at-least="0.1875in" fo:background-color="#3F3F3F"/>
    </style:style>
    <style:style style:name="T2548" style:parent-style-name="DefaultParagraphFont" style:family="text">
      <style:text-properties fo:color="#FDCE93"/>
    </style:style>
    <style:style style:name="T2549" style:parent-style-name="p" style:family="text">
      <style:text-properties fo:color="#41706F"/>
    </style:style>
    <style:style style:name="T2550" style:parent-style-name="DefaultParagraphFont" style:family="text">
      <style:text-properties fo:color="#FDCE93"/>
    </style:style>
    <style:style style:name="T2551" style:parent-style-name="l" style:family="text">
      <style:text-properties fo:color="#CCCCCC"/>
    </style:style>
    <style:style style:name="P2552" style:parent-style-name="HTMLPreformatted" style:family="paragraph">
      <style:paragraph-properties style:line-height-at-least="0.1875in" fo:background-color="#3F3F3F"/>
    </style:style>
    <style:style style:name="T2553" style:parent-style-name="DefaultParagraphFont" style:family="text">
      <style:text-properties fo:color="#FDCE93"/>
    </style:style>
    <style:style style:name="T2554" style:parent-style-name="c1" style:family="text">
      <style:text-properties fo:font-style="italic" style:font-style-asian="italic" style:font-style-complex="italic" fo:color="#7F9F7F"/>
    </style:style>
    <style:style style:name="P2555" style:parent-style-name="HTMLPreformatted" style:family="paragraph">
      <style:paragraph-properties style:line-height-at-least="0.1875in" fo:background-color="#3F3F3F"/>
    </style:style>
    <style:style style:name="T2556" style:parent-style-name="DefaultParagraphFont" style:family="text">
      <style:text-properties fo:color="#FDCE93"/>
    </style:style>
    <style:style style:name="T2557" style:parent-style-name="p" style:family="text">
      <style:text-properties fo:color="#41706F"/>
    </style:style>
    <style:style style:name="T2558" style:parent-style-name="DefaultParagraphFont" style:family="text">
      <style:text-properties fo:color="#FDCE93"/>
    </style:style>
    <style:style style:name="T2559" style:parent-style-name="l" style:family="text">
      <style:text-properties fo:color="#CCCCCC"/>
    </style:style>
    <style:style style:name="P2560" style:parent-style-name="HTMLPreformatted" style:family="paragraph">
      <style:paragraph-properties style:line-height-at-least="0.1875in" fo:background-color="#3F3F3F"/>
    </style:style>
    <style:style style:name="T2561" style:parent-style-name="DefaultParagraphFont" style:family="text">
      <style:text-properties fo:color="#FDCE93"/>
    </style:style>
    <style:style style:name="T2562" style:parent-style-name="p" style:family="text">
      <style:text-properties fo:color="#41706F"/>
    </style:style>
    <style:style style:name="T2563" style:parent-style-name="DefaultParagraphFont" style:family="text">
      <style:text-properties fo:color="#FDCE93"/>
    </style:style>
    <style:style style:name="T2564" style:parent-style-name="l" style:family="text">
      <style:text-properties fo:color="#CCCCCC"/>
    </style:style>
    <style:style style:name="P2565" style:parent-style-name="HTMLPreformatted" style:family="paragraph">
      <style:paragraph-properties style:line-height-at-least="0.1875in" fo:background-color="#3F3F3F"/>
    </style:style>
    <style:style style:name="T2566" style:parent-style-name="DefaultParagraphFont" style:family="text">
      <style:text-properties fo:color="#FDCE93"/>
    </style:style>
    <style:style style:name="T2567" style:parent-style-name="p" style:family="text">
      <style:text-properties fo:color="#41706F"/>
    </style:style>
    <style:style style:name="T2568" style:parent-style-name="DefaultParagraphFont" style:family="text">
      <style:text-properties fo:color="#FDCE93"/>
    </style:style>
    <style:style style:name="T2569" style:parent-style-name="l" style:family="text">
      <style:text-properties fo:color="#CCCCCC"/>
    </style:style>
    <style:style style:name="P2570" style:parent-style-name="HTMLPreformatted" style:family="paragraph">
      <style:paragraph-properties style:line-height-at-least="0.1875in" fo:background-color="#3F3F3F"/>
    </style:style>
    <style:style style:name="T2571" style:parent-style-name="DefaultParagraphFont" style:family="text">
      <style:text-properties fo:color="#FDCE93"/>
    </style:style>
    <style:style style:name="T2572" style:parent-style-name="p" style:family="text">
      <style:text-properties fo:color="#41706F"/>
    </style:style>
    <style:style style:name="T2573" style:parent-style-name="DefaultParagraphFont" style:family="text">
      <style:text-properties fo:color="#FDCE93"/>
    </style:style>
    <style:style style:name="T2574" style:parent-style-name="l" style:family="text">
      <style:text-properties fo:color="#CCCCCC"/>
    </style:style>
    <style:style style:name="P2575" style:parent-style-name="HTMLPreformatted" style:family="paragraph">
      <style:paragraph-properties style:line-height-at-least="0.1875in" fo:background-color="#3F3F3F"/>
    </style:style>
    <style:style style:name="T2576" style:parent-style-name="DefaultParagraphFont" style:family="text">
      <style:text-properties fo:color="#FDCE93"/>
    </style:style>
    <style:style style:name="T2577" style:parent-style-name="p" style:family="text">
      <style:text-properties fo:color="#41706F"/>
    </style:style>
    <style:style style:name="T2578" style:parent-style-name="DefaultParagraphFont" style:family="text">
      <style:text-properties fo:color="#FDCE93"/>
    </style:style>
    <style:style style:name="T2579" style:parent-style-name="l" style:family="text">
      <style:text-properties fo:color="#CCCCCC"/>
    </style:style>
    <style:style style:name="P2580" style:parent-style-name="HTMLPreformatted" style:family="paragraph">
      <style:paragraph-properties style:line-height-at-least="0.1875in" fo:background-color="#3F3F3F"/>
    </style:style>
    <style:style style:name="T2581" style:parent-style-name="DefaultParagraphFont" style:family="text">
      <style:text-properties fo:color="#FDCE93"/>
    </style:style>
    <style:style style:name="T2582" style:parent-style-name="c1" style:family="text">
      <style:text-properties fo:font-style="italic" style:font-style-asian="italic" style:font-style-complex="italic" fo:color="#7F9F7F"/>
    </style:style>
    <style:style style:name="P2583" style:parent-style-name="HTMLPreformatted" style:family="paragraph">
      <style:paragraph-properties style:line-height-at-least="0.1875in" fo:background-color="#3F3F3F"/>
    </style:style>
    <style:style style:name="T2584" style:parent-style-name="DefaultParagraphFont" style:family="text">
      <style:text-properties fo:color="#FDCE93"/>
    </style:style>
    <style:style style:name="T2585" style:parent-style-name="c1" style:family="text">
      <style:text-properties fo:font-style="italic" style:font-style-asian="italic" style:font-style-complex="italic" fo:color="#7F9F7F"/>
    </style:style>
    <style:style style:name="P2586" style:parent-style-name="HTMLPreformatted" style:family="paragraph">
      <style:paragraph-properties style:line-height-at-least="0.1875in" fo:background-color="#3F3F3F"/>
    </style:style>
    <style:style style:name="T2587" style:parent-style-name="DefaultParagraphFont" style:family="text">
      <style:text-properties fo:color="#FDCE93"/>
    </style:style>
    <style:style style:name="T2588" style:parent-style-name="p" style:family="text">
      <style:text-properties fo:color="#41706F"/>
    </style:style>
    <style:style style:name="T2589" style:parent-style-name="DefaultParagraphFont" style:family="text">
      <style:text-properties fo:color="#FDCE93"/>
    </style:style>
    <style:style style:name="T2590" style:parent-style-name="l" style:family="text">
      <style:text-properties fo:color="#CCCCCC"/>
    </style:style>
    <style:style style:name="P2591" style:parent-style-name="NormalWeb" style:family="paragraph">
      <style:paragraph-properties fo:text-align="justify" fo:margin-top="0in" fo:margin-bottom="0in" fo:background-color="#FFFFFF"/>
    </style:style>
    <style:style style:name="T2592" style:parent-style-name="DefaultParagraphFont" style:family="text">
      <style:text-properties style:font-name="Arial" style:font-name-complex="Arial" fo:color="#404040"/>
    </style:style>
    <style:style style:name="T2593" style:parent-style-name="Hyperlink" style:family="text">
      <style:text-properties style:font-name="Arial" style:font-name-complex="Arial" fo:color="#FE7C6D"/>
    </style:style>
    <style:style style:name="T2594" style:parent-style-name="DefaultParagraphFont" style:family="text">
      <style:text-properties style:font-name="Arial" style:font-name-complex="Arial" fo:color="#404040"/>
    </style:style>
    <style:style style:name="T2595" style:parent-style-name="Hyperlink" style:family="text">
      <style:text-properties style:font-name="Arial" style:font-name-complex="Arial" fo:color="#FE7C6D"/>
    </style:style>
    <style:style style:name="T2596" style:parent-style-name="DefaultParagraphFont" style:family="text">
      <style:text-properties style:font-name="Arial" style:font-name-complex="Arial" fo:color="#404040"/>
    </style:style>
    <style:style style:name="P2597" style:parent-style-name="HTMLPreformatted" style:family="paragraph">
      <style:paragraph-properties style:line-height-at-least="0.1875in" fo:background-color="#3F3F3F"/>
    </style:style>
    <style:style style:name="T2598" style:parent-style-name="o" style:family="text">
      <style:text-properties fo:color="#F0EFD0"/>
    </style:style>
    <style:style style:name="T2599" style:parent-style-name="DefaultParagraphFont" style:family="text">
      <style:text-properties fo:color="#FDCE93"/>
    </style:style>
    <style:style style:name="T2600" style:parent-style-name="o" style:family="text">
      <style:text-properties fo:color="#F0EFD0"/>
    </style:style>
    <style:style style:name="T2601" style:parent-style-name="DefaultParagraphFont" style:family="text">
      <style:text-properties fo:color="#FDCE93"/>
    </style:style>
    <style:style style:name="T2602" style:parent-style-name="nb" style:family="text">
      <style:text-properties style:font-name-asian="DejaVu Sans Mono" fo:color="#EFEF8F"/>
    </style:style>
    <style:style style:name="P2603" style:parent-style-name="NormalWeb" style:family="paragraph">
      <style:paragraph-properties fo:text-align="justify" fo:margin-top="0in" fo:margin-bottom="0in" fo:background-color="#FFFFFF"/>
      <style:text-properties style:font-name="Arial" style:font-name-complex="Arial" fo:color="#404040"/>
    </style:style>
    <style:style style:name="P2604" style:parent-style-name="NormalWeb" style:family="paragraph">
      <style:paragraph-properties fo:text-align="justify" fo:margin-top="0in" fo:margin-bottom="0in" fo:background-color="#FFFFFF"/>
      <style:text-properties style:font-name="Arial" style:font-name-complex="Arial" fo:color="#404040"/>
    </style:style>
    <style:style style:name="P2605" style:parent-style-name="NormalWeb" style:family="paragraph">
      <style:paragraph-properties fo:text-align="justify" fo:margin-top="0in" fo:margin-bottom="0in" fo:background-color="#FFFFFF"/>
    </style:style>
    <style:style style:name="T2606" style:parent-style-name="DefaultParagraphFont" style:family="text">
      <style:text-properties style:font-name="Arial" style:font-name-complex="Arial" fo:color="#404040"/>
    </style:style>
    <style:style style:name="T2607" style:parent-style-name="HTMLCode" style:family="text">
      <style:text-properties fo:color="#404040"/>
    </style:style>
    <style:style style:name="T2608" style:parent-style-name="DefaultParagraphFont" style:family="text">
      <style:text-properties style:font-name="Arial" style:font-name-complex="Arial" fo:color="#404040"/>
    </style:style>
    <style:style style:name="P2609" style:parent-style-name="HTMLPreformatted" style:family="paragraph">
      <style:paragraph-properties style:line-height-at-least="0.1875in" fo:background-color="#3F3F3F"/>
    </style:style>
    <style:style style:name="T2610" style:parent-style-name="o" style:family="text">
      <style:text-properties fo:color="#F0EFD0"/>
    </style:style>
    <style:style style:name="T2611" style:parent-style-name="DefaultParagraphFont" style:family="text">
      <style:text-properties fo:color="#FDCE93"/>
    </style:style>
    <style:style style:name="T2612" style:parent-style-name="o" style:family="text">
      <style:text-properties fo:color="#F0EFD0"/>
    </style:style>
    <style:style style:name="T2613" style:parent-style-name="DefaultParagraphFont" style:family="text">
      <style:text-properties fo:color="#FDCE93"/>
    </style:style>
    <style:style style:name="T2614" style:parent-style-name="nb" style:family="text">
      <style:text-properties style:font-name-asian="DejaVu Sans Mono" fo:color="#EFEF8F"/>
    </style:style>
    <style:style style:name="P2615" style:parent-style-name="NormalWeb" style:family="paragraph">
      <style:paragraph-properties fo:text-align="justify" fo:margin-top="0in" fo:margin-bottom="0in" fo:background-color="#FFFFFF"/>
    </style:style>
    <style:style style:name="T2616" style:parent-style-name="DefaultParagraphFont" style:family="text">
      <style:text-properties style:font-name="Arial" style:font-name-complex="Arial" fo:color="#404040"/>
    </style:style>
    <style:style style:name="T2617" style:parent-style-name="Emphasis" style:family="text">
      <style:text-properties style:font-name="Arial" style:font-name-complex="Arial" fo:color="#404040"/>
    </style:style>
    <style:style style:name="T2618" style:parent-style-name="DefaultParagraphFont" style:family="text">
      <style:text-properties style:font-name="Arial" style:font-name-complex="Arial" fo:color="#404040"/>
    </style:style>
    <style:style style:family="graphic" style:name="a0">
      <style:graphic-properties draw:fill="none" draw:stroke="none"/>
    </style:style>
    <style:style style:family="graphic" style:name="a1">
      <style:graphic-properties draw:fill="none" draw:stroke="none"/>
    </style:style>
  </office:automatic-styles>
  <office:body>
    <office:text text:use-soft-page-breaks="true">
      <text:h text:style-name="P1" text:outline-level="1">IMPLEMENTA TESTS EN TUS ROLES DE ANSIBLE CON MOLECULE</text:h>
      <text:p text:style-name="P2"><text:span text:style-name="T3"> </text:span><text:span text:style-name="T4"><draw:custom-shape svg:x="0in" svg:y="0in" svg:width="0.33333in" svg:height="0.33333in" draw:id="id0" draw:style-name="a0" draw:name="Rectangle 3" text:anchor-type="as-char"><svg:title/><svg:desc>https://pornohardware.com/images/posts/2018-03-12-implementa-tests-en-tus-roles-de-ansible-con-molecule/header.jpg</svg:desc><draw:enhanced-geometry draw:type="non-primitive" svg:viewBox="0 0 21600 21600" draw:enhanced-path="M 0 0 L 21600 0 21600 21600 0 21600 Z N"/></draw:custom-shape></text:span></text:p>
      <text:p text:style-name="P5"><text:span text:style-name="T6">Hoy en dia nadie concibe (o nadie debería concebir, mejor dicho) empezar un proyecto de programación sin sus correspondientes tests. Tranquilidad en el desarrollo, código más robusto, anticiparnos a los errores, etc. son algunas de las </text:span><text:span text:style-name="T7">maravillas</text:span><text:span text:style-name="T8"> que nos ofrece el mundo del </text:span><text:span text:style-name="T9">testing</text:span><text:span text:style-name="T10">, así que si tiene tantas ventajas... ¿porqué no íbamos a aplicarlo también a otros ámbitos que no sean exclusivamente los de la programación?</text:span></text:p>
      <text:p text:style-name="P11"><text:a xlink:href="https://www.ansible.com/" office:target-frame-name="_top" xlink:show="replace"><text:span text:style-name="T12">Ansible</text:span></text:a><text:span text:style-name="T13"> es una de esas herramientas indispensables para cualquiera que administre servidores, automatizando la instalación de nuevos servicios, el despliegue de aplicaciones, configuraciones, etc. permitiendo que llevemos a cabo todas esas tareas de forma sencilla, rápida y automatizada ya sea en un servidor, en diez o en miles de ellos mediante la creación de </text:span><text:a xlink:href="https://docs.ansible.com/ansible/latest/playbooks_reuse_roles.html" office:target-frame-name="_top" xlink:show="replace"><text:span text:style-name="T14">roles</text:span></text:a><text:span text:style-name="T15">.</text:span></text:p>
      <text:p text:style-name="P16"><text:span text:style-name="T17">En este artículo voy a explicar cómo implementar el </text:span><text:span text:style-name="T18">framework</text:span><text:span text:style-name="T19"> </text:span><text:a xlink:href="https://molecule.readthedocs.io/" office:target-frame-name="_top" xlink:show="replace"><text:span text:style-name="T20">Molecule</text:span></text:a><text:span text:style-name="T21"> en dichos roles para poder testear su sintaxis, su </text:span><text:a xlink:href="https://es.wikipedia.org/wiki/Idempotencia" office:target-frame-name="_top" xlink:show="replace"><text:span text:style-name="T22">idempotencia</text:span></text:a><text:span text:style-name="T23"> (me encanta esta palabra) y su ejecución en diferentes instancias con diferentes sistemas operativos y configuraciones.</text:span></text:p>
      <text:p text:style-name="P24">Me voy a extender bastante en este artículo ya que una vez que conozcas y entiendas Molecule verás que realmente es muy sencillo y su utilización no tiene demasiada complicación, pero si es la primera vez que te encuentras con este framework hay pequeñas (pero muchas) cosas que hay que entender para poder aprovecharlo al 100%.</text:p>
      <text:p text:style-name="P25">Quiero dejar claro que éste artículo es sobre Molecule, no sobre Ansible... por lo que doy por hecho que ya conoces Ansible, sabes en qué consisten sus roles, cómo utilizarlos, etc.</text:p>
      <text:p text:style-name="P26"><text:span text:style-name="T27">Si este no es tu caso, seguramente este artículo no te será de mucha ayuda así que quizás deberías ponerte a </text:span><text:span text:style-name="T28">enredar</text:span><text:span text:style-name="T29"> con Ansible primero (intentaré escribir un artículo sobre Ansible algún dia).</text:span></text:p>
      <text:p text:style-name="P30">Aclarado este punto, comencemos:</text:p>
      <text:list text:style-name="LFO13" text:continue-numbering="true">
        <text:list-item>
          <text:p text:style-name="P31"><text:a xlink:href="https://pornohardware.com/2018/03/12/implementa-tests-en-tus-roles-de-ansible-con-molecule/#whatis" office:target-frame-name="_top" xlink:show="replace"><text:span text:style-name="T32">¿Qué es Molecule?</text:span></text:a></text:p>
        </text:list-item>
        <text:list-item>
          <text:p text:style-name="P33"><text:a xlink:href="https://pornohardware.com/2018/03/12/implementa-tests-en-tus-roles-de-ansible-con-molecule/#install" office:target-frame-name="_top" xlink:show="replace"><text:span text:style-name="T34">Instalación inicial del framework</text:span></text:a></text:p>
        </text:list-item>
        <text:list-item>
          <text:p text:style-name="P35"><text:a xlink:href="https://pornohardware.com/2018/03/12/implementa-tests-en-tus-roles-de-ansible-con-molecule/#configure" office:target-frame-name="_top" xlink:show="replace"><text:span text:style-name="T36">Configuración y ejecución de tests</text:span></text:a></text:p>
        </text:list-item>
        <text:list-item>
          <text:p text:style-name="P37"><text:a xlink:href="https://pornohardware.com/2018/03/12/implementa-tests-en-tus-roles-de-ansible-con-molecule/#refs" office:target-frame-name="_top" xlink:show="replace"><text:span text:style-name="T38">Referencias</text:span></text:a></text:p>
        </text:list-item>
      </text:list>
      <text:h text:style-name="P39" text:outline-level="2">¿QUÉ ES MOLECULE?<text:bookmark-start text:name="whatis"/><text:bookmark-end text:name="whatis"/></text:h>
      <text:p text:style-name="P40"><text:span text:style-name="T41">Según lo definen en su </text:span><text:a xlink:href="https://molecule.readthedocs.io/" office:target-frame-name="_top" xlink:show="replace"><text:span text:style-name="T42">propia página web</text:span></text:a><text:span text:style-name="T43">, Molecule es un </text:span><text:a xlink:href="https://es.wikipedia.org/wiki/Framework" office:target-frame-name="_top" xlink:show="replace"><text:span text:style-name="T44">framework</text:span></text:a><text:span text:style-name="T45"> que facilita el desarrollo y los tests de los roles de Ansible. Permite la realización de tests con múltiples instancias, sistemas operativos, proveedores de virtualización, escenarios, etc.</text:span></text:p>
      <text:p text:style-name="P46"><text:span text:style-name="T47"><draw:custom-shape svg:x="0in" svg:y="0in" svg:width="0.33333in" svg:height="0.33333in" draw:id="id1" draw:style-name="a1" draw:name="Rectangle 2" text:anchor-type="as-char"><svg:title/><svg:desc>https://pornohardware.com/images/logos/logo_molecule.png</svg:desc><draw:enhanced-geometry draw:type="non-primitive" svg:viewBox="0 0 21600 21600" draw:enhanced-path="M 0 0 L 21600 0 21600 21600 0 21600 Z N"/></draw:custom-shape></text:span><text:span text:style-name="T48">Molecule se encarga de que los roles que hagamos estén bien escritos, sean mantenibles, fácilmente entendibles y de que el resultado de su ejecución sea el esperado.</text:span></text:p>
      <text:p text:style-name="P49"><text:span text:style-name="T50">Es decir, Molecule nos provee de la infraestructura necesaria para poder </text:span><text:span text:style-name="T51">lanzar</text:span><text:span text:style-name="T52"> nuestros roles en diferentes escenarios, comprobar su funcionamiento, asegurarnos de que cumplen las reglas de estilo que queremos, etc.</text:span></text:p>
      <text:p text:style-name="P53"><text:span text:style-name="T54">Disponemos de varios </text:span><text:span text:style-name="T55">drivers</text:span><text:span text:style-name="T56"> con los que ejecutar los tests. Uno de los más interesantes es el de </text:span><text:a xlink:href="https://www.docker.com/" office:target-frame-name="_top" xlink:show="replace"><text:span text:style-name="T57">Docker</text:span></text:a><text:span text:style-name="T58"> ya que a través de este driver Molecule puede levantar contenedores con cualquier sistema operativo o configuración y ejecutar en ellos nuestros roles de Ansible para asegurarnos de que funcionan correctamente en cualquier sistema operativo o versión.</text:span></text:p>
      <text:p text:style-name="P59">Aparte de esto, Molecule cuenta también con otras funcionalidades que nos ayudan con el correcto desarrollo de nuestros roles de Ansible, como por ejemplo:</text:p>
      <text:soft-page-break/>
      <text:list text:style-name="LFO14" text:continue-numbering="true">
        <text:list-item>
          <text:p text:style-name="P60"><text:span text:style-name="T61">Analizador </text:span><text:span text:style-name="T62">Linter</text:span><text:span text:style-name="T63">: Molecule dispone de varios </text:span><text:a xlink:href="https://es.wikipedia.org/wiki/Lint" office:target-frame-name="_top" xlink:show="replace"><text:span text:style-name="T64">lints</text:span></text:a><text:span text:style-name="T65"> que se encargarán de comprobar que la sintaxis de nuestros roles sea correcta, que su código cumpla con los estándares de estilo que hayamos definido, etc.</text:span></text:p>
        </text:list-item>
        <text:list-item>
          <text:p text:style-name="P66"><text:span text:style-name="T67">Comprobación de idempotencia</text:span><text:span text:style-name="T68">: Uno de los fundamentos básicos de Ansible es la idempotencia, es decir, que podamos ejecutar un role o tarea tantas veces como queramos y que el resultado de todas esas ejecuciones sea el mismo que si únicamente lo hubiéramos ejecutado una vez.</text:span></text:p>
        </text:list-item>
        <text:list-item>
          <text:p text:style-name="P69"><text:span text:style-name="T70">Ejecución de roles en diferentes entornos</text:span><text:span text:style-name="T71">: Como os comentaba antes, según el driver que utilicemos Molecule puede ejecutar los roles en diferentes contenedores de Docker, en entornos Cloud, máquinas virtuales, etc.</text:span></text:p>
        </text:list-item>
        <text:list-item>
          <text:p text:style-name="P72"><text:span text:style-name="T73">Verificación de resultados</text:span><text:span text:style-name="T74">: Molecule puede ejecutar diferentes scripts una vez terminada la ejecución de nuestros roles para comprobar que efectivamente han hecho lo que se supone que debían hacer. La forma más común de hacerlo es mediante </text:span><text:a xlink:href="https://testinfra.readthedocs.io/" office:target-frame-name="_top" xlink:show="replace"><text:span text:style-name="T75">Testinfra</text:span></text:a><text:span text:style-name="T76">, una serie de scripts que podemos realizar para comprobar en qué estado está nuestro servidor después de la ejecución de un role de Ansible.</text:span></text:p>
        </text:list-item>
      </text:list>
      <text:p text:style-name="P77">Ahora que ya sabemos más o menos de qué va la cosa, vamos a ver cómo se utiliza.</text:p>
      <text:h text:style-name="P78" text:outline-level="2">INSTALACIÓN INICIAL DEL FRAMEWORK<text:bookmark-start text:name="install"/><text:bookmark-end text:name="install"/></text:h>
      <text:p text:style-name="P79"><text:span text:style-name="T80">Podemos instalar Molecule utilizando el gestor de paquetes de nuestra distribución (</text:span><text:a xlink:href="https://manpages.debian.org/stretch/apt/apt.8.en.html" office:target-frame-name="_top" xlink:show="replace"><text:span text:style-name="T81">apt</text:span></text:a><text:span text:style-name="T82">, </text:span><text:a xlink:href="https://www.centos.org/docs/5/html/yum/" office:target-frame-name="_top" xlink:show="replace"><text:span text:style-name="T83">yum</text:span></text:a><text:span text:style-name="T84">, etc) pero (al igual que Ansible) Molecule está escrito en </text:span><text:a xlink:href="https://www.python.org/" office:target-frame-name="_top" xlink:show="replace"><text:span text:style-name="T85">Python</text:span></text:a><text:span text:style-name="T86">, por lo que personalmente recomiendo su instalación utilizando </text:span><text:span text:style-name="T87">pip</text:span><text:span text:style-name="T88"> dentro de un </text:span><text:span text:style-name="T89">virtualenv</text:span><text:span text:style-name="T90">.</text:span></text:p>
      <text:p text:style-name="P91"><text:span text:style-name="T92">Tanto </text:span><text:a xlink:href="https://pypi.python.org/pypi/pip/" office:target-frame-name="_top" xlink:show="replace"><text:span text:style-name="T93">pip</text:span></text:a><text:span text:style-name="T94"> como </text:span><text:a xlink:href="https://pypi.python.org/pypi/virtualenv/" office:target-frame-name="_top" xlink:show="replace"><text:span text:style-name="T95">virtualenv</text:span></text:a><text:span text:style-name="T96"> son dos aplicaciones completamente indispensables en el mundo de Python por lo que supongo que las conocerás bien, pero por si acaso:</text:span></text:p>
      <text:list text:style-name="LFO15" text:continue-numbering="true">
        <text:list-item>
          <text:p text:style-name="P97"><text:span text:style-name="T98">pip</text:span><text:span text:style-name="T99">: Se trata de un gestor de paquetes de Python. Podríamos decir que </text:span><text:span text:style-name="T100">pip</text:span><text:span text:style-name="T101"> es a Python lo que </text:span><text:span text:style-name="T102">apt</text:span><text:span text:style-name="T103"> es a </text:span><text:a xlink:href="https://www.debian.org/index.es.html" office:target-frame-name="_top" xlink:show="replace"><text:span text:style-name="T104">Debian</text:span></text:a><text:span text:style-name="T105"> o lo que </text:span><text:span text:style-name="T106">yum</text:span><text:span text:style-name="T107"> es a </text:span><text:a xlink:href="https://www.centos.org/" office:target-frame-name="_top" xlink:show="replace"><text:span text:style-name="T108">CentOS</text:span></text:a><text:span text:style-name="T109">. Tienes toda la información sobre esta aplicación aquí: </text:span><text:a xlink:href="https://pip.pypa.io/en/stable/" office:target-frame-name="_top" xlink:show="replace"><text:span text:style-name="T110">https://pip.pypa.io/en/stable/</text:span></text:a><text:span text:style-name="T111">.</text:span></text:p>
        </text:list-item>
        <text:list-item>
          <text:p text:style-name="P112"><text:span text:style-name="T113">virtualenv</text:span><text:span text:style-name="T114">: Python es un lenguaje genial, muy potente y versátil... pero debido a sus múltiples versiones, a sus incompatibilidades entre ellas, a su ingente cantidad de librerías, etc, etc. a veces es una locura disponer de todos los paquetes y librerías que necesitamos en nuestro proyecto. Para solucionar estos problemas nació </text:span><text:span text:style-name="T115">virtualenv</text:span><text:span text:style-name="T116">, una herramienta que permite gestionar entornos virtuales de Python. Dentro de estos entornos podemos instalar las librerías de Python que queramos, módulos, etc. y estarán disponibles y accesibles únicamente desde dicho entorno, por lo que cuando salgamos de él, todo lo que hubiéramos instalado dejará de estar disponible para el resto del sistema. De esta forma podemos crear un </text:span><text:span text:style-name="T117">entorno virtual</text:span><text:span text:style-name="T118"> para nuestro proyecto e instalar en él las librerías necesarias sin que éstas afecten a las del resto del sistema (ni las del resto del sistema a nuestro entorno, por supuesto). Tienes toda la información sobre </text:span><text:span text:style-name="T119">virtualenv</text:span><text:span text:style-name="T120"> aquí: </text:span><text:a xlink:href="https://virtualenv.pypa.io/en/stable/" office:target-frame-name="_top" xlink:show="replace"><text:span text:style-name="T121">https://virtualenv.pypa.io/en/stable/</text:span></text:a><text:span text:style-name="T122">, pero no te preocupes si es la primera vez que lo ves y todavía no lo tienes claro, lo veremos más en detalle un poco más adelante.</text:span></text:p>
        </text:list-item>
      </text:list>
      <text:p text:style-name="P123"><text:span text:style-name="T124">Por lo tanto, aunque podrías simplemente ejecutar </text:span><text:span text:style-name="T125">apt-get install molecule</text:span><text:span text:style-name="T126"> desde tu flamante Debian, es mejor mantener el sistema </text:span><text:span text:style-name="T127">limpio</text:span><text:span text:style-name="T128"> e instalar Molecule y el resto de paquetes necesarios únicamente dentro del entorno virtual de nuestro role.</text:span></text:p>
      <text:p text:style-name="P129"><text:span text:style-name="T130">Empecemos por el principio: supongamos que queremos escribir un role de Ansible que se encargue (por ejemplo) de instalar el editor </text:span><text:a xlink:href="https://www.vim.org/" office:target-frame-name="_top" xlink:show="replace"><text:span text:style-name="T131">Vim</text:span></text:a><text:span text:style-name="T132">.</text:span></text:p>
      <text:p text:style-name="P133"><text:span text:style-name="T134">Llamaremos a nuestro role </text:span><text:span text:style-name="T135">vim-installer</text:span><text:span text:style-name="T136">.</text:span></text:p>
      <text:soft-page-break/>
      <text:p text:style-name="P137"><text:span text:style-name="T138">Lo primero que necesitamos es crear la estructura de archivos y directorios típica de un role de Ansible, por lo que ejecutamos el comando </text:span><text:span text:style-name="T139">ansible-galaxy</text:span><text:span text:style-name="T140"> de esta forma:</text:span></text:p>
      <text:p text:style-name="P141">$ ansible-galaxy init --verbose vim-installer</text:p>
      <text:p text:style-name="P142"><text:span text:style-name="T143">Este comando creará un directorio llamado </text:span><text:span text:style-name="T144">vim-installer</text:span><text:span text:style-name="T145"> que contendrá la siguiente estructura:</text:span></text:p>
      <text:p text:style-name="P146">└─ vim-installer/</text:p>
      <text:p text:style-name="P147"><text:s text:c="3"/>├─ defaults/</text:p>
      <text:p text:style-name="P148"><text:s text:c="3"/>│ <text:s/>└─ main.yml</text:p>
      <text:p text:style-name="P149"><text:s text:c="3"/>├─ files/</text:p>
      <text:p text:style-name="P150"><text:s text:c="3"/>├─ handlers/</text:p>
      <text:p text:style-name="P151"><text:s text:c="3"/>│ <text:s/>└─ main.yml</text:p>
      <text:p text:style-name="P152"><text:s text:c="3"/>├─ meta/</text:p>
      <text:p text:style-name="P153"><text:s text:c="3"/>│ <text:s/>└─ main.yml</text:p>
      <text:p text:style-name="P154"><text:s text:c="3"/>├─ tasks/</text:p>
      <text:p text:style-name="P155"><text:s text:c="3"/>│ <text:s/>└─ main.yml</text:p>
      <text:p text:style-name="P156"><text:s text:c="3"/>├─ templates/</text:p>
      <text:p text:style-name="P157"><text:s text:c="3"/>├─ tests/</text:p>
      <text:p text:style-name="P158"><text:s text:c="3"/>│ <text:s/>├─ inventory</text:p>
      <text:p text:style-name="P159"><text:s text:c="3"/>│ <text:s/>└─ test.yml</text:p>
      <text:p text:style-name="P160"><text:s text:c="3"/>├─ vars/</text:p>
      <text:p text:style-name="P161"><text:s text:c="3"/>│ <text:s/>└─ main.yml</text:p>
      <text:p text:style-name="P162"><text:span text:style-name="T163"><text:s text:c="3"/></text:span><text:span text:style-name="T164">└─ README.md</text:span></text:p>
      <text:p text:style-name="P165">Esta es la estructura típica que tienen todos los roles de Ansible.</text:p>
      <text:p text:style-name="P166"><text:span text:style-name="T167">Por simplificar el ejemplo, hemos acordado que nuestro role únicamente iba a encargarse de instalar Vim, por lo que editamos el archivo </text:span><text:span text:style-name="T168">tasks/main.yml</text:span><text:span text:style-name="T169"> y creamos una tarea que instale dicho paquete:</text:span></text:p>
      <text:p text:style-name="P170"><text:span text:style-name="T171">tasks/main.yml </text:span><text:a xlink:href="https://pornohardware.com/files/2018-03-12-implementa-tests-en-tus-roles-de-ansible-con-molecule/tasks-main.yml" office:target-frame-name="_top" xlink:show="replace"><text:span text:style-name="T172">download</text:span></text:a></text:p>
      <text:p text:style-name="P173">---</text:p>
      <text:p text:style-name="P174"><text:span text:style-name="T175"># tasks file for vim-installer</text:span></text:p>
      <text:p text:style-name="P176">- name: Instalando Vim</text:p>
      <text:p text:style-name="P177"><text:s text:c="2"/>apt:</text:p>
      <text:p text:style-name="P178"><text:s text:c="4"/>name: vim</text:p>
      <text:p text:style-name="P179"><text:span text:style-name="T180"><text:s text:c="4"/></text:span><text:span text:style-name="T181">state: present</text:span></text:p>
      <text:p text:style-name="P182"><text:span text:style-name="T183">Como veis es un role muy sencillo en el que he usado a propósito el módulo </text:span><text:span text:style-name="T184">apt</text:span><text:span text:style-name="T185"> para instalar el paquete para que cuando probemos el role en diferentes sistemas operativos podamos ver cómo funciona correctamente cuando lo hacemos en distribuciones basadas en Debian (en las que si se usa el comando </text:span><text:span text:style-name="T186">apt</text:span><text:span text:style-name="T187">) y cómo falla cuando lo probamos en otras distribuciones que no tienen dicho comando (como CentOS, Fedora, SuSE, etc).</text:span></text:p>
      <text:p text:style-name="P188"><text:span text:style-name="T189">Ya tenemos entonces nuestro role para instalar Vim usando Ansible, pero antes de continuar vamos a crear un </text:span><text:span text:style-name="T190">virtualenv</text:span><text:span text:style-name="T191"> para poder instalar Molecule y sus dependencias.</text:span></text:p>
      <text:p text:style-name="P192">Lo primero será instalar Virtualenv y Pip (si no los tenemos instalados ya). Para instalarlos, ahora si, podemos utilizar el gestor de paquetes de nuestra distribución:</text:p>
      <text:p text:style-name="P193">Para los que uséis distribuciones de machotes, como por ejemplo Debian:</text:p>
      <text:p text:style-name="P194">$ sudo apt-get install virtualenv python-pip</text:p>
      <text:p text:style-name="P195">Para los que prefieran distribuciones de niñitas, como por ejemplo CentOS:</text:p>
      <text:p text:style-name="P196">$ sudo yum install python-virtualenv python2-pip</text:p>
      <text:p text:style-name="P197"><text:span text:style-name="T198">Ahora que ya los tenemos instalados, creamos un nuevo entorno virtual con el comando </text:span><text:span text:style-name="T199">virtualenv</text:span><text:span text:style-name="T200"> (dentro del directorio de nuestro proyecto) y lo </text:span><text:span text:style-name="T201">activamos</text:span><text:span text:style-name="T202">:</text:span></text:p>
      <text:p text:style-name="P203"><text:span text:style-name="T204">$<text:s/></text:span><text:span text:style-name="T205">cd</text:span><text:span text:style-name="T206"><text:s/>vim-installer</text:span></text:p>
      <text:p text:style-name="P207">$ virtualenv venv</text:p>
      <text:p text:style-name="P208"><text:span text:style-name="T209">$<text:s/></text:span><text:span text:style-name="T210">source</text:span><text:span text:style-name="T211"><text:s/>venv/bin/activate</text:span></text:p>
      <text:soft-page-break/>
      <text:p text:style-name="P212"><text:span text:style-name="T213">Esto creará un nuevo directorio llamado </text:span><text:span text:style-name="T214">venv</text:span><text:span text:style-name="T215"> (el nombre que le hemos dado a nuestro entorno virtual) en el cual se guardarán las librerías y módulos de Python que instalemos de ahora en adelante y hasta que salgamos del </text:span><text:span text:style-name="T216">virtualenv</text:span><text:span text:style-name="T217">.</text:span></text:p>
      <text:p text:style-name="P218"><text:span text:style-name="T219">Os habréis dado cuenta de cuando hemos activado el </text:span><text:span text:style-name="T220">virtualenv</text:span><text:span text:style-name="T221"> con el comando </text:span><text:span text:style-name="T222">source venv/bin/activate</text:span><text:span text:style-name="T223"> nos aparece en el </text:span><text:span text:style-name="T224">prompt</text:span><text:span text:style-name="T225"> el nombre de nuestro entorno virtual entre paréntesis, verdad? Eso nos indica que estamos </text:span><text:span text:style-name="T226">dentro</text:span><text:span text:style-name="T227"> de dicho </text:span><text:span text:style-name="T228">virtualenv</text:span><text:span text:style-name="T229">, y aparecerá siempre hasta que salgamos del mismo (con el comando </text:span><text:span text:style-name="T230">deactivate</text:span><text:span text:style-name="T231"> o al cerrar el terminal).</text:span></text:p>
      <text:p text:style-name="P232"><text:span text:style-name="T233">Ahora que estamos dentro de un </text:span><text:span text:style-name="T234">virtualenv</text:span><text:span text:style-name="T235"> aislado del resto del sistema vamos a instalar los paquetes necesarios utilizando el comando </text:span><text:span text:style-name="T236">pip</text:span><text:span text:style-name="T237">.</text:span></text:p>
      <text:p text:style-name="P238"><text:span text:style-name="T239">Podríamos instalar los paquetes de uno en uno con </text:span><text:span text:style-name="T240">pip install &lt;nombre-paquete&gt;</text:span><text:span text:style-name="T241">, pero cuando tenemos varios proyectos diferentes al final se nos olvida qué paquetes son necesarios para cada uno de ellos, por lo que una </text:span><text:span text:style-name="T242">buena práctica</text:span><text:span text:style-name="T243"> recomendada es la de tener un archivo llamado </text:span><text:span text:style-name="T244">requirements.txt</text:span><text:span text:style-name="T245"> con la lista de paquetes necesarios para poder ejecutar nuestro proyecto.</text:span></text:p>
      <text:p text:style-name="P246">Por lo tanto, vamos a crear dicho archivo de texto en la raíz de nuestro proyecto conteniendo el nombre y versión de los paquetes que necesitamos:</text:p>
      <text:p text:style-name="P247"><text:span text:style-name="T248">requirements.txt </text:span><text:a xlink:href="https://pornohardware.com/files/2018-03-12-implementa-tests-en-tus-roles-de-ansible-con-molecule/requirements.txt" office:target-frame-name="_top" xlink:show="replace"><text:span text:style-name="T249">download</text:span></text:a></text:p>
      <text:p text:style-name="P250"><text:span text:style-name="T251">molecule</text:span><text:span text:style-name="T252">&amp;</text:span><text:span text:style-name="T253">gt</text:span><text:span text:style-name="T254">;</text:span><text:span text:style-name="T255">=</text:span><text:span text:style-name="T256">2</text:span></text:p>
      <text:p text:style-name="P257"><text:span text:style-name="T258">docker-py</text:span><text:span text:style-name="T259">&amp;</text:span><text:span text:style-name="T260">gt</text:span><text:span text:style-name="T261">;</text:span><text:span text:style-name="T262">=</text:span><text:span text:style-name="T263">1</text:span></text:p>
      <text:p text:style-name="P264"><text:span text:style-name="T265">testinfra</text:span><text:span text:style-name="T266">&amp;</text:span><text:span text:style-name="T267">gt</text:span><text:span text:style-name="T268">;</text:span><text:span text:style-name="T269">=</text:span><text:span text:style-name="T270">1</text:span><text:span text:style-name="T271">.7</text:span></text:p>
      <text:p text:style-name="P272">Y ahora los instalamos todos a la vez (incluidas sus muchas dependencias) con el comando:</text:p>
      <text:p text:style-name="P273"><text:span text:style-name="T274">(</text:span><text:span text:style-name="T275">venv</text:span><text:span text:style-name="T276">)</text:span><text:span text:style-name="T277"><text:s/>$ pip install -r requirements.txt</text:span></text:p>
      <text:p text:style-name="P278">Ya tenemos Molecule instalado, pero para poder utilizarlo hacen falta varios archivos de configuración, directorios, etc. Sería una pérdida de tiempo tener que crear esas cosas de forma manual (aunque podríamos hacerlo si quisiéramos), por lo que vamos a decirle a Molecule que los genere automáticamente:</text:p>
      <text:p text:style-name="P279"><text:span text:style-name="T280">(</text:span><text:span text:style-name="T281">venv</text:span><text:span text:style-name="T282">)</text:span><text:span text:style-name="T283"><text:s/>$ molecule init scenario --role-name vim-installer</text:span></text:p>
      <text:p text:style-name="P284"><text:span text:style-name="T285">Podríamos especificar el parámetro </text:span><text:span text:style-name="T286">--driver &lt;nombre_del_driver&gt;</text:span><text:span text:style-name="T287"> para decirle a Molecule que utilice un driver u otro (</text:span><text:span text:style-name="T288">Vagrant</text:span><text:span text:style-name="T289">, </text:span><text:span text:style-name="T290">Docker</text:span><text:span text:style-name="T291">, </text:span><text:span text:style-name="T292">Azure</text:span><text:span text:style-name="T293">, </text:span><text:span text:style-name="T294">EC2</text:span><text:span text:style-name="T295">, </text:span><text:span text:style-name="T296">OpenStack</text:span><text:span text:style-name="T297">, etc), pero el que vamos a ver aquí es Docker (que es el driver por defecto en Molecule) por lo que no hace falta especificarlo.</text:span></text:p>
      <text:p text:style-name="P298">Este comando añadirá 2 cosas a nuestro actual role:</text:p>
      <text:list text:style-name="LFO16" text:continue-numbering="true">
        <text:list-item>
          <text:p text:style-name="P299"><text:span text:style-name="T300">.yamllint</text:span><text:span text:style-name="T301">: Este archivo contiene la configuración y las reglas del analizador </text:span><text:span text:style-name="T302">linter</text:span><text:span text:style-name="T303"> de archivos </text:span><text:a xlink:href="https://es.wikipedia.org/wiki/YAML" office:target-frame-name="_top" xlink:show="replace"><text:span text:style-name="T304">yaml</text:span></text:a><text:span text:style-name="T305"> (si no sabes qué es esto no te preocupes, lo explicaré un poco más adelante).</text:span></text:p>
        </text:list-item>
        <text:list-item>
          <text:p text:style-name="P306"><text:span text:style-name="T307">molecule/</text:span><text:span text:style-name="T308">: En este directorio se guarda la configuración de Molecule para nuestro role, así como todos los demás archivos necesarios para la ejecución de los tests.</text:span></text:p>
        </text:list-item>
      </text:list>
      <text:p text:style-name="P309">Nuestra estructura de archivos y directorios estará ahora de esta forma:</text:p>
      <text:p text:style-name="P310">└─ vim-installer/</text:p>
      <text:p text:style-name="P311"><text:s text:c="3"/>├─ defaults/</text:p>
      <text:p text:style-name="P312"><text:s text:c="3"/>│ <text:s/>└─ main.yml</text:p>
      <text:p text:style-name="P313"><text:s text:c="3"/>├─ files/</text:p>
      <text:p text:style-name="P314"><text:s text:c="3"/>├─ handlers/</text:p>
      <text:p text:style-name="P315"><text:s text:c="3"/>│ <text:s/>└─ main.yml</text:p>
      <text:p text:style-name="P316"><text:s text:c="3"/>├─ meta/</text:p>
      <text:p text:style-name="P317"><text:s text:c="3"/>│ <text:s/>└─ main.yml</text:p>
      <text:soft-page-break/>
      <text:p text:style-name="P318"><text:span text:style-name="T319"><text:s text:c="3"/></text:span><text:span text:style-name="T320">├─ molecule/ <text:s text:c="3"/>&lt;--- nuevo subdirectorio (con el contenido de Molecule)</text:span></text:p>
      <text:p text:style-name="P321"><text:s text:c="3"/>│ <text:s/>└─ default/</text:p>
      <text:p text:style-name="P322"><text:s text:c="3"/>│ <text:s text:c="4"/>├─ tests/</text:p>
      <text:p text:style-name="P323"><text:s text:c="3"/>│ <text:s text:c="4"/>│ <text:s/>├─ test_default.py</text:p>
      <text:p text:style-name="P324"><text:s text:c="3"/>│ <text:s text:c="4"/>│ <text:s/>└─ test_default.pyc</text:p>
      <text:p text:style-name="P325"><text:s text:c="3"/>│ <text:s text:c="4"/>├─ create.yml</text:p>
      <text:p text:style-name="P326"><text:s text:c="3"/>│ <text:s text:c="4"/>├─ destroy.yml</text:p>
      <text:p text:style-name="P327"><text:s text:c="3"/>│ <text:s text:c="4"/>├─ Dockerfile.j2</text:p>
      <text:p text:style-name="P328"><text:s text:c="3"/>│ <text:s text:c="4"/>├─ INSTALL.rst</text:p>
      <text:p text:style-name="P329"><text:s text:c="3"/>│ <text:s text:c="4"/>├─ molecule.yml</text:p>
      <text:p text:style-name="P330"><text:s text:c="3"/>│ <text:s text:c="4"/>├─ playbook.yml</text:p>
      <text:p text:style-name="P331"><text:s text:c="3"/>│ <text:s text:c="4"/>└─ prepare.yml</text:p>
      <text:p text:style-name="P332"><text:s text:c="3"/>├─ tasks/</text:p>
      <text:p text:style-name="P333"><text:s text:c="3"/>│ <text:s/>└─ main.yml</text:p>
      <text:p text:style-name="P334"><text:s text:c="3"/>├─ templates/</text:p>
      <text:p text:style-name="P335"><text:s text:c="3"/>├─ tests/</text:p>
      <text:p text:style-name="P336"><text:s text:c="3"/>│ <text:s/>├─ inventory</text:p>
      <text:p text:style-name="P337"><text:s text:c="3"/>│ <text:s/>└─ test.yml</text:p>
      <text:p text:style-name="P338"><text:s text:c="3"/>├─ vars/</text:p>
      <text:p text:style-name="P339"><text:s text:c="3"/>│ <text:s/>└─ main.yml</text:p>
      <text:p text:style-name="P340"><text:s text:c="3"/>├─ README.md</text:p>
      <text:p text:style-name="P341"><text:s text:c="3"/>└─ .yamllint <text:s text:c="3"/>&lt;--- nuevo archivo (con las reglas del lint de YAML)</text:p>
      <text:p text:style-name="P342"><text:span text:style-name="T343">Antes de seguir y para evitar malentendidos no debemos confundir el directorio </text:span><text:span text:style-name="T344">tests/</text:span><text:span text:style-name="T345"> (que es el que crea Ansible al inicializar el role) con el directorio </text:span><text:span text:style-name="T346">molecule/default/tests/</text:span><text:span text:style-name="T347"> (que es el que crea Molecule con sus tests de </text:span><text:span text:style-name="T348">Testinfra</text:span><text:span text:style-name="T349"> y que ya veremos más adelante). Por lo que ya que vamos a realizar los tests con Molecule podemos prescindir del directorio </text:span><text:span text:style-name="T350">tests/</text:span><text:span text:style-name="T351"> de Ansible, así que lo eliminamos y así evitamos posibles confusiones:</text:span></text:p>
      <text:p text:style-name="P352"><text:span text:style-name="T353">(</text:span><text:span text:style-name="T354">venv</text:span><text:span text:style-name="T355">)</text:span><text:span text:style-name="T356"><text:s/>$ rm -rf tests</text:span></text:p>
      <text:p text:style-name="P357">Con esto ya tendríamos un role de Ansible con el entorno de Molecule instalado. Vamos ahora a configurarlo...</text:p>
      <text:h text:style-name="P358" text:outline-level="2">CONFIGURACIÓN Y EJECUCIÓN DE TESTS<text:bookmark-start text:name="configure"/><text:bookmark-end text:name="configure"/></text:h>
      <text:p text:style-name="P359"><text:span text:style-name="T360">La configuración general de Molecule está en el archivo </text:span><text:span text:style-name="T361">molecule/default/molecule.yml</text:span><text:span text:style-name="T362">. Ahí es donde se configuran tanto los parámetros globales de los tests de Molecule como los parámetros específicos de cada uno de los tests individuales.</text:span></text:p>
      <text:p text:style-name="P363">Más adelante veremos detenidamente qué son y para qué sirven cada uno de los archivos que se han generado en el paso anterior, pero antes hay algunas cosas que debemos saber sobre cómo funciona Molecule.</text:p>
      <text:p text:style-name="P364">En primer lugar hay que saber que Molecule incluye varios tipos de comprobaciones. No se limita a lanzar los tests que hayamos programado, sino que hace varias comprobaciones diferentes, y ejecutar esos tests son solo una de ellas.</text:p>
      <text:p text:style-name="P365"><text:span text:style-name="T366">Aunque Molecule tiene varios </text:span><text:span text:style-name="T367">drivers</text:span><text:span text:style-name="T368"> (como mencioné al principio) y en este artículo vamos a utilizar el driver Docker, cabe recordar igualmente que hay muchos otros como por ejemplo </text:span><text:span text:style-name="T369">EC2</text:span><text:span text:style-name="T370"> (para utilizar instancias de </text:span><text:a xlink:href="https://aws.amazon.com/es/" office:target-frame-name="_top" xlink:show="replace"><text:span text:style-name="T371">Amazon Web Services</text:span></text:a><text:span text:style-name="T372"> en lugar de contenedores Docker), o </text:span><text:a xlink:href="https://azure.microsoft.com/es-es/" office:target-frame-name="_top" xlink:show="replace"><text:span text:style-name="T373">Azure</text:span></text:a><text:span text:style-name="T374">, </text:span><text:a xlink:href="https://www.openstack.org/" office:target-frame-name="_top" xlink:show="replace"><text:span text:style-name="T375">OpenStack</text:span></text:a><text:span text:style-name="T376">, </text:span><text:a xlink:href="https://www.vagrantup.com/" office:target-frame-name="_top" xlink:show="replace"><text:span text:style-name="T377">Vagrant</text:span></text:a><text:span text:style-name="T378">, etc.</text:span></text:p>
      <text:p text:style-name="P379"><text:span text:style-name="T380">Estas son las </text:span><text:span text:style-name="T381">acciones</text:span><text:span text:style-name="T382"> que podemos ejecutar en Molecule:</text:span></text:p>
      <text:list text:style-name="LFO17" text:continue-numbering="true">
        <text:list-item>
          <text:p text:style-name="P383"><text:span text:style-name="T384">lint</text:span><text:span text:style-name="T385">: Comprueba que los archivos </text:span><text:span text:style-name="T386">.yml</text:span><text:span text:style-name="T387"> de nuestro role cumplen las reglas de estilo especificadas.</text:span></text:p>
        </text:list-item>
        <text:list-item>
          <text:p text:style-name="P388"><text:span text:style-name="T389">destroy</text:span><text:span text:style-name="T390">: Destruye los contenedores Docker de una ejecución anterior (si los hubiera).</text:span></text:p>
        </text:list-item>
        <text:list-item>
          <text:p text:style-name="P391"><text:span text:style-name="T392">dependency</text:span><text:span text:style-name="T393">: Instala las dependencias necesarias (en caso de haberlas) de los contenedores Docker donde vamos a probar nuestro role.</text:span></text:p>
        </text:list-item>
        <text:list-item>
          <text:p text:style-name="P394"><text:span text:style-name="T395">syntax</text:span><text:span text:style-name="T396">: Comprueba que la sintaxis de los archivos </text:span><text:span text:style-name="T397">.yml</text:span><text:span text:style-name="T398"> de nuestro role es correcta.</text:span></text:p>
        </text:list-item>
        <text:list-item>
          <text:p text:style-name="P399"><text:span text:style-name="T400">create</text:span><text:span text:style-name="T401">: Construye e inicia todos los contenedores donde vayamos a probar nuestros roles.</text:span></text:p>
        </text:list-item>
        <text:list-item>
          <text:p text:style-name="P402"><text:span text:style-name="T403">prepare</text:span><text:span text:style-name="T404">: Prepara (si es necesario) los contenedores antes de ejecutar los roles (por si hubiera que instalar algún paquete en ellos o hacer cualquier otra cosa).</text:span></text:p>
        </text:list-item>
        <text:list-item>
          <text:p text:style-name="P405"><text:span text:style-name="T406">converge</text:span><text:span text:style-name="T407">: Ejecuta el role en todos los contenedores que previamente se han creado.</text:span></text:p>
        </text:list-item>
        <text:list-item>
          <text:p text:style-name="P408"><text:span text:style-name="T409">idempotence</text:span><text:span text:style-name="T410">: Ejecuta de nuevo los roles (como en el paso anterior) para comprobar que el resultado es el mismo que la primera vez y asegurar de esta forma el </text:span><text:a xlink:href="https://es.wikipedia.org/wiki/Idempotencia" office:target-frame-name="_top" xlink:show="replace"><text:span text:style-name="T411">principio de idempotencia</text:span></text:a><text:span text:style-name="T412"> necesario en cualquier role de Ansible.</text:span></text:p>
        </text:list-item>
        <text:list-item>
          <text:p text:style-name="P413"><text:span text:style-name="T414">side-effect</text:span><text:span text:style-name="T415">: Esta comprobación viene desactivada por defecto, y se encarga de comprobar efectos colaterales de la ejecución del role en los contenedores (no la he usado nunca, así que poco puedo hablar de ella).</text:span></text:p>
        </text:list-item>
        <text:list-item>
          <text:p text:style-name="P416"><text:span text:style-name="T417">verify</text:span><text:span text:style-name="T418">: Ejecuta tests (de </text:span><text:span text:style-name="T419">Testinfra</text:span><text:span text:style-name="T420"> o </text:span><text:span text:style-name="T421">Goss</text:span><text:span text:style-name="T422">) para comprobar que el role ha hecho lo que se suponía que debía hacer en cada uno de los contenedores.</text:span></text:p>
        </text:list-item>
        <text:list-item>
          <text:p text:style-name="P423"><text:span text:style-name="T424">destroy</text:span><text:span text:style-name="T425">: Una vez terminados los tests, destruye todos los contenedores y finaliza la ejecución.</text:span></text:p>
        </text:list-item>
      </text:list>
      <text:p text:style-name="P426"><text:span text:style-name="T427">Solo después de haber ejecutado una a una todas estas acciones y de no haber registrado ningún error en ellas se daría por buena la ejecución de Molecule y podríamos decir que nuestro role </text:span><text:span text:style-name="T428">pasa los tests</text:span><text:span text:style-name="T429"> (OK). Si se detecta un error en cualquiera de ellas, se interrumpe la ejecución y se asume que nuestro role </text:span><text:span text:style-name="T430">no pasa los tests</text:span><text:span text:style-name="T431"> (KO).</text:span></text:p>
      <text:p text:style-name="P432"><text:span text:style-name="T433">Un test </text:span><text:span text:style-name="T434">completo</text:span><text:span text:style-name="T435"> incluiría todas esas estas acciones, pero también podemos ejecutar Molecule para que lleve a cabo solo una de ellas (o varias).</text:span></text:p>
      <text:p text:style-name="P436"><text:span text:style-name="T437">La mayoría de estos tests de Molecule se corresponden con una de estas acciones, pero hay algunos tests que conllevan varias de ellas. Por ejemplo, antes de ejecutar la acción de </text:span><text:span text:style-name="T438">converge</text:span><text:span text:style-name="T439"> (que es la que ejecuta el role en los diferentes contenedores de Docker) tendremos que haber creado los contenedores mediante la acción </text:span><text:span text:style-name="T440">create</text:span><text:span text:style-name="T441">. Por lo tanto, estos serían los tests de los que disponemos en Molecule (y las acciones que conlleva cada uno de ellos):</text:span></text:p>
      <text:list text:style-name="LFO18" text:continue-numbering="true">
        <text:list-item>
          <text:p text:style-name="P442"><text:a xlink:href="https://pornohardware.com/2018/03/12/implementa-tests-en-tus-roles-de-ansible-con-molecule/#test-lint" office:target-frame-name="_top" xlink:show="replace"><text:span text:style-name="T443">Lint</text:span></text:a><text:span text:style-name="T444">: Este test únicamente se corresponde con la acción </text:span><text:span text:style-name="T445">lint</text:span><text:span text:style-name="T446">.</text:span></text:p>
        </text:list-item>
        <text:list-item>
          <text:p text:style-name="P447"><text:a xlink:href="https://pornohardware.com/2018/03/12/implementa-tests-en-tus-roles-de-ansible-con-molecule/#test-syntax" office:target-frame-name="_top" xlink:show="replace"><text:span text:style-name="T448">Syntax</text:span></text:a><text:span text:style-name="T449">: Este test únicamente se corresponde con la acción </text:span><text:span text:style-name="T450">syntax</text:span><text:span text:style-name="T451">.</text:span></text:p>
        </text:list-item>
        <text:list-item>
          <text:p text:style-name="P452"><text:a xlink:href="https://pornohardware.com/2018/03/12/implementa-tests-en-tus-roles-de-ansible-con-molecule/#test-converge" office:target-frame-name="_top" xlink:show="replace"><text:span text:style-name="T453">Converge</text:span></text:a><text:span text:style-name="T454">: Este test se corresponde con las acciones: </text:span><text:span text:style-name="T455">create</text:span><text:span text:style-name="T456">, </text:span><text:span text:style-name="T457">prepare</text:span><text:span text:style-name="T458">, </text:span><text:span text:style-name="T459">converge</text:span><text:span text:style-name="T460"> y </text:span><text:span text:style-name="T461">destroy</text:span><text:span text:style-name="T462">.</text:span></text:p>
        </text:list-item>
        <text:list-item>
          <text:p text:style-name="P463"><text:a xlink:href="https://pornohardware.com/2018/03/12/implementa-tests-en-tus-roles-de-ansible-con-molecule/#test-idempotence" office:target-frame-name="_top" xlink:show="replace"><text:span text:style-name="T464">Idempotence</text:span></text:a><text:span text:style-name="T465">: Este test únicamente se corresponde con la acción </text:span><text:span text:style-name="T466">idempotence</text:span><text:span text:style-name="T467">.</text:span></text:p>
        </text:list-item>
        <text:list-item>
          <text:p text:style-name="P468"><text:a xlink:href="https://pornohardware.com/2018/03/12/implementa-tests-en-tus-roles-de-ansible-con-molecule/#test-side-effect" office:target-frame-name="_top" xlink:show="replace"><text:span text:style-name="T469">Side-effect</text:span></text:a><text:span text:style-name="T470">: Este test únicamente se corresponde con la acción </text:span><text:span text:style-name="T471">side-effect</text:span><text:span text:style-name="T472">.</text:span></text:p>
        </text:list-item>
        <text:list-item>
          <text:p text:style-name="P473"><text:a xlink:href="https://pornohardware.com/2018/03/12/implementa-tests-en-tus-roles-de-ansible-con-molecule/#test-verify" office:target-frame-name="_top" xlink:show="replace"><text:span text:style-name="T474">Verify</text:span></text:a><text:span text:style-name="T475">: Este test únicamente se corresponde con la acción </text:span><text:span text:style-name="T476">verify</text:span><text:span text:style-name="T477">.</text:span></text:p>
        </text:list-item>
      </text:list>
      <text:p text:style-name="P478"><text:span text:style-name="T479">En el archivo de configuración de Molecule (</text:span><text:span text:style-name="T480">molecule/default/molecule.yml</text:span><text:span text:style-name="T481">) podemos configurar la secuencia de acciones que tendrá asociado cada test. Esto se hace definiendo las secuencias dentro del bloque de configuración de </text:span><text:span text:style-name="T482">scenario</text:span><text:span text:style-name="T483">. En mi caso, suelo dejar ese bloque de esta forma:</text:span></text:p>
      <text:p text:style-name="P484"><text:span text:style-name="T485">scenario</text:span><text:span text:style-name="T486">:</text:span></text:p>
      <text:p text:style-name="P487"><text:span text:style-name="T488"><text:s text:c="2"/></text:span><text:span text:style-name="T489">name</text:span><text:span text:style-name="T490">:</text:span><text:span text:style-name="T491"><text:s/></text:span><text:span text:style-name="T492">default</text:span></text:p>
      <text:soft-page-break/>
      <text:p text:style-name="P493"><text:span text:style-name="T494"><text:s text:c="2"/></text:span><text:span text:style-name="T495">create_sequence</text:span><text:span text:style-name="T496">:</text:span></text:p>
      <text:p text:style-name="P497"><text:span text:style-name="T498"><text:s text:c="4"/></text:span><text:span text:style-name="T499">-</text:span><text:span text:style-name="T500"><text:s/></text:span><text:span text:style-name="T501">create</text:span></text:p>
      <text:p text:style-name="P502"><text:span text:style-name="T503"><text:s text:c="4"/></text:span><text:span text:style-name="T504">-</text:span><text:span text:style-name="T505"><text:s/></text:span><text:span text:style-name="T506">prepare</text:span></text:p>
      <text:p text:style-name="P507"><text:span text:style-name="T508"><text:s text:c="2"/></text:span><text:span text:style-name="T509">check_sequence</text:span><text:span text:style-name="T510">:</text:span></text:p>
      <text:p text:style-name="P511"><text:span text:style-name="T512"><text:s text:c="4"/></text:span><text:span text:style-name="T513">-</text:span><text:span text:style-name="T514"><text:s/></text:span><text:span text:style-name="T515">destroy</text:span></text:p>
      <text:p text:style-name="P516"><text:span text:style-name="T517"><text:s text:c="4"/></text:span><text:span text:style-name="T518">-</text:span><text:span text:style-name="T519"><text:s/></text:span><text:span text:style-name="T520">create</text:span></text:p>
      <text:p text:style-name="P521"><text:span text:style-name="T522"><text:s text:c="4"/></text:span><text:span text:style-name="T523">-</text:span><text:span text:style-name="T524"><text:s/></text:span><text:span text:style-name="T525">prepare</text:span></text:p>
      <text:p text:style-name="P526"><text:span text:style-name="T527"><text:s text:c="4"/></text:span><text:span text:style-name="T528">-</text:span><text:span text:style-name="T529"><text:s/></text:span><text:span text:style-name="T530">converge</text:span></text:p>
      <text:p text:style-name="P531"><text:span text:style-name="T532"><text:s text:c="4"/></text:span><text:span text:style-name="T533">-</text:span><text:span text:style-name="T534"><text:s/></text:span><text:span text:style-name="T535">check</text:span></text:p>
      <text:p text:style-name="P536"><text:span text:style-name="T537"><text:s text:c="4"/></text:span><text:span text:style-name="T538">-</text:span><text:span text:style-name="T539"><text:s/></text:span><text:span text:style-name="T540">destroy</text:span></text:p>
      <text:p text:style-name="P541"><text:span text:style-name="T542"><text:s text:c="2"/></text:span><text:span text:style-name="T543">converge_sequence</text:span><text:span text:style-name="T544">:</text:span></text:p>
      <text:p text:style-name="P545"><text:span text:style-name="T546"><text:s text:c="4"/></text:span><text:span text:style-name="T547"># - dependency</text:span></text:p>
      <text:p text:style-name="P548"><text:span text:style-name="T549"><text:s text:c="4"/></text:span><text:span text:style-name="T550">-</text:span><text:span text:style-name="T551"><text:s/></text:span><text:span text:style-name="T552">create</text:span></text:p>
      <text:p text:style-name="P553"><text:span text:style-name="T554"><text:s text:c="4"/></text:span><text:span text:style-name="T555">-</text:span><text:span text:style-name="T556"><text:s/></text:span><text:span text:style-name="T557">prepare</text:span></text:p>
      <text:p text:style-name="P558"><text:span text:style-name="T559"><text:s text:c="4"/></text:span><text:span text:style-name="T560">-</text:span><text:span text:style-name="T561"><text:s/></text:span><text:span text:style-name="T562">converge</text:span></text:p>
      <text:p text:style-name="P563"><text:span text:style-name="T564"><text:s text:c="2"/></text:span><text:span text:style-name="T565">destroy_sequence</text:span><text:span text:style-name="T566">:</text:span></text:p>
      <text:p text:style-name="P567"><text:span text:style-name="T568"><text:s text:c="4"/></text:span><text:span text:style-name="T569">-</text:span><text:span text:style-name="T570"><text:s/></text:span><text:span text:style-name="T571">destroy</text:span></text:p>
      <text:p text:style-name="P572"><text:span text:style-name="T573"><text:s text:c="2"/></text:span><text:span text:style-name="T574">test_sequence</text:span><text:span text:style-name="T575">:</text:span></text:p>
      <text:p text:style-name="P576"><text:span text:style-name="T577"><text:s text:c="4"/></text:span><text:span text:style-name="T578">-</text:span><text:span text:style-name="T579"><text:s/></text:span><text:span text:style-name="T580">lint</text:span></text:p>
      <text:p text:style-name="P581"><text:span text:style-name="T582"><text:s text:c="4"/></text:span><text:span text:style-name="T583">-</text:span><text:span text:style-name="T584"><text:s/></text:span><text:span text:style-name="T585">destroy</text:span></text:p>
      <text:p text:style-name="P586"><text:span text:style-name="T587"><text:s text:c="4"/></text:span><text:span text:style-name="T588"># - dependency</text:span></text:p>
      <text:p text:style-name="P589"><text:span text:style-name="T590"><text:s text:c="4"/></text:span><text:span text:style-name="T591">-</text:span><text:span text:style-name="T592"><text:s/></text:span><text:span text:style-name="T593">syntax</text:span></text:p>
      <text:p text:style-name="P594"><text:span text:style-name="T595"><text:s text:c="4"/></text:span><text:span text:style-name="T596">-</text:span><text:span text:style-name="T597"><text:s/></text:span><text:span text:style-name="T598">create</text:span></text:p>
      <text:p text:style-name="P599"><text:span text:style-name="T600"><text:s text:c="4"/></text:span><text:span text:style-name="T601">-</text:span><text:span text:style-name="T602"><text:s/></text:span><text:span text:style-name="T603">prepare</text:span></text:p>
      <text:p text:style-name="P604"><text:span text:style-name="T605"><text:s text:c="4"/></text:span><text:span text:style-name="T606">-</text:span><text:span text:style-name="T607"><text:s/></text:span><text:span text:style-name="T608">converge</text:span></text:p>
      <text:p text:style-name="P609"><text:span text:style-name="T610"><text:s text:c="4"/></text:span><text:span text:style-name="T611">-</text:span><text:span text:style-name="T612"><text:s/></text:span><text:span text:style-name="T613">idempotence</text:span></text:p>
      <text:p text:style-name="P614"><text:span text:style-name="T615"><text:s text:c="4"/></text:span><text:span text:style-name="T616"># - side_effect</text:span></text:p>
      <text:p text:style-name="P617"><text:span text:style-name="T618"><text:s text:c="4"/></text:span><text:span text:style-name="T619">-</text:span><text:span text:style-name="T620"><text:s/></text:span><text:span text:style-name="T621">verify</text:span></text:p>
      <text:p text:style-name="P622"><text:span text:style-name="T623"><text:s text:c="4"/></text:span><text:span text:style-name="T624">-</text:span><text:span text:style-name="T625"><text:s/></text:span><text:span text:style-name="T626">destroy</text:span></text:p>
      <text:p text:style-name="P627"><text:span text:style-name="T628">Es decir, cuando se invoque a </text:span><text:span text:style-name="T629">create</text:span><text:span text:style-name="T630"> en realidad se estará ejecutando la acción </text:span><text:span text:style-name="T631">create</text:span><text:span text:style-name="T632"> y luego la acción </text:span><text:span text:style-name="T633">prepare</text:span><text:span text:style-name="T634">. Cuando se invoque a </text:span><text:span text:style-name="T635">check</text:span><text:span text:style-name="T636"> se estará ejecutando las acciones </text:span><text:span text:style-name="T637">destroy</text:span><text:span text:style-name="T638">, </text:span><text:span text:style-name="T639">create</text:span><text:span text:style-name="T640">, </text:span><text:span text:style-name="T641">prepare</text:span><text:span text:style-name="T642">, </text:span><text:span text:style-name="T643">converge</text:span><text:span text:style-name="T644">, </text:span><text:span text:style-name="T645">check</text:span><text:span text:style-name="T646"> y </text:span><text:span text:style-name="T647">destroy</text:span><text:span text:style-name="T648">. En el caso de invocar un test completo, suelo deshabilitar (según el caso) las acciones </text:span><text:span text:style-name="T649">dependency</text:span><text:span text:style-name="T650"> y </text:span><text:span text:style-name="T651">side_effect</text:span><text:span text:style-name="T652">.</text:span></text:p>
      <text:p text:style-name="P653">Vamos a ver cada uno de los tests con un poco más de detenimiento...</text:p>
      <text:h text:style-name="P654" text:outline-level="3"><text:span text:style-name="T655">TEST </text:span><text:span text:style-name="T656">LINT</text:span><text:bookmark-start text:name="test-lint"/><text:bookmark-end text:name="test-lint"/></text:h>
      <text:p text:style-name="P657"><text:span text:style-name="T658">Se conoce como </text:span><text:span text:style-name="T659">linter</text:span><text:span text:style-name="T660"> (o </text:span><text:span text:style-name="T661">lint</text:span><text:span text:style-name="T662"> a secas) al programa que se encarga de examinar nuestro código en busca de partes incorrectas, sospechosas, incompatibles, etc.</text:span></text:p>
      <text:p text:style-name="P663"><text:span text:style-name="T664">En este caso, el test </text:span><text:span text:style-name="T665">lint</text:span><text:span text:style-name="T666"> de Molecule se encarga de examinar los archivos </text:span><text:span text:style-name="T667">.yml</text:span><text:span text:style-name="T668"> que forman nuestro role de Ansible para comprobar que cumple con una serie de reglas predefinidas. Estas reglas suelen ser reglas de formato, como por ejemplo que todos los archivos comiencen con tres guiones (los archivos </text:span><text:span text:style-name="T669">.yml</text:span><text:span text:style-name="T670"> suelen empezar por </text:span><text:span text:style-name="T671">---</text:span><text:span text:style-name="T672">), que no haya líneas cuya longitud supere un determinado número de caracteres (para que el código sea legible), etc.</text:span></text:p>
      <text:p text:style-name="P673">Vamos a ejecutar este test, a ver qué nos dice Molecule:</text:p>
      <text:p text:style-name="P674"><text:span text:style-name="T675">(</text:span><text:span text:style-name="T676">venv</text:span><text:span text:style-name="T677">)</text:span><text:span text:style-name="T678"><text:s/>$ molecule lint</text:span></text:p>
      <text:p text:style-name="P679">El resultado de ese comando en nuestro role será algo parecido a esto:</text:p>
      <text:p text:style-name="P680">--&gt; Test matrix</text:p>
      <text:p text:style-name="P681"/>
      <text:p text:style-name="P682">└── default</text:p>
      <text:p text:style-name="P683"><text:s text:c="4"/>└── lint</text:p>
      <text:p text:style-name="P684"/>
      <text:soft-page-break/>
      <text:p text:style-name="P685"><text:span text:style-name="T686">--&gt; Scenario:<text:s/></text:span><text:span text:style-name="T687">'default'</text:span></text:p>
      <text:p text:style-name="P688"><text:span text:style-name="T689">--&gt; Action:<text:s/></text:span><text:span text:style-name="T690">'lint'</text:span></text:p>
      <text:p text:style-name="P691">--&gt; Executing Yamllint on files found in /tmp/vim-installer/...</text:p>
      <text:p text:style-name="P692"><text:s text:c="4"/>/tmp/vim-installer/tasks/main.yml</text:p>
      <text:p text:style-name="P693"><text:span text:style-name="T694"><text:s text:c="6"/></text:span><text:span text:style-name="T695">2</text:span><text:span text:style-name="T696">:31 <text:s text:c="5"/>error <text:s text:c="3"/>no new line character at the end of file <text:s/></text:span><text:span text:style-name="T697">(</text:span><text:span text:style-name="T698">new-line-at-end-of-file</text:span><text:span text:style-name="T699">)</text:span></text:p>
      <text:p text:style-name="P700"/>
      <text:p text:style-name="P701"><text:s text:c="4"/>/tmp/vim-installer/meta/main.yml</text:p>
      <text:p text:style-name="P702"><text:span text:style-name="T703"><text:s text:c="6"/></text:span><text:span text:style-name="T704">1</text:span><text:span text:style-name="T705">:1 <text:s text:c="6"/>warning <text:s/>missing document start<text:s/></text:span><text:span text:style-name="T706">"---"</text:span><text:span text:style-name="T707"><text:s text:c="2"/></text:span><text:span text:style-name="T708">(</text:span><text:span text:style-name="T709">document-start</text:span><text:span text:style-name="T710">)</text:span></text:p>
      <text:p text:style-name="P711"><text:span text:style-name="T712"><text:s text:c="6"/></text:span><text:span text:style-name="T713">30</text:span><text:span text:style-name="T714">:4 <text:s text:c="5"/>warning <text:s/>missing starting space in comment <text:s/></text:span><text:span text:style-name="T715">(</text:span><text:span text:style-name="T716">comments</text:span><text:span text:style-name="T717">)</text:span></text:p>
      <text:p text:style-name="P718"><text:span text:style-name="T719"><text:s text:c="6"/></text:span><text:span text:style-name="T720">48</text:span><text:span text:style-name="T721">:5 <text:s text:c="5"/>warning <text:s/>comment not indented like content <text:s/></text:span><text:span text:style-name="T722">(</text:span><text:span text:style-name="T723">comments-indentation</text:span><text:span text:style-name="T724">)</text:span></text:p>
      <text:p text:style-name="P725"><text:span text:style-name="T726"><text:s text:c="6"/></text:span><text:span text:style-name="T727">56</text:span><text:span text:style-name="T728">:3 <text:s text:c="5"/>warning <text:s/>comment not indented like content <text:s/></text:span><text:span text:style-name="T729">(</text:span><text:span text:style-name="T730">comments-indentation</text:span><text:span text:style-name="T731">)</text:span></text:p>
      <text:p text:style-name="P732"><text:span text:style-name="T733"><text:s text:c="6"/></text:span><text:span text:style-name="T734">57</text:span><text:span text:style-name="T735">:42 <text:s text:c="4"/>error <text:s text:c="3"/>no new line character at the end of file <text:s/></text:span><text:span text:style-name="T736">(</text:span><text:span text:style-name="T737">new-line-at-end-of-file</text:span><text:span text:style-name="T738">)</text:span></text:p>
      <text:p text:style-name="P739"/>
      <text:p text:style-name="P740"><text:s text:c="4"/>/tmp//vim-installer/vars/main.yml</text:p>
      <text:p text:style-name="P741"><text:span text:style-name="T742"><text:s text:c="6"/></text:span><text:span text:style-name="T743">2</text:span><text:span text:style-name="T744">:30 <text:s text:c="5"/>error <text:s text:c="3"/>no new line character at the end of file <text:s/></text:span><text:span text:style-name="T745">(</text:span><text:span text:style-name="T746">new-line-at-end-of-file</text:span><text:span text:style-name="T747">)</text:span></text:p>
      <text:p text:style-name="P748"/>
      <text:p text:style-name="P749"><text:s text:c="4"/>/tmp/vim-installer/handlers/main.yml</text:p>
      <text:p text:style-name="P750"><text:span text:style-name="T751"><text:s text:c="6"/></text:span><text:span text:style-name="T752">2</text:span><text:span text:style-name="T753">:34 <text:s text:c="5"/>error <text:s text:c="3"/>no new line character at the end of file <text:s/></text:span><text:span text:style-name="T754">(</text:span><text:span text:style-name="T755">new-line-at-end-of-file</text:span><text:span text:style-name="T756">)</text:span></text:p>
      <text:p text:style-name="P757"/>
      <text:p text:style-name="P758"><text:s text:c="4"/>/tmp/vim-installer/defaults/main.yml</text:p>
      <text:p text:style-name="P759"><text:span text:style-name="T760"><text:s text:c="6"/></text:span><text:span text:style-name="T761">2</text:span><text:span text:style-name="T762">:34 <text:s text:c="5"/>error <text:s text:c="3"/>no new line character at the end of file <text:s/></text:span><text:span text:style-name="T763">(</text:span><text:span text:style-name="T764">new-line-at-end-of-file</text:span><text:span text:style-name="T765">)</text:span></text:p>
      <text:p text:style-name="P766"><text:span text:style-name="T767">Que viene a decir que hay 5 archivos (de los generados por </text:span><text:span text:style-name="T768">Ansible</text:span><text:span text:style-name="T769"> al inicializar el nuevo role) que no cumplen con las reglas de estilo predefinidas para los archivos </text:span><text:span text:style-name="T770">.yml</text:span><text:span text:style-name="T771">.</text:span></text:p>
      <text:p text:style-name="P772"><text:span text:style-name="T773">Es más que probable que aparezcan otro </text:span><text:span text:style-name="T774">cientos</text:span><text:span text:style-name="T775"> de errores aparte de estos debido a que al estar dentro de un </text:span><text:span text:style-name="T776">virtualenv</text:span><text:span text:style-name="T777"> tendremos un montón de archivos </text:span><text:span text:style-name="T778">.yml</text:span><text:span text:style-name="T779"> en dicho directorio (los cuales no tiene porqué cumplir ninguna de nuestras reglas de estilo ya que son archivos de terceros sobre los que no tenemos ningún control) por lo que antes de nada, edita el archivo </text:span><text:span text:style-name="T780">.yamllint</text:span><text:span text:style-name="T781"> y añade </text:span><text:span text:style-name="T782">ignore: venv/</text:span><text:span text:style-name="T783"> justo debajo de </text:span><text:span text:style-name="T784">extends: default</text:span><text:span text:style-name="T785"> para que no se tenga en cuenta lo que hay en ese directorio. Después, ejecuta de nuevo el test </text:span><text:span text:style-name="T786">lint</text:span><text:span text:style-name="T787"> para ver si ya no aparecen esos archivos en el informe de Molecule.</text:span></text:p>
      <text:p text:style-name="P788">Dicho esto, si en lugar de inicializar un nuevo role (como he hecho yo para escribir este artículo) estuvieras implementando Molecule en un role que ya tuvieras hecho de antemano, obviamente la salida de este test podría ser diferente (podría haber otros errores diferentes o incluso no haber ninguno).</text:p>
      <text:p text:style-name="P789"><text:span text:style-name="T790">La mayoría de los errores que nos está mostrando Molecule ahora son debidos a que los archivos no terminan con un </text:span><text:a xlink:href="https://es.wikipedia.org/wiki/Retorno_de_carro" office:target-frame-name="_top" xlink:show="replace"><text:span text:style-name="T791">retorno de carro</text:span></text:a><text:span text:style-name="T792"> (que es una de las reglas de estilo que tiene el </text:span><text:span text:style-name="T793">linter</text:span><text:span text:style-name="T794"> por defecto), por lo que si editamos los archivos </text:span><text:span text:style-name="T795">tasks/main.yml</text:span><text:span text:style-name="T796">, </text:span><text:span text:style-name="T797">meta/main.yml</text:span><text:span text:style-name="T798">, </text:span><text:span text:style-name="T799">vars/main.yml</text:span><text:span text:style-name="T800">, </text:span><text:span text:style-name="T801">handlers/main.yml</text:span><text:span text:style-name="T802"> y </text:span><text:span text:style-name="T803">defaults/main.yml</text:span><text:span text:style-name="T804">, añadimos un retorno de carro al final y volvemos a ejecutar el test </text:span><text:span text:style-name="T805">lint</text:span><text:span text:style-name="T806"> obtendríamos algo parecido a esto:</text:span></text:p>
      <text:p text:style-name="P807">--&gt; Test matrix</text:p>
      <text:p text:style-name="P808"/>
      <text:p text:style-name="P809">└── default</text:p>
      <text:p text:style-name="P810"><text:s text:c="4"/>└── lint</text:p>
      <text:p text:style-name="P811"/>
      <text:p text:style-name="P812"><text:span text:style-name="T813">--&gt; Scenario:<text:s/></text:span><text:span text:style-name="T814">'default'</text:span></text:p>
      <text:p text:style-name="P815"><text:span text:style-name="T816">--&gt; Action:<text:s/></text:span><text:span text:style-name="T817">'lint'</text:span></text:p>
      <text:p text:style-name="P818">--&gt; Executing Yamllint on files found in /tmp/vim-installer/...</text:p>
      <text:p text:style-name="P819"><text:s text:c="4"/>/tmp/vim-installer/meta/main.yml</text:p>
      <text:p text:style-name="P820"><text:span text:style-name="T821"><text:s text:c="6"/></text:span><text:span text:style-name="T822">1</text:span><text:span text:style-name="T823">:1 <text:s text:c="6"/>warning <text:s/>missing document start<text:s/></text:span><text:span text:style-name="T824">"---"</text:span><text:span text:style-name="T825"><text:s text:c="2"/></text:span><text:span text:style-name="T826">(</text:span><text:span text:style-name="T827">document-start</text:span><text:span text:style-name="T828">)</text:span></text:p>
      <text:p text:style-name="P829"><text:span text:style-name="T830"><text:s text:c="6"/></text:span><text:span text:style-name="T831">30</text:span><text:span text:style-name="T832">:4 <text:s text:c="5"/>warning <text:s/>missing starting space in comment <text:s/></text:span><text:span text:style-name="T833">(</text:span><text:span text:style-name="T834">comments</text:span><text:span text:style-name="T835">)</text:span></text:p>
      <text:p text:style-name="P836"><text:span text:style-name="T837"><text:s text:c="6"/></text:span><text:span text:style-name="T838">48</text:span><text:span text:style-name="T839">:5 <text:s text:c="5"/>warning <text:s/>comment not indented like content <text:s/></text:span><text:span text:style-name="T840">(</text:span><text:span text:style-name="T841">comments-indentation</text:span><text:span text:style-name="T842">)</text:span></text:p>
      <text:p text:style-name="P843"><text:span text:style-name="T844"><text:s text:c="6"/></text:span><text:span text:style-name="T845">56</text:span><text:span text:style-name="T846">:3 <text:s text:c="5"/>warning <text:s/>comment not indented like content <text:s/></text:span><text:span text:style-name="T847">(</text:span><text:span text:style-name="T848">comments-indentation</text:span><text:span text:style-name="T849">)</text:span></text:p>
      <text:p text:style-name="P850"/>
      <text:p text:style-name="P851">Lint completed successfully.</text:p>
      <text:p text:style-name="P852">--&gt; Executing Flake8 on files found in /tmp/vim-installer/molecule/default/tests/...</text:p>
      <text:p text:style-name="P853">Lint completed successfully.</text:p>
      <text:p text:style-name="P854">--&gt; Executing Ansible Lint on /tmp/vim-installer/molecule/default/playbook.yml...</text:p>
      <text:p text:style-name="P855">Lint completed successfully.</text:p>
      <text:p text:style-name="P856"><text:span text:style-name="T857">La mayoría de los errores que teníamos antes han desaparecido. Y para solucionar el resto podemos o bien ir corrigiéndolos o bien configurar el </text:span><text:span text:style-name="T858">linter</text:span><text:span text:style-name="T859"> para desactivar esa regla en concreto (en caso de que no queramos que se aplique en nuestro role por algún motivo).</text:span></text:p>
      <text:p text:style-name="P860"><text:span text:style-name="T861">Esta configuración se guarda en el archivo </text:span><text:span text:style-name="T862">.yamllint</text:span><text:span text:style-name="T863">, el cual fué creado de forma automática por Molecule cuando inicializamos el role y cuyo contenido es:</text:span></text:p>
      <text:p text:style-name="P864"><text:span text:style-name="T865">.yamllint </text:span><text:a xlink:href="https://pornohardware.com/files/2018-03-12-implementa-tests-en-tus-roles-de-ansible-con-molecule/yamllint" office:target-frame-name="_top" xlink:show="replace"><text:span text:style-name="T866">download</text:span></text:a></text:p>
      <text:p text:style-name="P867">extends: default</text:p>
      <text:p text:style-name="P868"/>
      <text:p text:style-name="P869">ignore: venv/</text:p>
      <text:p text:style-name="P870"/>
      <text:p text:style-name="P871">rules:</text:p>
      <text:p text:style-name="P872"><text:s text:c="2"/>braces:</text:p>
      <text:p text:style-name="P873"><text:span text:style-name="T874"><text:s text:c="4"/>max-spaces-inside:<text:s/></text:span><text:span text:style-name="T875">1</text:span></text:p>
      <text:p text:style-name="P876"><text:s text:c="4"/>level: error</text:p>
      <text:p text:style-name="P877"><text:s text:c="2"/>brackets:</text:p>
      <text:p text:style-name="P878"><text:span text:style-name="T879"><text:s text:c="4"/>max-spaces-inside:<text:s/></text:span><text:span text:style-name="T880">1</text:span></text:p>
      <text:p text:style-name="P881"><text:span text:style-name="T882"><text:s text:c="4"/></text:span><text:span text:style-name="T883">level: error</text:span></text:p>
      <text:p text:style-name="P884"><text:s text:c="2"/>line-length: disable</text:p>
      <text:p text:style-name="P885"><text:span text:style-name="T886">Por ejemplo, es una regla recomendable que en todos los archivos </text:span><text:span text:style-name="T887">.yml</text:span><text:span text:style-name="T888"> los comentarios estén indentados igual que el resto de líneas que no son comentarios, por lo que el </text:span><text:span text:style-name="T889">linter</text:span><text:span text:style-name="T890"> se quejará si detecta algún archivo que no cumpla esta regla (como acabamos de ver en nuestro ejemplo).</text:span></text:p>
      <text:p text:style-name="P891"><text:span text:style-name="T892">Pero si por cualquier motivo nosotros queremos permitir que estos comentarios no tengan que cumplir las reglas de indentación, podemos editar la configuración del </text:span><text:span text:style-name="T893">lint</text:span><text:span text:style-name="T894"> y añadir </text:span><text:span text:style-name="T895">comments-indentation: false</text:span><text:span text:style-name="T896">. El archivo de configuración quedaría entonces de esta forma:</text:span></text:p>
      <text:p text:style-name="P897"><text:span text:style-name="T898">.yamllint </text:span><text:a xlink:href="https://pornohardware.com/files/2018-03-12-implementa-tests-en-tus-roles-de-ansible-con-molecule/yamllint-comments-indentation" office:target-frame-name="_top" xlink:show="replace"><text:span text:style-name="T899">download</text:span></text:a></text:p>
      <text:p text:style-name="P900">extends: default</text:p>
      <text:p text:style-name="P901"/>
      <text:p text:style-name="P902">ignore: venv/</text:p>
      <text:p text:style-name="P903"/>
      <text:p text:style-name="P904">rules:</text:p>
      <text:p text:style-name="P905"><text:span text:style-name="T906"><text:s text:c="2"/>comments-indentation:<text:s/></text:span><text:span text:style-name="T907">false</text:span><text:span text:style-name="T908"><text:s/></text:span></text:p>
      <text:soft-page-break/>
      <text:p text:style-name="P909"><text:s text:c="2"/>braces:</text:p>
      <text:p text:style-name="P910"><text:span text:style-name="T911"><text:s text:c="4"/>max-spaces-inside:<text:s/></text:span><text:span text:style-name="T912">1</text:span></text:p>
      <text:p text:style-name="P913"><text:s text:c="4"/>level: error</text:p>
      <text:p text:style-name="P914"><text:s text:c="2"/>brackets:</text:p>
      <text:p text:style-name="P915"><text:span text:style-name="T916"><text:s text:c="4"/>max-spaces-inside:<text:s/></text:span><text:span text:style-name="T917">1</text:span></text:p>
      <text:p text:style-name="P918"><text:span text:style-name="T919"><text:s text:c="4"/></text:span><text:span text:style-name="T920">level: error</text:span></text:p>
      <text:p text:style-name="P921"><text:s text:c="2"/>line-length: disable</text:p>
      <text:p text:style-name="P922"><text:span text:style-name="T923">Si volvemos a ejecutar ahora el test </text:span><text:span text:style-name="T924">lint</text:span><text:span text:style-name="T925"> el resultado será:</text:span></text:p>
      <text:p text:style-name="P926">--&gt; Test matrix</text:p>
      <text:p text:style-name="P927"/>
      <text:p text:style-name="P928">└── default</text:p>
      <text:p text:style-name="P929"><text:s text:c="4"/>└── lint</text:p>
      <text:p text:style-name="P930"/>
      <text:p text:style-name="P931"><text:span text:style-name="T932">--&gt; Scenario:<text:s/></text:span><text:span text:style-name="T933">'default'</text:span></text:p>
      <text:p text:style-name="P934"><text:span text:style-name="T935">--&gt; Action:<text:s/></text:span><text:span text:style-name="T936">'lint'</text:span></text:p>
      <text:p text:style-name="P937">--&gt; Executing Yamllint on files found in /tmp/vim-installer/...</text:p>
      <text:p text:style-name="P938"><text:s text:c="4"/>/tmp/vim-installer/meta/main.yml</text:p>
      <text:p text:style-name="P939"><text:span text:style-name="T940"><text:s text:c="6"/></text:span><text:span text:style-name="T941">1</text:span><text:span text:style-name="T942">:1 <text:s text:c="6"/>warning <text:s/>missing document start<text:s/></text:span><text:span text:style-name="T943">"---"</text:span><text:span text:style-name="T944"><text:s text:c="2"/></text:span><text:span text:style-name="T945">(</text:span><text:span text:style-name="T946">document-start</text:span><text:span text:style-name="T947">)</text:span></text:p>
      <text:p text:style-name="P948"><text:span text:style-name="T949"><text:s text:c="6"/></text:span><text:span text:style-name="T950">30</text:span><text:span text:style-name="T951">:4 <text:s text:c="5"/>warning <text:s/>missing starting space in comment <text:s/></text:span><text:span text:style-name="T952">(</text:span><text:span text:style-name="T953">comments</text:span><text:span text:style-name="T954">)</text:span></text:p>
      <text:p text:style-name="P955"/>
      <text:p text:style-name="P956">Lint completed successfully.</text:p>
      <text:p text:style-name="P957">--&gt; Executing Flake8 on files found in /tmp/vim-installer/molecule/default/tests/...</text:p>
      <text:p text:style-name="P958">Lint completed successfully.</text:p>
      <text:p text:style-name="P959">--&gt; Executing Ansible Lint on /tmp/vim-installer/molecule/default/playbook.yml...</text:p>
      <text:p text:style-name="P960">Lint completed successfully.</text:p>
      <text:p text:style-name="P961">Como puedes ver, ya no aparecen los errores relativos a los comentarios que aparecían antes.</text:p>
      <text:p text:style-name="P962"><text:span text:style-name="T963">Aparte de la configuración de las reglas, hay algunas otras cosas que podemos configurar relativas al propio </text:span><text:span text:style-name="T964">linter</text:span><text:span text:style-name="T965">. Si examinas el contenido del archivo de configuración de Molecule (</text:span><text:span text:style-name="T966">molecule/default/molecule.yml</text:span><text:span text:style-name="T967">) verás algo parecido a esto:</text:span></text:p>
      <text:p text:style-name="P968"><text:span text:style-name="T969">molecule/default/molecule.yml </text:span><text:a xlink:href="https://pornohardware.com/files/2018-03-12-implementa-tests-en-tus-roles-de-ansible-con-molecule/molecule.yml" office:target-frame-name="_top" xlink:show="replace"><text:span text:style-name="T970">download</text:span></text:a></text:p>
      <text:p text:style-name="P971">---</text:p>
      <text:p text:style-name="P972">dependency:</text:p>
      <text:p text:style-name="P973"><text:s text:c="2"/>name: galaxy</text:p>
      <text:p text:style-name="P974">driver:</text:p>
      <text:p text:style-name="P975"><text:s text:c="2"/>name: docker</text:p>
      <text:p text:style-name="P976">lint:</text:p>
      <text:p text:style-name="P977"><text:s text:c="2"/>name: yamllint</text:p>
      <text:p text:style-name="P978">platforms:</text:p>
      <text:p text:style-name="P979"><text:s text:c="2"/>- name: instance</text:p>
      <text:p text:style-name="P980"><text:s text:c="4"/>image: centos:7</text:p>
      <text:p text:style-name="P981">provisioner:</text:p>
      <text:p text:style-name="P982"><text:s text:c="2"/>name: ansible</text:p>
      <text:p text:style-name="P983"><text:s text:c="2"/>lint:</text:p>
      <text:p text:style-name="P984"><text:s text:c="4"/>name: ansible-lint</text:p>
      <text:p text:style-name="P985">scenario:</text:p>
      <text:p text:style-name="P986"><text:s text:c="2"/>name: default</text:p>
      <text:p text:style-name="P987">verifier:</text:p>
      <text:p text:style-name="P988"><text:s text:c="2"/>name: testinfra</text:p>
      <text:p text:style-name="P989"><text:s text:c="2"/>lint:</text:p>
      <text:p text:style-name="P990"><text:s text:c="4"/>name: flake8</text:p>
      <text:soft-page-break/>
      <text:p text:style-name="P991"><text:span text:style-name="T992">Si modificamos el bloque del </text:span><text:span text:style-name="T993">lint</text:span><text:span text:style-name="T994"> podemos configurar algunas cosas, como activar/desactivar este test, elegir qué </text:span><text:span text:style-name="T995">linter</text:span><text:span text:style-name="T996"> queremos usar, etc.</text:span></text:p>
      <text:p text:style-name="P997"><text:span text:style-name="T998">Una cosa que a mi me gusta cambiar aquí es la ubicación del archivo de definición de reglas de estilo (</text:span><text:span text:style-name="T999">.yamllint</text:span><text:span text:style-name="T1000">) ya que me gusta que esté dentro del directorio de Molecule, por lo que el bloque </text:span><text:span text:style-name="T1001">lint</text:span><text:span text:style-name="T1002"> de mi configuración suele ser así:</text:span></text:p>
      <text:p text:style-name="P1003"><text:span text:style-name="T1004">lint</text:span><text:span text:style-name="T1005">:</text:span></text:p>
      <text:p text:style-name="P1006"><text:span text:style-name="T1007"><text:s text:c="2"/></text:span><text:span text:style-name="T1008">name</text:span><text:span text:style-name="T1009">:</text:span><text:span text:style-name="T1010"><text:s/></text:span><text:span text:style-name="T1011">yamllint</text:span></text:p>
      <text:p text:style-name="P1012"><text:span text:style-name="T1013"><text:s text:c="2"/></text:span><text:span text:style-name="T1014">enabled</text:span><text:span text:style-name="T1015">:</text:span><text:span text:style-name="T1016"><text:s/></text:span><text:span text:style-name="T1017">"True"</text:span></text:p>
      <text:p text:style-name="P1018"><text:span text:style-name="T1019"><text:s text:c="2"/></text:span><text:span text:style-name="T1020">options</text:span><text:span text:style-name="T1021">:</text:span></text:p>
      <text:p text:style-name="P1022"><text:span text:style-name="T1023"><text:s text:c="4"/></text:span><text:span text:style-name="T1024">config-file</text:span><text:span text:style-name="T1025">:</text:span><text:span text:style-name="T1026"><text:s/></text:span><text:span text:style-name="T1027">"molecule/.yamllint"</text:span></text:p>
      <text:p text:style-name="P1028"><text:span text:style-name="T1029"><text:s text:c="4"/></text:span><text:span text:style-name="T1030">format</text:span><text:span text:style-name="T1031">:</text:span><text:span text:style-name="T1032"><text:s/></text:span><text:span text:style-name="T1033">"standard"</text:span></text:p>
      <text:p text:style-name="P1034"><text:span text:style-name="T1035">Supongo que más o menos ha quedado claro como funciona el test </text:span><text:span text:style-name="T1036">lint</text:span><text:span text:style-name="T1037">, verdad? Toda la información sobre las posibles configuraciones de este test están en su </text:span><text:a xlink:href="https://molecule.readthedocs.io/en/latest/configuration.html#lint" office:target-frame-name="_top" xlink:show="replace"><text:span text:style-name="T1038">documentación oficial</text:span></text:a><text:span text:style-name="T1039">.</text:span></text:p>
      <text:p text:style-name="P1040"><text:span text:style-name="T1041">Y si quieres profundizar más en relación a las reglas que puedes aplicar, instrucciones para integrar un </text:span><text:span text:style-name="T1042">linter</text:span><text:span text:style-name="T1043"> en tu </text:span><text:a xlink:href="https://es.wikipedia.org/wiki/Entorno_de_desarrollo_integrado" office:target-frame-name="_top" xlink:show="replace"><text:span text:style-name="T1044">IDE</text:span></text:a><text:span text:style-name="T1045">, etc. puedes consultar esta documentación en la página web del proyecto </text:span><text:a xlink:href="https://yamllint.readthedocs.io/en/latest/index.html" office:target-frame-name="_top" xlink:show="replace"><text:span text:style-name="T1046">yamllint</text:span></text:a><text:span text:style-name="T1047">.</text:span></text:p>
      <text:h text:style-name="P1048" text:outline-level="3"><text:span text:style-name="T1049">TEST </text:span><text:span text:style-name="T1050">SYNTAX</text:span><text:bookmark-start text:name="test-syntax"/><text:bookmark-end text:name="test-syntax"/></text:h>
      <text:p text:style-name="P1051">Vamos con el siguiente test, que como habrás podido adivinar por el nombre, únicamente se encarga de comprobar la sintaxis de nuestro role.</text:p>
      <text:p text:style-name="P1052"><text:span text:style-name="T1053">Si ejecutamos este test, Molecule recorrerá de nuevo todos los archivos </text:span><text:span text:style-name="T1054">.yml</text:span><text:span text:style-name="T1055"> de nuestro role en busca de errores sintácticos.</text:span></text:p>
      <text:p text:style-name="P1056">Vamos a probar el test:</text:p>
      <text:p text:style-name="P1057"><text:span text:style-name="T1058">(</text:span><text:span text:style-name="T1059">venv</text:span><text:span text:style-name="T1060">)</text:span><text:span text:style-name="T1061"><text:s/>$ molecule syntax</text:span></text:p>
      <text:p text:style-name="P1062">El resultado debería ser:</text:p>
      <text:p text:style-name="P1063">--&gt; Test matrix</text:p>
      <text:p text:style-name="P1064"/>
      <text:p text:style-name="P1065">└── default</text:p>
      <text:p text:style-name="P1066"><text:s text:c="4"/>└── syntax</text:p>
      <text:p text:style-name="P1067"/>
      <text:p text:style-name="P1068"><text:span text:style-name="T1069">--&gt; Scenario:<text:s/></text:span><text:span text:style-name="T1070">'default'</text:span></text:p>
      <text:p text:style-name="P1071"><text:span text:style-name="T1072">--&gt; Action:<text:s/></text:span><text:span text:style-name="T1073">'syntax'</text:span></text:p>
      <text:p text:style-name="P1074"/>
      <text:p text:style-name="P1075"><text:s text:c="4"/>playbook: /tmp/vim-installer/molecule/default/playbook.yml</text:p>
      <text:p text:style-name="P1076">Lo que significa que el test ha pasado correctamente y que no hay ningún error de sintaxis.</text:p>
      <text:p text:style-name="P1077"><text:span text:style-name="T1078">Para probar que efectivamente el test funciona vamos editar uno de los archivos para introducir un error a propósito. Editamos, por ejemplo, el archivo </text:span><text:span text:style-name="T1079">tasks/main.yml</text:span><text:span text:style-name="T1080"> y escribimos cualquier cosa incorrecta:</text:span></text:p>
      <text:p text:style-name="P1081"><text:span text:style-name="T1082">vars/main.yml </text:span><text:a xlink:href="https://pornohardware.com/files/2018-03-12-implementa-tests-en-tus-roles-de-ansible-con-molecule/vars-main-error.yml" office:target-frame-name="_top" xlink:show="replace"><text:span text:style-name="T1083">download</text:span></text:a></text:p>
      <text:p text:style-name="P1084">---</text:p>
      <text:p text:style-name="P1085"><text:span text:style-name="T1086"># vars file for vim-installer</text:span></text:p>
      <text:p text:style-name="P1087">esto-falla-seguro</text:p>
      <text:p text:style-name="P1088"><text:span text:style-name="T1089">Aunque el archivo tiene un formato </text:span><text:span text:style-name="T1090">.yml</text:span><text:span text:style-name="T1091"> válido y cumple todas las reglas de estilo por defecto (es decir, pasaría el test </text:span><text:span text:style-name="T1092">lint</text:span><text:span text:style-name="T1093">) eso de </text:span><text:span text:style-name="T1094">esto-falla-seguro</text:span><text:span text:style-name="T1095"> no es ningún comando válido de Ansible, por lo que si volvemos a ejecutar el analizador sintáctico veremos algo así:</text:span></text:p>
      <text:p text:style-name="P1096">--&gt; Test matrix</text:p>
      <text:p text:style-name="P1097"/>
      <text:p text:style-name="P1098">└── default</text:p>
      <text:p text:style-name="P1099"><text:s text:c="4"/>└── syntax</text:p>
      <text:p text:style-name="P1100"/>
      <text:soft-page-break/>
      <text:p text:style-name="P1101"><text:span text:style-name="T1102">--&gt; Scenario:<text:s/></text:span><text:span text:style-name="T1103">'default'</text:span></text:p>
      <text:p text:style-name="P1104"><text:span text:style-name="T1105">--&gt; Action:<text:s/></text:span><text:span text:style-name="T1106">'syntax'</text:span></text:p>
      <text:p text:style-name="P1107"><text:span text:style-name="T1108">ERROR! The vars/main.yml file<text:s/></text:span><text:span text:style-name="T1109">for</text:span><text:span text:style-name="T1110"><text:s/>role<text:s/></text:span><text:span text:style-name="T1111">'vim-installer'</text:span><text:span text:style-name="T1112"><text:s/>must contain a dictionary of variables</text:span></text:p>
      <text:p text:style-name="P1113">ERROR:</text:p>
      <text:p text:style-name="P1114">Perfecto! Molecule se ha dado cuenta del error y nos avisa, por lo que volvemos a dejar el archivo como estaba y pasamos al siguiente test.</text:p>
      <text:h text:style-name="P1115" text:outline-level="3"><text:span text:style-name="T1116">TEST </text:span><text:span text:style-name="T1117">CONVERGE</text:span><text:bookmark-start text:name="test-converge"/><text:bookmark-end text:name="test-converge"/></text:h>
      <text:p text:style-name="P1118">En este test es donde vamos a aprovechar todo el potencial de Docker, ya que es el que nos permite ejecutar nuestro role en diferentes contenedores, cada uno de ellos con un sistema operativo diferente, versiones diferentes del mismo sistema operativo, distintas configuraciones o cualquier otra cosa que se nos ocurra.</text:p>
      <text:p text:style-name="P1119"><text:span text:style-name="T1120">Por defecto, cuando lanzamos este test, Molecule ejecuta las acciones </text:span><text:span text:style-name="T1121">dependency</text:span><text:span text:style-name="T1122">, </text:span><text:span text:style-name="T1123">create</text:span><text:span text:style-name="T1124">, </text:span><text:span text:style-name="T1125">prepare</text:span><text:span text:style-name="T1126"> y </text:span><text:span text:style-name="T1127">converge</text:span><text:span text:style-name="T1128">. En mi caso, como ya puse un poco más arriba, suelo modificar esta secuencia para que no ejecute la acción </text:span><text:span text:style-name="T1129">dependency</text:span><text:span text:style-name="T1130"> (porque no hay ninguna dependencia en el role que estamos probando).</text:span></text:p>
      <text:p text:style-name="P1131">Vamos a configurar Molecule para probar nuestro role en Linux Debian 8 (por poner un ejemplo) y luego ya probaremos en otros sistemas operativos diferentes.</text:p>
      <text:p text:style-name="P1132"><text:span text:style-name="T1133">Editamos el archivo de configuración (</text:span><text:span text:style-name="T1134">molecule/default/molecule.yml</text:span><text:span text:style-name="T1135">) y añadimos estas líneas en el bloque </text:span><text:span text:style-name="T1136">platforms</text:span><text:span text:style-name="T1137">:</text:span></text:p>
      <text:p text:style-name="P1138"><text:span text:style-name="T1139">platforms</text:span><text:span text:style-name="T1140">:</text:span></text:p>
      <text:p text:style-name="P1141"><text:span text:style-name="T1142"><text:s text:c="2"/></text:span><text:span text:style-name="T1143">-</text:span><text:span text:style-name="T1144"><text:s/></text:span><text:span text:style-name="T1145">name</text:span><text:span text:style-name="T1146">:</text:span><text:span text:style-name="T1147"><text:s/></text:span><text:span text:style-name="T1148">molecule_debian8</text:span></text:p>
      <text:p text:style-name="P1149"><text:span text:style-name="T1150"><text:s text:c="4"/></text:span><text:span text:style-name="T1151">image</text:span><text:span text:style-name="T1152">:</text:span><text:span text:style-name="T1153"><text:s/></text:span><text:span text:style-name="T1154">debian:8-slim</text:span></text:p>
      <text:p text:style-name="P1155"><text:span text:style-name="T1156"><text:s text:c="4"/></text:span><text:span text:style-name="T1157">privileged</text:span><text:span text:style-name="T1158">:</text:span><text:span text:style-name="T1159"><text:s/></text:span><text:span text:style-name="T1160">"True"</text:span></text:p>
      <text:p text:style-name="P1161"><text:span text:style-name="T1162">Con esta configuración estamos definiendo una instancia llamada </text:span><text:span text:style-name="T1163">molecule_debian8</text:span><text:span text:style-name="T1164"> (que se creará utilizando la imagen </text:span><text:span text:style-name="T1165">debian:8-slim</text:span><text:span text:style-name="T1166">). Yo he elegido esta imagen para probar el role, pero obviamente podéis usar cualquier imagen que haya en </text:span><text:a xlink:href="https://hub.docker.com/" office:target-frame-name="_top" xlink:show="replace"><text:span text:style-name="T1167">Docker Hub</text:span></text:a><text:span text:style-name="T1168">) o incluso crear vuestras propias imágenes.</text:span></text:p>
      <text:p text:style-name="P1169">Vamos a lanzar el test:</text:p>
      <text:p text:style-name="P1170"><text:span text:style-name="T1171">(</text:span><text:span text:style-name="T1172">venv</text:span><text:span text:style-name="T1173">)</text:span><text:span text:style-name="T1174"><text:s/>$ molecule converge</text:span></text:p>
      <text:p text:style-name="P1175">Tardará un poco (sobre todo la primera vez, porque tiene que descargar la imagen desde Docker Hub) pero una vez terminado deberíamos ver algo parecido a esto:</text:p>
      <text:p text:style-name="P1176">--&gt; Test matrix</text:p>
      <text:p text:style-name="P1177"/>
      <text:p text:style-name="P1178">└── default</text:p>
      <text:p text:style-name="P1179"><text:s text:c="4"/>├── create</text:p>
      <text:p text:style-name="P1180"><text:s text:c="4"/>├── prepare</text:p>
      <text:p text:style-name="P1181"><text:s text:c="4"/>└── converge</text:p>
      <text:p text:style-name="P1182"/>
      <text:p text:style-name="P1183"><text:span text:style-name="T1184">--&gt; Scenario:<text:s/></text:span><text:span text:style-name="T1185">'default'</text:span></text:p>
      <text:p text:style-name="P1186"><text:span text:style-name="T1187">--&gt; Action:<text:s/></text:span><text:span text:style-name="T1188">'create'</text:span></text:p>
      <text:p text:style-name="P1189"/>
      <text:p text:style-name="P1190"><text:span text:style-name="T1191"><text:s text:c="4"/>PLAY<text:s/></text:span><text:span text:style-name="T1192">[</text:span><text:span text:style-name="T1193">Create</text:span><text:span text:style-name="T1194">]</text:span><text:span text:style-name="T1195"><text:s/>******************************************************************</text:span></text:p>
      <text:p text:style-name="P1196"/>
      <text:p text:style-name="P1197"><text:span text:style-name="T1198"><text:s text:c="4"/>TASK<text:s/></text:span><text:span text:style-name="T1199">[</text:span><text:span text:style-name="T1200">Create Dockerfiles from image names</text:span><text:span text:style-name="T1201">]</text:span><text:span text:style-name="T1202"><text:s/>*************************************</text:span></text:p>
      <text:p text:style-name="P1203"><text:span text:style-name="T1204"><text:s text:c="4"/>changed:<text:s/></text:span><text:span text:style-name="T1205">[</text:span><text:span text:style-name="T1206">localhost</text:span><text:span text:style-name="T1207">]</text:span><text:span text:style-name="T1208"><text:s/></text:span><text:span text:style-name="T1209">=</text:span><text:span text:style-name="T1210">&gt;<text:s/></text:span><text:span text:style-name="T1211">(</text:span><text:span text:style-name="T1212">item</text:span><text:span text:style-name="T1213">=</text:span><text:span text:style-name="T1214">None</text:span><text:span text:style-name="T1215">)</text:span></text:p>
      <text:p text:style-name="P1216"/>
      <text:p text:style-name="P1217"><text:span text:style-name="T1218"><text:s text:c="4"/>TASK<text:s/></text:span><text:span text:style-name="T1219">[</text:span><text:span text:style-name="T1220">Discover<text:s/></text:span><text:span text:style-name="T1221">local</text:span><text:span text:style-name="T1222"><text:s/>Docker images</text:span><text:span text:style-name="T1223">]</text:span><text:span text:style-name="T1224"><text:s/>********************************************</text:span></text:p>
      <text:soft-page-break/>
      <text:p text:style-name="P1225"><text:span text:style-name="T1226"><text:s text:c="4"/>ok:<text:s/></text:span><text:span text:style-name="T1227">[</text:span><text:span text:style-name="T1228">localhost</text:span><text:span text:style-name="T1229">]</text:span><text:span text:style-name="T1230"><text:s/></text:span><text:span text:style-name="T1231">=</text:span><text:span text:style-name="T1232">&gt;<text:s/></text:span><text:span text:style-name="T1233">(</text:span><text:span text:style-name="T1234">item</text:span><text:span text:style-name="T1235">=</text:span><text:span text:style-name="T1236">None</text:span><text:span text:style-name="T1237">)</text:span></text:p>
      <text:p text:style-name="P1238"/>
      <text:p text:style-name="P1239"><text:span text:style-name="T1240"><text:s text:c="4"/>TASK<text:s/></text:span><text:span text:style-name="T1241">[</text:span><text:span text:style-name="T1242">Build an Ansible compatible image</text:span><text:span text:style-name="T1243">]</text:span><text:span text:style-name="T1244"><text:s/>***************************************</text:span></text:p>
      <text:p text:style-name="P1245"><text:span text:style-name="T1246"><text:s text:c="4"/>changed:<text:s/></text:span><text:span text:style-name="T1247">[</text:span><text:span text:style-name="T1248">localhost</text:span><text:span text:style-name="T1249">]</text:span><text:span text:style-name="T1250"><text:s/></text:span><text:span text:style-name="T1251">=</text:span><text:span text:style-name="T1252">&gt;<text:s/></text:span><text:span text:style-name="T1253">(</text:span><text:span text:style-name="T1254">item</text:span><text:span text:style-name="T1255">=</text:span><text:span text:style-name="T1256">None</text:span><text:span text:style-name="T1257">)</text:span></text:p>
      <text:p text:style-name="P1258"/>
      <text:p text:style-name="P1259"><text:span text:style-name="T1260"><text:s text:c="4"/>TASK<text:s/></text:span><text:span text:style-name="T1261">[</text:span><text:span text:style-name="T1262">Create docker network</text:span><text:span text:style-name="T1263">(</text:span><text:span text:style-name="T1264">s</text:span><text:span text:style-name="T1265">)]</text:span><text:span text:style-name="T1266"><text:s/>************************************************</text:span></text:p>
      <text:p text:style-name="P1267"/>
      <text:p text:style-name="P1268"><text:span text:style-name="T1269"><text:s text:c="4"/>TASK<text:s/></text:span><text:span text:style-name="T1270">[</text:span><text:span text:style-name="T1271">Create molecule instance</text:span><text:span text:style-name="T1272">(</text:span><text:span text:style-name="T1273">s</text:span><text:span text:style-name="T1274">)]</text:span><text:span text:style-name="T1275"><text:s/>*********************************************</text:span></text:p>
      <text:p text:style-name="P1276"><text:span text:style-name="T1277"><text:s text:c="4"/>changed:<text:s/></text:span><text:span text:style-name="T1278">[</text:span><text:span text:style-name="T1279">localhost</text:span><text:span text:style-name="T1280">]</text:span><text:span text:style-name="T1281"><text:s/></text:span><text:span text:style-name="T1282">=</text:span><text:span text:style-name="T1283">&gt;<text:s/></text:span><text:span text:style-name="T1284">(</text:span><text:span text:style-name="T1285">item</text:span><text:span text:style-name="T1286">=</text:span><text:span text:style-name="T1287">None</text:span><text:span text:style-name="T1288">)</text:span></text:p>
      <text:p text:style-name="P1289"/>
      <text:p text:style-name="P1290"><text:span text:style-name="T1291"><text:s text:c="4"/>TASK<text:s/></text:span><text:span text:style-name="T1292">[</text:span><text:span text:style-name="T1293">Wait<text:s/></text:span><text:span text:style-name="T1294">for</text:span><text:span text:style-name="T1295"><text:s/>instance</text:span><text:span text:style-name="T1296">(</text:span><text:span text:style-name="T1297">s</text:span><text:span text:style-name="T1298">)</text:span><text:span text:style-name="T1299"><text:s/>creation to complete</text:span><text:span text:style-name="T1300">]</text:span><text:span text:style-name="T1301"><text:s/>*******************************</text:span></text:p>
      <text:p text:style-name="P1302"><text:span text:style-name="T1303"><text:s text:c="4"/>changed:<text:s/></text:span><text:span text:style-name="T1304">[</text:span><text:span text:style-name="T1305">localhost</text:span><text:span text:style-name="T1306">]</text:span><text:span text:style-name="T1307"><text:s/></text:span><text:span text:style-name="T1308">=</text:span><text:span text:style-name="T1309">&gt;<text:s/></text:span><text:span text:style-name="T1310">(</text:span><text:span text:style-name="T1311">item</text:span><text:span text:style-name="T1312">=</text:span><text:span text:style-name="T1313">None</text:span><text:span text:style-name="T1314">)</text:span></text:p>
      <text:p text:style-name="P1315"/>
      <text:p text:style-name="P1316"><text:s text:c="4"/>PLAY RECAP *********************************************************************</text:p>
      <text:p text:style-name="P1317"><text:span text:style-name="T1318"><text:s text:c="4"/>localhost <text:s text:c="17"/>:<text:s/></text:span><text:span text:style-name="T1319">ok</text:span><text:span text:style-name="T1320">=</text:span><text:span text:style-name="T1321">5</text:span><text:span text:style-name="T1322"><text:s text:c="4"/></text:span><text:span text:style-name="T1323">changed</text:span><text:span text:style-name="T1324">=</text:span><text:span text:style-name="T1325">3</text:span><text:span text:style-name="T1326"><text:s text:c="4"/></text:span><text:span text:style-name="T1327">unreachable</text:span><text:span text:style-name="T1328">=</text:span><text:span text:style-name="T1329">0</text:span><text:span text:style-name="T1330"><text:s text:c="4"/></text:span><text:span text:style-name="T1331">failed</text:span><text:span text:style-name="T1332">=</text:span><text:span text:style-name="T1333">0</text:span></text:p>
      <text:p text:style-name="P1334"/>
      <text:p text:style-name="P1335"/>
      <text:p text:style-name="P1336"><text:span text:style-name="T1337">--&gt; Scenario:<text:s/></text:span><text:span text:style-name="T1338">'default'</text:span></text:p>
      <text:p text:style-name="P1339"><text:span text:style-name="T1340">--&gt; Action:<text:s/></text:span><text:span text:style-name="T1341">'prepare'</text:span></text:p>
      <text:p text:style-name="P1342"/>
      <text:p text:style-name="P1343"><text:span text:style-name="T1344"><text:s text:c="4"/>PLAY<text:s/></text:span><text:span text:style-name="T1345">[</text:span><text:span text:style-name="T1346">Prepare</text:span><text:span text:style-name="T1347">]</text:span><text:span text:style-name="T1348"><text:s/>*****************************************************************</text:span></text:p>
      <text:p text:style-name="P1349"/>
      <text:p text:style-name="P1350"><text:s text:c="4"/>PLAY RECAP *********************************************************************</text:p>
      <text:p text:style-name="P1351"/>
      <text:p text:style-name="P1352"/>
      <text:p text:style-name="P1353"><text:span text:style-name="T1354">--&gt; Scenario:<text:s/></text:span><text:span text:style-name="T1355">'default'</text:span></text:p>
      <text:p text:style-name="P1356"><text:span text:style-name="T1357">--&gt; Action:<text:s/></text:span><text:span text:style-name="T1358">'converge'</text:span></text:p>
      <text:p text:style-name="P1359"/>
      <text:p text:style-name="P1360"><text:span text:style-name="T1361"><text:s text:c="4"/>PLAY<text:s/></text:span><text:span text:style-name="T1362">[</text:span><text:span text:style-name="T1363">Converge</text:span><text:span text:style-name="T1364">]</text:span><text:span text:style-name="T1365"><text:s/>****************************************************************</text:span></text:p>
      <text:p text:style-name="P1366"/>
      <text:p text:style-name="P1367"><text:span text:style-name="T1368"><text:s text:c="4"/>TASK<text:s/></text:span><text:span text:style-name="T1369">[</text:span><text:span text:style-name="T1370">Gathering Facts</text:span><text:span text:style-name="T1371">]</text:span><text:span text:style-name="T1372"><text:s/>*********************************************************</text:span></text:p>
      <text:p text:style-name="P1373"><text:span text:style-name="T1374"><text:s text:c="4"/>ok:<text:s/></text:span><text:span text:style-name="T1375">[</text:span><text:span text:style-name="T1376">molecule_debian8</text:span><text:span text:style-name="T1377">]</text:span></text:p>
      <text:p text:style-name="P1378"/>
      <text:p text:style-name="P1379"><text:s text:c="4"/>PLAY RECAP *********************************************************************</text:p>
      <text:p text:style-name="P1380"><text:span text:style-name="T1381"><text:s text:c="4"/>molecule_debian8 <text:s text:c="10"/>:<text:s/></text:span><text:span text:style-name="T1382">ok</text:span><text:span text:style-name="T1383">=</text:span><text:span text:style-name="T1384">1</text:span><text:span text:style-name="T1385"><text:s text:c="4"/></text:span><text:span text:style-name="T1386">changed</text:span><text:span text:style-name="T1387">=</text:span><text:span text:style-name="T1388">0</text:span><text:span text:style-name="T1389"><text:s text:c="4"/></text:span><text:span text:style-name="T1390">unreachable</text:span><text:span text:style-name="T1391">=</text:span><text:span text:style-name="T1392">0</text:span><text:span text:style-name="T1393"><text:s text:c="4"/></text:span><text:span text:style-name="T1394">failed</text:span><text:span text:style-name="T1395">=</text:span><text:span text:style-name="T1396">0</text:span></text:p>
      <text:p text:style-name="P1397"><text:span text:style-name="T1398">Podemos ver como se han ido ejecutando las 3 acciones: crear los contenedores (acción </text:span><text:span text:style-name="T1399">create</text:span><text:span text:style-name="T1400">), prepararlos (acción </text:span><text:span text:style-name="T1401">prepare</text:span><text:span text:style-name="T1402">) y después lanzar nuestro role en ellos (acción </text:span><text:span text:style-name="T1403">converge</text:span><text:span text:style-name="T1404">).</text:span></text:p>
      <text:p text:style-name="P1405"><text:span text:style-name="T1406">El role se ha ejecutado correctamente (como era de esperar) porque estamos probando en una distribución Debian, pero qué pasaría si probáramos también en un sistema operativo que no tenga el comando </text:span><text:span text:style-name="T1407">apt</text:span><text:span text:style-name="T1408"> que estamos usando en el role? Vamos a editar de nuevo el<text:s/></text:span><text:soft-page-break/><text:span text:style-name="T1409">archivo de configuración de Molecule (</text:span><text:span text:style-name="T1410">molecule/default/molecule.yml</text:span><text:span text:style-name="T1411">) y vamos a añadir una instancia CentOS 7 (por ejemplo):</text:span></text:p>
      <text:p text:style-name="P1412"><text:span text:style-name="T1413">platforms</text:span><text:span text:style-name="T1414">:</text:span></text:p>
      <text:p text:style-name="P1415"><text:span text:style-name="T1416"><text:s text:c="2"/></text:span><text:span text:style-name="T1417">-</text:span><text:span text:style-name="T1418"><text:s/></text:span><text:span text:style-name="T1419">name</text:span><text:span text:style-name="T1420">:</text:span><text:span text:style-name="T1421"><text:s/></text:span><text:span text:style-name="T1422">molecule_debian8</text:span></text:p>
      <text:p text:style-name="P1423"><text:span text:style-name="T1424"><text:s text:c="4"/></text:span><text:span text:style-name="T1425">image</text:span><text:span text:style-name="T1426">:</text:span><text:span text:style-name="T1427"><text:s/></text:span><text:span text:style-name="T1428">debian:8-slim</text:span></text:p>
      <text:p text:style-name="P1429"><text:span text:style-name="T1430"><text:s text:c="4"/></text:span><text:span text:style-name="T1431">privileged</text:span><text:span text:style-name="T1432">:</text:span><text:span text:style-name="T1433"><text:s/></text:span><text:span text:style-name="T1434">"True"</text:span></text:p>
      <text:p text:style-name="P1435"><text:span text:style-name="T1436"><text:s text:c="2"/></text:span><text:span text:style-name="T1437">-</text:span><text:span text:style-name="T1438"><text:s/></text:span><text:span text:style-name="T1439">name</text:span><text:span text:style-name="T1440">:</text:span><text:span text:style-name="T1441"><text:s/></text:span><text:span text:style-name="T1442">molecule_centos7</text:span></text:p>
      <text:p text:style-name="P1443"><text:span text:style-name="T1444"><text:s text:c="4"/></text:span><text:span text:style-name="T1445">image</text:span><text:span text:style-name="T1446">:</text:span><text:span text:style-name="T1447"><text:s/></text:span><text:span text:style-name="T1448">centos:7</text:span></text:p>
      <text:p text:style-name="P1449"><text:span text:style-name="T1450"><text:s text:c="4"/></text:span><text:span text:style-name="T1451">privileged</text:span><text:span text:style-name="T1452">:</text:span><text:span text:style-name="T1453"><text:s/></text:span><text:span text:style-name="T1454">"True"</text:span></text:p>
      <text:p text:style-name="P1455"><text:span text:style-name="T1456">Volvemos a lanzar el test </text:span><text:span text:style-name="T1457">converge</text:span><text:span text:style-name="T1458">, y el resultado esta vez es diferente:</text:span></text:p>
      <text:p text:style-name="P1459">--&gt; Test matrix</text:p>
      <text:p text:style-name="P1460"/>
      <text:p text:style-name="P1461">└── default</text:p>
      <text:p text:style-name="P1462"><text:s text:c="4"/>├── create</text:p>
      <text:p text:style-name="P1463"><text:s text:c="4"/>├── prepare</text:p>
      <text:p text:style-name="P1464"><text:s text:c="4"/>└── converge</text:p>
      <text:p text:style-name="P1465"/>
      <text:p text:style-name="P1466"><text:span text:style-name="T1467">--&gt; Scenario:<text:s/></text:span><text:span text:style-name="T1468">'default'</text:span></text:p>
      <text:p text:style-name="P1469"><text:span text:style-name="T1470">--&gt; Action:<text:s/></text:span><text:span text:style-name="T1471">'create'</text:span></text:p>
      <text:p text:style-name="P1472"/>
      <text:p text:style-name="P1473"><text:span text:style-name="T1474"><text:s text:c="4"/>PLAY<text:s/></text:span><text:span text:style-name="T1475">[</text:span><text:span text:style-name="T1476">Create</text:span><text:span text:style-name="T1477">]</text:span><text:span text:style-name="T1478"><text:s/>******************************************************************</text:span></text:p>
      <text:p text:style-name="P1479"/>
      <text:p text:style-name="P1480"><text:span text:style-name="T1481"><text:s text:c="4"/>TASK<text:s/></text:span><text:span text:style-name="T1482">[</text:span><text:span text:style-name="T1483">Create Dockerfiles from image names</text:span><text:span text:style-name="T1484">]</text:span><text:span text:style-name="T1485"><text:s/>*************************************</text:span></text:p>
      <text:p text:style-name="P1486"><text:span text:style-name="T1487"><text:s text:c="4"/>changed:<text:s/></text:span><text:span text:style-name="T1488">[</text:span><text:span text:style-name="T1489">localhost</text:span><text:span text:style-name="T1490">]</text:span><text:span text:style-name="T1491"><text:s/></text:span><text:span text:style-name="T1492">=</text:span><text:span text:style-name="T1493">&gt;<text:s/></text:span><text:span text:style-name="T1494">(</text:span><text:span text:style-name="T1495">item</text:span><text:span text:style-name="T1496">=</text:span><text:span text:style-name="T1497">None</text:span><text:span text:style-name="T1498">)</text:span></text:p>
      <text:p text:style-name="P1499"><text:span text:style-name="T1500"><text:s text:c="4"/>ok:<text:s/></text:span><text:span text:style-name="T1501">[</text:span><text:span text:style-name="T1502">localhost</text:span><text:span text:style-name="T1503">]</text:span><text:span text:style-name="T1504"><text:s/></text:span><text:span text:style-name="T1505">=</text:span><text:span text:style-name="T1506">&gt;<text:s/></text:span><text:span text:style-name="T1507">(</text:span><text:span text:style-name="T1508">item</text:span><text:span text:style-name="T1509">=</text:span><text:span text:style-name="T1510">None</text:span><text:span text:style-name="T1511">)</text:span></text:p>
      <text:p text:style-name="P1512"/>
      <text:p text:style-name="P1513"><text:span text:style-name="T1514"><text:s text:c="4"/></text:span><text:span text:style-name="T1515">TASK<text:s/></text:span><text:span text:style-name="T1516">[</text:span><text:span text:style-name="T1517">Discover<text:s/></text:span><text:span text:style-name="T1518">local</text:span><text:span text:style-name="T1519"><text:s/>Docker images</text:span><text:span text:style-name="T1520">]</text:span><text:span text:style-name="T1521"><text:s/>********************************************</text:span></text:p>
      <text:p text:style-name="P1522"><text:span text:style-name="T1523"><text:s text:c="4"/>changed:<text:s/></text:span><text:span text:style-name="T1524">[</text:span><text:span text:style-name="T1525">localhost</text:span><text:span text:style-name="T1526">]</text:span><text:span text:style-name="T1527"><text:s/></text:span><text:span text:style-name="T1528">=</text:span><text:span text:style-name="T1529">&gt;<text:s/></text:span><text:span text:style-name="T1530">(</text:span><text:span text:style-name="T1531">item</text:span><text:span text:style-name="T1532">=</text:span><text:span text:style-name="T1533">None</text:span><text:span text:style-name="T1534">)</text:span></text:p>
      <text:p text:style-name="P1535"><text:span text:style-name="T1536"><text:s text:c="4"/>ok:<text:s/></text:span><text:span text:style-name="T1537">[</text:span><text:span text:style-name="T1538">localhost</text:span><text:span text:style-name="T1539">]</text:span><text:span text:style-name="T1540"><text:s/></text:span><text:span text:style-name="T1541">=</text:span><text:span text:style-name="T1542">&gt;<text:s/></text:span><text:span text:style-name="T1543">(</text:span><text:span text:style-name="T1544">item</text:span><text:span text:style-name="T1545">=</text:span><text:span text:style-name="T1546">None</text:span><text:span text:style-name="T1547">)</text:span></text:p>
      <text:p text:style-name="P1548"/>
      <text:p text:style-name="P1549"><text:span text:style-name="T1550"><text:s text:c="4"/>TASK<text:s/></text:span><text:span text:style-name="T1551">[</text:span><text:span text:style-name="T1552">Build an Ansible compatible image</text:span><text:span text:style-name="T1553">]</text:span><text:span text:style-name="T1554"><text:s/>***************************************</text:span></text:p>
      <text:p text:style-name="P1555"><text:span text:style-name="T1556"><text:s text:c="4"/>changed:<text:s/></text:span><text:span text:style-name="T1557">[</text:span><text:span text:style-name="T1558">localhost</text:span><text:span text:style-name="T1559">]</text:span><text:span text:style-name="T1560"><text:s/></text:span><text:span text:style-name="T1561">=</text:span><text:span text:style-name="T1562">&gt;<text:s/></text:span><text:span text:style-name="T1563">(</text:span><text:span text:style-name="T1564">item</text:span><text:span text:style-name="T1565">=</text:span><text:span text:style-name="T1566">None</text:span><text:span text:style-name="T1567">)</text:span></text:p>
      <text:p text:style-name="P1568"><text:span text:style-name="T1569"><text:s text:c="4"/>changed:<text:s/></text:span><text:span text:style-name="T1570">[</text:span><text:span text:style-name="T1571">localhost</text:span><text:span text:style-name="T1572">]</text:span><text:span text:style-name="T1573"><text:s/></text:span><text:span text:style-name="T1574">=</text:span><text:span text:style-name="T1575">&gt;<text:s/></text:span><text:span text:style-name="T1576">(</text:span><text:span text:style-name="T1577">item</text:span><text:span text:style-name="T1578">=</text:span><text:span text:style-name="T1579">None</text:span><text:span text:style-name="T1580">)</text:span></text:p>
      <text:p text:style-name="P1581"/>
      <text:p text:style-name="P1582"><text:span text:style-name="T1583"><text:s text:c="4"/>TASK<text:s/></text:span><text:span text:style-name="T1584">[</text:span><text:span text:style-name="T1585">Create docker network</text:span><text:span text:style-name="T1586">(</text:span><text:span text:style-name="T1587">s</text:span><text:span text:style-name="T1588">)]</text:span><text:span text:style-name="T1589"><text:s/>************************************************</text:span></text:p>
      <text:p text:style-name="P1590"/>
      <text:p text:style-name="P1591"><text:span text:style-name="T1592"><text:s text:c="4"/>TASK<text:s/></text:span><text:span text:style-name="T1593">[</text:span><text:span text:style-name="T1594">Create molecule instance</text:span><text:span text:style-name="T1595">(</text:span><text:span text:style-name="T1596">s</text:span><text:span text:style-name="T1597">)]</text:span><text:span text:style-name="T1598"><text:s/>*********************************************</text:span></text:p>
      <text:p text:style-name="P1599"><text:span text:style-name="T1600"><text:s text:c="4"/>changed:<text:s/></text:span><text:span text:style-name="T1601">[</text:span><text:span text:style-name="T1602">localhost</text:span><text:span text:style-name="T1603">]</text:span><text:span text:style-name="T1604"><text:s/></text:span><text:span text:style-name="T1605">=</text:span><text:span text:style-name="T1606">&gt;<text:s/></text:span><text:span text:style-name="T1607">(</text:span><text:span text:style-name="T1608">item</text:span><text:span text:style-name="T1609">=</text:span><text:span text:style-name="T1610">None</text:span><text:span text:style-name="T1611">)</text:span></text:p>
      <text:p text:style-name="P1612"><text:span text:style-name="T1613"><text:s text:c="4"/>changed:<text:s/></text:span><text:span text:style-name="T1614">[</text:span><text:span text:style-name="T1615">localhost</text:span><text:span text:style-name="T1616">]</text:span><text:span text:style-name="T1617"><text:s/></text:span><text:span text:style-name="T1618">=</text:span><text:span text:style-name="T1619">&gt;<text:s/></text:span><text:span text:style-name="T1620">(</text:span><text:span text:style-name="T1621">item</text:span><text:span text:style-name="T1622">=</text:span><text:span text:style-name="T1623">None</text:span><text:span text:style-name="T1624">)</text:span></text:p>
      <text:p text:style-name="P1625"/>
      <text:p text:style-name="P1626"><text:span text:style-name="T1627"><text:s text:c="4"/>TASK<text:s/></text:span><text:span text:style-name="T1628">[</text:span><text:span text:style-name="T1629">Wait<text:s/></text:span><text:span text:style-name="T1630">for</text:span><text:span text:style-name="T1631"><text:s/>instance</text:span><text:span text:style-name="T1632">(</text:span><text:span text:style-name="T1633">s</text:span><text:span text:style-name="T1634">)</text:span><text:span text:style-name="T1635"><text:s/>creation to complete</text:span><text:span text:style-name="T1636">]</text:span><text:span text:style-name="T1637"><text:s/>*******************************</text:span></text:p>
      <text:p text:style-name="P1638"><text:span text:style-name="T1639"><text:s text:c="4"/>changed:<text:s/></text:span><text:span text:style-name="T1640">[</text:span><text:span text:style-name="T1641">localhost</text:span><text:span text:style-name="T1642">]</text:span><text:span text:style-name="T1643"><text:s/></text:span><text:span text:style-name="T1644">=</text:span><text:span text:style-name="T1645">&gt;<text:s/></text:span><text:span text:style-name="T1646">(</text:span><text:span text:style-name="T1647">item</text:span><text:span text:style-name="T1648">=</text:span><text:span text:style-name="T1649">None</text:span><text:span text:style-name="T1650">)</text:span></text:p>
      <text:p text:style-name="P1651"><text:span text:style-name="T1652"><text:s text:c="4"/>changed:<text:s/></text:span><text:span text:style-name="T1653">[</text:span><text:span text:style-name="T1654">localhost</text:span><text:span text:style-name="T1655">]</text:span><text:span text:style-name="T1656"><text:s/></text:span><text:span text:style-name="T1657">=</text:span><text:span text:style-name="T1658">&gt;<text:s/></text:span><text:span text:style-name="T1659">(</text:span><text:span text:style-name="T1660">item</text:span><text:span text:style-name="T1661">=</text:span><text:span text:style-name="T1662">None</text:span><text:span text:style-name="T1663">)</text:span></text:p>
      <text:p text:style-name="P1664"/>
      <text:p text:style-name="P1665"><text:s text:c="4"/>PLAY RECAP *********************************************************************</text:p>
      <text:soft-page-break/>
      <text:p text:style-name="P1666"><text:span text:style-name="T1667"><text:s text:c="4"/>localhost <text:s text:c="17"/>:<text:s/></text:span><text:span text:style-name="T1668">ok</text:span><text:span text:style-name="T1669">=</text:span><text:span text:style-name="T1670">5</text:span><text:span text:style-name="T1671"><text:s text:c="4"/></text:span><text:span text:style-name="T1672">changed</text:span><text:span text:style-name="T1673">=</text:span><text:span text:style-name="T1674">3</text:span><text:span text:style-name="T1675"><text:s text:c="4"/></text:span><text:span text:style-name="T1676">unreachable</text:span><text:span text:style-name="T1677">=</text:span><text:span text:style-name="T1678">0</text:span><text:span text:style-name="T1679"><text:s text:c="4"/></text:span><text:span text:style-name="T1680">failed</text:span><text:span text:style-name="T1681">=</text:span><text:span text:style-name="T1682">0</text:span></text:p>
      <text:p text:style-name="P1683"/>
      <text:p text:style-name="P1684"/>
      <text:p text:style-name="P1685"><text:span text:style-name="T1686">--&gt; Scenario:<text:s/></text:span><text:span text:style-name="T1687">'default'</text:span></text:p>
      <text:p text:style-name="P1688"><text:span text:style-name="T1689">--&gt; Action:<text:s/></text:span><text:span text:style-name="T1690">'prepare'</text:span></text:p>
      <text:p text:style-name="P1691"/>
      <text:p text:style-name="P1692"><text:span text:style-name="T1693"><text:s text:c="4"/>PLAY<text:s/></text:span><text:span text:style-name="T1694">[</text:span><text:span text:style-name="T1695">Prepare</text:span><text:span text:style-name="T1696">]</text:span><text:span text:style-name="T1697"><text:s/>*****************************************************************</text:span></text:p>
      <text:p text:style-name="P1698"/>
      <text:p text:style-name="P1699"><text:s text:c="4"/>PLAY RECAP *********************************************************************</text:p>
      <text:p text:style-name="P1700"/>
      <text:p text:style-name="P1701"/>
      <text:p text:style-name="P1702"><text:span text:style-name="T1703">--&gt; Scenario:<text:s/></text:span><text:span text:style-name="T1704">'default'</text:span></text:p>
      <text:p text:style-name="P1705"><text:span text:style-name="T1706">--&gt; Action:<text:s/></text:span><text:span text:style-name="T1707">'converge'</text:span></text:p>
      <text:p text:style-name="P1708"/>
      <text:p text:style-name="P1709"><text:span text:style-name="T1710"><text:s text:c="4"/>PLAY<text:s/></text:span><text:span text:style-name="T1711">[</text:span><text:span text:style-name="T1712">Converge</text:span><text:span text:style-name="T1713">]</text:span><text:span text:style-name="T1714"><text:s/>****************************************************************</text:span></text:p>
      <text:p text:style-name="P1715"/>
      <text:p text:style-name="P1716"><text:span text:style-name="T1717"><text:s text:c="4"/>TASK<text:s/></text:span><text:span text:style-name="T1718">[</text:span><text:span text:style-name="T1719">Gathering Facts</text:span><text:span text:style-name="T1720">]</text:span><text:span text:style-name="T1721"><text:s/>*********************************************************</text:span></text:p>
      <text:p text:style-name="P1722"><text:span text:style-name="T1723"><text:s text:c="4"/>ok:<text:s/></text:span><text:span text:style-name="T1724">[</text:span><text:span text:style-name="T1725">molecule_centos7</text:span><text:span text:style-name="T1726">]</text:span></text:p>
      <text:p text:style-name="P1727"><text:span text:style-name="T1728"><text:s text:c="4"/>ok:<text:s/></text:span><text:span text:style-name="T1729">[</text:span><text:span text:style-name="T1730">molecule_debian8</text:span><text:span text:style-name="T1731">]</text:span></text:p>
      <text:p text:style-name="P1732"/>
      <text:p text:style-name="P1733"><text:span text:style-name="T1734"><text:s text:c="4"/>TASK<text:s/></text:span><text:span text:style-name="T1735">[</text:span><text:span text:style-name="T1736">vim-installer : Instalando Vim</text:span><text:span text:style-name="T1737">]</text:span><text:span text:style-name="T1738"><text:s/>******************************************</text:span></text:p>
      <text:p text:style-name="P1739"><text:span text:style-name="T1740"><text:s text:c="4"/>fatal:<text:s/></text:span><text:span text:style-name="T1741">[</text:span><text:span text:style-name="T1742">molecule_centos7</text:span><text:span text:style-name="T1743">]</text:span><text:span text:style-name="T1744">: FAILED!<text:s/></text:span><text:span text:style-name="T1745">=</text:span><text:span text:style-name="T1746">&gt;<text:s/></text:span><text:span text:style-name="T1747">{</text:span><text:span text:style-name="T1748">"changed"</text:span><text:span text:style-name="T1749">: false,<text:s/></text:span><text:span text:style-name="T1750">"cmd"</text:span><text:span text:style-name="T1751">:<text:s/></text:span><text:span text:style-name="T1752">"apt-get update"</text:span><text:span text:style-name="T1753">,<text:s/></text:span><text:span text:style-name="T1754">"msg"</text:span><text:span text:style-name="T1755">:<text:s/></text:span><text:span text:style-name="T1756">"[Errno 2] No such file or directory"</text:span><text:span text:style-name="T1757">,<text:s/></text:span><text:span text:style-name="T1758">"rc"</text:span><text:span text:style-name="T1759">:<text:s/></text:span><text:span text:style-name="T1760">2</text:span><text:span text:style-name="T1761">}</text:span></text:p>
      <text:p text:style-name="P1762"><text:span text:style-name="T1763"><text:s text:c="4"/>changed:<text:s/></text:span><text:span text:style-name="T1764">[</text:span><text:span text:style-name="T1765">molecule_debian8</text:span><text:span text:style-name="T1766">]</text:span></text:p>
      <text:p text:style-name="P1767"/>
      <text:p text:style-name="P1768"><text:s text:c="4"/>PLAY RECAP *********************************************************************</text:p>
      <text:p text:style-name="P1769"><text:span text:style-name="T1770"><text:s text:c="4"/>molecule_centos7 <text:s text:c="10"/>:<text:s/></text:span><text:span text:style-name="T1771">ok</text:span><text:span text:style-name="T1772">=</text:span><text:span text:style-name="T1773">1</text:span><text:span text:style-name="T1774"><text:s text:c="4"/></text:span><text:span text:style-name="T1775">changed</text:span><text:span text:style-name="T1776">=</text:span><text:span text:style-name="T1777">0</text:span><text:span text:style-name="T1778"><text:s text:c="4"/></text:span><text:span text:style-name="T1779">unreachable</text:span><text:span text:style-name="T1780">=</text:span><text:span text:style-name="T1781">0</text:span><text:span text:style-name="T1782"><text:s text:c="4"/></text:span><text:span text:style-name="T1783">failed</text:span><text:span text:style-name="T1784">=</text:span><text:span text:style-name="T1785">1</text:span></text:p>
      <text:p text:style-name="P1786"><text:span text:style-name="T1787"><text:s text:c="4"/>molecule_debian8 <text:s text:c="10"/>:<text:s/></text:span><text:span text:style-name="T1788">ok</text:span><text:span text:style-name="T1789">=</text:span><text:span text:style-name="T1790">2</text:span><text:span text:style-name="T1791"><text:s text:c="4"/></text:span><text:span text:style-name="T1792">changed</text:span><text:span text:style-name="T1793">=</text:span><text:span text:style-name="T1794">1</text:span><text:span text:style-name="T1795"><text:s text:c="4"/></text:span><text:span text:style-name="T1796">unreachable</text:span><text:span text:style-name="T1797">=</text:span><text:span text:style-name="T1798">0</text:span><text:span text:style-name="T1799"><text:s text:c="4"/></text:span><text:span text:style-name="T1800">failed</text:span><text:span text:style-name="T1801">=</text:span><text:span text:style-name="T1802">0</text:span></text:p>
      <text:p text:style-name="P1803"/>
      <text:p text:style-name="P1804">ERROR:</text:p>
      <text:p text:style-name="P1805"><text:span text:style-name="T1806">Lógicamente la ejecución del role en la instancia CentOS ha fallado. Vamos a modificar un poco el role para asegurarnos de que se funciona correctamente tanto en Debian como en CentOS. Editamos el archivo </text:span><text:span text:style-name="T1807">tasks/main.yml</text:span><text:span text:style-name="T1808"> y añadimos otra tarea específica para CentOS utilizando la cláusula </text:span><text:span text:style-name="T1809">when</text:span><text:span text:style-name="T1810"> para ejecutar un modulo u otro dependiendo de la distribución en la que estemos ejecutando el role:</text:span></text:p>
      <text:p text:style-name="P1811"><text:span text:style-name="T1812">tasks/main.yml </text:span><text:a xlink:href="https://pornohardware.com/files/2018-03-12-implementa-tests-en-tus-roles-de-ansible-con-molecule/tasks-main-when.yml" office:target-frame-name="_top" xlink:show="replace"><text:span text:style-name="T1813">download</text:span></text:a></text:p>
      <text:p text:style-name="P1814">---</text:p>
      <text:p text:style-name="P1815"><text:span text:style-name="T1816"># tasks file for vim-installer</text:span></text:p>
      <text:p text:style-name="P1817">- name: Instalando Vim en Debian</text:p>
      <text:p text:style-name="P1818"><text:s text:c="2"/>apt:</text:p>
      <text:p text:style-name="P1819"><text:s text:c="4"/>name: vim</text:p>
      <text:p text:style-name="P1820"><text:s text:c="4"/>state: present</text:p>
      <text:p text:style-name="P1821"><text:span text:style-name="T1822"><text:s text:c="2"/>when:<text:s/></text:span><text:span text:style-name="T1823">ansible_distribution</text:span><text:span text:style-name="T1824"><text:s/></text:span><text:span text:style-name="T1825">==</text:span><text:span text:style-name="T1826"><text:s/></text:span><text:span text:style-name="T1827">'Debian'</text:span></text:p>
      <text:p text:style-name="P1828"/>
      <text:p text:style-name="P1829">- name: Instalando Vim en CentOS</text:p>
      <text:p text:style-name="P1830"><text:s text:c="2"/>yum:</text:p>
      <text:p text:style-name="P1831"><text:s text:c="4"/>name: vim</text:p>
      <text:soft-page-break/>
      <text:p text:style-name="P1832"><text:s text:c="4"/>state: present</text:p>
      <text:p text:style-name="P1833"><text:span text:style-name="T1834"><text:s text:c="2"/>when:<text:s/></text:span><text:span text:style-name="T1835">ansible_distribution</text:span><text:span text:style-name="T1836"><text:s/></text:span><text:span text:style-name="T1837">==</text:span><text:span text:style-name="T1838"><text:s/></text:span><text:span text:style-name="T1839">'CentOS'</text:span></text:p>
      <text:p text:style-name="P1840"><text:span text:style-name="T1841">Lanzamos de nuevo el test </text:span><text:span text:style-name="T1842">converge</text:span><text:span text:style-name="T1843">:</text:span></text:p>
      <text:p text:style-name="P1844">--&gt; Test matrix</text:p>
      <text:p text:style-name="P1845"/>
      <text:p text:style-name="P1846">└── default</text:p>
      <text:p text:style-name="P1847"><text:s text:c="4"/>├── create</text:p>
      <text:p text:style-name="P1848"><text:s text:c="4"/>├── prepare</text:p>
      <text:p text:style-name="P1849"><text:s text:c="4"/>└── converge</text:p>
      <text:p text:style-name="P1850"/>
      <text:p text:style-name="P1851"><text:span text:style-name="T1852">--&gt; Scenario:<text:s/></text:span><text:span text:style-name="T1853">'default'</text:span></text:p>
      <text:p text:style-name="P1854"><text:span text:style-name="T1855">--&gt; Action:<text:s/></text:span><text:span text:style-name="T1856">'create'</text:span></text:p>
      <text:p text:style-name="P1857">Skipping, instances already created.</text:p>
      <text:p text:style-name="P1858"><text:span text:style-name="T1859">--&gt; Scenario:<text:s/></text:span><text:span text:style-name="T1860">'default'</text:span></text:p>
      <text:p text:style-name="P1861"><text:span text:style-name="T1862">--&gt; Action:<text:s/></text:span><text:span text:style-name="T1863">'prepare'</text:span></text:p>
      <text:p text:style-name="P1864">Skipping, instances already prepared.</text:p>
      <text:p text:style-name="P1865"><text:span text:style-name="T1866">--&gt; Scenario:<text:s/></text:span><text:span text:style-name="T1867">'default'</text:span></text:p>
      <text:p text:style-name="P1868"><text:span text:style-name="T1869">--&gt; Action:<text:s/></text:span><text:span text:style-name="T1870">'converge'</text:span></text:p>
      <text:p text:style-name="P1871"/>
      <text:p text:style-name="P1872"><text:span text:style-name="T1873"><text:s text:c="4"/>PLAY<text:s/></text:span><text:span text:style-name="T1874">[</text:span><text:span text:style-name="T1875">Converge</text:span><text:span text:style-name="T1876">]</text:span><text:span text:style-name="T1877"><text:s/>****************************************************************</text:span></text:p>
      <text:p text:style-name="P1878"/>
      <text:p text:style-name="P1879"><text:span text:style-name="T1880"><text:s text:c="4"/>TASK<text:s/></text:span><text:span text:style-name="T1881">[</text:span><text:span text:style-name="T1882">Gathering Facts</text:span><text:span text:style-name="T1883">]</text:span><text:span text:style-name="T1884"><text:s/>*********************************************************</text:span></text:p>
      <text:p text:style-name="P1885"><text:span text:style-name="T1886"><text:s text:c="4"/>ok:<text:s/></text:span><text:span text:style-name="T1887">[</text:span><text:span text:style-name="T1888">molecule_centos7</text:span><text:span text:style-name="T1889">]</text:span></text:p>
      <text:p text:style-name="P1890"><text:span text:style-name="T1891"><text:s text:c="4"/>ok:<text:s/></text:span><text:span text:style-name="T1892">[</text:span><text:span text:style-name="T1893">molecule_debian8</text:span><text:span text:style-name="T1894">]</text:span></text:p>
      <text:p text:style-name="P1895"/>
      <text:p text:style-name="P1896"><text:span text:style-name="T1897"><text:s text:c="4"/>TASK<text:s/></text:span><text:span text:style-name="T1898">[</text:span><text:span text:style-name="T1899">vim-installer : Instalando Vim en Debian</text:span><text:span text:style-name="T1900">]</text:span><text:span text:style-name="T1901"><text:s/>********************************</text:span></text:p>
      <text:p text:style-name="P1902"><text:span text:style-name="T1903"><text:s text:c="4"/>skipping:<text:s/></text:span><text:span text:style-name="T1904">[</text:span><text:span text:style-name="T1905">molecule_centos7</text:span><text:span text:style-name="T1906">]</text:span></text:p>
      <text:p text:style-name="P1907"><text:span text:style-name="T1908"><text:s text:c="4"/>ok:<text:s/></text:span><text:span text:style-name="T1909">[</text:span><text:span text:style-name="T1910">molecule_debian8</text:span><text:span text:style-name="T1911">]</text:span></text:p>
      <text:p text:style-name="P1912"/>
      <text:p text:style-name="P1913"><text:span text:style-name="T1914"><text:s text:c="4"/>TASK<text:s/></text:span><text:span text:style-name="T1915">[</text:span><text:span text:style-name="T1916">vim-installer : Instalando Vim en CentOS</text:span><text:span text:style-name="T1917">]</text:span><text:span text:style-name="T1918"><text:s/>********************************</text:span></text:p>
      <text:p text:style-name="P1919"><text:span text:style-name="T1920"><text:s text:c="4"/>skipping:<text:s/></text:span><text:span text:style-name="T1921">[</text:span><text:span text:style-name="T1922">molecule_debian8</text:span><text:span text:style-name="T1923">]</text:span></text:p>
      <text:p text:style-name="P1924"><text:span text:style-name="T1925"><text:s text:c="4"/>changed:<text:s/></text:span><text:span text:style-name="T1926">[</text:span><text:span text:style-name="T1927">molecule_centos7</text:span><text:span text:style-name="T1928">]</text:span></text:p>
      <text:p text:style-name="P1929"/>
      <text:p text:style-name="P1930"><text:s text:c="4"/>PLAY RECAP *********************************************************************</text:p>
      <text:p text:style-name="P1931"><text:span text:style-name="T1932"><text:s text:c="4"/>molecule_centos7 <text:s text:c="10"/>:<text:s/></text:span><text:span text:style-name="T1933">ok</text:span><text:span text:style-name="T1934">=</text:span><text:span text:style-name="T1935">2</text:span><text:span text:style-name="T1936"><text:s text:c="4"/></text:span><text:span text:style-name="T1937">changed</text:span><text:span text:style-name="T1938">=</text:span><text:span text:style-name="T1939">1</text:span><text:span text:style-name="T1940"><text:s text:c="4"/></text:span><text:span text:style-name="T1941">unreachable</text:span><text:span text:style-name="T1942">=</text:span><text:span text:style-name="T1943">0</text:span><text:span text:style-name="T1944"><text:s text:c="4"/></text:span><text:span text:style-name="T1945">failed</text:span><text:span text:style-name="T1946">=</text:span><text:span text:style-name="T1947">0</text:span></text:p>
      <text:p text:style-name="P1948"><text:span text:style-name="T1949"><text:s text:c="4"/>molecule_debian8 <text:s text:c="10"/>:<text:s/></text:span><text:span text:style-name="T1950">ok</text:span><text:span text:style-name="T1951">=</text:span><text:span text:style-name="T1952">2</text:span><text:span text:style-name="T1953"><text:s text:c="4"/></text:span><text:span text:style-name="T1954">changed</text:span><text:span text:style-name="T1955">=</text:span><text:span text:style-name="T1956">0</text:span><text:span text:style-name="T1957"><text:s text:c="4"/></text:span><text:span text:style-name="T1958">unreachable</text:span><text:span text:style-name="T1959">=</text:span><text:span text:style-name="T1960">0</text:span><text:span text:style-name="T1961"><text:s text:c="4"/></text:span><text:span text:style-name="T1962">failed</text:span><text:span text:style-name="T1963">=</text:span><text:span text:style-name="T1964">0</text:span></text:p>
      <text:p text:style-name="P1965"><text:span text:style-name="T1966">Como verás, aparte de que las acciones </text:span><text:span text:style-name="T1967">create</text:span><text:span text:style-name="T1968"> y </text:span><text:span text:style-name="T1969">prepare</text:span><text:span text:style-name="T1970"> no se han ejecutado porque no ha habido cambios en ellas desde la última ejecución (para acelerar el proceso) el role ha funcionado tanto en la instancia Debian como en la CentOS.</text:span></text:p>
      <text:p text:style-name="P1971">Ya tenemos otro de los tests de Molecule funcionando! Vamos con el siguiente:</text:p>
      <text:h text:style-name="P1972" text:outline-level="3"><text:span text:style-name="T1973">TEST </text:span><text:span text:style-name="T1974">IDEMPOTENCE</text:span><text:bookmark-start text:name="test-idempotence"/><text:bookmark-end text:name="test-idempotence"/></text:h>
      <text:p text:style-name="P1975">Uno de los requisitos fundamentales de todo role de Ansible es que cumpla el principio de idempotencia. Como ya expliqué antes, esto significa que da igual el número de veces que ejecutemos el role: siempre tiene que dar el mismo resultado.</text:p>
      <text:p text:style-name="P1976"><text:span text:style-name="T1977">Esto se hace para evitar que haya tareas que solo funcionan la primera vez que se ejecutan o por el contrario que únicamente funcionan </text:span><text:span text:style-name="T1978">a la segunda</text:span><text:span text:style-name="T1979">. En Ansible podemos ejecutar el<text:s/></text:span><text:soft-page-break/><text:span text:style-name="T1980">mismo role 100 veces contra el mismo servidor, y este debería funcionar correctamente sin provocar ningún error las 100 veces.</text:span></text:p>
      <text:p text:style-name="P1981"><text:span text:style-name="T1982">Para comprobar esto, Molecule ejecuta el mismo role varias veces en las instancias que hayamos configurado en el test anterior (el test </text:span><text:span text:style-name="T1983">converge</text:span><text:span text:style-name="T1984">) y si en alguna de estas veces el role falla, el test nos lo hará saber.</text:span></text:p>
      <text:p text:style-name="P1985">Vamos a ver qué sucede al ejecutar este test con nuestro role actual:</text:p>
      <text:p text:style-name="P1986"><text:span text:style-name="T1987">(</text:span><text:span text:style-name="T1988">venv</text:span><text:span text:style-name="T1989">)</text:span><text:span text:style-name="T1990"><text:s/>$ molecule idempotence</text:span></text:p>
      <text:p text:style-name="P1991">Si el resultado es este:</text:p>
      <text:p text:style-name="P1992">--&gt; Test matrix</text:p>
      <text:p text:style-name="P1993"/>
      <text:p text:style-name="P1994">└── default</text:p>
      <text:p text:style-name="P1995"><text:s text:c="4"/>└── idempotence</text:p>
      <text:p text:style-name="P1996"/>
      <text:p text:style-name="P1997"><text:span text:style-name="T1998">--&gt; Scenario:<text:s/></text:span><text:span text:style-name="T1999">'default'</text:span></text:p>
      <text:p text:style-name="P2000"><text:span text:style-name="T2001">--&gt; Action:<text:s/></text:span><text:span text:style-name="T2002">'idempotence'</text:span></text:p>
      <text:p text:style-name="P2003">ERROR: Instances not converged. <text:s/>Please converge instances first.</text:p>
      <text:p text:style-name="P2004"><text:span text:style-name="T2005">Significa que las instancias no están en ejecución y preparadas para este test, por lo que las levantamos con el comando </text:span><text:span text:style-name="T2006">molecule converge</text:span><text:span text:style-name="T2007"> y ejecutamos el test de nuevo. El resultado debería ser parecido a esto:</text:span></text:p>
      <text:p text:style-name="P2008">--&gt; Test matrix</text:p>
      <text:p text:style-name="P2009"/>
      <text:p text:style-name="P2010">└── default</text:p>
      <text:p text:style-name="P2011"><text:s text:c="4"/>└── idempotence</text:p>
      <text:p text:style-name="P2012"/>
      <text:p text:style-name="P2013"><text:span text:style-name="T2014">--&gt; Scenario:<text:s/></text:span><text:span text:style-name="T2015">'default'</text:span></text:p>
      <text:p text:style-name="P2016"><text:span text:style-name="T2017">--&gt; Action:<text:s/></text:span><text:span text:style-name="T2018">'idempotence'</text:span></text:p>
      <text:p text:style-name="P2019">Idempotence completed successfully.</text:p>
      <text:p text:style-name="P2020">El test ha funcionado, por lo que nuestro role cumple con el principio de idempotencia.</text:p>
      <text:p text:style-name="P2021">Vamos con el siguiente test:</text:p>
      <text:h text:style-name="P2022" text:outline-level="3"><text:span text:style-name="T2023">TEST </text:span><text:span text:style-name="T2024">SIDE-EFFECT</text:span><text:bookmark-start text:name="test-side-effect"/><text:bookmark-end text:name="test-side-effect"/></text:h>
      <text:p text:style-name="P2025"><text:span text:style-name="T2026">Este test se utiliza para ver si la ejecución de un role ha tenido </text:span><text:span text:style-name="T2027">efectos colaterales</text:span><text:span text:style-name="T2028"> que pudieran provocar errores, a pesar de que la ejecución del propio role haya sido correcta.</text:span></text:p>
      <text:p text:style-name="P2029"><text:span text:style-name="T2030">No se suele utilizar, por lo que incluso viene desactivado por defecto. Para habilitar este test hay que editar el archivo de configuración de Molecule y añadir la acción </text:span><text:span text:style-name="T2031">side_effect</text:span><text:span text:style-name="T2032"> al bloque </text:span><text:span text:style-name="T2033">test_sequence</text:span><text:span text:style-name="T2034"> dentro de </text:span><text:span text:style-name="T2035">scenario</text:span><text:span text:style-name="T2036">, o bien lanzar manualmente el test con el comando:</text:span></text:p>
      <text:p text:style-name="P2037"><text:span text:style-name="T2038">(</text:span><text:span text:style-name="T2039">venv</text:span><text:span text:style-name="T2040">)</text:span><text:span text:style-name="T2041"><text:s/>$ molecule side-effect</text:span></text:p>
      <text:p text:style-name="P2042"><text:span text:style-name="T2043">Pero antes tendríais que definir un </text:span><text:span text:style-name="T2044">playbook</text:span><text:span text:style-name="T2045"> que se encargue de comprobar dichos </text:span><text:span text:style-name="T2046">efectos colaterales</text:span><text:span text:style-name="T2047">. Como ya os comenté, yo no he usado este test nunca por lo que poco puedo deciros mucho más sobre él.</text:span></text:p>
      <text:h text:style-name="P2048" text:outline-level="3"><text:span text:style-name="T2049">TEST </text:span><text:span text:style-name="T2050">VERIFY</text:span><text:bookmark-start text:name="test-verify"/><text:bookmark-end text:name="test-verify"/></text:h>
      <text:p text:style-name="P2051">Este test es uno de los más importantes, ya que es el que realmente se encarga de comprobar si lo que se supone que hace nuestro role se ha hecho realmente.</text:p>
      <text:p text:style-name="P2052">Molecule soporta 2 formas de ejecutar estas comprobaciones:</text:p>
      <text:list text:style-name="LFO19" text:continue-numbering="true">
        <text:list-item>
          <text:p text:style-name="P2053"><text:a xlink:href="https://testinfra.readthedocs.io/" office:target-frame-name="_top" xlink:show="replace"><text:span text:style-name="T2054">Testinfra</text:span></text:a><text:span text:style-name="T2055">: Esta herramienta es a su vez un plugin del framework </text:span><text:a xlink:href="https://docs.pytest.org/en/latest/" office:target-frame-name="_top" xlink:show="replace"><text:span text:style-name="T2056">Pytest</text:span></text:a><text:span text:style-name="T2057">, y permite ejecutar </text:span><text:a xlink:href="https://es.wikipedia.org/wiki/Script" office:target-frame-name="_top" xlink:show="replace"><text:span text:style-name="T2058">scripts</text:span></text:a><text:span text:style-name="T2059"> escritos en </text:span><text:a xlink:href="https://www.python.org/" office:target-frame-name="_top" xlink:show="replace"><text:span text:style-name="T2060">Python</text:span></text:a><text:span text:style-name="T2061"> para realizar las comprobaciones.</text:span></text:p>
        </text:list-item>
        <text:list-item>
          <text:p text:style-name="P2062"><text:a xlink:href="https://goss.rocks/" office:target-frame-name="_top" xlink:show="replace"><text:span text:style-name="T2063">Goss</text:span></text:a><text:span text:style-name="T2064">: Es otra herramienta similar para definir comprobaciones pero que a diferencia de Testinfra utiliza archivos YAML en lugar de scripts en Python.</text:span></text:p>
        </text:list-item>
      </text:list>
      <text:soft-page-break/>
      <text:p text:style-name="P2065"><text:span text:style-name="T2066">Por defecto, Molecule utiliza </text:span><text:span text:style-name="T2067">Testinfra</text:span><text:span text:style-name="T2068"> para ejecutar los tests </text:span><text:span text:style-name="T2069">verify</text:span><text:span text:style-name="T2070">, pero ambos son perfectamente válidos. Personalmente utilizo </text:span><text:span text:style-name="T2071">Testinfra</text:span><text:span text:style-name="T2072">.</text:span></text:p>
      <text:p text:style-name="P2073"><text:span text:style-name="T2074">Editamos el archivo de configuración de Molecule (</text:span><text:span text:style-name="T2075">molecule/default/molecule.yml</text:span><text:span text:style-name="T2076">) e indicamos en el bloque </text:span><text:span text:style-name="T2077">verifier</text:span><text:span text:style-name="T2078"> cual de los 2 queremos utilizar. En nuestro caso:</text:span></text:p>
      <text:p text:style-name="P2079"><text:span text:style-name="T2080">verifier</text:span><text:span text:style-name="T2081">:</text:span></text:p>
      <text:p text:style-name="P2082"><text:span text:style-name="T2083"><text:s text:c="3"/></text:span><text:span text:style-name="T2084">name</text:span><text:span text:style-name="T2085">:</text:span><text:span text:style-name="T2086"><text:s/></text:span><text:span text:style-name="T2087">testinfra</text:span></text:p>
      <text:p text:style-name="P2088"><text:span text:style-name="T2089"><text:s text:c="3"/></text:span><text:span text:style-name="T2090">enabled</text:span><text:span text:style-name="T2091">:</text:span><text:span text:style-name="T2092"><text:s/></text:span><text:span text:style-name="T2093">True</text:span></text:p>
      <text:p text:style-name="P2094"><text:span text:style-name="T2095"><text:s text:c="3"/></text:span><text:span text:style-name="T2096">directory</text:span><text:span text:style-name="T2097">:</text:span><text:span text:style-name="T2098"><text:s/></text:span><text:span text:style-name="T2099">tests/</text:span></text:p>
      <text:p text:style-name="P2100"><text:span text:style-name="T2101"><text:s text:c="3"/></text:span><text:span text:style-name="T2102">lint</text:span><text:span text:style-name="T2103">:</text:span></text:p>
      <text:p text:style-name="P2104"><text:span text:style-name="T2105"><text:s text:c="5"/></text:span><text:span text:style-name="T2106">name</text:span><text:span text:style-name="T2107">:</text:span><text:span text:style-name="T2108"><text:s/></text:span><text:span text:style-name="T2109">flake8</text:span></text:p>
      <text:p text:style-name="P2110"><text:span text:style-name="T2111">Como ves, aquí también podemos indicar el directorio donde estarán los scripts con las comprobaciones que queramos hacer (relativo a </text:span><text:span text:style-name="T2112">molecules/default/</text:span><text:span text:style-name="T2113">), si queremos deshabilitar el test o incluso un </text:span><text:span text:style-name="T2114">linter</text:span><text:span text:style-name="T2115"> (no tiene nada que ver con el que usábamos antes en el test </text:span><text:span text:style-name="T2116">lint</text:span><text:span text:style-name="T2117">) para analizar el código de estos scripts (se usa </text:span><text:a xlink:href="http://flake8.pycqa.org/en/latest/" office:target-frame-name="_top" xlink:show="replace"><text:span text:style-name="T2118">flake8</text:span></text:a><text:span text:style-name="T2119"> porque como ya dije, los scripts de Testinfra se escriben en Python).</text:span></text:p>
      <text:p text:style-name="P2120"><text:span text:style-name="T2121">Todos los tests que vayamos a ejecutar deben estar en archivos cuyo nombre </text:span><text:span text:style-name="T2122">comience por </text:span><text:span text:style-name="T2123">test_</text:span><text:span text:style-name="T2124">, sino no se ejecutarán (puede parecer una tontería, pero lo recalco para evitar que os volváis locos por este motivo, como me pasó a mi xDD).</text:span></text:p>
      <text:p text:style-name="P2125"><text:span text:style-name="T2126">Vamos a echarle un vistazo al test que Molecule trae por defecto (</text:span><text:span text:style-name="T2127">molecule/default/tests/test_default.py</text:span><text:span text:style-name="T2128">):</text:span></text:p>
      <text:p text:style-name="P2129"><text:span text:style-name="T2130">molecule/default/tests/test_default.py </text:span><text:a xlink:href="https://pornohardware.com/files/2018-03-12-implementa-tests-en-tus-roles-de-ansible-con-molecule/test_default.py" office:target-frame-name="_top" xlink:show="replace"><text:span text:style-name="T2131">download</text:span></text:a></text:p>
      <text:p text:style-name="P2132"><text:span text:style-name="T2133">import</text:span><text:span text:style-name="T2134"><text:s/></text:span><text:span text:style-name="T2135">os</text:span></text:p>
      <text:p text:style-name="P2136"/>
      <text:p text:style-name="P2137"><text:span text:style-name="T2138">import</text:span><text:span text:style-name="T2139"><text:s/></text:span><text:span text:style-name="T2140">testinfra.utils.ansible_runner</text:span></text:p>
      <text:p text:style-name="P2141"/>
      <text:p text:style-name="P2142"><text:span text:style-name="T2143">testinfra_hosts</text:span><text:span text:style-name="T2144"><text:s/></text:span><text:span text:style-name="T2145">=</text:span><text:span text:style-name="T2146"><text:s/></text:span><text:span text:style-name="T2147">testinfra</text:span><text:span text:style-name="T2148">.</text:span><text:span text:style-name="T2149">utils</text:span><text:span text:style-name="T2150">.</text:span><text:span text:style-name="T2151">ansible_runner</text:span><text:span text:style-name="T2152">.</text:span><text:span text:style-name="T2153">AnsibleRunner</text:span><text:span text:style-name="T2154">(</text:span></text:p>
      <text:p text:style-name="P2155"><text:span text:style-name="T2156"><text:s text:c="4"/></text:span><text:span text:style-name="T2157">os</text:span><text:span text:style-name="T2158">.</text:span><text:span text:style-name="T2159">environ</text:span><text:span text:style-name="T2160">[</text:span><text:span text:style-name="T2161">'MOLECULE_INVENTORY_FILE'</text:span><text:span text:style-name="T2162">])</text:span><text:span text:style-name="T2163">.</text:span><text:span text:style-name="T2164">get_hosts</text:span><text:span text:style-name="T2165">(</text:span><text:span text:style-name="T2166">'all'</text:span><text:span text:style-name="T2167">)</text:span></text:p>
      <text:p text:style-name="P2168"/>
      <text:p text:style-name="P2169"/>
      <text:p text:style-name="P2170"><text:span text:style-name="T2171">def</text:span><text:span text:style-name="T2172"><text:s/></text:span><text:span text:style-name="T2173">test_hosts_file</text:span><text:span text:style-name="T2174">(</text:span><text:span text:style-name="T2175">host</text:span><text:span text:style-name="T2176">):</text:span></text:p>
      <text:p text:style-name="P2177"><text:span text:style-name="T2178"><text:s text:c="4"/></text:span><text:span text:style-name="T2179">f</text:span><text:span text:style-name="T2180"><text:s/></text:span><text:span text:style-name="T2181">=</text:span><text:span text:style-name="T2182"><text:s/></text:span><text:span text:style-name="T2183">host</text:span><text:span text:style-name="T2184">.</text:span><text:span text:style-name="T2185">file</text:span><text:span text:style-name="T2186">(</text:span><text:span text:style-name="T2187">'/etc/hosts'</text:span><text:span text:style-name="T2188">)</text:span></text:p>
      <text:p text:style-name="P2189"/>
      <text:p text:style-name="P2190"><text:span text:style-name="T2191"><text:s text:c="4"/></text:span><text:span text:style-name="T2192">assert</text:span><text:span text:style-name="T2193"><text:s/></text:span><text:span text:style-name="T2194">f</text:span><text:span text:style-name="T2195">.</text:span><text:span text:style-name="T2196">exists</text:span></text:p>
      <text:p text:style-name="P2197"><text:span text:style-name="T2198"><text:s text:c="4"/></text:span><text:span text:style-name="T2199">assert</text:span><text:span text:style-name="T2200"><text:s/></text:span><text:span text:style-name="T2201">f</text:span><text:span text:style-name="T2202">.</text:span><text:span text:style-name="T2203">user</text:span><text:span text:style-name="T2204"><text:s/></text:span><text:span text:style-name="T2205">==</text:span><text:span text:style-name="T2206"><text:s/></text:span><text:span text:style-name="T2207">'root'</text:span></text:p>
      <text:p text:style-name="P2208"><text:span text:style-name="T2209"><text:s text:c="4"/></text:span><text:span text:style-name="T2210">assert</text:span><text:span text:style-name="T2211"><text:s/></text:span><text:span text:style-name="T2212">f</text:span><text:span text:style-name="T2213">.</text:span><text:span text:style-name="T2214">group</text:span><text:span text:style-name="T2215"><text:s/></text:span><text:span text:style-name="T2216">==</text:span><text:span text:style-name="T2217"><text:s/></text:span><text:span text:style-name="T2218">'root'</text:span></text:p>
      <text:p text:style-name="P2219">Aunque no seas un experto en Python seguro que puedes deducir sin problemas lo que hace este sencillo código:</text:p>
      <text:list text:style-name="LFO20" text:continue-numbering="true">
        <text:list-item>
          <text:p text:style-name="P2220"><text:span text:style-name="T2221">Comprueba que exista el archivo </text:span><text:span text:style-name="T2222">/etc/hosts</text:span><text:span text:style-name="T2223">.</text:span></text:p>
        </text:list-item>
        <text:list-item>
          <text:p text:style-name="P2224"><text:span text:style-name="T2225">Comprueba que pertenezca al usuario </text:span><text:span text:style-name="T2226">root</text:span><text:span text:style-name="T2227">.</text:span></text:p>
        </text:list-item>
        <text:list-item>
          <text:p text:style-name="P2228"><text:span text:style-name="T2229">Comprueba que pertenezca también al grupo </text:span><text:span text:style-name="T2230">root</text:span><text:span text:style-name="T2231">.</text:span></text:p>
        </text:list-item>
      </text:list>
      <text:p text:style-name="P2232"><text:span text:style-name="T2233">Las 3 </text:span><text:span text:style-name="T2234">aserciones</text:span><text:span text:style-name="T2235"> son ciertas en cualquier distribución Linux, por lo que si lanzamos este test debería ejecutarse correctamente:</text:span></text:p>
      <text:p text:style-name="P2236"><text:span text:style-name="T2237">(</text:span><text:span text:style-name="T2238">venv</text:span><text:span text:style-name="T2239">)</text:span><text:span text:style-name="T2240"><text:s/>$ molecule verify</text:span></text:p>
      <text:p text:style-name="P2241">Y el resultado:</text:p>
      <text:p text:style-name="P2242">--&gt; Test matrix</text:p>
      <text:p text:style-name="P2243"/>
      <text:p text:style-name="P2244">└── default</text:p>
      <text:soft-page-break/>
      <text:p text:style-name="P2245"><text:s text:c="4"/>└── verify</text:p>
      <text:p text:style-name="P2246"/>
      <text:p text:style-name="P2247"><text:span text:style-name="T2248">--&gt; Scenario:<text:s/></text:span><text:span text:style-name="T2249">'default'</text:span></text:p>
      <text:p text:style-name="P2250"><text:span text:style-name="T2251">--&gt; Action:<text:s/></text:span><text:span text:style-name="T2252">'verify'</text:span></text:p>
      <text:p text:style-name="P2253">--&gt; Executing Testinfra tests found in /tmp/vim-installer/molecule/default/tests/...</text:p>
      <text:p text:style-name="P2254"><text:span text:style-name="T2255"><text:s text:c="4"/></text:span><text:span text:style-name="T2256">=============================</text:span><text:span text:style-name="T2257"><text:s/></text:span><text:span text:style-name="T2258">test</text:span><text:span text:style-name="T2259"><text:s/>session<text:s/></text:span><text:span text:style-name="T2260">starts</text:span><text:span text:style-name="T2261"><text:s/></text:span><text:span text:style-name="T2262">==============================</text:span></text:p>
      <text:p text:style-name="P2263"><text:span text:style-name="T2264"><text:s text:c="4"/>platform linux2 -- Python<text:s/></text:span><text:span text:style-name="T2265">2</text:span><text:span text:style-name="T2266">.7.14+, pytest-3.4.2, py-1.5.2, pluggy-0.6.0</text:span></text:p>
      <text:p text:style-name="P2267"><text:s text:c="4"/>rootdir: /tmp/vim-installer/molecule/default, inifile:</text:p>
      <text:p text:style-name="P2268"><text:s text:c="4"/>plugins: testinfra-1.11.1</text:p>
      <text:p text:style-name="P2269"><text:span text:style-name="T2270">collected<text:s/></text:span><text:span text:style-name="T2271">2</text:span><text:span text:style-name="T2272"><text:s/>items</text:span></text:p>
      <text:p text:style-name="P2273"/>
      <text:p text:style-name="P2274"><text:span text:style-name="T2275"><text:s text:c="4"/>tests/test_default.py .. <text:s text:c="48"/></text:span><text:span text:style-name="T2276">[</text:span><text:span text:style-name="T2277">100</text:span><text:span text:style-name="T2278">%</text:span><text:span text:style-name="T2279">]</text:span></text:p>
      <text:p text:style-name="P2280"/>
      <text:p text:style-name="P2281"><text:span text:style-name="T2282"><text:s text:c="4"/></text:span><text:span text:style-name="T2283">==========================</text:span><text:span text:style-name="T2284"><text:s/></text:span><text:span text:style-name="T2285">2</text:span><text:span text:style-name="T2286"><text:s/>passed in<text:s/></text:span><text:span text:style-name="T2287">10</text:span><text:span text:style-name="T2288">.71<text:s/></text:span><text:span text:style-name="T2289">seconds</text:span><text:span text:style-name="T2290"><text:s/></text:span><text:span text:style-name="T2291">===========================</text:span></text:p>
      <text:p text:style-name="P2292">Verifier completed successfully.</text:p>
      <text:p text:style-name="P2293">Vale, el test se ejecuta correctamente... pero lo que se está comprobando en él no tiene nada que ver con nuestro role, por lo que vamos a modificarlo un poco para que compruebe algo que de verdad nos asegure que nuestro role funciona.</text:p>
      <text:p text:style-name="P2294"><text:span text:style-name="T2295">Como nuestro role únicamente instala Vim, vamos a modificar el test para comprobar que el paquete Vim esté instalado. Aprovechando la potencia que nos da el framework de Testinfra, modificamos el test para que compruebe si el paquete </text:span><text:span text:style-name="T2296">vim</text:span><text:span text:style-name="T2297"> está instalado (y aprovechamos para quitar los </text:span><text:span text:style-name="T2298">import</text:span><text:span text:style-name="T2299"> y demás cosas que no usamos):</text:span></text:p>
      <text:p text:style-name="P2300"><text:span text:style-name="T2301">molecule/default/tests/test_default.py </text:span><text:a xlink:href="https://pornohardware.com/files/2018-03-12-implementa-tests-en-tus-roles-de-ansible-con-molecule/test_default_vim.py" office:target-frame-name="_top" xlink:show="replace"><text:span text:style-name="T2302">download</text:span></text:a></text:p>
      <text:p text:style-name="P2303"><text:span text:style-name="T2304">def</text:span><text:span text:style-name="T2305"><text:s/></text:span><text:span text:style-name="T2306">test_vim_is_installed</text:span><text:span text:style-name="T2307">(</text:span><text:span text:style-name="T2308">host</text:span><text:span text:style-name="T2309">):</text:span></text:p>
      <text:p text:style-name="P2310"><text:span text:style-name="T2311"><text:s text:c="4"/></text:span><text:span text:style-name="T2312">vim</text:span><text:span text:style-name="T2313"><text:s/></text:span><text:span text:style-name="T2314">=</text:span><text:span text:style-name="T2315"><text:s/></text:span><text:span text:style-name="T2316">host</text:span><text:span text:style-name="T2317">.</text:span><text:span text:style-name="T2318">package</text:span><text:span text:style-name="T2319">(</text:span><text:span text:style-name="T2320">"vim"</text:span><text:span text:style-name="T2321">)</text:span></text:p>
      <text:p text:style-name="P2322"/>
      <text:p text:style-name="P2323"><text:span text:style-name="T2324"><text:s text:c="4"/></text:span><text:span text:style-name="T2325">assert</text:span><text:span text:style-name="T2326"><text:s/></text:span><text:span text:style-name="T2327">vim</text:span><text:span text:style-name="T2328">.</text:span><text:span text:style-name="T2329">is_installed</text:span></text:p>
      <text:p text:style-name="P2330">Lanzamos de nuevo el test y comprobamos el resultado:</text:p>
      <text:p text:style-name="P2331">--&gt; Test matrix</text:p>
      <text:p text:style-name="P2332"/>
      <text:p text:style-name="P2333">└── default</text:p>
      <text:p text:style-name="P2334"><text:s text:c="4"/>└── verify</text:p>
      <text:p text:style-name="P2335"/>
      <text:p text:style-name="P2336"><text:span text:style-name="T2337">--&gt; Scenario:<text:s/></text:span><text:span text:style-name="T2338">'default'</text:span></text:p>
      <text:p text:style-name="P2339"><text:span text:style-name="T2340">--&gt; Action:<text:s/></text:span><text:span text:style-name="T2341">'verify'</text:span></text:p>
      <text:p text:style-name="P2342">--&gt; Executing Testinfra tests found in /tmp/vim-installer/molecule/default/tests/...</text:p>
      <text:p text:style-name="P2343"><text:span text:style-name="T2344"><text:s text:c="4"/></text:span><text:span text:style-name="T2345">=============================</text:span><text:span text:style-name="T2346"><text:s/></text:span><text:span text:style-name="T2347">test</text:span><text:span text:style-name="T2348"><text:s/>session<text:s/></text:span><text:span text:style-name="T2349">starts</text:span><text:span text:style-name="T2350"><text:s/></text:span><text:span text:style-name="T2351">==============================</text:span></text:p>
      <text:p text:style-name="P2352"><text:span text:style-name="T2353"><text:s text:c="4"/>platform linux2 -- Python<text:s/></text:span><text:span text:style-name="T2354">2</text:span><text:span text:style-name="T2355">.7.14+, pytest-3.4.2, py-1.5.2, pluggy-0.6.0</text:span></text:p>
      <text:p text:style-name="P2356"><text:s text:c="4"/>rootdir: /tmp/vim-installer/molecule/default, inifile:</text:p>
      <text:p text:style-name="P2357"><text:s text:c="4"/>plugins: testinfra-1.11.1</text:p>
      <text:p text:style-name="P2358"><text:span text:style-name="T2359">collected<text:s/></text:span><text:span text:style-name="T2360">2</text:span><text:span text:style-name="T2361"><text:s/>items</text:span></text:p>
      <text:p text:style-name="P2362"/>
      <text:p text:style-name="P2363"><text:span text:style-name="T2364"><text:s text:c="4"/>tests/test_default.py F. <text:s text:c="48"/></text:span><text:span text:style-name="T2365">[</text:span><text:span text:style-name="T2366">100</text:span><text:span text:style-name="T2367">%</text:span><text:span text:style-name="T2368">]</text:span></text:p>
      <text:p text:style-name="P2369"/>
      <text:p text:style-name="P2370"><text:span text:style-name="T2371"><text:s text:c="4"/></text:span><text:span text:style-name="T2372">===================================</text:span><text:span text:style-name="T2373"><text:s/></text:span><text:span text:style-name="T2374">FAILURES</text:span><text:span text:style-name="T2375"><text:s/></text:span><text:span text:style-name="T2376">===================================</text:span></text:p>
      <text:soft-page-break/>
      <text:p text:style-name="P2377"><text:span text:style-name="T2378"><text:s text:c="4"/>______________ test_vim_is_installed</text:span><text:span text:style-name="T2379">[</text:span><text:span text:style-name="T2380">ansible://molecule_centos7</text:span><text:span text:style-name="T2381">]</text:span><text:span text:style-name="T2382"><text:s/>_______________</text:span></text:p>
      <text:p text:style-name="P2383"/>
      <text:p text:style-name="P2384"><text:span text:style-name="T2385"><text:s text:c="4"/></text:span><text:span text:style-name="T2386">host</text:span><text:span text:style-name="T2387"><text:s/></text:span><text:span text:style-name="T2388">=</text:span><text:span text:style-name="T2389"><text:s/>&lt;testinfra.host.Host object at 0x7f6c912ed1d0&gt;</text:span></text:p>
      <text:p text:style-name="P2390"/>
      <text:p text:style-name="P2391"><text:span text:style-name="T2392"><text:s text:c="8"/>def test_vim_is_installed</text:span><text:span text:style-name="T2393">(</text:span><text:span text:style-name="T2394">host</text:span><text:span text:style-name="T2395">)</text:span><text:span text:style-name="T2396">:</text:span></text:p>
      <text:p text:style-name="P2397"><text:span text:style-name="T2398"><text:s text:c="12"/></text:span><text:span text:style-name="T2399">vim</text:span><text:span text:style-name="T2400"><text:s/></text:span><text:span text:style-name="T2401">=</text:span><text:span text:style-name="T2402"><text:s/>host.package</text:span><text:span text:style-name="T2403">(</text:span><text:span text:style-name="T2404">"vim"</text:span><text:span text:style-name="T2405">)</text:span></text:p>
      <text:p text:style-name="P2406"/>
      <text:p text:style-name="P2407"><text:s text:c="4"/>&gt; <text:s text:c="6"/>assert vim.is_installed</text:p>
      <text:p text:style-name="P2408"><text:s text:c="4"/>E <text:s text:c="6"/>assert False</text:p>
      <text:p text:style-name="P2409"><text:span text:style-name="T2410"><text:s text:c="4"/>E <text:s text:c="7"/>+ <text:s/>where<text:s/></text:span><text:span text:style-name="T2411">False</text:span><text:span text:style-name="T2412"><text:s/></text:span><text:span text:style-name="T2413">=</text:span><text:span text:style-name="T2414"><text:s/>&lt;package vim&gt;.is_installed</text:span></text:p>
      <text:p text:style-name="P2415"/>
      <text:p text:style-name="P2416"><text:span text:style-name="T2417"><text:s text:c="4"/>tests/test_default.py:12:<text:s/></text:span><text:span text:style-name="T2418">AssertionError</text:span></text:p>
      <text:p text:style-name="P2419"><text:span text:style-name="T2420"><text:s text:c="4"/></text:span><text:span text:style-name="T2421">======================</text:span><text:span text:style-name="T2422"><text:s/></text:span><text:span text:style-name="T2423">1</text:span><text:span text:style-name="T2424"><text:s/>failed,<text:s/></text:span><text:span text:style-name="T2425">1</text:span><text:span text:style-name="T2426"><text:s/>passed in<text:s/></text:span><text:span text:style-name="T2427">9</text:span><text:span text:style-name="T2428">.15<text:s/></text:span><text:span text:style-name="T2429">seconds</text:span><text:span text:style-name="T2430"><text:s/></text:span><text:span text:style-name="T2431">======================</text:span></text:p>
      <text:p text:style-name="P2432"><text:span text:style-name="T2433">El test falla! ¿Qué es lo que está pasando? El role ha fallado y no se ha instalado Vim? No, no es eso... el role funciona perfectamente, el problema es que en Debian cuando instalas el editor Vim se instalan los paquetes </text:span><text:span text:style-name="T2434">vim</text:span><text:span text:style-name="T2435"> y </text:span><text:span text:style-name="T2436">vim-common</text:span><text:span text:style-name="T2437">, pero CentOS únicamente se instala </text:span><text:span text:style-name="T2438">vim-common</text:span><text:span text:style-name="T2439">, por lo que el test falla al buscar el paquete </text:span><text:span text:style-name="T2440">vim</text:span><text:span text:style-name="T2441"> en esta distribución.</text:span></text:p>
      <text:p text:style-name="P2442"><text:span text:style-name="T2443">Editamos de nuevo el test y cambiamos el nombre del paquete de </text:span><text:span text:style-name="T2444">vim</text:span><text:span text:style-name="T2445"> a </text:span><text:span text:style-name="T2446">vim-common</text:span><text:span text:style-name="T2447">:</text:span></text:p>
      <text:p text:style-name="P2448"><text:span text:style-name="T2449">molecule/default/tests/test_default.py </text:span><text:a xlink:href="https://pornohardware.com/files/2018-03-12-implementa-tests-en-tus-roles-de-ansible-con-molecule/test_default_vim_common.py" office:target-frame-name="_top" xlink:show="replace"><text:span text:style-name="T2450">download</text:span></text:a></text:p>
      <text:p text:style-name="P2451"><text:span text:style-name="T2452">def</text:span><text:span text:style-name="T2453"><text:s/></text:span><text:span text:style-name="T2454">test_vim_is_installed</text:span><text:span text:style-name="T2455">(</text:span><text:span text:style-name="T2456">host</text:span><text:span text:style-name="T2457">):</text:span></text:p>
      <text:p text:style-name="P2458"><text:span text:style-name="T2459"><text:s text:c="4"/></text:span><text:span text:style-name="T2460">vim</text:span><text:span text:style-name="T2461"><text:s/></text:span><text:span text:style-name="T2462">=</text:span><text:span text:style-name="T2463"><text:s/></text:span><text:span text:style-name="T2464">host</text:span><text:span text:style-name="T2465">.</text:span><text:span text:style-name="T2466">package</text:span><text:span text:style-name="T2467">(</text:span><text:span text:style-name="T2468">"vim-common"</text:span><text:span text:style-name="T2469">)</text:span></text:p>
      <text:p text:style-name="P2470"/>
      <text:p text:style-name="P2471"><text:span text:style-name="T2472"><text:s text:c="4"/></text:span><text:span text:style-name="T2473">assert</text:span><text:span text:style-name="T2474"><text:s/></text:span><text:span text:style-name="T2475">vim</text:span><text:span text:style-name="T2476">.</text:span><text:span text:style-name="T2477">is_installed</text:span></text:p>
      <text:p text:style-name="P2478">Y ahora si, al ejecutar el test vemos que el role ha funcionado perfectamente:</text:p>
      <text:p text:style-name="P2479">--&gt; Test matrix</text:p>
      <text:p text:style-name="P2480"/>
      <text:p text:style-name="P2481">└── default</text:p>
      <text:p text:style-name="P2482"><text:s text:c="4"/>└── verify</text:p>
      <text:p text:style-name="P2483"/>
      <text:p text:style-name="P2484"><text:span text:style-name="T2485">--&gt; Scenario:<text:s/></text:span><text:span text:style-name="T2486">'default'</text:span></text:p>
      <text:p text:style-name="P2487"><text:span text:style-name="T2488">--&gt; Action:<text:s/></text:span><text:span text:style-name="T2489">'verify'</text:span></text:p>
      <text:p text:style-name="P2490">--&gt; Executing Testinfra tests found in /tmp/vim-installer/molecule/default/tests/...</text:p>
      <text:p text:style-name="P2491"><text:span text:style-name="T2492"><text:s text:c="4"/></text:span><text:span text:style-name="T2493">=============================</text:span><text:span text:style-name="T2494"><text:s/></text:span><text:span text:style-name="T2495">test</text:span><text:span text:style-name="T2496"><text:s/>session<text:s/></text:span><text:span text:style-name="T2497">starts</text:span><text:span text:style-name="T2498"><text:s/></text:span><text:span text:style-name="T2499">==============================</text:span></text:p>
      <text:p text:style-name="P2500"><text:span text:style-name="T2501"><text:s text:c="4"/>platform linux2 -- Python<text:s/></text:span><text:span text:style-name="T2502">2</text:span><text:span text:style-name="T2503">.7.14+, pytest-3.4.2, py-1.5.2, pluggy-0.6.0</text:span></text:p>
      <text:p text:style-name="P2504"><text:s text:c="4"/>rootdir: /tmp/vim-installer/molecule/default, inifile:</text:p>
      <text:p text:style-name="P2505"><text:s text:c="4"/>plugins: testinfra-1.11.1</text:p>
      <text:p text:style-name="P2506"><text:span text:style-name="T2507">collected<text:s/></text:span><text:span text:style-name="T2508">2</text:span><text:span text:style-name="T2509"><text:s/>items</text:span></text:p>
      <text:p text:style-name="P2510"/>
      <text:p text:style-name="P2511"><text:span text:style-name="T2512"><text:s text:c="4"/>tests/test_default.py .. <text:s text:c="48"/></text:span><text:span text:style-name="T2513">[</text:span><text:span text:style-name="T2514">100</text:span><text:span text:style-name="T2515">%</text:span><text:span text:style-name="T2516">]</text:span></text:p>
      <text:p text:style-name="P2517"/>
      <text:p text:style-name="P2518"><text:span text:style-name="T2519"><text:s text:c="4"/></text:span><text:span text:style-name="T2520">===========================</text:span><text:span text:style-name="T2521"><text:s/></text:span><text:span text:style-name="T2522">2</text:span><text:span text:style-name="T2523"><text:s/>passed in<text:s/></text:span><text:span text:style-name="T2524">9</text:span><text:span text:style-name="T2525">.98<text:s/></text:span><text:span text:style-name="T2526">seconds</text:span><text:span text:style-name="T2527"><text:s/></text:span><text:span text:style-name="T2528">===========================</text:span></text:p>
      <text:p text:style-name="P2529">Verifier completed successfully.</text:p>
      <text:p text:style-name="P2530">Perfecto! Ya tenemos todos los tests de Molecule configurados.</text:p>
      <text:soft-page-break/>
      <text:p text:style-name="P2531"><text:span text:style-name="T2532">Si recuerdas cuando estuvimos definiendo las secuencias en el archivo de configuración de Molecule seguramente te fijarías en que había una secuencia llamada </text:span><text:span text:style-name="T2533">test</text:span><text:span text:style-name="T2534"> que se encargaba de llamar uno a uno a todos los tests, verdad? Me refiero a este código dentro del bloque </text:span><text:span text:style-name="T2535">scenario</text:span><text:span text:style-name="T2536"> del archivo </text:span><text:span text:style-name="T2537">molecule/default/molecule.yml</text:span><text:span text:style-name="T2538">:</text:span></text:p>
      <text:p text:style-name="P2539"><text:span text:style-name="T2540">test_sequence</text:span><text:span text:style-name="T2541">:</text:span></text:p>
      <text:p text:style-name="P2542"><text:span text:style-name="T2543"><text:s text:c="2"/></text:span><text:span text:style-name="T2544">-</text:span><text:span text:style-name="T2545"><text:s/></text:span><text:span text:style-name="T2546">lint</text:span></text:p>
      <text:p text:style-name="P2547"><text:span text:style-name="T2548"><text:s text:c="2"/></text:span><text:span text:style-name="T2549">-</text:span><text:span text:style-name="T2550"><text:s/></text:span><text:span text:style-name="T2551">destroy</text:span></text:p>
      <text:p text:style-name="P2552"><text:span text:style-name="T2553"><text:s text:c="2"/></text:span><text:span text:style-name="T2554"># - dependency</text:span></text:p>
      <text:p text:style-name="P2555"><text:span text:style-name="T2556"><text:s text:c="2"/></text:span><text:span text:style-name="T2557">-</text:span><text:span text:style-name="T2558"><text:s/></text:span><text:span text:style-name="T2559">syntax</text:span></text:p>
      <text:p text:style-name="P2560"><text:span text:style-name="T2561"><text:s text:c="2"/></text:span><text:span text:style-name="T2562">-</text:span><text:span text:style-name="T2563"><text:s/></text:span><text:span text:style-name="T2564">create</text:span></text:p>
      <text:p text:style-name="P2565"><text:span text:style-name="T2566"><text:s text:c="2"/></text:span><text:span text:style-name="T2567">-</text:span><text:span text:style-name="T2568"><text:s/></text:span><text:span text:style-name="T2569">prepare</text:span></text:p>
      <text:p text:style-name="P2570"><text:span text:style-name="T2571"><text:s text:c="2"/></text:span><text:span text:style-name="T2572">-</text:span><text:span text:style-name="T2573"><text:s/></text:span><text:span text:style-name="T2574">converge</text:span></text:p>
      <text:p text:style-name="P2575"><text:span text:style-name="T2576"><text:s text:c="2"/></text:span><text:span text:style-name="T2577">-</text:span><text:span text:style-name="T2578"><text:s/></text:span><text:span text:style-name="T2579">idempotence</text:span></text:p>
      <text:p text:style-name="P2580"><text:span text:style-name="T2581"><text:s text:c="2"/></text:span><text:span text:style-name="T2582"># - side_effect</text:span></text:p>
      <text:p text:style-name="P2583"><text:span text:style-name="T2584"><text:s text:c="2"/></text:span><text:span text:style-name="T2585"># - verify</text:span></text:p>
      <text:p text:style-name="P2586"><text:span text:style-name="T2587"><text:s text:c="2"/></text:span><text:span text:style-name="T2588">-</text:span><text:span text:style-name="T2589"><text:s/></text:span><text:span text:style-name="T2590">destroy</text:span></text:p>
      <text:p text:style-name="P2591"><text:span text:style-name="T2592">Si ejecutamos ese test se lanzarán una a una todas acciones que hayamos configurado en esa secuencia, por lo que cuando queramos pasar todos los tests del role o estemos configurando el proyecto para utilizar un sistema de Integración Contínua (como el de </text:span><text:a xlink:href="https://docs.gitlab.com/ce/ci/" office:target-frame-name="_top" xlink:show="replace"><text:span text:style-name="T2593">Gitlab-CI</text:span></text:a><text:span text:style-name="T2594"> que ya comenté </text:span><text:a xlink:href="https://pornohardware.com/2017/04/24/integracion-continua-en-pelican-usando-gitlab-ci/" office:target-frame-name="_top" xlink:show="replace"><text:span text:style-name="T2595">en este otro artículo</text:span></text:a><text:span text:style-name="T2596">) no hace falta que los ejecutes uno a uno, puede ejecutarlos todos de forma automática con el comando:</text:span></text:p>
      <text:p text:style-name="P2597"><text:span text:style-name="T2598">(</text:span><text:span text:style-name="T2599">venv</text:span><text:span text:style-name="T2600">)</text:span><text:span text:style-name="T2601"><text:s/>$ molecule<text:s/></text:span><text:span text:style-name="T2602">test</text:span></text:p>
      <text:p text:style-name="P2603">Y ahora si, creo que con esto tienes más que suficiente para implementar este genial framework de tests que es Molecule. Me temo que ya no hay excusa cuando al cambiar algo en un role se te rompa otra cosa accidentalmente.</text:p>
      <text:p text:style-name="P2604">Cubre todas las tareas que hagas con tests y dormirás más tranquilo!</text:p>
      <text:p text:style-name="P2605"><text:span text:style-name="T2606">Ah, se me olvidaba! Si tienes problemas con la configuración de alguno de los tests, puedes añadir el parámetro </text:span><text:span text:style-name="T2607">--debug</text:span><text:span text:style-name="T2608"> a Molecule para que muestre mucha más información de lo que va haciendo en cada una de las acciones:</text:span></text:p>
      <text:p text:style-name="P2609"><text:span text:style-name="T2610">(</text:span><text:span text:style-name="T2611">venv</text:span><text:span text:style-name="T2612">)</text:span><text:span text:style-name="T2613"><text:s/>$ molecule --debug<text:s/></text:span><text:span text:style-name="T2614">test</text:span></text:p>
      <text:p text:style-name="P2615"><text:span text:style-name="T2616">Como siempre, espero que el artículo te haya resultado de utilidad! Y por supuesto no dudes en distribuirlo y compartirlo con todo el mundo, pero por favor: </text:span><text:span text:style-name="T2617">cita siempre la fuente original de éste artículo</text:span><text:span text:style-name="T2618">.</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s" style:display-name="ins" style:family="text"/>
    <style:style style:name="SourceText" style:display-name="Source Text" style:family="text">
      <style:text-properties style:font-name="Liberation Mono" style:font-name-asian="DejaVu Sans Mono" style:font-name-complex="Liberation Mono"/>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Heading1Char" style:display-name="Heading 1 Char" style:family="text" style:parent-style-name="DefaultParagraphFont">
      <style:text-properties fo:font-weight="bold" style:font-weight-asian="bold" style:font-weight-complex="bold" fo:font-size="24pt" style:font-size-asian="24pt" style:font-size-complex="24pt"/>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fo:font-weight="bold" style:font-weight-asian="bold" style:font-weight-complex="bold" fo:font-size="14pt" style:font-size-asian="14pt" style:font-size-complex="14pt"/>
    </style:style>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AR" style:language-complex="ar" style:country-complex="SA" fo:hyphenate="true"/>
    </style:style>
    <style:style style:name="meta-date" style:display-name="meta-dat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AR"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AR" style:language-complex="ar" style:country-complex="SA"/>
    </style:style>
    <style:style style:name="c1" style:display-name="c1" style:family="text" style:parent-style-name="DefaultParagraphFont"/>
    <style:style style:name="nb" style:display-name="nb" style:family="text" style:parent-style-name="DefaultParagraphFont"/>
    <style:style style:name="p" style:display-name="p" style:family="text" style:parent-style-name="DefaultParagraphFont"/>
    <style:style style:name="o" style:display-name="o" style:family="text" style:parent-style-name="DefaultParagraphFont"/>
    <style:style style:name="m" style:display-name="m" style:family="text" style:parent-style-name="DefaultParagraphFont"/>
    <style:style style:name="nt" style:display-name="nt" style:family="text" style:parent-style-name="DefaultParagraphFont"/>
    <style:style style:name="l" style:display-name="l" style:family="text" style:parent-style-name="DefaultParagraphFont"/>
    <style:style style:name="s1" style:display-name="s1" style:family="text" style:parent-style-name="DefaultParagraphFont"/>
    <style:style style:name="s2" style:display-name="s2" style:family="text" style:parent-style-name="DefaultParagraphFont"/>
    <style:style style:name="s" style:display-name="s" style:family="text" style:parent-style-name="DefaultParagraphFont"/>
    <style:style style:name="k" style:display-name="k" style:family="text" style:parent-style-name="DefaultParagraphFont"/>
    <style:style style:name="nv" style:display-name="nv" style:family="text" style:parent-style-name="DefaultParagraphFont"/>
    <style:style style:name="kn" style:display-name="kn" style:family="text" style:parent-style-name="DefaultParagraphFont"/>
    <style:style style:name="nn" style:display-name="nn" style:family="text" style:parent-style-name="DefaultParagraphFont"/>
    <style:style style:name="n" style:display-name="n" style:family="text" style:parent-style-name="DefaultParagraphFont"/>
    <style:style style:name="nf" style:display-name="nf"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etraro, Gabriel Hernan</dc:creator>
    <meta:creation-date>2019-09-28T09:05:00Z</meta:creation-date>
    <dc:date>2019-10-04T14:31:00Z</dc:date>
    <meta:template xlink:href="Normal.dotm" xlink:type="simple"/>
    <meta:editing-cycles>10</meta:editing-cycles>
    <meta:editing-duration>PT960S</meta:editing-duration>
    <meta:document-statistic meta:page-count="21" meta:paragraph-count="99" meta:word-count="7681" meta:character-count="49828" meta:row-count="352" meta:non-whitespace-character-count="42246"/>
  </office:meta>
</office:document-meta>
</file>